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98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9.1mm"/>
    </style:style>
    <style:style style:name="co5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D1]+2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]+1" office:value-type="float" office:value="11" calcext:value-type="float">
            <text:p>11</text:p>
          </table:table-cell>
          <table:table-cell table:formula="of:=[.B2]+1" office:value-type="float" office:value="12" calcext:value-type="float">
            <text:p>12</text:p>
          </table:table-cell>
          <table:table-cell table:formula="of:=[.C2]+1" office:value-type="float" office:value="13" calcext:value-type="float">
            <text:p>13</text:p>
          </table:table-cell>
          <table:table-cell table:formula="of:=[.D2]+1" office:value-type="float" office:value="14" calcext:value-type="float">
            <text:p>14</text:p>
          </table:table-cell>
          <table:table-cell table:formula="of:=[.D2]+2" office:value-type="float" office:value="15" calcext:value-type="float">
            <text:p>15</text:p>
          </table:table-cell>
          <table:table-cell table:formula="of:=[.F2]+1" office:value-type="float" office:value="16" calcext:value-type="float">
            <text:p>16</text:p>
          </table:table-cell>
          <table:table-cell table:formula="of:=[.G2]+1" office:value-type="float" office:value="17" calcext:value-type="float">
            <text:p>17</text:p>
          </table:table-cell>
          <table:table-cell table:formula="of:=[.H2]+1" office:value-type="float" office:value="18" calcext:value-type="float">
            <text:p>18</text:p>
          </table:table-cell>
          <table:table-cell table:formula="of:=[.I2]+1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]+1" office:value-type="float" office:value="21" calcext:value-type="float">
            <text:p>21</text:p>
          </table:table-cell>
          <table:table-cell table:formula="of:=[.B3]+1" office:value-type="float" office:value="22" calcext:value-type="float">
            <text:p>22</text:p>
          </table:table-cell>
          <table:table-cell table:formula="of:=[.C3]+1" office:value-type="float" office:value="23" calcext:value-type="float">
            <text:p>23</text:p>
          </table:table-cell>
          <table:table-cell table:formula="of:=[.D3]+1" office:value-type="float" office:value="24" calcext:value-type="float">
            <text:p>24</text:p>
          </table:table-cell>
          <table:table-cell table:formula="of:=[.D3]+2" office:value-type="float" office:value="25" calcext:value-type="float">
            <text:p>25</text:p>
          </table:table-cell>
          <table:table-cell table:formula="of:=[.F3]+1" office:value-type="float" office:value="26" calcext:value-type="float">
            <text:p>26</text:p>
          </table:table-cell>
          <table:table-cell table:formula="of:=[.G3]+1" office:value-type="float" office:value="27" calcext:value-type="float">
            <text:p>27</text:p>
          </table:table-cell>
          <table:table-cell table:formula="of:=[.H3]+1" office:value-type="float" office:value="28" calcext:value-type="float">
            <text:p>28</text:p>
          </table:table-cell>
          <table:table-cell table:formula="of:=[.I3]+1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]+1" office:value-type="float" office:value="31" calcext:value-type="float">
            <text:p>31</text:p>
          </table:table-cell>
          <table:table-cell table:formula="of:=[.B4]+1" office:value-type="float" office:value="32" calcext:value-type="float">
            <text:p>32</text:p>
          </table:table-cell>
          <table:table-cell table:formula="of:=[.C4]+1" office:value-type="float" office:value="33" calcext:value-type="float">
            <text:p>33</text:p>
          </table:table-cell>
          <table:table-cell table:formula="of:=[.D4]+1" office:value-type="float" office:value="34" calcext:value-type="float">
            <text:p>34</text:p>
          </table:table-cell>
          <table:table-cell table:formula="of:=[.D4]+2" office:value-type="float" office:value="35" calcext:value-type="float">
            <text:p>35</text:p>
          </table:table-cell>
          <table:table-cell table:formula="of:=[.F4]+1" office:value-type="float" office:value="36" calcext:value-type="float">
            <text:p>36</text:p>
          </table:table-cell>
          <table:table-cell table:formula="of:=[.G4]+1" office:value-type="float" office:value="37" calcext:value-type="float">
            <text:p>37</text:p>
          </table:table-cell>
          <table:table-cell table:formula="of:=[.H4]+1" office:value-type="float" office:value="38" calcext:value-type="float">
            <text:p>38</text:p>
          </table:table-cell>
          <table:table-cell table:formula="of:=[.I4]+1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]+1" office:value-type="float" office:value="41" calcext:value-type="float">
            <text:p>41</text:p>
          </table:table-cell>
          <table:table-cell table:formula="of:=[.B5]+1" office:value-type="float" office:value="42" calcext:value-type="float">
            <text:p>42</text:p>
          </table:table-cell>
          <table:table-cell table:formula="of:=[.C5]+1" office:value-type="float" office:value="43" calcext:value-type="float">
            <text:p>43</text:p>
          </table:table-cell>
          <table:table-cell table:formula="of:=[.D5]+1" office:value-type="float" office:value="44" calcext:value-type="float">
            <text:p>44</text:p>
          </table:table-cell>
          <table:table-cell table:formula="of:=[.D5]+2" office:value-type="float" office:value="45" calcext:value-type="float">
            <text:p>45</text:p>
          </table:table-cell>
          <table:table-cell table:formula="of:=[.F5]+1" office:value-type="float" office:value="46" calcext:value-type="float">
            <text:p>46</text:p>
          </table:table-cell>
          <table:table-cell table:formula="of:=[.G5]+1" office:value-type="float" office:value="47" calcext:value-type="float">
            <text:p>47</text:p>
          </table:table-cell>
          <table:table-cell table:formula="of:=[.H5]+1" office:value-type="float" office:value="48" calcext:value-type="float">
            <text:p>48</text:p>
          </table:table-cell>
          <table:table-cell table:formula="of:=[.I5]+1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]+1" office:value-type="float" office:value="1" calcext:value-type="float">
            <text:p>1</text:p>
          </table:table-cell>
          <table:table-cell table:formula="of:=[.B6]+1" office:value-type="float" office:value="2" calcext:value-type="float">
            <text:p>2</text:p>
          </table:table-cell>
          <table:table-cell table:formula="of:=[.C6]+1" office:value-type="float" office:value="3" calcext:value-type="float">
            <text:p>3</text:p>
          </table:table-cell>
          <table:table-cell table:formula="of:=[.D6]+1" office:value-type="float" office:value="4" calcext:value-type="float">
            <text:p>4</text:p>
          </table:table-cell>
          <table:table-cell table:formula="of:=[.D6]+2" office:value-type="float" office:value="5" calcext:value-type="float">
            <text:p>5</text:p>
          </table:table-cell>
          <table:table-cell table:formula="of:=[.F6]+1" office:value-type="float" office:value="6" calcext:value-type="float">
            <text:p>6</text:p>
          </table:table-cell>
          <table:table-cell table:formula="of:=[.G6]+1" office:value-type="float" office:value="7" calcext:value-type="float">
            <text:p>7</text:p>
          </table:table-cell>
          <table:table-cell table:formula="of:=[.H6]+1" office:value-type="float" office:value="8" calcext:value-type="float">
            <text:p>8</text:p>
          </table:table-cell>
          <table:table-cell table:formula="of:=[.I6]+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]+1" office:value-type="float" office:value="11" calcext:value-type="float">
            <text:p>11</text:p>
          </table:table-cell>
          <table:table-cell table:formula="of:=[.B7]+1" office:value-type="float" office:value="12" calcext:value-type="float">
            <text:p>12</text:p>
          </table:table-cell>
          <table:table-cell table:formula="of:=[.C7]+1" office:value-type="float" office:value="13" calcext:value-type="float">
            <text:p>13</text:p>
          </table:table-cell>
          <table:table-cell table:formula="of:=[.D7]+1" office:value-type="float" office:value="14" calcext:value-type="float">
            <text:p>14</text:p>
          </table:table-cell>
          <table:table-cell table:formula="of:=[.D7]+2" office:value-type="float" office:value="15" calcext:value-type="float">
            <text:p>15</text:p>
          </table:table-cell>
          <table:table-cell table:formula="of:=[.F7]+1" office:value-type="float" office:value="16" calcext:value-type="float">
            <text:p>16</text:p>
          </table:table-cell>
          <table:table-cell table:formula="of:=[.G7]+1" office:value-type="float" office:value="17" calcext:value-type="float">
            <text:p>17</text:p>
          </table:table-cell>
          <table:table-cell table:formula="of:=[.H7]+1" office:value-type="float" office:value="18" calcext:value-type="float">
            <text:p>18</text:p>
          </table:table-cell>
          <table:table-cell table:formula="of:=[.I7]+1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8]+1" office:value-type="float" office:value="21" calcext:value-type="float">
            <text:p>21</text:p>
          </table:table-cell>
          <table:table-cell table:formula="of:=[.B8]+1" office:value-type="float" office:value="22" calcext:value-type="float">
            <text:p>22</text:p>
          </table:table-cell>
          <table:table-cell table:formula="of:=[.C8]+1" office:value-type="float" office:value="23" calcext:value-type="float">
            <text:p>23</text:p>
          </table:table-cell>
          <table:table-cell table:formula="of:=[.D8]+1" office:value-type="float" office:value="24" calcext:value-type="float">
            <text:p>24</text:p>
          </table:table-cell>
          <table:table-cell table:formula="of:=[.D8]+2" office:value-type="float" office:value="25" calcext:value-type="float">
            <text:p>25</text:p>
          </table:table-cell>
          <table:table-cell table:formula="of:=[.F8]+1" office:value-type="float" office:value="26" calcext:value-type="float">
            <text:p>26</text:p>
          </table:table-cell>
          <table:table-cell table:formula="of:=[.G8]+1" office:value-type="float" office:value="27" calcext:value-type="float">
            <text:p>27</text:p>
          </table:table-cell>
          <table:table-cell table:formula="of:=[.H8]+1" office:value-type="float" office:value="28" calcext:value-type="float">
            <text:p>28</text:p>
          </table:table-cell>
          <table:table-cell table:formula="of:=[.I8]+1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1" office:value-type="float" office:value="31" calcext:value-type="float">
            <text:p>31</text:p>
          </table:table-cell>
          <table:table-cell table:formula="of:=[.B9]+1" office:value-type="float" office:value="32" calcext:value-type="float">
            <text:p>32</text:p>
          </table:table-cell>
          <table:table-cell table:formula="of:=[.C9]+1" office:value-type="float" office:value="33" calcext:value-type="float">
            <text:p>33</text:p>
          </table:table-cell>
          <table:table-cell table:formula="of:=[.D9]+1" office:value-type="float" office:value="34" calcext:value-type="float">
            <text:p>34</text:p>
          </table:table-cell>
          <table:table-cell table:formula="of:=[.D9]+2" office:value-type="float" office:value="35" calcext:value-type="float">
            <text:p>35</text:p>
          </table:table-cell>
          <table:table-cell table:formula="of:=[.F9]+1" office:value-type="float" office:value="36" calcext:value-type="float">
            <text:p>36</text:p>
          </table:table-cell>
          <table:table-cell table:formula="of:=[.G9]+1" office:value-type="float" office:value="37" calcext:value-type="float">
            <text:p>37</text:p>
          </table:table-cell>
          <table:table-cell table:formula="of:=[.H9]+1" office:value-type="float" office:value="38" calcext:value-type="float">
            <text:p>38</text:p>
          </table:table-cell>
          <table:table-cell table:formula="of:=[.I9]+1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0]+1" office:value-type="float" office:value="41" calcext:value-type="float">
            <text:p>41</text:p>
          </table:table-cell>
          <table:table-cell table:formula="of:=[.B10]+1" office:value-type="float" office:value="42" calcext:value-type="float">
            <text:p>42</text:p>
          </table:table-cell>
          <table:table-cell table:formula="of:=[.C10]+1" office:value-type="float" office:value="43" calcext:value-type="float">
            <text:p>43</text:p>
          </table:table-cell>
          <table:table-cell table:formula="of:=[.D10]+1" office:value-type="float" office:value="44" calcext:value-type="float">
            <text:p>44</text:p>
          </table:table-cell>
          <table:table-cell table:formula="of:=[.D10]+2" office:value-type="float" office:value="45" calcext:value-type="float">
            <text:p>45</text:p>
          </table:table-cell>
          <table:table-cell table:formula="of:=[.F10]+1" office:value-type="float" office:value="46" calcext:value-type="float">
            <text:p>46</text:p>
          </table:table-cell>
          <table:table-cell table:formula="of:=[.G10]+1" office:value-type="float" office:value="47" calcext:value-type="float">
            <text:p>47</text:p>
          </table:table-cell>
          <table:table-cell table:formula="of:=[.H10]+1" office:value-type="float" office:value="48" calcext:value-type="float">
            <text:p>48</text:p>
          </table:table-cell>
          <table:table-cell table:formula="of:=[.I10]+1" office:value-type="float" office:value="49" calcext:value-type="float">
            <text:p>49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icio Gx</text:p>
          </table:table-cell>
          <table:table-cell table:number-columns-repeated="8"/>
          <table:table-cell office:value-type="string" calcext:value-type="string">
            <text:p>Inicio Gy</text:p>
          </table:table-cell>
          <table:table-cell table:number-columns-repeated="9"/>
        </table:table-row>
        <table:table-row table:style-name="ro1">
          <table:table-cell/>
          <table:table-cell table:formula="of:=([.A3]+[.A1])*(-1)+[.A2]*(-2)+([.C1]+[.C3])+[.C2]*2" office:value-type="float" office:value="8" calcext:value-type="float">
            <text:p>8</text:p>
          </table:table-cell>
          <table:table-cell table:formula="of:=([.B3]+[.B1])*(-1)+[.B2]*(-2)+([.D1]+[.D3])+[.D2]*2" office:value-type="float" office:value="8" calcext:value-type="float">
            <text:p>8</text:p>
          </table:table-cell>
          <table:table-cell table:formula="of:=([.C3]+[.C1])*(-1)+[.C2]*(-2)+([.E1]+[.E3])+[.E2]*2" office:value-type="float" office:value="8" calcext:value-type="float">
            <text:p>8</text:p>
          </table:table-cell>
          <table:table-cell table:formula="of:=([.D3]+[.D1])*(-1)+[.D2]*(-2)+([.F1]+[.F3])+[.F2]*2" office:value-type="float" office:value="8" calcext:value-type="float">
            <text:p>8</text:p>
          </table:table-cell>
          <table:table-cell table:formula="of:=([.E3]+[.E1])*(-1)+[.E2]*(-2)+([.G1]+[.G3])+[.G2]*2" office:value-type="float" office:value="8" calcext:value-type="float">
            <text:p>8</text:p>
          </table:table-cell>
          <table:table-cell table:formula="of:=([.F3]+[.F1])*(-1)+[.F2]*(-2)+([.H1]+[.H3])+[.H2]*2" office:value-type="float" office:value="8" calcext:value-type="float">
            <text:p>8</text:p>
          </table:table-cell>
          <table:table-cell table:formula="of:=([.G3]+[.G1])*(-1)+[.G2]*(-2)+([.I1]+[.I3])+[.I2]*2" office:value-type="float" office:value="8" calcext:value-type="float">
            <text:p>8</text:p>
          </table:table-cell>
          <table:table-cell table:formula="of:=([.H3]+[.H1])*(-1)+[.H2]*(-2)+([.J1]+[.J3])+[.J2]*2" office:value-type="float" office:value="8" calcext:value-type="float">
            <text:p>8</text:p>
          </table:table-cell>
          <table:table-cell/>
          <table:table-cell table:style-name="ce1" table:formula="of:= ABS( ([.C1]+[.A1])*(-1)+[.B1]*(-2)+([.A3]+[.C3])+[.B3]*2 )" office:value-type="float" office:value="80" calcext:value-type="float">
            <text:p>80</text:p>
          </table:table-cell>
          <table:table-cell table:style-name="ce1" table:formula="of:= ABS( ([.D1]+[.B1])*(-1)+[.C1]*(-2)+([.B3]+[.D3])+[.C3]*2 )" office:value-type="float" office:value="80" calcext:value-type="float">
            <text:p>80</text:p>
          </table:table-cell>
          <table:table-cell table:style-name="ce1" table:formula="of:= ABS( ([.E1]+[.C1])*(-1)+[.D1]*(-2)+([.C3]+[.E3])+[.D3]*2 )" office:value-type="float" office:value="80" calcext:value-type="float">
            <text:p>80</text:p>
          </table:table-cell>
          <table:table-cell table:style-name="ce1" table:formula="of:= ABS( ([.F1]+[.D1])*(-1)+[.E1]*(-2)+([.D3]+[.F3])+[.E3]*2 )" office:value-type="float" office:value="80" calcext:value-type="float">
            <text:p>80</text:p>
          </table:table-cell>
          <table:table-cell table:style-name="ce1" table:formula="of:= ABS( ([.G1]+[.E1])*(-1)+[.F1]*(-2)+([.E3]+[.G3])+[.F3]*2 )" office:value-type="float" office:value="80" calcext:value-type="float">
            <text:p>80</text:p>
          </table:table-cell>
          <table:table-cell table:style-name="ce1" table:formula="of:= ABS( ([.H1]+[.F1])*(-1)+[.G1]*(-2)+([.F3]+[.H3])+[.G3]*2 )" office:value-type="float" office:value="80" calcext:value-type="float">
            <text:p>80</text:p>
          </table:table-cell>
          <table:table-cell table:style-name="ce1" table:formula="of:= ABS( ([.I1]+[.G1])*(-1)+[.H1]*(-2)+([.G3]+[.I3])+[.H3]*2 )" office:value-type="float" office:value="80" calcext:value-type="float">
            <text:p>80</text:p>
          </table:table-cell>
          <table:table-cell table:style-name="ce1" table:formula="of:= ABS( ([.J1]+[.H1])*(-1)+[.I1]*(-2)+([.H3]+[.J3])+[.I3]*2 )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table:formula="of:=([.A4]+[.A2])*(-1)+[.A3]*(-2)+([.C2]+[.C4])+[.C3]*2" office:value-type="float" office:value="8" calcext:value-type="float">
            <text:p>8</text:p>
          </table:table-cell>
          <table:table-cell table:formula="of:=([.B4]+[.B2])*(-1)+[.B3]*(-2)+([.D2]+[.D4])+[.D3]*2" office:value-type="float" office:value="8" calcext:value-type="float">
            <text:p>8</text:p>
          </table:table-cell>
          <table:table-cell table:formula="of:=([.C4]+[.C2])*(-1)+[.C3]*(-2)+([.E2]+[.E4])+[.E3]*2" office:value-type="float" office:value="8" calcext:value-type="float">
            <text:p>8</text:p>
          </table:table-cell>
          <table:table-cell table:formula="of:=([.D4]+[.D2])*(-1)+[.D3]*(-2)+([.F2]+[.F4])+[.F3]*2" office:value-type="float" office:value="8" calcext:value-type="float">
            <text:p>8</text:p>
          </table:table-cell>
          <table:table-cell table:formula="of:=([.E4]+[.E2])*(-1)+[.E3]*(-2)+([.G2]+[.G4])+[.G3]*2" office:value-type="float" office:value="8" calcext:value-type="float">
            <text:p>8</text:p>
          </table:table-cell>
          <table:table-cell table:formula="of:=([.F4]+[.F2])*(-1)+[.F3]*(-2)+([.H2]+[.H4])+[.H3]*2" office:value-type="float" office:value="8" calcext:value-type="float">
            <text:p>8</text:p>
          </table:table-cell>
          <table:table-cell table:formula="of:=([.G4]+[.G2])*(-1)+[.G3]*(-2)+([.I2]+[.I4])+[.I3]*2" office:value-type="float" office:value="8" calcext:value-type="float">
            <text:p>8</text:p>
          </table:table-cell>
          <table:table-cell table:formula="of:=([.H4]+[.H2])*(-1)+[.H3]*(-2)+([.J2]+[.J4])+[.J3]*2" office:value-type="float" office:value="8" calcext:value-type="float">
            <text:p>8</text:p>
          </table:table-cell>
          <table:table-cell/>
          <table:table-cell table:style-name="ce1" table:formula="of:= ABS( ([.C2]+[.A2])*(-1)+[.B2]*(-2)+([.A4]+[.C4])+[.B4]*2 )" office:value-type="float" office:value="80" calcext:value-type="float">
            <text:p>80</text:p>
          </table:table-cell>
          <table:table-cell table:style-name="ce1" table:formula="of:= ABS( ([.D2]+[.B2])*(-1)+[.C2]*(-2)+([.B4]+[.D4])+[.C4]*2 )" office:value-type="float" office:value="80" calcext:value-type="float">
            <text:p>80</text:p>
          </table:table-cell>
          <table:table-cell table:style-name="ce1" table:formula="of:= ABS( ([.E2]+[.C2])*(-1)+[.D2]*(-2)+([.C4]+[.E4])+[.D4]*2 )" office:value-type="float" office:value="80" calcext:value-type="float">
            <text:p>80</text:p>
          </table:table-cell>
          <table:table-cell table:style-name="ce1" table:formula="of:= ABS( ([.F2]+[.D2])*(-1)+[.E2]*(-2)+([.D4]+[.F4])+[.E4]*2 )" office:value-type="float" office:value="80" calcext:value-type="float">
            <text:p>80</text:p>
          </table:table-cell>
          <table:table-cell table:style-name="ce1" table:formula="of:= ABS( ([.G2]+[.E2])*(-1)+[.F2]*(-2)+([.E4]+[.G4])+[.F4]*2 )" office:value-type="float" office:value="80" calcext:value-type="float">
            <text:p>80</text:p>
          </table:table-cell>
          <table:table-cell table:style-name="ce1" table:formula="of:= ABS( ([.H2]+[.F2])*(-1)+[.G2]*(-2)+([.F4]+[.H4])+[.G4]*2 )" office:value-type="float" office:value="80" calcext:value-type="float">
            <text:p>80</text:p>
          </table:table-cell>
          <table:table-cell table:style-name="ce1" table:formula="of:= ABS( ([.I2]+[.G2])*(-1)+[.H2]*(-2)+([.G4]+[.I4])+[.H4]*2 )" office:value-type="float" office:value="80" calcext:value-type="float">
            <text:p>80</text:p>
          </table:table-cell>
          <table:table-cell table:style-name="ce1" table:formula="of:= ABS( ([.J2]+[.H2])*(-1)+[.I2]*(-2)+([.H4]+[.J4])+[.I4]*2 )" office:value-type="float" office:value="80" calcext:value-type="float">
            <text:p>80</text:p>
          </table:table-cell>
          <table:table-cell table:style-name="ce1" table:formula="of:=([.J1]+[.H1])*(-1)+[.I1]*(-2)+([.H3]+[.J3])+[.I3]*2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([.A5]+[.A3])*(-1)+[.A4]*(-2)+([.C3]+[.C5])+[.C4]*2" office:value-type="float" office:value="8" calcext:value-type="float">
            <text:p>8</text:p>
          </table:table-cell>
          <table:table-cell table:formula="of:=([.B5]+[.B3])*(-1)+[.B4]*(-2)+([.D3]+[.D5])+[.D4]*2" office:value-type="float" office:value="8" calcext:value-type="float">
            <text:p>8</text:p>
          </table:table-cell>
          <table:table-cell table:formula="of:=([.C5]+[.C3])*(-1)+[.C4]*(-2)+([.E3]+[.E5])+[.E4]*2" office:value-type="float" office:value="8" calcext:value-type="float">
            <text:p>8</text:p>
          </table:table-cell>
          <table:table-cell table:formula="of:=([.D5]+[.D3])*(-1)+[.D4]*(-2)+([.F3]+[.F5])+[.F4]*2" office:value-type="float" office:value="8" calcext:value-type="float">
            <text:p>8</text:p>
          </table:table-cell>
          <table:table-cell table:formula="of:=([.E5]+[.E3])*(-1)+[.E4]*(-2)+([.G3]+[.G5])+[.G4]*2" office:value-type="float" office:value="8" calcext:value-type="float">
            <text:p>8</text:p>
          </table:table-cell>
          <table:table-cell table:formula="of:=([.F5]+[.F3])*(-1)+[.F4]*(-2)+([.H3]+[.H5])+[.H4]*2" office:value-type="float" office:value="8" calcext:value-type="float">
            <text:p>8</text:p>
          </table:table-cell>
          <table:table-cell table:formula="of:=([.G5]+[.G3])*(-1)+[.G4]*(-2)+([.I3]+[.I5])+[.I4]*2" office:value-type="float" office:value="8" calcext:value-type="float">
            <text:p>8</text:p>
          </table:table-cell>
          <table:table-cell table:formula="of:=([.H5]+[.H3])*(-1)+[.H4]*(-2)+([.J3]+[.J5])+[.J4]*2" office:value-type="float" office:value="8" calcext:value-type="float">
            <text:p>8</text:p>
          </table:table-cell>
          <table:table-cell/>
          <table:table-cell table:style-name="ce1" table:formula="of:= ABS( ([.C3]+[.A3])*(-1)+[.B3]*(-2)+([.A5]+[.C5])+[.B5]*2 )" office:value-type="float" office:value="80" calcext:value-type="float">
            <text:p>80</text:p>
          </table:table-cell>
          <table:table-cell table:style-name="ce1" table:formula="of:= ABS( ([.D3]+[.B3])*(-1)+[.C3]*(-2)+([.B5]+[.D5])+[.C5]*2 )" office:value-type="float" office:value="80" calcext:value-type="float">
            <text:p>80</text:p>
          </table:table-cell>
          <table:table-cell table:style-name="ce1" table:formula="of:= ABS( ([.E3]+[.C3])*(-1)+[.D3]*(-2)+([.C5]+[.E5])+[.D5]*2 )" office:value-type="float" office:value="80" calcext:value-type="float">
            <text:p>80</text:p>
          </table:table-cell>
          <table:table-cell table:style-name="ce1" table:formula="of:= ABS( ([.F3]+[.D3])*(-1)+[.E3]*(-2)+([.D5]+[.F5])+[.E5]*2 )" office:value-type="float" office:value="80" calcext:value-type="float">
            <text:p>80</text:p>
          </table:table-cell>
          <table:table-cell table:style-name="ce1" table:formula="of:= ABS( ([.G3]+[.E3])*(-1)+[.F3]*(-2)+([.E5]+[.G5])+[.F5]*2 )" office:value-type="float" office:value="80" calcext:value-type="float">
            <text:p>80</text:p>
          </table:table-cell>
          <table:table-cell table:style-name="ce1" table:formula="of:= ABS( ([.H3]+[.F3])*(-1)+[.G3]*(-2)+([.F5]+[.H5])+[.G5]*2 )" office:value-type="float" office:value="80" calcext:value-type="float">
            <text:p>80</text:p>
          </table:table-cell>
          <table:table-cell table:style-name="ce1" table:formula="of:= ABS( ([.I3]+[.G3])*(-1)+[.H3]*(-2)+([.G5]+[.I5])+[.H5]*2 )" office:value-type="float" office:value="80" calcext:value-type="float">
            <text:p>80</text:p>
          </table:table-cell>
          <table:table-cell table:style-name="ce1" table:formula="of:= ABS( ([.J3]+[.H3])*(-1)+[.I3]*(-2)+([.H5]+[.J5])+[.I5]*2 )" office:value-type="float" office:value="80" calcext:value-type="float">
            <text:p>80</text:p>
          </table:table-cell>
          <table:table-cell table:style-name="ce1" table:formula="of:=([.J2]+[.H2])*(-1)+[.I2]*(-2)+([.H4]+[.J4])+[.I4]*2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([.A6]+[.A4])*(-1)+[.A5]*(-2)+([.C4]+[.C6])+[.C5]*2" office:value-type="float" office:value="8" calcext:value-type="float">
            <text:p>8</text:p>
          </table:table-cell>
          <table:table-cell table:formula="of:=([.B6]+[.B4])*(-1)+[.B5]*(-2)+([.D4]+[.D6])+[.D5]*2" office:value-type="float" office:value="8" calcext:value-type="float">
            <text:p>8</text:p>
          </table:table-cell>
          <table:table-cell table:formula="of:=([.C6]+[.C4])*(-1)+[.C5]*(-2)+([.E4]+[.E6])+[.E5]*2" office:value-type="float" office:value="8" calcext:value-type="float">
            <text:p>8</text:p>
          </table:table-cell>
          <table:table-cell table:formula="of:=([.D6]+[.D4])*(-1)+[.D5]*(-2)+([.F4]+[.F6])+[.F5]*2" office:value-type="float" office:value="8" calcext:value-type="float">
            <text:p>8</text:p>
          </table:table-cell>
          <table:table-cell table:formula="of:=([.E6]+[.E4])*(-1)+[.E5]*(-2)+([.G4]+[.G6])+[.G5]*2" office:value-type="float" office:value="8" calcext:value-type="float">
            <text:p>8</text:p>
          </table:table-cell>
          <table:table-cell table:formula="of:=([.F6]+[.F4])*(-1)+[.F5]*(-2)+([.H4]+[.H6])+[.H5]*2" office:value-type="float" office:value="8" calcext:value-type="float">
            <text:p>8</text:p>
          </table:table-cell>
          <table:table-cell table:formula="of:=([.G6]+[.G4])*(-1)+[.G5]*(-2)+([.I4]+[.I6])+[.I5]*2" office:value-type="float" office:value="8" calcext:value-type="float">
            <text:p>8</text:p>
          </table:table-cell>
          <table:table-cell table:formula="of:=([.H6]+[.H4])*(-1)+[.H5]*(-2)+([.J4]+[.J6])+[.J5]*2" office:value-type="float" office:value="8" calcext:value-type="float">
            <text:p>8</text:p>
          </table:table-cell>
          <table:table-cell/>
          <table:table-cell table:style-name="ce1" table:formula="of:= ABS( ([.C4]+[.A4])*(-1)+[.B4]*(-2)+([.A6]+[.C6])+[.B6]*2 )" office:value-type="float" office:value="120" calcext:value-type="float">
            <text:p>120</text:p>
          </table:table-cell>
          <table:table-cell table:style-name="ce1" table:formula="of:= ABS( ([.D4]+[.B4])*(-1)+[.C4]*(-2)+([.B6]+[.D6])+[.C6]*2 )" office:value-type="float" office:value="120" calcext:value-type="float">
            <text:p>120</text:p>
          </table:table-cell>
          <table:table-cell table:style-name="ce1" table:formula="of:= ABS( ([.E4]+[.C4])*(-1)+[.D4]*(-2)+([.C6]+[.E6])+[.D6]*2 )" office:value-type="float" office:value="120" calcext:value-type="float">
            <text:p>120</text:p>
          </table:table-cell>
          <table:table-cell table:style-name="ce1" table:formula="of:= ABS( ([.F4]+[.D4])*(-1)+[.E4]*(-2)+([.D6]+[.F6])+[.E6]*2 )" office:value-type="float" office:value="120" calcext:value-type="float">
            <text:p>120</text:p>
          </table:table-cell>
          <table:table-cell table:style-name="ce1" table:formula="of:= ABS( ([.G4]+[.E4])*(-1)+[.F4]*(-2)+([.E6]+[.G6])+[.F6]*2 )" office:value-type="float" office:value="120" calcext:value-type="float">
            <text:p>120</text:p>
          </table:table-cell>
          <table:table-cell table:style-name="ce1" table:formula="of:= ABS( ([.H4]+[.F4])*(-1)+[.G4]*(-2)+([.F6]+[.H6])+[.G6]*2 )" office:value-type="float" office:value="120" calcext:value-type="float">
            <text:p>120</text:p>
          </table:table-cell>
          <table:table-cell table:style-name="ce1" table:formula="of:= ABS( ([.I4]+[.G4])*(-1)+[.H4]*(-2)+([.G6]+[.I6])+[.H6]*2 )" office:value-type="float" office:value="120" calcext:value-type="float">
            <text:p>120</text:p>
          </table:table-cell>
          <table:table-cell table:style-name="ce1" table:formula="of:= ABS( ([.J4]+[.H4])*(-1)+[.I4]*(-2)+([.H6]+[.J6])+[.I6]*2 )" office:value-type="float" office:value="120" calcext:value-type="float">
            <text:p>120</text:p>
          </table:table-cell>
          <table:table-cell table:style-name="ce1" table:formula="of:=([.J3]+[.H3])*(-1)+[.I3]*(-2)+([.H5]+[.J5])+[.I5]*2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([.A7]+[.A5])*(-1)+[.A6]*(-2)+([.C5]+[.C7])+[.C6]*2" office:value-type="float" office:value="8" calcext:value-type="float">
            <text:p>8</text:p>
          </table:table-cell>
          <table:table-cell table:formula="of:=([.B7]+[.B5])*(-1)+[.B6]*(-2)+([.D5]+[.D7])+[.D6]*2" office:value-type="float" office:value="8" calcext:value-type="float">
            <text:p>8</text:p>
          </table:table-cell>
          <table:table-cell table:formula="of:=([.C7]+[.C5])*(-1)+[.C6]*(-2)+([.E5]+[.E7])+[.E6]*2" office:value-type="float" office:value="8" calcext:value-type="float">
            <text:p>8</text:p>
          </table:table-cell>
          <table:table-cell table:formula="of:=([.D7]+[.D5])*(-1)+[.D6]*(-2)+([.F5]+[.F7])+[.F6]*2" office:value-type="float" office:value="8" calcext:value-type="float">
            <text:p>8</text:p>
          </table:table-cell>
          <table:table-cell table:formula="of:=([.E7]+[.E5])*(-1)+[.E6]*(-2)+([.G5]+[.G7])+[.G6]*2" office:value-type="float" office:value="8" calcext:value-type="float">
            <text:p>8</text:p>
          </table:table-cell>
          <table:table-cell table:formula="of:=([.F7]+[.F5])*(-1)+[.F6]*(-2)+([.H5]+[.H7])+[.H6]*2" office:value-type="float" office:value="8" calcext:value-type="float">
            <text:p>8</text:p>
          </table:table-cell>
          <table:table-cell table:formula="of:=([.G7]+[.G5])*(-1)+[.G6]*(-2)+([.I5]+[.I7])+[.I6]*2" office:value-type="float" office:value="8" calcext:value-type="float">
            <text:p>8</text:p>
          </table:table-cell>
          <table:table-cell table:formula="of:=([.H7]+[.H5])*(-1)+[.H6]*(-2)+([.J5]+[.J7])+[.J6]*2" office:value-type="float" office:value="8" calcext:value-type="float">
            <text:p>8</text:p>
          </table:table-cell>
          <table:table-cell/>
          <table:table-cell table:style-name="ce1" table:formula="of:= ABS( ([.C5]+[.A5])*(-1)+[.B5]*(-2)+([.A7]+[.C7])+[.B7]*2 )" office:value-type="float" office:value="120" calcext:value-type="float">
            <text:p>120</text:p>
          </table:table-cell>
          <table:table-cell table:style-name="ce1" table:formula="of:= ABS( ([.D5]+[.B5])*(-1)+[.C5]*(-2)+([.B7]+[.D7])+[.C7]*2 )" office:value-type="float" office:value="120" calcext:value-type="float">
            <text:p>120</text:p>
          </table:table-cell>
          <table:table-cell table:style-name="ce1" table:formula="of:= ABS( ([.E5]+[.C5])*(-1)+[.D5]*(-2)+([.C7]+[.E7])+[.D7]*2 )" office:value-type="float" office:value="120" calcext:value-type="float">
            <text:p>120</text:p>
          </table:table-cell>
          <table:table-cell table:style-name="ce1" table:formula="of:= ABS( ([.F5]+[.D5])*(-1)+[.E5]*(-2)+([.D7]+[.F7])+[.E7]*2 )" office:value-type="float" office:value="120" calcext:value-type="float">
            <text:p>120</text:p>
          </table:table-cell>
          <table:table-cell table:style-name="ce1" table:formula="of:= ABS( ([.G5]+[.E5])*(-1)+[.F5]*(-2)+([.E7]+[.G7])+[.F7]*2 )" office:value-type="float" office:value="120" calcext:value-type="float">
            <text:p>120</text:p>
          </table:table-cell>
          <table:table-cell table:style-name="ce1" table:formula="of:= ABS( ([.H5]+[.F5])*(-1)+[.G5]*(-2)+([.F7]+[.H7])+[.G7]*2 )" office:value-type="float" office:value="120" calcext:value-type="float">
            <text:p>120</text:p>
          </table:table-cell>
          <table:table-cell table:style-name="ce1" table:formula="of:= ABS( ([.I5]+[.G5])*(-1)+[.H5]*(-2)+([.G7]+[.I7])+[.H7]*2 )" office:value-type="float" office:value="120" calcext:value-type="float">
            <text:p>120</text:p>
          </table:table-cell>
          <table:table-cell table:style-name="ce1" table:formula="of:= ABS( ([.J5]+[.H5])*(-1)+[.I5]*(-2)+([.H7]+[.J7])+[.I7]*2 )" office:value-type="float" office:value="120" calcext:value-type="float">
            <text:p>120</text:p>
          </table:table-cell>
          <table:table-cell table:style-name="ce1" table:formula="of:=([.J4]+[.H4])*(-1)+[.I4]*(-2)+([.H6]+[.J6])+[.I6]*2" office:value-type="float" office:value="-120" calcext:value-type="float">
            <text:p>-120</text:p>
          </table:table-cell>
        </table:table-row>
        <table:table-row table:style-name="ro1">
          <table:table-cell/>
          <table:table-cell table:formula="of:=([.A8]+[.A6])*(-1)+[.A7]*(-2)+([.C6]+[.C8])+[.C7]*2" office:value-type="float" office:value="8" calcext:value-type="float">
            <text:p>8</text:p>
          </table:table-cell>
          <table:table-cell table:formula="of:=([.B8]+[.B6])*(-1)+[.B7]*(-2)+([.D6]+[.D8])+[.D7]*2" office:value-type="float" office:value="8" calcext:value-type="float">
            <text:p>8</text:p>
          </table:table-cell>
          <table:table-cell table:formula="of:=([.C8]+[.C6])*(-1)+[.C7]*(-2)+([.E6]+[.E8])+[.E7]*2" office:value-type="float" office:value="8" calcext:value-type="float">
            <text:p>8</text:p>
          </table:table-cell>
          <table:table-cell table:formula="of:=([.D8]+[.D6])*(-1)+[.D7]*(-2)+([.F6]+[.F8])+[.F7]*2" office:value-type="float" office:value="8" calcext:value-type="float">
            <text:p>8</text:p>
          </table:table-cell>
          <table:table-cell table:formula="of:=([.E8]+[.E6])*(-1)+[.E7]*(-2)+([.G6]+[.G8])+[.G7]*2" office:value-type="float" office:value="8" calcext:value-type="float">
            <text:p>8</text:p>
          </table:table-cell>
          <table:table-cell table:formula="of:=([.F8]+[.F6])*(-1)+[.F7]*(-2)+([.H6]+[.H8])+[.H7]*2" office:value-type="float" office:value="8" calcext:value-type="float">
            <text:p>8</text:p>
          </table:table-cell>
          <table:table-cell table:formula="of:=([.G8]+[.G6])*(-1)+[.G7]*(-2)+([.I6]+[.I8])+[.I7]*2" office:value-type="float" office:value="8" calcext:value-type="float">
            <text:p>8</text:p>
          </table:table-cell>
          <table:table-cell table:formula="of:=([.H8]+[.H6])*(-1)+[.H7]*(-2)+([.J6]+[.J8])+[.J7]*2" office:value-type="float" office:value="8" calcext:value-type="float">
            <text:p>8</text:p>
          </table:table-cell>
          <table:table-cell/>
          <table:table-cell table:style-name="ce1" table:formula="of:= ABS( ([.C6]+[.A6])*(-1)+[.B6]*(-2)+([.A8]+[.C8])+[.B8]*2 )" office:value-type="float" office:value="80" calcext:value-type="float">
            <text:p>80</text:p>
          </table:table-cell>
          <table:table-cell table:style-name="ce1" table:formula="of:= ABS( ([.D6]+[.B6])*(-1)+[.C6]*(-2)+([.B8]+[.D8])+[.C8]*2 )" office:value-type="float" office:value="80" calcext:value-type="float">
            <text:p>80</text:p>
          </table:table-cell>
          <table:table-cell table:style-name="ce1" table:formula="of:= ABS( ([.E6]+[.C6])*(-1)+[.D6]*(-2)+([.C8]+[.E8])+[.D8]*2 )" office:value-type="float" office:value="80" calcext:value-type="float">
            <text:p>80</text:p>
          </table:table-cell>
          <table:table-cell table:style-name="ce1" table:formula="of:= ABS( ([.F6]+[.D6])*(-1)+[.E6]*(-2)+([.D8]+[.F8])+[.E8]*2 )" office:value-type="float" office:value="80" calcext:value-type="float">
            <text:p>80</text:p>
          </table:table-cell>
          <table:table-cell table:style-name="ce1" table:formula="of:= ABS( ([.G6]+[.E6])*(-1)+[.F6]*(-2)+([.E8]+[.G8])+[.F8]*2 )" office:value-type="float" office:value="80" calcext:value-type="float">
            <text:p>80</text:p>
          </table:table-cell>
          <table:table-cell table:style-name="ce1" table:formula="of:= ABS( ([.H6]+[.F6])*(-1)+[.G6]*(-2)+([.F8]+[.H8])+[.G8]*2 )" office:value-type="float" office:value="80" calcext:value-type="float">
            <text:p>80</text:p>
          </table:table-cell>
          <table:table-cell table:style-name="ce1" table:formula="of:= ABS( ([.I6]+[.G6])*(-1)+[.H6]*(-2)+([.G8]+[.I8])+[.H8]*2 )" office:value-type="float" office:value="80" calcext:value-type="float">
            <text:p>80</text:p>
          </table:table-cell>
          <table:table-cell table:style-name="ce1" table:formula="of:= ABS( ([.J6]+[.H6])*(-1)+[.I6]*(-2)+([.H8]+[.J8])+[.I8]*2 )" office:value-type="float" office:value="80" calcext:value-type="float">
            <text:p>80</text:p>
          </table:table-cell>
          <table:table-cell table:style-name="ce1" table:formula="of:=([.J5]+[.H5])*(-1)+[.I5]*(-2)+([.H7]+[.J7])+[.I7]*2" office:value-type="float" office:value="-120" calcext:value-type="float">
            <text:p>-120</text:p>
          </table:table-cell>
        </table:table-row>
        <table:table-row table:style-name="ro1">
          <table:table-cell/>
          <table:table-cell table:formula="of:=([.A9]+[.A7])*(-1)+[.A8]*(-2)+([.C7]+[.C9])+[.C8]*2" office:value-type="float" office:value="8" calcext:value-type="float">
            <text:p>8</text:p>
          </table:table-cell>
          <table:table-cell table:formula="of:=([.B9]+[.B7])*(-1)+[.B8]*(-2)+([.D7]+[.D9])+[.D8]*2" office:value-type="float" office:value="8" calcext:value-type="float">
            <text:p>8</text:p>
          </table:table-cell>
          <table:table-cell table:formula="of:=([.C9]+[.C7])*(-1)+[.C8]*(-2)+([.E7]+[.E9])+[.E8]*2" office:value-type="float" office:value="8" calcext:value-type="float">
            <text:p>8</text:p>
          </table:table-cell>
          <table:table-cell table:formula="of:=([.D9]+[.D7])*(-1)+[.D8]*(-2)+([.F7]+[.F9])+[.F8]*2" office:value-type="float" office:value="8" calcext:value-type="float">
            <text:p>8</text:p>
          </table:table-cell>
          <table:table-cell table:formula="of:=([.E9]+[.E7])*(-1)+[.E8]*(-2)+([.G7]+[.G9])+[.G8]*2" office:value-type="float" office:value="8" calcext:value-type="float">
            <text:p>8</text:p>
          </table:table-cell>
          <table:table-cell table:formula="of:=([.F9]+[.F7])*(-1)+[.F8]*(-2)+([.H7]+[.H9])+[.H8]*2" office:value-type="float" office:value="8" calcext:value-type="float">
            <text:p>8</text:p>
          </table:table-cell>
          <table:table-cell table:formula="of:=([.G9]+[.G7])*(-1)+[.G8]*(-2)+([.I7]+[.I9])+[.I8]*2" office:value-type="float" office:value="8" calcext:value-type="float">
            <text:p>8</text:p>
          </table:table-cell>
          <table:table-cell table:formula="of:=([.H9]+[.H7])*(-1)+[.H8]*(-2)+([.J7]+[.J9])+[.J8]*2" office:value-type="float" office:value="8" calcext:value-type="float">
            <text:p>8</text:p>
          </table:table-cell>
          <table:table-cell/>
          <table:table-cell table:style-name="ce1" table:formula="of:= ABS( ([.C7]+[.A7])*(-1)+[.B7]*(-2)+([.A9]+[.C9])+[.B9]*2 )" office:value-type="float" office:value="80" calcext:value-type="float">
            <text:p>80</text:p>
          </table:table-cell>
          <table:table-cell table:style-name="ce1" table:formula="of:= ABS( ([.D7]+[.B7])*(-1)+[.C7]*(-2)+([.B9]+[.D9])+[.C9]*2 )" office:value-type="float" office:value="80" calcext:value-type="float">
            <text:p>80</text:p>
          </table:table-cell>
          <table:table-cell table:style-name="ce1" table:formula="of:= ABS( ([.E7]+[.C7])*(-1)+[.D7]*(-2)+([.C9]+[.E9])+[.D9]*2 )" office:value-type="float" office:value="80" calcext:value-type="float">
            <text:p>80</text:p>
          </table:table-cell>
          <table:table-cell table:style-name="ce1" table:formula="of:= ABS( ([.F7]+[.D7])*(-1)+[.E7]*(-2)+([.D9]+[.F9])+[.E9]*2 )" office:value-type="float" office:value="80" calcext:value-type="float">
            <text:p>80</text:p>
          </table:table-cell>
          <table:table-cell table:style-name="ce1" table:formula="of:= ABS( ([.G7]+[.E7])*(-1)+[.F7]*(-2)+([.E9]+[.G9])+[.F9]*2 )" office:value-type="float" office:value="80" calcext:value-type="float">
            <text:p>80</text:p>
          </table:table-cell>
          <table:table-cell table:style-name="ce1" table:formula="of:= ABS( ([.H7]+[.F7])*(-1)+[.G7]*(-2)+([.F9]+[.H9])+[.G9]*2 )" office:value-type="float" office:value="80" calcext:value-type="float">
            <text:p>80</text:p>
          </table:table-cell>
          <table:table-cell table:style-name="ce1" table:formula="of:= ABS( ([.I7]+[.G7])*(-1)+[.H7]*(-2)+([.G9]+[.I9])+[.H9]*2 )" office:value-type="float" office:value="80" calcext:value-type="float">
            <text:p>80</text:p>
          </table:table-cell>
          <table:table-cell table:style-name="ce1" table:formula="of:= ABS( ([.J7]+[.H7])*(-1)+[.I7]*(-2)+([.H9]+[.J9])+[.I9]*2 )" office:value-type="float" office:value="80" calcext:value-type="float">
            <text:p>80</text:p>
          </table:table-cell>
          <table:table-cell table:style-name="ce1" table:formula="of:=([.J6]+[.H6])*(-1)+[.I6]*(-2)+([.H8]+[.J8])+[.I8]*2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([.A10]+[.A8])*(-1)+[.A9]*(-2)+([.C8]+[.C10])+[.C9]*2" office:value-type="float" office:value="8" calcext:value-type="float">
            <text:p>8</text:p>
          </table:table-cell>
          <table:table-cell table:formula="of:=([.B10]+[.B8])*(-1)+[.B9]*(-2)+([.D8]+[.D10])+[.D9]*2" office:value-type="float" office:value="8" calcext:value-type="float">
            <text:p>8</text:p>
          </table:table-cell>
          <table:table-cell table:formula="of:=([.C10]+[.C8])*(-1)+[.C9]*(-2)+([.E8]+[.E10])+[.E9]*2" office:value-type="float" office:value="8" calcext:value-type="float">
            <text:p>8</text:p>
          </table:table-cell>
          <table:table-cell table:formula="of:=([.D10]+[.D8])*(-1)+[.D9]*(-2)+([.F8]+[.F10])+[.F9]*2" office:value-type="float" office:value="8" calcext:value-type="float">
            <text:p>8</text:p>
          </table:table-cell>
          <table:table-cell table:formula="of:=([.E10]+[.E8])*(-1)+[.E9]*(-2)+([.G8]+[.G10])+[.G9]*2" office:value-type="float" office:value="8" calcext:value-type="float">
            <text:p>8</text:p>
          </table:table-cell>
          <table:table-cell table:formula="of:=([.F10]+[.F8])*(-1)+[.F9]*(-2)+([.H8]+[.H10])+[.H9]*2" office:value-type="float" office:value="8" calcext:value-type="float">
            <text:p>8</text:p>
          </table:table-cell>
          <table:table-cell table:formula="of:=([.G10]+[.G8])*(-1)+[.G9]*(-2)+([.I8]+[.I10])+[.I9]*2" office:value-type="float" office:value="8" calcext:value-type="float">
            <text:p>8</text:p>
          </table:table-cell>
          <table:table-cell table:formula="of:=([.H10]+[.H8])*(-1)+[.H9]*(-2)+([.J8]+[.J10])+[.J9]*2" office:value-type="float" office:value="8" calcext:value-type="float">
            <text:p>8</text:p>
          </table:table-cell>
          <table:table-cell/>
          <table:table-cell table:style-name="ce1" table:formula="of:= ABS( ([.C8]+[.A8])*(-1)+[.B8]*(-2)+([.A10]+[.C10])+[.B10]*2 )" office:value-type="float" office:value="80" calcext:value-type="float">
            <text:p>80</text:p>
          </table:table-cell>
          <table:table-cell table:style-name="ce1" table:formula="of:= ABS( ([.D8]+[.B8])*(-1)+[.C8]*(-2)+([.B10]+[.D10])+[.C10]*2 )" office:value-type="float" office:value="80" calcext:value-type="float">
            <text:p>80</text:p>
          </table:table-cell>
          <table:table-cell table:style-name="ce1" table:formula="of:= ABS( ([.E8]+[.C8])*(-1)+[.D8]*(-2)+([.C10]+[.E10])+[.D10]*2 )" office:value-type="float" office:value="80" calcext:value-type="float">
            <text:p>80</text:p>
          </table:table-cell>
          <table:table-cell table:style-name="ce1" table:formula="of:= ABS( ([.F8]+[.D8])*(-1)+[.E8]*(-2)+([.D10]+[.F10])+[.E10]*2 )" office:value-type="float" office:value="80" calcext:value-type="float">
            <text:p>80</text:p>
          </table:table-cell>
          <table:table-cell table:style-name="ce1" table:formula="of:= ABS( ([.G8]+[.E8])*(-1)+[.F8]*(-2)+([.E10]+[.G10])+[.F10]*2 )" office:value-type="float" office:value="80" calcext:value-type="float">
            <text:p>80</text:p>
          </table:table-cell>
          <table:table-cell table:style-name="ce1" table:formula="of:= ABS( ([.H8]+[.F8])*(-1)+[.G8]*(-2)+([.F10]+[.H10])+[.G10]*2 )" office:value-type="float" office:value="80" calcext:value-type="float">
            <text:p>80</text:p>
          </table:table-cell>
          <table:table-cell table:style-name="ce1" table:formula="of:= ABS( ([.I8]+[.G8])*(-1)+[.H8]*(-2)+([.G10]+[.I10])+[.H10]*2 )" office:value-type="float" office:value="80" calcext:value-type="float">
            <text:p>80</text:p>
          </table:table-cell>
          <table:table-cell table:style-name="ce1" table:formula="of:= ABS( ([.J8]+[.H8])*(-1)+[.I8]*(-2)+([.H10]+[.J10])+[.I10]*2 )" office:value-type="float" office:value="80" calcext:value-type="float">
            <text:p>80</text:p>
          </table:table-cell>
          <table:table-cell table:style-name="ce1" table:formula="of:=([.J7]+[.H7])*(-1)+[.I7]*(-2)+([.H9]+[.J9])+[.I9]*2" office:value-type="float" office:value="80" calcext:value-type="float">
            <text:p>80</text:p>
          </table:table-cell>
        </table:table-row>
        <table:table-row table:style-name="ro1">
          <table:table-cell table:number-columns-repeated="18"/>
          <table:table-cell table:style-name="ce1" table:formula="of:=([.J8]+[.H8])*(-1)+[.I8]*(-2)+([.H10]+[.J10])+[.I10]*2" office:value-type="float" office:value="80" calcext:value-type="float">
            <text:p>80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esultado</text:p>
          </table:table-cell>
          <table:table-cell table:number-columns-repeated="18"/>
        </table:table-row>
        <table:table-row table:style-name="ro1">
          <table:table-cell/>
          <table:table-cell table:style-name="ce1" table:formula="of:=[.B14]+[.K14]" office:value-type="float" office:value="88" calcext:value-type="float">
            <text:p>88</text:p>
          </table:table-cell>
          <table:table-cell table:style-name="ce1" table:formula="of:=[.C14]+[.L14]" office:value-type="float" office:value="88" calcext:value-type="float">
            <text:p>88</text:p>
          </table:table-cell>
          <table:table-cell table:style-name="ce1" table:formula="of:=[.D14]+[.M14]" office:value-type="float" office:value="88" calcext:value-type="float">
            <text:p>88</text:p>
          </table:table-cell>
          <table:table-cell table:style-name="ce1" table:formula="of:=[.E14]+[.N14]" office:value-type="float" office:value="88" calcext:value-type="float">
            <text:p>88</text:p>
          </table:table-cell>
          <table:table-cell table:style-name="ce1" table:formula="of:=[.F14]+[.O14]" office:value-type="float" office:value="88" calcext:value-type="float">
            <text:p>88</text:p>
          </table:table-cell>
          <table:table-cell table:style-name="ce1" table:formula="of:=[.G14]+[.P14]" office:value-type="float" office:value="88" calcext:value-type="float">
            <text:p>88</text:p>
          </table:table-cell>
          <table:table-cell table:style-name="ce1" table:formula="of:=[.H14]+[.Q14]" office:value-type="float" office:value="88" calcext:value-type="float">
            <text:p>88</text:p>
          </table:table-cell>
          <table:table-cell table:style-name="ce1" table:formula="of:=[.I14]+[.R14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[.B15]+[.K15]" office:value-type="float" office:value="88" calcext:value-type="float">
            <text:p>88</text:p>
          </table:table-cell>
          <table:table-cell table:style-name="ce1" table:formula="of:=[.C15]+[.L15]" office:value-type="float" office:value="88" calcext:value-type="float">
            <text:p>88</text:p>
          </table:table-cell>
          <table:table-cell table:style-name="ce1" table:formula="of:=[.D15]+[.M15]" office:value-type="float" office:value="88" calcext:value-type="float">
            <text:p>88</text:p>
          </table:table-cell>
          <table:table-cell table:style-name="ce1" table:formula="of:=[.E15]+[.N15]" office:value-type="float" office:value="88" calcext:value-type="float">
            <text:p>88</text:p>
          </table:table-cell>
          <table:table-cell table:style-name="ce1" table:formula="of:=[.F15]+[.O15]" office:value-type="float" office:value="88" calcext:value-type="float">
            <text:p>88</text:p>
          </table:table-cell>
          <table:table-cell table:style-name="ce1" table:formula="of:=[.G15]+[.P15]" office:value-type="float" office:value="88" calcext:value-type="float">
            <text:p>88</text:p>
          </table:table-cell>
          <table:table-cell table:style-name="ce1" table:formula="of:=[.H15]+[.Q15]" office:value-type="float" office:value="88" calcext:value-type="float">
            <text:p>88</text:p>
          </table:table-cell>
          <table:table-cell table:style-name="ce1" table:formula="of:=[.I15]+[.R15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[.B16]+[.K16]" office:value-type="float" office:value="88" calcext:value-type="float">
            <text:p>88</text:p>
          </table:table-cell>
          <table:table-cell table:style-name="ce1" table:formula="of:=[.C16]+[.L16]" office:value-type="float" office:value="88" calcext:value-type="float">
            <text:p>88</text:p>
          </table:table-cell>
          <table:table-cell table:style-name="ce1" table:formula="of:=[.D16]+[.M16]" office:value-type="float" office:value="88" calcext:value-type="float">
            <text:p>88</text:p>
          </table:table-cell>
          <table:table-cell table:style-name="ce1" table:formula="of:=[.E16]+[.N16]" office:value-type="float" office:value="88" calcext:value-type="float">
            <text:p>88</text:p>
          </table:table-cell>
          <table:table-cell table:style-name="ce1" table:formula="of:=[.F16]+[.O16]" office:value-type="float" office:value="88" calcext:value-type="float">
            <text:p>88</text:p>
          </table:table-cell>
          <table:table-cell table:style-name="ce1" table:formula="of:=[.G16]+[.P16]" office:value-type="float" office:value="88" calcext:value-type="float">
            <text:p>88</text:p>
          </table:table-cell>
          <table:table-cell table:style-name="ce1" table:formula="of:=[.H16]+[.Q16]" office:value-type="float" office:value="88" calcext:value-type="float">
            <text:p>88</text:p>
          </table:table-cell>
          <table:table-cell table:style-name="ce1" table:formula="of:=[.I16]+[.R16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[.B17]+[.K17]" office:value-type="float" office:value="128" calcext:value-type="float">
            <text:p>128</text:p>
          </table:table-cell>
          <table:table-cell table:style-name="ce1" table:formula="of:=[.C17]+[.L17]" office:value-type="float" office:value="128" calcext:value-type="float">
            <text:p>128</text:p>
          </table:table-cell>
          <table:table-cell table:style-name="ce1" table:formula="of:=[.D17]+[.M17]" office:value-type="float" office:value="128" calcext:value-type="float">
            <text:p>128</text:p>
          </table:table-cell>
          <table:table-cell table:style-name="ce1" table:formula="of:=[.E17]+[.N17]" office:value-type="float" office:value="128" calcext:value-type="float">
            <text:p>128</text:p>
          </table:table-cell>
          <table:table-cell table:style-name="ce1" table:formula="of:=[.F17]+[.O17]" office:value-type="float" office:value="128" calcext:value-type="float">
            <text:p>128</text:p>
          </table:table-cell>
          <table:table-cell table:style-name="ce1" table:formula="of:=[.G17]+[.P17]" office:value-type="float" office:value="128" calcext:value-type="float">
            <text:p>128</text:p>
          </table:table-cell>
          <table:table-cell table:style-name="ce1" table:formula="of:=[.H17]+[.Q17]" office:value-type="float" office:value="128" calcext:value-type="float">
            <text:p>128</text:p>
          </table:table-cell>
          <table:table-cell table:style-name="ce1" table:formula="of:=[.I17]+[.R17]"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[.B18]+[.K18]" office:value-type="float" office:value="128" calcext:value-type="float">
            <text:p>128</text:p>
          </table:table-cell>
          <table:table-cell table:style-name="ce1" table:formula="of:=[.C18]+[.L18]" office:value-type="float" office:value="128" calcext:value-type="float">
            <text:p>128</text:p>
          </table:table-cell>
          <table:table-cell table:style-name="ce1" table:formula="of:=[.D18]+[.M18]" office:value-type="float" office:value="128" calcext:value-type="float">
            <text:p>128</text:p>
          </table:table-cell>
          <table:table-cell table:style-name="ce1" table:formula="of:=[.E18]+[.N18]" office:value-type="float" office:value="128" calcext:value-type="float">
            <text:p>128</text:p>
          </table:table-cell>
          <table:table-cell table:style-name="ce1" table:formula="of:=[.F18]+[.O18]" office:value-type="float" office:value="128" calcext:value-type="float">
            <text:p>128</text:p>
          </table:table-cell>
          <table:table-cell table:style-name="ce1" table:formula="of:=[.G18]+[.P18]" office:value-type="float" office:value="128" calcext:value-type="float">
            <text:p>128</text:p>
          </table:table-cell>
          <table:table-cell table:style-name="ce1" table:formula="of:=[.H18]+[.Q18]" office:value-type="float" office:value="128" calcext:value-type="float">
            <text:p>128</text:p>
          </table:table-cell>
          <table:table-cell table:style-name="ce1" table:formula="of:=[.I18]+[.R18]"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[.B19]+[.K19]" office:value-type="float" office:value="88" calcext:value-type="float">
            <text:p>88</text:p>
          </table:table-cell>
          <table:table-cell table:style-name="ce1" table:formula="of:=[.C19]+[.L19]" office:value-type="float" office:value="88" calcext:value-type="float">
            <text:p>88</text:p>
          </table:table-cell>
          <table:table-cell table:style-name="ce1" table:formula="of:=[.D19]+[.M19]" office:value-type="float" office:value="88" calcext:value-type="float">
            <text:p>88</text:p>
          </table:table-cell>
          <table:table-cell table:style-name="ce1" table:formula="of:=[.E19]+[.N19]" office:value-type="float" office:value="88" calcext:value-type="float">
            <text:p>88</text:p>
          </table:table-cell>
          <table:table-cell table:style-name="ce1" table:formula="of:=[.F19]+[.O19]" office:value-type="float" office:value="88" calcext:value-type="float">
            <text:p>88</text:p>
          </table:table-cell>
          <table:table-cell table:style-name="ce1" table:formula="of:=[.G19]+[.P19]" office:value-type="float" office:value="88" calcext:value-type="float">
            <text:p>88</text:p>
          </table:table-cell>
          <table:table-cell table:style-name="ce1" table:formula="of:=[.H19]+[.Q19]" office:value-type="float" office:value="88" calcext:value-type="float">
            <text:p>88</text:p>
          </table:table-cell>
          <table:table-cell table:style-name="ce1" table:formula="of:=[.I19]+[.R19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[.B20]+[.K20]" office:value-type="float" office:value="88" calcext:value-type="float">
            <text:p>88</text:p>
          </table:table-cell>
          <table:table-cell table:style-name="ce1" table:formula="of:=[.C20]+[.L20]" office:value-type="float" office:value="88" calcext:value-type="float">
            <text:p>88</text:p>
          </table:table-cell>
          <table:table-cell table:style-name="ce1" table:formula="of:=[.D20]+[.M20]" office:value-type="float" office:value="88" calcext:value-type="float">
            <text:p>88</text:p>
          </table:table-cell>
          <table:table-cell table:style-name="ce1" table:formula="of:=[.E20]+[.N20]" office:value-type="float" office:value="88" calcext:value-type="float">
            <text:p>88</text:p>
          </table:table-cell>
          <table:table-cell table:style-name="ce1" table:formula="of:=[.F20]+[.O20]" office:value-type="float" office:value="88" calcext:value-type="float">
            <text:p>88</text:p>
          </table:table-cell>
          <table:table-cell table:style-name="ce1" table:formula="of:=[.G20]+[.P20]" office:value-type="float" office:value="88" calcext:value-type="float">
            <text:p>88</text:p>
          </table:table-cell>
          <table:table-cell table:style-name="ce1" table:formula="of:=[.H20]+[.Q20]" office:value-type="float" office:value="88" calcext:value-type="float">
            <text:p>88</text:p>
          </table:table-cell>
          <table:table-cell table:style-name="ce1" table:formula="of:=[.I20]+[.R20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[.B21]+[.K21]" office:value-type="float" office:value="88" calcext:value-type="float">
            <text:p>88</text:p>
          </table:table-cell>
          <table:table-cell table:style-name="ce1" table:formula="of:=[.C21]+[.L21]" office:value-type="float" office:value="88" calcext:value-type="float">
            <text:p>88</text:p>
          </table:table-cell>
          <table:table-cell table:style-name="ce1" table:formula="of:=[.D21]+[.M21]" office:value-type="float" office:value="88" calcext:value-type="float">
            <text:p>88</text:p>
          </table:table-cell>
          <table:table-cell table:style-name="ce1" table:formula="of:=[.E21]+[.N21]" office:value-type="float" office:value="88" calcext:value-type="float">
            <text:p>88</text:p>
          </table:table-cell>
          <table:table-cell table:style-name="ce1" table:formula="of:=[.F21]+[.O21]" office:value-type="float" office:value="88" calcext:value-type="float">
            <text:p>88</text:p>
          </table:table-cell>
          <table:table-cell table:style-name="ce1" table:formula="of:=[.G21]+[.P21]" office:value-type="float" office:value="88" calcext:value-type="float">
            <text:p>88</text:p>
          </table:table-cell>
          <table:table-cell table:style-name="ce1" table:formula="of:=[.H21]+[.Q21]" office:value-type="float" office:value="88" calcext:value-type="float">
            <text:p>88</text:p>
          </table:table-cell>
          <table:table-cell table:style-name="ce1" table:formula="of:=[.I21]+[.R21]" office:value-type="float" office:value="88" calcext:value-type="float">
            <text:p>88</text:p>
          </table:table-cell>
          <table:table-cell table:number-columns-repeated="10"/>
        </table:table-row>
      </table:table>
      <table:table table:name="Hoja2" table:style-name="ta1"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31" table:default-cell-style-name="Default"/>
        <table:table-column table:style-name="co1" table:number-columns-repeated="5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0" office:value-type="float" office:value="50" calcext:value-type="float">
            <text:p>50</text:p>
          </table:table-cell>
          <table:table-cell/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 table:number-rows-repeated="4">
          <table:table-cell table:number-columns-repeated="101"/>
        </table:table-row>
        <table:table-row table:style-name="ro1">
          <table:table-cell office:value-type="string" calcext:value-type="string">
            <text:p>Inicio Gx</text:p>
          </table:table-cell>
          <table:table-cell table:number-columns-repeated="100"/>
        </table:table-row>
        <table:table-row table:style-name="ro1">
          <table:table-cell/>
          <table:table-cell table:formula="of:=ABS (([.A3]+[.A1])*(-1)+[.A2]*(-2)+([.C1]+[.C3])+[.C2]*2)" office:value-type="float" office:value="8" calcext:value-type="float">
            <text:p>8</text:p>
          </table:table-cell>
          <table:table-cell table:formula="of:=ABS (([.B3]+[.B1])*(-1)+[.B2]*(-2)+([.D1]+[.D3])+[.D2]*2)" office:value-type="float" office:value="8" calcext:value-type="float">
            <text:p>8</text:p>
          </table:table-cell>
          <table:table-cell table:formula="of:=ABS (([.C3]+[.C1])*(-1)+[.C2]*(-2)+([.E1]+[.E3])+[.E2]*2)" office:value-type="float" office:value="8" calcext:value-type="float">
            <text:p>8</text:p>
          </table:table-cell>
          <table:table-cell table:formula="of:=ABS (([.D3]+[.D1])*(-1)+[.D2]*(-2)+([.F1]+[.F3])+[.F2]*2)" office:value-type="float" office:value="8" calcext:value-type="float">
            <text:p>8</text:p>
          </table:table-cell>
          <table:table-cell table:formula="of:=ABS (([.E3]+[.E1])*(-1)+[.E2]*(-2)+([.G1]+[.G3])+[.G2]*2)" office:value-type="float" office:value="8" calcext:value-type="float">
            <text:p>8</text:p>
          </table:table-cell>
          <table:table-cell table:formula="of:=ABS (([.F3]+[.F1])*(-1)+[.F2]*(-2)+([.H1]+[.H3])+[.H2]*2)" office:value-type="float" office:value="8" calcext:value-type="float">
            <text:p>8</text:p>
          </table:table-cell>
          <table:table-cell table:formula="of:=ABS (([.G3]+[.G1])*(-1)+[.G2]*(-2)+([.I1]+[.I3])+[.I2]*2)" office:value-type="float" office:value="8" calcext:value-type="float">
            <text:p>8</text:p>
          </table:table-cell>
          <table:table-cell table:formula="of:=ABS (([.H3]+[.H1])*(-1)+[.H2]*(-2)+([.J1]+[.J3])+[.J2]*2)" office:value-type="float" office:value="8" calcext:value-type="float">
            <text:p>8</text:p>
          </table:table-cell>
          <table:table-cell table:formula="of:=ABS (([.I3]+[.I1])*(-1)+[.I2]*(-2)+([.K1]+[.K3])+[.K2]*2)" office:value-type="float" office:value="32" calcext:value-type="float">
            <text:p>32</text:p>
          </table:table-cell>
          <table:table-cell table:formula="of:=ABS (([.J3]+[.J1])*(-1)+[.J2]*(-2)+([.L1]+[.L3])+[.L2]*2)" office:value-type="float" office:value="32" calcext:value-type="float">
            <text:p>32</text:p>
          </table:table-cell>
          <table:table-cell table:formula="of:=ABS (([.K3]+[.K1])*(-1)+[.K2]*(-2)+([.M1]+[.M3])+[.M2]*2)" office:value-type="float" office:value="8" calcext:value-type="float">
            <text:p>8</text:p>
          </table:table-cell>
          <table:table-cell table:formula="of:=ABS (([.L3]+[.L1])*(-1)+[.L2]*(-2)+([.N1]+[.N3])+[.N2]*2)" office:value-type="float" office:value="8" calcext:value-type="float">
            <text:p>8</text:p>
          </table:table-cell>
          <table:table-cell table:formula="of:=ABS (([.M3]+[.M1])*(-1)+[.M2]*(-2)+([.O1]+[.O3])+[.O2]*2)" office:value-type="float" office:value="8" calcext:value-type="float">
            <text:p>8</text:p>
          </table:table-cell>
          <table:table-cell table:formula="of:=ABS (([.N3]+[.N1])*(-1)+[.N2]*(-2)+([.P1]+[.P3])+[.P2]*2)" office:value-type="float" office:value="8" calcext:value-type="float">
            <text:p>8</text:p>
          </table:table-cell>
          <table:table-cell table:formula="of:=ABS (([.O3]+[.O1])*(-1)+[.O2]*(-2)+([.Q1]+[.Q3])+[.Q2]*2)" office:value-type="float" office:value="8" calcext:value-type="float">
            <text:p>8</text:p>
          </table:table-cell>
          <table:table-cell table:formula="of:=ABS (([.P3]+[.P1])*(-1)+[.P2]*(-2)+([.R1]+[.R3])+[.R2]*2)" office:value-type="float" office:value="8" calcext:value-type="float">
            <text:p>8</text:p>
          </table:table-cell>
          <table:table-cell table:formula="of:=ABS (([.Q3]+[.Q1])*(-1)+[.Q2]*(-2)+([.S1]+[.S3])+[.S2]*2)" office:value-type="float" office:value="8" calcext:value-type="float">
            <text:p>8</text:p>
          </table:table-cell>
          <table:table-cell table:formula="of:=ABS (([.R3]+[.R1])*(-1)+[.R2]*(-2)+([.T1]+[.T3])+[.T2]*2)" office:value-type="float" office:value="8" calcext:value-type="float">
            <text:p>8</text:p>
          </table:table-cell>
          <table:table-cell table:formula="of:=ABS (([.S3]+[.S1])*(-1)+[.S2]*(-2)+([.U1]+[.U3])+[.U2]*2)" office:value-type="float" office:value="32" calcext:value-type="float">
            <text:p>32</text:p>
          </table:table-cell>
          <table:table-cell table:formula="of:=ABS (([.T3]+[.T1])*(-1)+[.T2]*(-2)+([.V1]+[.V3])+[.V2]*2)" office:value-type="float" office:value="32" calcext:value-type="float">
            <text:p>32</text:p>
          </table:table-cell>
          <table:table-cell table:formula="of:=ABS (([.U3]+[.U1])*(-1)+[.U2]*(-2)+([.W1]+[.W3])+[.W2]*2)" office:value-type="float" office:value="8" calcext:value-type="float">
            <text:p>8</text:p>
          </table:table-cell>
          <table:table-cell table:formula="of:=ABS (([.V3]+[.V1])*(-1)+[.V2]*(-2)+([.X1]+[.X3])+[.X2]*2)" office:value-type="float" office:value="8" calcext:value-type="float">
            <text:p>8</text:p>
          </table:table-cell>
          <table:table-cell table:formula="of:=ABS (([.W3]+[.W1])*(-1)+[.W2]*(-2)+([.Y1]+[.Y3])+[.Y2]*2)" office:value-type="float" office:value="8" calcext:value-type="float">
            <text:p>8</text:p>
          </table:table-cell>
          <table:table-cell table:formula="of:=ABS (([.X3]+[.X1])*(-1)+[.X2]*(-2)+([.Z1]+[.Z3])+[.Z2]*2)" office:value-type="float" office:value="8" calcext:value-type="float">
            <text:p>8</text:p>
          </table:table-cell>
          <table:table-cell table:formula="of:=ABS (([.Y3]+[.Y1])*(-1)+[.Y2]*(-2)+([.AA1]+[.AA3])+[.AA2]*2)" office:value-type="float" office:value="8" calcext:value-type="float">
            <text:p>8</text:p>
          </table:table-cell>
          <table:table-cell table:formula="of:=ABS (([.Z3]+[.Z1])*(-1)+[.Z2]*(-2)+([.AB1]+[.AB3])+[.AB2]*2)" office:value-type="float" office:value="8" calcext:value-type="float">
            <text:p>8</text:p>
          </table:table-cell>
          <table:table-cell table:formula="of:=ABS (([.AA3]+[.AA1])*(-1)+[.AA2]*(-2)+([.AC1]+[.AC3])+[.AC2]*2)" office:value-type="float" office:value="8" calcext:value-type="float">
            <text:p>8</text:p>
          </table:table-cell>
          <table:table-cell table:formula="of:=ABS (([.AB3]+[.AB1])*(-1)+[.AB2]*(-2)+([.AD1]+[.AD3])+[.AD2]*2)" office:value-type="float" office:value="8" calcext:value-type="float">
            <text:p>8</text:p>
          </table:table-cell>
          <table:table-cell table:formula="of:=ABS (([.AC3]+[.AC1])*(-1)+[.AC2]*(-2)+([.AE1]+[.AE3])+[.AE2]*2)" office:value-type="float" office:value="32" calcext:value-type="float">
            <text:p>32</text:p>
          </table:table-cell>
          <table:table-cell table:formula="of:=ABS (([.AD3]+[.AD1])*(-1)+[.AD2]*(-2)+([.AF1]+[.AF3])+[.AF2]*2)" office:value-type="float" office:value="32" calcext:value-type="float">
            <text:p>32</text:p>
          </table:table-cell>
          <table:table-cell table:formula="of:=ABS (([.AE3]+[.AE1])*(-1)+[.AE2]*(-2)+([.AG1]+[.AG3])+[.AG2]*2)" office:value-type="float" office:value="8" calcext:value-type="float">
            <text:p>8</text:p>
          </table:table-cell>
          <table:table-cell table:formula="of:=ABS (([.AF3]+[.AF1])*(-1)+[.AF2]*(-2)+([.AH1]+[.AH3])+[.AH2]*2)" office:value-type="float" office:value="8" calcext:value-type="float">
            <text:p>8</text:p>
          </table:table-cell>
          <table:table-cell table:formula="of:=ABS (([.AG3]+[.AG1])*(-1)+[.AG2]*(-2)+([.AI1]+[.AI3])+[.AI2]*2)" office:value-type="float" office:value="8" calcext:value-type="float">
            <text:p>8</text:p>
          </table:table-cell>
          <table:table-cell table:formula="of:=ABS (([.AH3]+[.AH1])*(-1)+[.AH2]*(-2)+([.AJ1]+[.AJ3])+[.AJ2]*2)" office:value-type="float" office:value="8" calcext:value-type="float">
            <text:p>8</text:p>
          </table:table-cell>
          <table:table-cell table:formula="of:=ABS (([.AI3]+[.AI1])*(-1)+[.AI2]*(-2)+([.AK1]+[.AK3])+[.AK2]*2)" office:value-type="float" office:value="8" calcext:value-type="float">
            <text:p>8</text:p>
          </table:table-cell>
          <table:table-cell table:formula="of:=ABS (([.AJ3]+[.AJ1])*(-1)+[.AJ2]*(-2)+([.AL1]+[.AL3])+[.AL2]*2)" office:value-type="float" office:value="8" calcext:value-type="float">
            <text:p>8</text:p>
          </table:table-cell>
          <table:table-cell table:formula="of:=ABS (([.AK3]+[.AK1])*(-1)+[.AK2]*(-2)+([.AM1]+[.AM3])+[.AM2]*2)" office:value-type="float" office:value="8" calcext:value-type="float">
            <text:p>8</text:p>
          </table:table-cell>
          <table:table-cell table:formula="of:=ABS (([.AL3]+[.AL1])*(-1)+[.AL2]*(-2)+([.AN1]+[.AN3])+[.AN2]*2)" office:value-type="float" office:value="8" calcext:value-type="float">
            <text:p>8</text:p>
          </table:table-cell>
          <table:table-cell table:formula="of:=ABS (([.AM3]+[.AM1])*(-1)+[.AM2]*(-2)+([.AO1]+[.AO3])+[.AO2]*2)" office:value-type="float" office:value="32" calcext:value-type="float">
            <text:p>32</text:p>
          </table:table-cell>
          <table:table-cell table:formula="of:=ABS (([.AN3]+[.AN1])*(-1)+[.AN2]*(-2)+([.AP1]+[.AP3])+[.AP2]*2)" office:value-type="float" office:value="32" calcext:value-type="float">
            <text:p>32</text:p>
          </table:table-cell>
          <table:table-cell table:formula="of:=ABS (([.AO3]+[.AO1])*(-1)+[.AO2]*(-2)+([.AQ1]+[.AQ3])+[.AQ2]*2)" office:value-type="float" office:value="8" calcext:value-type="float">
            <text:p>8</text:p>
          </table:table-cell>
          <table:table-cell table:formula="of:=ABS (([.AP3]+[.AP1])*(-1)+[.AP2]*(-2)+([.AR1]+[.AR3])+[.AR2]*2)" office:value-type="float" office:value="8" calcext:value-type="float">
            <text:p>8</text:p>
          </table:table-cell>
          <table:table-cell table:formula="of:=ABS (([.AQ3]+[.AQ1])*(-1)+[.AQ2]*(-2)+([.AS1]+[.AS3])+[.AS2]*2)" office:value-type="float" office:value="8" calcext:value-type="float">
            <text:p>8</text:p>
          </table:table-cell>
          <table:table-cell table:formula="of:=ABS (([.AR3]+[.AR1])*(-1)+[.AR2]*(-2)+([.AT1]+[.AT3])+[.AT2]*2)" office:value-type="float" office:value="8" calcext:value-type="float">
            <text:p>8</text:p>
          </table:table-cell>
          <table:table-cell table:formula="of:=ABS (([.AS3]+[.AS1])*(-1)+[.AS2]*(-2)+([.AU1]+[.AU3])+[.AU2]*2)" office:value-type="float" office:value="8" calcext:value-type="float">
            <text:p>8</text:p>
          </table:table-cell>
          <table:table-cell table:formula="of:=ABS (([.AT3]+[.AT1])*(-1)+[.AT2]*(-2)+([.AV1]+[.AV3])+[.AV2]*2)" office:value-type="float" office:value="8" calcext:value-type="float">
            <text:p>8</text:p>
          </table:table-cell>
          <table:table-cell table:formula="of:=ABS (([.AU3]+[.AU1])*(-1)+[.AU2]*(-2)+([.AW1]+[.AW3])+[.AW2]*2)" office:value-type="float" office:value="8" calcext:value-type="float">
            <text:p>8</text:p>
          </table:table-cell>
          <table:table-cell table:formula="of:=ABS (([.AV3]+[.AV1])*(-1)+[.AV2]*(-2)+([.AX1]+[.AX3])+[.AX2]*2)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/>
          <table:table-cell table:formula="of:=ABS (([.A4]+[.A2])*(-1)+[.A3]*(-2)+([.C2]+[.C4])+[.C3]*2)" office:value-type="float" office:value="8" calcext:value-type="float">
            <text:p>8</text:p>
          </table:table-cell>
          <table:table-cell table:formula="of:=ABS (([.B4]+[.B2])*(-1)+[.B3]*(-2)+([.D2]+[.D4])+[.D3]*2)" office:value-type="float" office:value="8" calcext:value-type="float">
            <text:p>8</text:p>
          </table:table-cell>
          <table:table-cell table:formula="of:=ABS (([.C4]+[.C2])*(-1)+[.C3]*(-2)+([.E2]+[.E4])+[.E3]*2)" office:value-type="float" office:value="8" calcext:value-type="float">
            <text:p>8</text:p>
          </table:table-cell>
          <table:table-cell table:formula="of:=ABS (([.D4]+[.D2])*(-1)+[.D3]*(-2)+([.F2]+[.F4])+[.F3]*2)" office:value-type="float" office:value="8" calcext:value-type="float">
            <text:p>8</text:p>
          </table:table-cell>
          <table:table-cell table:formula="of:=ABS (([.E4]+[.E2])*(-1)+[.E3]*(-2)+([.G2]+[.G4])+[.G3]*2)" office:value-type="float" office:value="8" calcext:value-type="float">
            <text:p>8</text:p>
          </table:table-cell>
          <table:table-cell table:formula="of:=ABS (([.F4]+[.F2])*(-1)+[.F3]*(-2)+([.H2]+[.H4])+[.H3]*2)" office:value-type="float" office:value="8" calcext:value-type="float">
            <text:p>8</text:p>
          </table:table-cell>
          <table:table-cell table:formula="of:=ABS (([.G4]+[.G2])*(-1)+[.G3]*(-2)+([.I2]+[.I4])+[.I3]*2)" office:value-type="float" office:value="8" calcext:value-type="float">
            <text:p>8</text:p>
          </table:table-cell>
          <table:table-cell table:formula="of:=ABS (([.H4]+[.H2])*(-1)+[.H3]*(-2)+([.J2]+[.J4])+[.J3]*2)" office:value-type="float" office:value="8" calcext:value-type="float">
            <text:p>8</text:p>
          </table:table-cell>
          <table:table-cell table:formula="of:=ABS (([.I4]+[.I2])*(-1)+[.I3]*(-2)+([.K2]+[.K4])+[.K3]*2)" office:value-type="float" office:value="32" calcext:value-type="float">
            <text:p>32</text:p>
          </table:table-cell>
          <table:table-cell table:formula="of:=ABS (([.J4]+[.J2])*(-1)+[.J3]*(-2)+([.L2]+[.L4])+[.L3]*2)" office:value-type="float" office:value="32" calcext:value-type="float">
            <text:p>32</text:p>
          </table:table-cell>
          <table:table-cell table:formula="of:=ABS (([.K4]+[.K2])*(-1)+[.K3]*(-2)+([.M2]+[.M4])+[.M3]*2)" office:value-type="float" office:value="8" calcext:value-type="float">
            <text:p>8</text:p>
          </table:table-cell>
          <table:table-cell table:formula="of:=ABS (([.L4]+[.L2])*(-1)+[.L3]*(-2)+([.N2]+[.N4])+[.N3]*2)" office:value-type="float" office:value="8" calcext:value-type="float">
            <text:p>8</text:p>
          </table:table-cell>
          <table:table-cell table:formula="of:=ABS (([.M4]+[.M2])*(-1)+[.M3]*(-2)+([.O2]+[.O4])+[.O3]*2)" office:value-type="float" office:value="8" calcext:value-type="float">
            <text:p>8</text:p>
          </table:table-cell>
          <table:table-cell table:formula="of:=ABS (([.N4]+[.N2])*(-1)+[.N3]*(-2)+([.P2]+[.P4])+[.P3]*2)" office:value-type="float" office:value="8" calcext:value-type="float">
            <text:p>8</text:p>
          </table:table-cell>
          <table:table-cell table:formula="of:=ABS (([.O4]+[.O2])*(-1)+[.O3]*(-2)+([.Q2]+[.Q4])+[.Q3]*2)" office:value-type="float" office:value="8" calcext:value-type="float">
            <text:p>8</text:p>
          </table:table-cell>
          <table:table-cell table:formula="of:=ABS (([.P4]+[.P2])*(-1)+[.P3]*(-2)+([.R2]+[.R4])+[.R3]*2)" office:value-type="float" office:value="8" calcext:value-type="float">
            <text:p>8</text:p>
          </table:table-cell>
          <table:table-cell table:formula="of:=ABS (([.Q4]+[.Q2])*(-1)+[.Q3]*(-2)+([.S2]+[.S4])+[.S3]*2)" office:value-type="float" office:value="8" calcext:value-type="float">
            <text:p>8</text:p>
          </table:table-cell>
          <table:table-cell table:formula="of:=ABS (([.R4]+[.R2])*(-1)+[.R3]*(-2)+([.T2]+[.T4])+[.T3]*2)" office:value-type="float" office:value="8" calcext:value-type="float">
            <text:p>8</text:p>
          </table:table-cell>
          <table:table-cell table:formula="of:=ABS (([.S4]+[.S2])*(-1)+[.S3]*(-2)+([.U2]+[.U4])+[.U3]*2)" office:value-type="float" office:value="32" calcext:value-type="float">
            <text:p>32</text:p>
          </table:table-cell>
          <table:table-cell table:formula="of:=ABS (([.T4]+[.T2])*(-1)+[.T3]*(-2)+([.V2]+[.V4])+[.V3]*2)" office:value-type="float" office:value="32" calcext:value-type="float">
            <text:p>32</text:p>
          </table:table-cell>
          <table:table-cell table:formula="of:=ABS (([.U4]+[.U2])*(-1)+[.U3]*(-2)+([.W2]+[.W4])+[.W3]*2)" office:value-type="float" office:value="8" calcext:value-type="float">
            <text:p>8</text:p>
          </table:table-cell>
          <table:table-cell table:formula="of:=ABS (([.V4]+[.V2])*(-1)+[.V3]*(-2)+([.X2]+[.X4])+[.X3]*2)" office:value-type="float" office:value="8" calcext:value-type="float">
            <text:p>8</text:p>
          </table:table-cell>
          <table:table-cell table:formula="of:=ABS (([.W4]+[.W2])*(-1)+[.W3]*(-2)+([.Y2]+[.Y4])+[.Y3]*2)" office:value-type="float" office:value="8" calcext:value-type="float">
            <text:p>8</text:p>
          </table:table-cell>
          <table:table-cell table:formula="of:=ABS (([.X4]+[.X2])*(-1)+[.X3]*(-2)+([.Z2]+[.Z4])+[.Z3]*2)" office:value-type="float" office:value="8" calcext:value-type="float">
            <text:p>8</text:p>
          </table:table-cell>
          <table:table-cell table:formula="of:=ABS (([.Y4]+[.Y2])*(-1)+[.Y3]*(-2)+([.AA2]+[.AA4])+[.AA3]*2)" office:value-type="float" office:value="8" calcext:value-type="float">
            <text:p>8</text:p>
          </table:table-cell>
          <table:table-cell table:formula="of:=ABS (([.Z4]+[.Z2])*(-1)+[.Z3]*(-2)+([.AB2]+[.AB4])+[.AB3]*2)" office:value-type="float" office:value="8" calcext:value-type="float">
            <text:p>8</text:p>
          </table:table-cell>
          <table:table-cell table:formula="of:=ABS (([.AA4]+[.AA2])*(-1)+[.AA3]*(-2)+([.AC2]+[.AC4])+[.AC3]*2)" office:value-type="float" office:value="8" calcext:value-type="float">
            <text:p>8</text:p>
          </table:table-cell>
          <table:table-cell table:formula="of:=ABS (([.AB4]+[.AB2])*(-1)+[.AB3]*(-2)+([.AD2]+[.AD4])+[.AD3]*2)" office:value-type="float" office:value="8" calcext:value-type="float">
            <text:p>8</text:p>
          </table:table-cell>
          <table:table-cell table:formula="of:=ABS (([.AC4]+[.AC2])*(-1)+[.AC3]*(-2)+([.AE2]+[.AE4])+[.AE3]*2)" office:value-type="float" office:value="32" calcext:value-type="float">
            <text:p>32</text:p>
          </table:table-cell>
          <table:table-cell table:formula="of:=ABS (([.AD4]+[.AD2])*(-1)+[.AD3]*(-2)+([.AF2]+[.AF4])+[.AF3]*2)" office:value-type="float" office:value="32" calcext:value-type="float">
            <text:p>32</text:p>
          </table:table-cell>
          <table:table-cell table:formula="of:=ABS (([.AE4]+[.AE2])*(-1)+[.AE3]*(-2)+([.AG2]+[.AG4])+[.AG3]*2)" office:value-type="float" office:value="8" calcext:value-type="float">
            <text:p>8</text:p>
          </table:table-cell>
          <table:table-cell table:formula="of:=ABS (([.AF4]+[.AF2])*(-1)+[.AF3]*(-2)+([.AH2]+[.AH4])+[.AH3]*2)" office:value-type="float" office:value="8" calcext:value-type="float">
            <text:p>8</text:p>
          </table:table-cell>
          <table:table-cell table:formula="of:=ABS (([.AG4]+[.AG2])*(-1)+[.AG3]*(-2)+([.AI2]+[.AI4])+[.AI3]*2)" office:value-type="float" office:value="8" calcext:value-type="float">
            <text:p>8</text:p>
          </table:table-cell>
          <table:table-cell table:formula="of:=ABS (([.AH4]+[.AH2])*(-1)+[.AH3]*(-2)+([.AJ2]+[.AJ4])+[.AJ3]*2)" office:value-type="float" office:value="8" calcext:value-type="float">
            <text:p>8</text:p>
          </table:table-cell>
          <table:table-cell table:formula="of:=ABS (([.AI4]+[.AI2])*(-1)+[.AI3]*(-2)+([.AK2]+[.AK4])+[.AK3]*2)" office:value-type="float" office:value="8" calcext:value-type="float">
            <text:p>8</text:p>
          </table:table-cell>
          <table:table-cell table:formula="of:=ABS (([.AJ4]+[.AJ2])*(-1)+[.AJ3]*(-2)+([.AL2]+[.AL4])+[.AL3]*2)" office:value-type="float" office:value="8" calcext:value-type="float">
            <text:p>8</text:p>
          </table:table-cell>
          <table:table-cell table:formula="of:=ABS (([.AK4]+[.AK2])*(-1)+[.AK3]*(-2)+([.AM2]+[.AM4])+[.AM3]*2)" office:value-type="float" office:value="8" calcext:value-type="float">
            <text:p>8</text:p>
          </table:table-cell>
          <table:table-cell table:formula="of:=ABS (([.AL4]+[.AL2])*(-1)+[.AL3]*(-2)+([.AN2]+[.AN4])+[.AN3]*2)" office:value-type="float" office:value="8" calcext:value-type="float">
            <text:p>8</text:p>
          </table:table-cell>
          <table:table-cell table:formula="of:=ABS (([.AM4]+[.AM2])*(-1)+[.AM3]*(-2)+([.AO2]+[.AO4])+[.AO3]*2)" office:value-type="float" office:value="32" calcext:value-type="float">
            <text:p>32</text:p>
          </table:table-cell>
          <table:table-cell table:formula="of:=ABS (([.AN4]+[.AN2])*(-1)+[.AN3]*(-2)+([.AP2]+[.AP4])+[.AP3]*2)" office:value-type="float" office:value="32" calcext:value-type="float">
            <text:p>32</text:p>
          </table:table-cell>
          <table:table-cell table:formula="of:=ABS (([.AO4]+[.AO2])*(-1)+[.AO3]*(-2)+([.AQ2]+[.AQ4])+[.AQ3]*2)" office:value-type="float" office:value="8" calcext:value-type="float">
            <text:p>8</text:p>
          </table:table-cell>
          <table:table-cell table:formula="of:=ABS (([.AP4]+[.AP2])*(-1)+[.AP3]*(-2)+([.AR2]+[.AR4])+[.AR3]*2)" office:value-type="float" office:value="8" calcext:value-type="float">
            <text:p>8</text:p>
          </table:table-cell>
          <table:table-cell table:formula="of:=ABS (([.AQ4]+[.AQ2])*(-1)+[.AQ3]*(-2)+([.AS2]+[.AS4])+[.AS3]*2)" office:value-type="float" office:value="8" calcext:value-type="float">
            <text:p>8</text:p>
          </table:table-cell>
          <table:table-cell table:formula="of:=ABS (([.AR4]+[.AR2])*(-1)+[.AR3]*(-2)+([.AT2]+[.AT4])+[.AT3]*2)" office:value-type="float" office:value="8" calcext:value-type="float">
            <text:p>8</text:p>
          </table:table-cell>
          <table:table-cell table:formula="of:=ABS (([.AS4]+[.AS2])*(-1)+[.AS3]*(-2)+([.AU2]+[.AU4])+[.AU3]*2)" office:value-type="float" office:value="8" calcext:value-type="float">
            <text:p>8</text:p>
          </table:table-cell>
          <table:table-cell table:formula="of:=ABS (([.AT4]+[.AT2])*(-1)+[.AT3]*(-2)+([.AV2]+[.AV4])+[.AV3]*2)" office:value-type="float" office:value="8" calcext:value-type="float">
            <text:p>8</text:p>
          </table:table-cell>
          <table:table-cell table:formula="of:=ABS (([.AU4]+[.AU2])*(-1)+[.AU3]*(-2)+([.AW2]+[.AW4])+[.AW3]*2)" office:value-type="float" office:value="8" calcext:value-type="float">
            <text:p>8</text:p>
          </table:table-cell>
          <table:table-cell table:formula="of:=ABS (([.AV4]+[.AV2])*(-1)+[.AV3]*(-2)+([.AX2]+[.AX4])+[.AX3]*2)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/>
          <table:table-cell table:formula="of:=ABS (([.A5]+[.A3])*(-1)+[.A4]*(-2)+([.C3]+[.C5])+[.C4]*2)" office:value-type="float" office:value="6" calcext:value-type="float">
            <text:p>6</text:p>
          </table:table-cell>
          <table:table-cell table:formula="of:=ABS (([.B5]+[.B3])*(-1)+[.B4]*(-2)+([.D3]+[.D5])+[.D4]*2)" office:value-type="float" office:value="6" calcext:value-type="float">
            <text:p>6</text:p>
          </table:table-cell>
          <table:table-cell table:formula="of:=ABS (([.C5]+[.C3])*(-1)+[.C4]*(-2)+([.E3]+[.E5])+[.E4]*2)" office:value-type="float" office:value="6" calcext:value-type="float">
            <text:p>6</text:p>
          </table:table-cell>
          <table:table-cell table:formula="of:=ABS (([.D5]+[.D3])*(-1)+[.D4]*(-2)+([.F3]+[.F5])+[.F4]*2)" office:value-type="float" office:value="6" calcext:value-type="float">
            <text:p>6</text:p>
          </table:table-cell>
          <table:table-cell table:formula="of:=ABS (([.E5]+[.E3])*(-1)+[.E4]*(-2)+([.G3]+[.G5])+[.G4]*2)" office:value-type="float" office:value="6" calcext:value-type="float">
            <text:p>6</text:p>
          </table:table-cell>
          <table:table-cell table:formula="of:=ABS (([.F5]+[.F3])*(-1)+[.F4]*(-2)+([.H3]+[.H5])+[.H4]*2)" office:value-type="float" office:value="6" calcext:value-type="float">
            <text:p>6</text:p>
          </table:table-cell>
          <table:table-cell table:formula="of:=ABS (([.G5]+[.G3])*(-1)+[.G4]*(-2)+([.I3]+[.I5])+[.I4]*2)" office:value-type="float" office:value="6" calcext:value-type="float">
            <text:p>6</text:p>
          </table:table-cell>
          <table:table-cell table:formula="of:=ABS (([.H5]+[.H3])*(-1)+[.H4]*(-2)+([.J3]+[.J5])+[.J4]*2)" office:value-type="float" office:value="6" calcext:value-type="float">
            <text:p>6</text:p>
          </table:table-cell>
          <table:table-cell table:formula="of:=ABS (([.I5]+[.I3])*(-1)+[.I4]*(-2)+([.K3]+[.K5])+[.K4]*2)" office:value-type="float" office:value="24" calcext:value-type="float">
            <text:p>24</text:p>
          </table:table-cell>
          <table:table-cell table:formula="of:=ABS (([.J5]+[.J3])*(-1)+[.J4]*(-2)+([.L3]+[.L5])+[.L4]*2)" office:value-type="float" office:value="24" calcext:value-type="float">
            <text:p>24</text:p>
          </table:table-cell>
          <table:table-cell table:formula="of:=ABS (([.K5]+[.K3])*(-1)+[.K4]*(-2)+([.M3]+[.M5])+[.M4]*2)" office:value-type="float" office:value="6" calcext:value-type="float">
            <text:p>6</text:p>
          </table:table-cell>
          <table:table-cell table:formula="of:=ABS (([.L5]+[.L3])*(-1)+[.L4]*(-2)+([.N3]+[.N5])+[.N4]*2)" office:value-type="float" office:value="6" calcext:value-type="float">
            <text:p>6</text:p>
          </table:table-cell>
          <table:table-cell table:formula="of:=ABS (([.M5]+[.M3])*(-1)+[.M4]*(-2)+([.O3]+[.O5])+[.O4]*2)" office:value-type="float" office:value="6" calcext:value-type="float">
            <text:p>6</text:p>
          </table:table-cell>
          <table:table-cell table:formula="of:=ABS (([.N5]+[.N3])*(-1)+[.N4]*(-2)+([.P3]+[.P5])+[.P4]*2)" office:value-type="float" office:value="6" calcext:value-type="float">
            <text:p>6</text:p>
          </table:table-cell>
          <table:table-cell table:formula="of:=ABS (([.O5]+[.O3])*(-1)+[.O4]*(-2)+([.Q3]+[.Q5])+[.Q4]*2)" office:value-type="float" office:value="6" calcext:value-type="float">
            <text:p>6</text:p>
          </table:table-cell>
          <table:table-cell table:formula="of:=ABS (([.P5]+[.P3])*(-1)+[.P4]*(-2)+([.R3]+[.R5])+[.R4]*2)" office:value-type="float" office:value="6" calcext:value-type="float">
            <text:p>6</text:p>
          </table:table-cell>
          <table:table-cell table:formula="of:=ABS (([.Q5]+[.Q3])*(-1)+[.Q4]*(-2)+([.S3]+[.S5])+[.S4]*2)" office:value-type="float" office:value="6" calcext:value-type="float">
            <text:p>6</text:p>
          </table:table-cell>
          <table:table-cell table:formula="of:=ABS (([.R5]+[.R3])*(-1)+[.R4]*(-2)+([.T3]+[.T5])+[.T4]*2)" office:value-type="float" office:value="6" calcext:value-type="float">
            <text:p>6</text:p>
          </table:table-cell>
          <table:table-cell table:formula="of:=ABS (([.S5]+[.S3])*(-1)+[.S4]*(-2)+([.U3]+[.U5])+[.U4]*2)" office:value-type="float" office:value="24" calcext:value-type="float">
            <text:p>24</text:p>
          </table:table-cell>
          <table:table-cell table:formula="of:=ABS (([.T5]+[.T3])*(-1)+[.T4]*(-2)+([.V3]+[.V5])+[.V4]*2)" office:value-type="float" office:value="24" calcext:value-type="float">
            <text:p>24</text:p>
          </table:table-cell>
          <table:table-cell table:formula="of:=ABS (([.U5]+[.U3])*(-1)+[.U4]*(-2)+([.W3]+[.W5])+[.W4]*2)" office:value-type="float" office:value="6" calcext:value-type="float">
            <text:p>6</text:p>
          </table:table-cell>
          <table:table-cell table:formula="of:=ABS (([.V5]+[.V3])*(-1)+[.V4]*(-2)+([.X3]+[.X5])+[.X4]*2)" office:value-type="float" office:value="6" calcext:value-type="float">
            <text:p>6</text:p>
          </table:table-cell>
          <table:table-cell table:formula="of:=ABS (([.W5]+[.W3])*(-1)+[.W4]*(-2)+([.Y3]+[.Y5])+[.Y4]*2)" office:value-type="float" office:value="6" calcext:value-type="float">
            <text:p>6</text:p>
          </table:table-cell>
          <table:table-cell table:formula="of:=ABS (([.X5]+[.X3])*(-1)+[.X4]*(-2)+([.Z3]+[.Z5])+[.Z4]*2)" office:value-type="float" office:value="6" calcext:value-type="float">
            <text:p>6</text:p>
          </table:table-cell>
          <table:table-cell table:formula="of:=ABS (([.Y5]+[.Y3])*(-1)+[.Y4]*(-2)+([.AA3]+[.AA5])+[.AA4]*2)" office:value-type="float" office:value="6" calcext:value-type="float">
            <text:p>6</text:p>
          </table:table-cell>
          <table:table-cell table:formula="of:=ABS (([.Z5]+[.Z3])*(-1)+[.Z4]*(-2)+([.AB3]+[.AB5])+[.AB4]*2)" office:value-type="float" office:value="6" calcext:value-type="float">
            <text:p>6</text:p>
          </table:table-cell>
          <table:table-cell table:formula="of:=ABS (([.AA5]+[.AA3])*(-1)+[.AA4]*(-2)+([.AC3]+[.AC5])+[.AC4]*2)" office:value-type="float" office:value="6" calcext:value-type="float">
            <text:p>6</text:p>
          </table:table-cell>
          <table:table-cell table:formula="of:=ABS (([.AB5]+[.AB3])*(-1)+[.AB4]*(-2)+([.AD3]+[.AD5])+[.AD4]*2)" office:value-type="float" office:value="6" calcext:value-type="float">
            <text:p>6</text:p>
          </table:table-cell>
          <table:table-cell table:formula="of:=ABS (([.AC5]+[.AC3])*(-1)+[.AC4]*(-2)+([.AE3]+[.AE5])+[.AE4]*2)" office:value-type="float" office:value="24" calcext:value-type="float">
            <text:p>24</text:p>
          </table:table-cell>
          <table:table-cell table:formula="of:=ABS (([.AD5]+[.AD3])*(-1)+[.AD4]*(-2)+([.AF3]+[.AF5])+[.AF4]*2)" office:value-type="float" office:value="24" calcext:value-type="float">
            <text:p>24</text:p>
          </table:table-cell>
          <table:table-cell table:formula="of:=ABS (([.AE5]+[.AE3])*(-1)+[.AE4]*(-2)+([.AG3]+[.AG5])+[.AG4]*2)" office:value-type="float" office:value="6" calcext:value-type="float">
            <text:p>6</text:p>
          </table:table-cell>
          <table:table-cell table:formula="of:=ABS (([.AF5]+[.AF3])*(-1)+[.AF4]*(-2)+([.AH3]+[.AH5])+[.AH4]*2)" office:value-type="float" office:value="6" calcext:value-type="float">
            <text:p>6</text:p>
          </table:table-cell>
          <table:table-cell table:formula="of:=ABS (([.AG5]+[.AG3])*(-1)+[.AG4]*(-2)+([.AI3]+[.AI5])+[.AI4]*2)" office:value-type="float" office:value="6" calcext:value-type="float">
            <text:p>6</text:p>
          </table:table-cell>
          <table:table-cell table:formula="of:=ABS (([.AH5]+[.AH3])*(-1)+[.AH4]*(-2)+([.AJ3]+[.AJ5])+[.AJ4]*2)" office:value-type="float" office:value="6" calcext:value-type="float">
            <text:p>6</text:p>
          </table:table-cell>
          <table:table-cell table:formula="of:=ABS (([.AI5]+[.AI3])*(-1)+[.AI4]*(-2)+([.AK3]+[.AK5])+[.AK4]*2)" office:value-type="float" office:value="6" calcext:value-type="float">
            <text:p>6</text:p>
          </table:table-cell>
          <table:table-cell table:formula="of:=ABS (([.AJ5]+[.AJ3])*(-1)+[.AJ4]*(-2)+([.AL3]+[.AL5])+[.AL4]*2)" office:value-type="float" office:value="6" calcext:value-type="float">
            <text:p>6</text:p>
          </table:table-cell>
          <table:table-cell table:formula="of:=ABS (([.AK5]+[.AK3])*(-1)+[.AK4]*(-2)+([.AM3]+[.AM5])+[.AM4]*2)" office:value-type="float" office:value="6" calcext:value-type="float">
            <text:p>6</text:p>
          </table:table-cell>
          <table:table-cell table:formula="of:=ABS (([.AL5]+[.AL3])*(-1)+[.AL4]*(-2)+([.AN3]+[.AN5])+[.AN4]*2)" office:value-type="float" office:value="6" calcext:value-type="float">
            <text:p>6</text:p>
          </table:table-cell>
          <table:table-cell table:formula="of:=ABS (([.AM5]+[.AM3])*(-1)+[.AM4]*(-2)+([.AO3]+[.AO5])+[.AO4]*2)" office:value-type="float" office:value="24" calcext:value-type="float">
            <text:p>24</text:p>
          </table:table-cell>
          <table:table-cell table:formula="of:=ABS (([.AN5]+[.AN3])*(-1)+[.AN4]*(-2)+([.AP3]+[.AP5])+[.AP4]*2)" office:value-type="float" office:value="24" calcext:value-type="float">
            <text:p>24</text:p>
          </table:table-cell>
          <table:table-cell table:formula="of:=ABS (([.AO5]+[.AO3])*(-1)+[.AO4]*(-2)+([.AQ3]+[.AQ5])+[.AQ4]*2)" office:value-type="float" office:value="6" calcext:value-type="float">
            <text:p>6</text:p>
          </table:table-cell>
          <table:table-cell table:formula="of:=ABS (([.AP5]+[.AP3])*(-1)+[.AP4]*(-2)+([.AR3]+[.AR5])+[.AR4]*2)" office:value-type="float" office:value="6" calcext:value-type="float">
            <text:p>6</text:p>
          </table:table-cell>
          <table:table-cell table:formula="of:=ABS (([.AQ5]+[.AQ3])*(-1)+[.AQ4]*(-2)+([.AS3]+[.AS5])+[.AS4]*2)" office:value-type="float" office:value="6" calcext:value-type="float">
            <text:p>6</text:p>
          </table:table-cell>
          <table:table-cell table:formula="of:=ABS (([.AR5]+[.AR3])*(-1)+[.AR4]*(-2)+([.AT3]+[.AT5])+[.AT4]*2)" office:value-type="float" office:value="6" calcext:value-type="float">
            <text:p>6</text:p>
          </table:table-cell>
          <table:table-cell table:formula="of:=ABS (([.AS5]+[.AS3])*(-1)+[.AS4]*(-2)+([.AU3]+[.AU5])+[.AU4]*2)" office:value-type="float" office:value="6" calcext:value-type="float">
            <text:p>6</text:p>
          </table:table-cell>
          <table:table-cell table:formula="of:=ABS (([.AT5]+[.AT3])*(-1)+[.AT4]*(-2)+([.AV3]+[.AV5])+[.AV4]*2)" office:value-type="float" office:value="6" calcext:value-type="float">
            <text:p>6</text:p>
          </table:table-cell>
          <table:table-cell table:formula="of:=ABS (([.AU5]+[.AU3])*(-1)+[.AU4]*(-2)+([.AW3]+[.AW5])+[.AW4]*2)" office:value-type="float" office:value="6" calcext:value-type="float">
            <text:p>6</text:p>
          </table:table-cell>
          <table:table-cell table:formula="of:=ABS (([.AV5]+[.AV3])*(-1)+[.AV4]*(-2)+([.AX3]+[.AX5])+[.AX4]*2)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/>
          <table:table-cell table:formula="of:=ABS (([.A6]+[.A4])*(-1)+[.A5]*(-2)+([.C4]+[.C6])+[.C5]*2)" office:value-type="float" office:value="4" calcext:value-type="float">
            <text:p>4</text:p>
          </table:table-cell>
          <table:table-cell table:formula="of:=ABS (([.B6]+[.B4])*(-1)+[.B5]*(-2)+([.D4]+[.D6])+[.D5]*2)" office:value-type="float" office:value="4" calcext:value-type="float">
            <text:p>4</text:p>
          </table:table-cell>
          <table:table-cell table:formula="of:=ABS (([.C6]+[.C4])*(-1)+[.C5]*(-2)+([.E4]+[.E6])+[.E5]*2)" office:value-type="float" office:value="4" calcext:value-type="float">
            <text:p>4</text:p>
          </table:table-cell>
          <table:table-cell table:formula="of:=ABS (([.D6]+[.D4])*(-1)+[.D5]*(-2)+([.F4]+[.F6])+[.F5]*2)" office:value-type="float" office:value="4" calcext:value-type="float">
            <text:p>4</text:p>
          </table:table-cell>
          <table:table-cell table:formula="of:=ABS (([.E6]+[.E4])*(-1)+[.E5]*(-2)+([.G4]+[.G6])+[.G5]*2)" office:value-type="float" office:value="4" calcext:value-type="float">
            <text:p>4</text:p>
          </table:table-cell>
          <table:table-cell table:formula="of:=ABS (([.F6]+[.F4])*(-1)+[.F5]*(-2)+([.H4]+[.H6])+[.H5]*2)" office:value-type="float" office:value="4" calcext:value-type="float">
            <text:p>4</text:p>
          </table:table-cell>
          <table:table-cell table:formula="of:=ABS (([.G6]+[.G4])*(-1)+[.G5]*(-2)+([.I4]+[.I6])+[.I5]*2)" office:value-type="float" office:value="4" calcext:value-type="float">
            <text:p>4</text:p>
          </table:table-cell>
          <table:table-cell table:formula="of:=ABS (([.H6]+[.H4])*(-1)+[.H5]*(-2)+([.J4]+[.J6])+[.J5]*2)" office:value-type="float" office:value="4" calcext:value-type="float">
            <text:p>4</text:p>
          </table:table-cell>
          <table:table-cell table:formula="of:=ABS (([.I6]+[.I4])*(-1)+[.I5]*(-2)+([.K4]+[.K6])+[.K5]*2)" office:value-type="float" office:value="16" calcext:value-type="float">
            <text:p>16</text:p>
          </table:table-cell>
          <table:table-cell table:formula="of:=ABS (([.J6]+[.J4])*(-1)+[.J5]*(-2)+([.L4]+[.L6])+[.L5]*2)" office:value-type="float" office:value="16" calcext:value-type="float">
            <text:p>16</text:p>
          </table:table-cell>
          <table:table-cell table:formula="of:=ABS (([.K6]+[.K4])*(-1)+[.K5]*(-2)+([.M4]+[.M6])+[.M5]*2)" office:value-type="float" office:value="4" calcext:value-type="float">
            <text:p>4</text:p>
          </table:table-cell>
          <table:table-cell table:formula="of:=ABS (([.L6]+[.L4])*(-1)+[.L5]*(-2)+([.N4]+[.N6])+[.N5]*2)" office:value-type="float" office:value="4" calcext:value-type="float">
            <text:p>4</text:p>
          </table:table-cell>
          <table:table-cell table:formula="of:=ABS (([.M6]+[.M4])*(-1)+[.M5]*(-2)+([.O4]+[.O6])+[.O5]*2)" office:value-type="float" office:value="4" calcext:value-type="float">
            <text:p>4</text:p>
          </table:table-cell>
          <table:table-cell table:formula="of:=ABS (([.N6]+[.N4])*(-1)+[.N5]*(-2)+([.P4]+[.P6])+[.P5]*2)" office:value-type="float" office:value="4" calcext:value-type="float">
            <text:p>4</text:p>
          </table:table-cell>
          <table:table-cell table:formula="of:=ABS (([.O6]+[.O4])*(-1)+[.O5]*(-2)+([.Q4]+[.Q6])+[.Q5]*2)" office:value-type="float" office:value="4" calcext:value-type="float">
            <text:p>4</text:p>
          </table:table-cell>
          <table:table-cell table:formula="of:=ABS (([.P6]+[.P4])*(-1)+[.P5]*(-2)+([.R4]+[.R6])+[.R5]*2)" office:value-type="float" office:value="4" calcext:value-type="float">
            <text:p>4</text:p>
          </table:table-cell>
          <table:table-cell table:formula="of:=ABS (([.Q6]+[.Q4])*(-1)+[.Q5]*(-2)+([.S4]+[.S6])+[.S5]*2)" office:value-type="float" office:value="4" calcext:value-type="float">
            <text:p>4</text:p>
          </table:table-cell>
          <table:table-cell table:formula="of:=ABS (([.R6]+[.R4])*(-1)+[.R5]*(-2)+([.T4]+[.T6])+[.T5]*2)" office:value-type="float" office:value="4" calcext:value-type="float">
            <text:p>4</text:p>
          </table:table-cell>
          <table:table-cell table:formula="of:=ABS (([.S6]+[.S4])*(-1)+[.S5]*(-2)+([.U4]+[.U6])+[.U5]*2)" office:value-type="float" office:value="16" calcext:value-type="float">
            <text:p>16</text:p>
          </table:table-cell>
          <table:table-cell table:formula="of:=ABS (([.T6]+[.T4])*(-1)+[.T5]*(-2)+([.V4]+[.V6])+[.V5]*2)" office:value-type="float" office:value="16" calcext:value-type="float">
            <text:p>16</text:p>
          </table:table-cell>
          <table:table-cell table:formula="of:=ABS (([.U6]+[.U4])*(-1)+[.U5]*(-2)+([.W4]+[.W6])+[.W5]*2)" office:value-type="float" office:value="4" calcext:value-type="float">
            <text:p>4</text:p>
          </table:table-cell>
          <table:table-cell table:formula="of:=ABS (([.V6]+[.V4])*(-1)+[.V5]*(-2)+([.X4]+[.X6])+[.X5]*2)" office:value-type="float" office:value="4" calcext:value-type="float">
            <text:p>4</text:p>
          </table:table-cell>
          <table:table-cell table:formula="of:=ABS (([.W6]+[.W4])*(-1)+[.W5]*(-2)+([.Y4]+[.Y6])+[.Y5]*2)" office:value-type="float" office:value="4" calcext:value-type="float">
            <text:p>4</text:p>
          </table:table-cell>
          <table:table-cell table:formula="of:=ABS (([.X6]+[.X4])*(-1)+[.X5]*(-2)+([.Z4]+[.Z6])+[.Z5]*2)" office:value-type="float" office:value="4" calcext:value-type="float">
            <text:p>4</text:p>
          </table:table-cell>
          <table:table-cell table:formula="of:=ABS (([.Y6]+[.Y4])*(-1)+[.Y5]*(-2)+([.AA4]+[.AA6])+[.AA5]*2)" office:value-type="float" office:value="4" calcext:value-type="float">
            <text:p>4</text:p>
          </table:table-cell>
          <table:table-cell table:formula="of:=ABS (([.Z6]+[.Z4])*(-1)+[.Z5]*(-2)+([.AB4]+[.AB6])+[.AB5]*2)" office:value-type="float" office:value="4" calcext:value-type="float">
            <text:p>4</text:p>
          </table:table-cell>
          <table:table-cell table:formula="of:=ABS (([.AA6]+[.AA4])*(-1)+[.AA5]*(-2)+([.AC4]+[.AC6])+[.AC5]*2)" office:value-type="float" office:value="4" calcext:value-type="float">
            <text:p>4</text:p>
          </table:table-cell>
          <table:table-cell table:formula="of:=ABS (([.AB6]+[.AB4])*(-1)+[.AB5]*(-2)+([.AD4]+[.AD6])+[.AD5]*2)" office:value-type="float" office:value="4" calcext:value-type="float">
            <text:p>4</text:p>
          </table:table-cell>
          <table:table-cell table:formula="of:=ABS (([.AC6]+[.AC4])*(-1)+[.AC5]*(-2)+([.AE4]+[.AE6])+[.AE5]*2)" office:value-type="float" office:value="16" calcext:value-type="float">
            <text:p>16</text:p>
          </table:table-cell>
          <table:table-cell table:formula="of:=ABS (([.AD6]+[.AD4])*(-1)+[.AD5]*(-2)+([.AF4]+[.AF6])+[.AF5]*2)" office:value-type="float" office:value="16" calcext:value-type="float">
            <text:p>16</text:p>
          </table:table-cell>
          <table:table-cell table:formula="of:=ABS (([.AE6]+[.AE4])*(-1)+[.AE5]*(-2)+([.AG4]+[.AG6])+[.AG5]*2)" office:value-type="float" office:value="4" calcext:value-type="float">
            <text:p>4</text:p>
          </table:table-cell>
          <table:table-cell table:formula="of:=ABS (([.AF6]+[.AF4])*(-1)+[.AF5]*(-2)+([.AH4]+[.AH6])+[.AH5]*2)" office:value-type="float" office:value="4" calcext:value-type="float">
            <text:p>4</text:p>
          </table:table-cell>
          <table:table-cell table:formula="of:=ABS (([.AG6]+[.AG4])*(-1)+[.AG5]*(-2)+([.AI4]+[.AI6])+[.AI5]*2)" office:value-type="float" office:value="4" calcext:value-type="float">
            <text:p>4</text:p>
          </table:table-cell>
          <table:table-cell table:formula="of:=ABS (([.AH6]+[.AH4])*(-1)+[.AH5]*(-2)+([.AJ4]+[.AJ6])+[.AJ5]*2)" office:value-type="float" office:value="4" calcext:value-type="float">
            <text:p>4</text:p>
          </table:table-cell>
          <table:table-cell table:formula="of:=ABS (([.AI6]+[.AI4])*(-1)+[.AI5]*(-2)+([.AK4]+[.AK6])+[.AK5]*2)" office:value-type="float" office:value="4" calcext:value-type="float">
            <text:p>4</text:p>
          </table:table-cell>
          <table:table-cell table:formula="of:=ABS (([.AJ6]+[.AJ4])*(-1)+[.AJ5]*(-2)+([.AL4]+[.AL6])+[.AL5]*2)" office:value-type="float" office:value="4" calcext:value-type="float">
            <text:p>4</text:p>
          </table:table-cell>
          <table:table-cell table:formula="of:=ABS (([.AK6]+[.AK4])*(-1)+[.AK5]*(-2)+([.AM4]+[.AM6])+[.AM5]*2)" office:value-type="float" office:value="4" calcext:value-type="float">
            <text:p>4</text:p>
          </table:table-cell>
          <table:table-cell table:formula="of:=ABS (([.AL6]+[.AL4])*(-1)+[.AL5]*(-2)+([.AN4]+[.AN6])+[.AN5]*2)" office:value-type="float" office:value="4" calcext:value-type="float">
            <text:p>4</text:p>
          </table:table-cell>
          <table:table-cell table:formula="of:=ABS (([.AM6]+[.AM4])*(-1)+[.AM5]*(-2)+([.AO4]+[.AO6])+[.AO5]*2)" office:value-type="float" office:value="16" calcext:value-type="float">
            <text:p>16</text:p>
          </table:table-cell>
          <table:table-cell table:formula="of:=ABS (([.AN6]+[.AN4])*(-1)+[.AN5]*(-2)+([.AP4]+[.AP6])+[.AP5]*2)" office:value-type="float" office:value="16" calcext:value-type="float">
            <text:p>16</text:p>
          </table:table-cell>
          <table:table-cell table:formula="of:=ABS (([.AO6]+[.AO4])*(-1)+[.AO5]*(-2)+([.AQ4]+[.AQ6])+[.AQ5]*2)" office:value-type="float" office:value="4" calcext:value-type="float">
            <text:p>4</text:p>
          </table:table-cell>
          <table:table-cell table:formula="of:=ABS (([.AP6]+[.AP4])*(-1)+[.AP5]*(-2)+([.AR4]+[.AR6])+[.AR5]*2)" office:value-type="float" office:value="4" calcext:value-type="float">
            <text:p>4</text:p>
          </table:table-cell>
          <table:table-cell table:formula="of:=ABS (([.AQ6]+[.AQ4])*(-1)+[.AQ5]*(-2)+([.AS4]+[.AS6])+[.AS5]*2)" office:value-type="float" office:value="4" calcext:value-type="float">
            <text:p>4</text:p>
          </table:table-cell>
          <table:table-cell table:formula="of:=ABS (([.AR6]+[.AR4])*(-1)+[.AR5]*(-2)+([.AT4]+[.AT6])+[.AT5]*2)" office:value-type="float" office:value="4" calcext:value-type="float">
            <text:p>4</text:p>
          </table:table-cell>
          <table:table-cell table:formula="of:=ABS (([.AS6]+[.AS4])*(-1)+[.AS5]*(-2)+([.AU4]+[.AU6])+[.AU5]*2)" office:value-type="float" office:value="4" calcext:value-type="float">
            <text:p>4</text:p>
          </table:table-cell>
          <table:table-cell table:formula="of:=ABS (([.AT6]+[.AT4])*(-1)+[.AT5]*(-2)+([.AV4]+[.AV6])+[.AV5]*2)" office:value-type="float" office:value="4" calcext:value-type="float">
            <text:p>4</text:p>
          </table:table-cell>
          <table:table-cell table:formula="of:=ABS (([.AU6]+[.AU4])*(-1)+[.AU5]*(-2)+([.AW4]+[.AW6])+[.AW5]*2)" office:value-type="float" office:value="4" calcext:value-type="float">
            <text:p>4</text:p>
          </table:table-cell>
          <table:table-cell table:formula="of:=ABS (([.AV6]+[.AV4])*(-1)+[.AV5]*(-2)+([.AX4]+[.AX6])+[.AX5]*2)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/>
          <table:table-cell table:formula="of:=ABS (([.A7]+[.A5])*(-1)+[.A6]*(-2)+([.C5]+[.C7])+[.C6]*2)" office:value-type="float" office:value="6" calcext:value-type="float">
            <text:p>6</text:p>
          </table:table-cell>
          <table:table-cell table:formula="of:=ABS (([.B7]+[.B5])*(-1)+[.B6]*(-2)+([.D5]+[.D7])+[.D6]*2)" office:value-type="float" office:value="6" calcext:value-type="float">
            <text:p>6</text:p>
          </table:table-cell>
          <table:table-cell table:formula="of:=ABS (([.C7]+[.C5])*(-1)+[.C6]*(-2)+([.E5]+[.E7])+[.E6]*2)" office:value-type="float" office:value="6" calcext:value-type="float">
            <text:p>6</text:p>
          </table:table-cell>
          <table:table-cell table:formula="of:=ABS (([.D7]+[.D5])*(-1)+[.D6]*(-2)+([.F5]+[.F7])+[.F6]*2)" office:value-type="float" office:value="6" calcext:value-type="float">
            <text:p>6</text:p>
          </table:table-cell>
          <table:table-cell table:formula="of:=ABS (([.E7]+[.E5])*(-1)+[.E6]*(-2)+([.G5]+[.G7])+[.G6]*2)" office:value-type="float" office:value="6" calcext:value-type="float">
            <text:p>6</text:p>
          </table:table-cell>
          <table:table-cell table:formula="of:=ABS (([.F7]+[.F5])*(-1)+[.F6]*(-2)+([.H5]+[.H7])+[.H6]*2)" office:value-type="float" office:value="6" calcext:value-type="float">
            <text:p>6</text:p>
          </table:table-cell>
          <table:table-cell table:formula="of:=ABS (([.G7]+[.G5])*(-1)+[.G6]*(-2)+([.I5]+[.I7])+[.I6]*2)" office:value-type="float" office:value="6" calcext:value-type="float">
            <text:p>6</text:p>
          </table:table-cell>
          <table:table-cell table:formula="of:=ABS (([.H7]+[.H5])*(-1)+[.H6]*(-2)+([.J5]+[.J7])+[.J6]*2)" office:value-type="float" office:value="6" calcext:value-type="float">
            <text:p>6</text:p>
          </table:table-cell>
          <table:table-cell table:formula="of:=ABS (([.I7]+[.I5])*(-1)+[.I6]*(-2)+([.K5]+[.K7])+[.K6]*2)" office:value-type="float" office:value="24" calcext:value-type="float">
            <text:p>24</text:p>
          </table:table-cell>
          <table:table-cell table:formula="of:=ABS (([.J7]+[.J5])*(-1)+[.J6]*(-2)+([.L5]+[.L7])+[.L6]*2)" office:value-type="float" office:value="24" calcext:value-type="float">
            <text:p>24</text:p>
          </table:table-cell>
          <table:table-cell table:formula="of:=ABS (([.K7]+[.K5])*(-1)+[.K6]*(-2)+([.M5]+[.M7])+[.M6]*2)" office:value-type="float" office:value="6" calcext:value-type="float">
            <text:p>6</text:p>
          </table:table-cell>
          <table:table-cell table:formula="of:=ABS (([.L7]+[.L5])*(-1)+[.L6]*(-2)+([.N5]+[.N7])+[.N6]*2)" office:value-type="float" office:value="6" calcext:value-type="float">
            <text:p>6</text:p>
          </table:table-cell>
          <table:table-cell table:formula="of:=ABS (([.M7]+[.M5])*(-1)+[.M6]*(-2)+([.O5]+[.O7])+[.O6]*2)" office:value-type="float" office:value="6" calcext:value-type="float">
            <text:p>6</text:p>
          </table:table-cell>
          <table:table-cell table:formula="of:=ABS (([.N7]+[.N5])*(-1)+[.N6]*(-2)+([.P5]+[.P7])+[.P6]*2)" office:value-type="float" office:value="6" calcext:value-type="float">
            <text:p>6</text:p>
          </table:table-cell>
          <table:table-cell table:formula="of:=ABS (([.O7]+[.O5])*(-1)+[.O6]*(-2)+([.Q5]+[.Q7])+[.Q6]*2)" office:value-type="float" office:value="6" calcext:value-type="float">
            <text:p>6</text:p>
          </table:table-cell>
          <table:table-cell table:formula="of:=ABS (([.P7]+[.P5])*(-1)+[.P6]*(-2)+([.R5]+[.R7])+[.R6]*2)" office:value-type="float" office:value="6" calcext:value-type="float">
            <text:p>6</text:p>
          </table:table-cell>
          <table:table-cell table:formula="of:=ABS (([.Q7]+[.Q5])*(-1)+[.Q6]*(-2)+([.S5]+[.S7])+[.S6]*2)" office:value-type="float" office:value="6" calcext:value-type="float">
            <text:p>6</text:p>
          </table:table-cell>
          <table:table-cell table:formula="of:=ABS (([.R7]+[.R5])*(-1)+[.R6]*(-2)+([.T5]+[.T7])+[.T6]*2)" office:value-type="float" office:value="6" calcext:value-type="float">
            <text:p>6</text:p>
          </table:table-cell>
          <table:table-cell table:formula="of:=ABS (([.S7]+[.S5])*(-1)+[.S6]*(-2)+([.U5]+[.U7])+[.U6]*2)" office:value-type="float" office:value="24" calcext:value-type="float">
            <text:p>24</text:p>
          </table:table-cell>
          <table:table-cell table:formula="of:=ABS (([.T7]+[.T5])*(-1)+[.T6]*(-2)+([.V5]+[.V7])+[.V6]*2)" office:value-type="float" office:value="24" calcext:value-type="float">
            <text:p>24</text:p>
          </table:table-cell>
          <table:table-cell table:formula="of:=ABS (([.U7]+[.U5])*(-1)+[.U6]*(-2)+([.W5]+[.W7])+[.W6]*2)" office:value-type="float" office:value="6" calcext:value-type="float">
            <text:p>6</text:p>
          </table:table-cell>
          <table:table-cell table:formula="of:=ABS (([.V7]+[.V5])*(-1)+[.V6]*(-2)+([.X5]+[.X7])+[.X6]*2)" office:value-type="float" office:value="6" calcext:value-type="float">
            <text:p>6</text:p>
          </table:table-cell>
          <table:table-cell table:formula="of:=ABS (([.W7]+[.W5])*(-1)+[.W6]*(-2)+([.Y5]+[.Y7])+[.Y6]*2)" office:value-type="float" office:value="6" calcext:value-type="float">
            <text:p>6</text:p>
          </table:table-cell>
          <table:table-cell table:formula="of:=ABS (([.X7]+[.X5])*(-1)+[.X6]*(-2)+([.Z5]+[.Z7])+[.Z6]*2)" office:value-type="float" office:value="6" calcext:value-type="float">
            <text:p>6</text:p>
          </table:table-cell>
          <table:table-cell table:formula="of:=ABS (([.Y7]+[.Y5])*(-1)+[.Y6]*(-2)+([.AA5]+[.AA7])+[.AA6]*2)" office:value-type="float" office:value="6" calcext:value-type="float">
            <text:p>6</text:p>
          </table:table-cell>
          <table:table-cell table:formula="of:=ABS (([.Z7]+[.Z5])*(-1)+[.Z6]*(-2)+([.AB5]+[.AB7])+[.AB6]*2)" office:value-type="float" office:value="6" calcext:value-type="float">
            <text:p>6</text:p>
          </table:table-cell>
          <table:table-cell table:formula="of:=ABS (([.AA7]+[.AA5])*(-1)+[.AA6]*(-2)+([.AC5]+[.AC7])+[.AC6]*2)" office:value-type="float" office:value="6" calcext:value-type="float">
            <text:p>6</text:p>
          </table:table-cell>
          <table:table-cell table:formula="of:=ABS (([.AB7]+[.AB5])*(-1)+[.AB6]*(-2)+([.AD5]+[.AD7])+[.AD6]*2)" office:value-type="float" office:value="6" calcext:value-type="float">
            <text:p>6</text:p>
          </table:table-cell>
          <table:table-cell table:formula="of:=ABS (([.AC7]+[.AC5])*(-1)+[.AC6]*(-2)+([.AE5]+[.AE7])+[.AE6]*2)" office:value-type="float" office:value="24" calcext:value-type="float">
            <text:p>24</text:p>
          </table:table-cell>
          <table:table-cell table:formula="of:=ABS (([.AD7]+[.AD5])*(-1)+[.AD6]*(-2)+([.AF5]+[.AF7])+[.AF6]*2)" office:value-type="float" office:value="24" calcext:value-type="float">
            <text:p>24</text:p>
          </table:table-cell>
          <table:table-cell table:formula="of:=ABS (([.AE7]+[.AE5])*(-1)+[.AE6]*(-2)+([.AG5]+[.AG7])+[.AG6]*2)" office:value-type="float" office:value="6" calcext:value-type="float">
            <text:p>6</text:p>
          </table:table-cell>
          <table:table-cell table:formula="of:=ABS (([.AF7]+[.AF5])*(-1)+[.AF6]*(-2)+([.AH5]+[.AH7])+[.AH6]*2)" office:value-type="float" office:value="6" calcext:value-type="float">
            <text:p>6</text:p>
          </table:table-cell>
          <table:table-cell table:formula="of:=ABS (([.AG7]+[.AG5])*(-1)+[.AG6]*(-2)+([.AI5]+[.AI7])+[.AI6]*2)" office:value-type="float" office:value="6" calcext:value-type="float">
            <text:p>6</text:p>
          </table:table-cell>
          <table:table-cell table:formula="of:=ABS (([.AH7]+[.AH5])*(-1)+[.AH6]*(-2)+([.AJ5]+[.AJ7])+[.AJ6]*2)" office:value-type="float" office:value="6" calcext:value-type="float">
            <text:p>6</text:p>
          </table:table-cell>
          <table:table-cell table:formula="of:=ABS (([.AI7]+[.AI5])*(-1)+[.AI6]*(-2)+([.AK5]+[.AK7])+[.AK6]*2)" office:value-type="float" office:value="6" calcext:value-type="float">
            <text:p>6</text:p>
          </table:table-cell>
          <table:table-cell table:formula="of:=ABS (([.AJ7]+[.AJ5])*(-1)+[.AJ6]*(-2)+([.AL5]+[.AL7])+[.AL6]*2)" office:value-type="float" office:value="6" calcext:value-type="float">
            <text:p>6</text:p>
          </table:table-cell>
          <table:table-cell table:formula="of:=ABS (([.AK7]+[.AK5])*(-1)+[.AK6]*(-2)+([.AM5]+[.AM7])+[.AM6]*2)" office:value-type="float" office:value="6" calcext:value-type="float">
            <text:p>6</text:p>
          </table:table-cell>
          <table:table-cell table:formula="of:=ABS (([.AL7]+[.AL5])*(-1)+[.AL6]*(-2)+([.AN5]+[.AN7])+[.AN6]*2)" office:value-type="float" office:value="6" calcext:value-type="float">
            <text:p>6</text:p>
          </table:table-cell>
          <table:table-cell table:formula="of:=ABS (([.AM7]+[.AM5])*(-1)+[.AM6]*(-2)+([.AO5]+[.AO7])+[.AO6]*2)" office:value-type="float" office:value="24" calcext:value-type="float">
            <text:p>24</text:p>
          </table:table-cell>
          <table:table-cell table:formula="of:=ABS (([.AN7]+[.AN5])*(-1)+[.AN6]*(-2)+([.AP5]+[.AP7])+[.AP6]*2)" office:value-type="float" office:value="24" calcext:value-type="float">
            <text:p>24</text:p>
          </table:table-cell>
          <table:table-cell table:formula="of:=ABS (([.AO7]+[.AO5])*(-1)+[.AO6]*(-2)+([.AQ5]+[.AQ7])+[.AQ6]*2)" office:value-type="float" office:value="6" calcext:value-type="float">
            <text:p>6</text:p>
          </table:table-cell>
          <table:table-cell table:formula="of:=ABS (([.AP7]+[.AP5])*(-1)+[.AP6]*(-2)+([.AR5]+[.AR7])+[.AR6]*2)" office:value-type="float" office:value="6" calcext:value-type="float">
            <text:p>6</text:p>
          </table:table-cell>
          <table:table-cell table:formula="of:=ABS (([.AQ7]+[.AQ5])*(-1)+[.AQ6]*(-2)+([.AS5]+[.AS7])+[.AS6]*2)" office:value-type="float" office:value="6" calcext:value-type="float">
            <text:p>6</text:p>
          </table:table-cell>
          <table:table-cell table:formula="of:=ABS (([.AR7]+[.AR5])*(-1)+[.AR6]*(-2)+([.AT5]+[.AT7])+[.AT6]*2)" office:value-type="float" office:value="6" calcext:value-type="float">
            <text:p>6</text:p>
          </table:table-cell>
          <table:table-cell table:formula="of:=ABS (([.AS7]+[.AS5])*(-1)+[.AS6]*(-2)+([.AU5]+[.AU7])+[.AU6]*2)" office:value-type="float" office:value="6" calcext:value-type="float">
            <text:p>6</text:p>
          </table:table-cell>
          <table:table-cell table:formula="of:=ABS (([.AT7]+[.AT5])*(-1)+[.AT6]*(-2)+([.AV5]+[.AV7])+[.AV6]*2)" office:value-type="float" office:value="6" calcext:value-type="float">
            <text:p>6</text:p>
          </table:table-cell>
          <table:table-cell table:formula="of:=ABS (([.AU7]+[.AU5])*(-1)+[.AU6]*(-2)+([.AW5]+[.AW7])+[.AW6]*2)" office:value-type="float" office:value="6" calcext:value-type="float">
            <text:p>6</text:p>
          </table:table-cell>
          <table:table-cell table:formula="of:=ABS (([.AV7]+[.AV5])*(-1)+[.AV6]*(-2)+([.AX5]+[.AX7])+[.AX6]*2)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/>
          <table:table-cell table:formula="of:=ABS (([.A8]+[.A6])*(-1)+[.A7]*(-2)+([.C6]+[.C8])+[.C7]*2)" office:value-type="float" office:value="8" calcext:value-type="float">
            <text:p>8</text:p>
          </table:table-cell>
          <table:table-cell table:formula="of:=ABS (([.B8]+[.B6])*(-1)+[.B7]*(-2)+([.D6]+[.D8])+[.D7]*2)" office:value-type="float" office:value="8" calcext:value-type="float">
            <text:p>8</text:p>
          </table:table-cell>
          <table:table-cell table:formula="of:=ABS (([.C8]+[.C6])*(-1)+[.C7]*(-2)+([.E6]+[.E8])+[.E7]*2)" office:value-type="float" office:value="8" calcext:value-type="float">
            <text:p>8</text:p>
          </table:table-cell>
          <table:table-cell table:formula="of:=ABS (([.D8]+[.D6])*(-1)+[.D7]*(-2)+([.F6]+[.F8])+[.F7]*2)" office:value-type="float" office:value="8" calcext:value-type="float">
            <text:p>8</text:p>
          </table:table-cell>
          <table:table-cell table:formula="of:=ABS (([.E8]+[.E6])*(-1)+[.E7]*(-2)+([.G6]+[.G8])+[.G7]*2)" office:value-type="float" office:value="8" calcext:value-type="float">
            <text:p>8</text:p>
          </table:table-cell>
          <table:table-cell table:formula="of:=ABS (([.F8]+[.F6])*(-1)+[.F7]*(-2)+([.H6]+[.H8])+[.H7]*2)" office:value-type="float" office:value="8" calcext:value-type="float">
            <text:p>8</text:p>
          </table:table-cell>
          <table:table-cell table:formula="of:=ABS (([.G8]+[.G6])*(-1)+[.G7]*(-2)+([.I6]+[.I8])+[.I7]*2)" office:value-type="float" office:value="8" calcext:value-type="float">
            <text:p>8</text:p>
          </table:table-cell>
          <table:table-cell table:formula="of:=ABS (([.H8]+[.H6])*(-1)+[.H7]*(-2)+([.J6]+[.J8])+[.J7]*2)" office:value-type="float" office:value="8" calcext:value-type="float">
            <text:p>8</text:p>
          </table:table-cell>
          <table:table-cell table:formula="of:=ABS (([.I8]+[.I6])*(-1)+[.I7]*(-2)+([.K6]+[.K8])+[.K7]*2)" office:value-type="float" office:value="32" calcext:value-type="float">
            <text:p>32</text:p>
          </table:table-cell>
          <table:table-cell table:formula="of:=ABS (([.J8]+[.J6])*(-1)+[.J7]*(-2)+([.L6]+[.L8])+[.L7]*2)" office:value-type="float" office:value="32" calcext:value-type="float">
            <text:p>32</text:p>
          </table:table-cell>
          <table:table-cell table:formula="of:=ABS (([.K8]+[.K6])*(-1)+[.K7]*(-2)+([.M6]+[.M8])+[.M7]*2)" office:value-type="float" office:value="8" calcext:value-type="float">
            <text:p>8</text:p>
          </table:table-cell>
          <table:table-cell table:formula="of:=ABS (([.L8]+[.L6])*(-1)+[.L7]*(-2)+([.N6]+[.N8])+[.N7]*2)" office:value-type="float" office:value="8" calcext:value-type="float">
            <text:p>8</text:p>
          </table:table-cell>
          <table:table-cell table:formula="of:=ABS (([.M8]+[.M6])*(-1)+[.M7]*(-2)+([.O6]+[.O8])+[.O7]*2)" office:value-type="float" office:value="8" calcext:value-type="float">
            <text:p>8</text:p>
          </table:table-cell>
          <table:table-cell table:formula="of:=ABS (([.N8]+[.N6])*(-1)+[.N7]*(-2)+([.P6]+[.P8])+[.P7]*2)" office:value-type="float" office:value="8" calcext:value-type="float">
            <text:p>8</text:p>
          </table:table-cell>
          <table:table-cell table:formula="of:=ABS (([.O8]+[.O6])*(-1)+[.O7]*(-2)+([.Q6]+[.Q8])+[.Q7]*2)" office:value-type="float" office:value="8" calcext:value-type="float">
            <text:p>8</text:p>
          </table:table-cell>
          <table:table-cell table:formula="of:=ABS (([.P8]+[.P6])*(-1)+[.P7]*(-2)+([.R6]+[.R8])+[.R7]*2)" office:value-type="float" office:value="8" calcext:value-type="float">
            <text:p>8</text:p>
          </table:table-cell>
          <table:table-cell table:formula="of:=ABS (([.Q8]+[.Q6])*(-1)+[.Q7]*(-2)+([.S6]+[.S8])+[.S7]*2)" office:value-type="float" office:value="8" calcext:value-type="float">
            <text:p>8</text:p>
          </table:table-cell>
          <table:table-cell table:formula="of:=ABS (([.R8]+[.R6])*(-1)+[.R7]*(-2)+([.T6]+[.T8])+[.T7]*2)" office:value-type="float" office:value="8" calcext:value-type="float">
            <text:p>8</text:p>
          </table:table-cell>
          <table:table-cell table:formula="of:=ABS (([.S8]+[.S6])*(-1)+[.S7]*(-2)+([.U6]+[.U8])+[.U7]*2)" office:value-type="float" office:value="32" calcext:value-type="float">
            <text:p>32</text:p>
          </table:table-cell>
          <table:table-cell table:formula="of:=ABS (([.T8]+[.T6])*(-1)+[.T7]*(-2)+([.V6]+[.V8])+[.V7]*2)" office:value-type="float" office:value="32" calcext:value-type="float">
            <text:p>32</text:p>
          </table:table-cell>
          <table:table-cell table:formula="of:=ABS (([.U8]+[.U6])*(-1)+[.U7]*(-2)+([.W6]+[.W8])+[.W7]*2)" office:value-type="float" office:value="8" calcext:value-type="float">
            <text:p>8</text:p>
          </table:table-cell>
          <table:table-cell table:formula="of:=ABS (([.V8]+[.V6])*(-1)+[.V7]*(-2)+([.X6]+[.X8])+[.X7]*2)" office:value-type="float" office:value="8" calcext:value-type="float">
            <text:p>8</text:p>
          </table:table-cell>
          <table:table-cell table:formula="of:=ABS (([.W8]+[.W6])*(-1)+[.W7]*(-2)+([.Y6]+[.Y8])+[.Y7]*2)" office:value-type="float" office:value="8" calcext:value-type="float">
            <text:p>8</text:p>
          </table:table-cell>
          <table:table-cell table:formula="of:=ABS (([.X8]+[.X6])*(-1)+[.X7]*(-2)+([.Z6]+[.Z8])+[.Z7]*2)" office:value-type="float" office:value="8" calcext:value-type="float">
            <text:p>8</text:p>
          </table:table-cell>
          <table:table-cell table:formula="of:=ABS (([.Y8]+[.Y6])*(-1)+[.Y7]*(-2)+([.AA6]+[.AA8])+[.AA7]*2)" office:value-type="float" office:value="8" calcext:value-type="float">
            <text:p>8</text:p>
          </table:table-cell>
          <table:table-cell table:formula="of:=ABS (([.Z8]+[.Z6])*(-1)+[.Z7]*(-2)+([.AB6]+[.AB8])+[.AB7]*2)" office:value-type="float" office:value="8" calcext:value-type="float">
            <text:p>8</text:p>
          </table:table-cell>
          <table:table-cell table:formula="of:=ABS (([.AA8]+[.AA6])*(-1)+[.AA7]*(-2)+([.AC6]+[.AC8])+[.AC7]*2)" office:value-type="float" office:value="8" calcext:value-type="float">
            <text:p>8</text:p>
          </table:table-cell>
          <table:table-cell table:formula="of:=ABS (([.AB8]+[.AB6])*(-1)+[.AB7]*(-2)+([.AD6]+[.AD8])+[.AD7]*2)" office:value-type="float" office:value="8" calcext:value-type="float">
            <text:p>8</text:p>
          </table:table-cell>
          <table:table-cell table:formula="of:=ABS (([.AC8]+[.AC6])*(-1)+[.AC7]*(-2)+([.AE6]+[.AE8])+[.AE7]*2)" office:value-type="float" office:value="32" calcext:value-type="float">
            <text:p>32</text:p>
          </table:table-cell>
          <table:table-cell table:formula="of:=ABS (([.AD8]+[.AD6])*(-1)+[.AD7]*(-2)+([.AF6]+[.AF8])+[.AF7]*2)" office:value-type="float" office:value="32" calcext:value-type="float">
            <text:p>32</text:p>
          </table:table-cell>
          <table:table-cell table:formula="of:=ABS (([.AE8]+[.AE6])*(-1)+[.AE7]*(-2)+([.AG6]+[.AG8])+[.AG7]*2)" office:value-type="float" office:value="8" calcext:value-type="float">
            <text:p>8</text:p>
          </table:table-cell>
          <table:table-cell table:formula="of:=ABS (([.AF8]+[.AF6])*(-1)+[.AF7]*(-2)+([.AH6]+[.AH8])+[.AH7]*2)" office:value-type="float" office:value="8" calcext:value-type="float">
            <text:p>8</text:p>
          </table:table-cell>
          <table:table-cell table:formula="of:=ABS (([.AG8]+[.AG6])*(-1)+[.AG7]*(-2)+([.AI6]+[.AI8])+[.AI7]*2)" office:value-type="float" office:value="8" calcext:value-type="float">
            <text:p>8</text:p>
          </table:table-cell>
          <table:table-cell table:formula="of:=ABS (([.AH8]+[.AH6])*(-1)+[.AH7]*(-2)+([.AJ6]+[.AJ8])+[.AJ7]*2)" office:value-type="float" office:value="8" calcext:value-type="float">
            <text:p>8</text:p>
          </table:table-cell>
          <table:table-cell table:formula="of:=ABS (([.AI8]+[.AI6])*(-1)+[.AI7]*(-2)+([.AK6]+[.AK8])+[.AK7]*2)" office:value-type="float" office:value="8" calcext:value-type="float">
            <text:p>8</text:p>
          </table:table-cell>
          <table:table-cell table:formula="of:=ABS (([.AJ8]+[.AJ6])*(-1)+[.AJ7]*(-2)+([.AL6]+[.AL8])+[.AL7]*2)" office:value-type="float" office:value="8" calcext:value-type="float">
            <text:p>8</text:p>
          </table:table-cell>
          <table:table-cell table:formula="of:=ABS (([.AK8]+[.AK6])*(-1)+[.AK7]*(-2)+([.AM6]+[.AM8])+[.AM7]*2)" office:value-type="float" office:value="8" calcext:value-type="float">
            <text:p>8</text:p>
          </table:table-cell>
          <table:table-cell table:formula="of:=ABS (([.AL8]+[.AL6])*(-1)+[.AL7]*(-2)+([.AN6]+[.AN8])+[.AN7]*2)" office:value-type="float" office:value="8" calcext:value-type="float">
            <text:p>8</text:p>
          </table:table-cell>
          <table:table-cell table:formula="of:=ABS (([.AM8]+[.AM6])*(-1)+[.AM7]*(-2)+([.AO6]+[.AO8])+[.AO7]*2)" office:value-type="float" office:value="32" calcext:value-type="float">
            <text:p>32</text:p>
          </table:table-cell>
          <table:table-cell table:formula="of:=ABS (([.AN8]+[.AN6])*(-1)+[.AN7]*(-2)+([.AP6]+[.AP8])+[.AP7]*2)" office:value-type="float" office:value="32" calcext:value-type="float">
            <text:p>32</text:p>
          </table:table-cell>
          <table:table-cell table:formula="of:=ABS (([.AO8]+[.AO6])*(-1)+[.AO7]*(-2)+([.AQ6]+[.AQ8])+[.AQ7]*2)" office:value-type="float" office:value="8" calcext:value-type="float">
            <text:p>8</text:p>
          </table:table-cell>
          <table:table-cell table:formula="of:=ABS (([.AP8]+[.AP6])*(-1)+[.AP7]*(-2)+([.AR6]+[.AR8])+[.AR7]*2)" office:value-type="float" office:value="8" calcext:value-type="float">
            <text:p>8</text:p>
          </table:table-cell>
          <table:table-cell table:formula="of:=ABS (([.AQ8]+[.AQ6])*(-1)+[.AQ7]*(-2)+([.AS6]+[.AS8])+[.AS7]*2)" office:value-type="float" office:value="8" calcext:value-type="float">
            <text:p>8</text:p>
          </table:table-cell>
          <table:table-cell table:formula="of:=ABS (([.AR8]+[.AR6])*(-1)+[.AR7]*(-2)+([.AT6]+[.AT8])+[.AT7]*2)" office:value-type="float" office:value="8" calcext:value-type="float">
            <text:p>8</text:p>
          </table:table-cell>
          <table:table-cell table:formula="of:=ABS (([.AS8]+[.AS6])*(-1)+[.AS7]*(-2)+([.AU6]+[.AU8])+[.AU7]*2)" office:value-type="float" office:value="8" calcext:value-type="float">
            <text:p>8</text:p>
          </table:table-cell>
          <table:table-cell table:formula="of:=ABS (([.AT8]+[.AT6])*(-1)+[.AT7]*(-2)+([.AV6]+[.AV8])+[.AV7]*2)" office:value-type="float" office:value="8" calcext:value-type="float">
            <text:p>8</text:p>
          </table:table-cell>
          <table:table-cell table:formula="of:=ABS (([.AU8]+[.AU6])*(-1)+[.AU7]*(-2)+([.AW6]+[.AW8])+[.AW7]*2)" office:value-type="float" office:value="8" calcext:value-type="float">
            <text:p>8</text:p>
          </table:table-cell>
          <table:table-cell table:formula="of:=ABS (([.AV8]+[.AV6])*(-1)+[.AV7]*(-2)+([.AX6]+[.AX8])+[.AX7]*2)" office:value-type="float" office:value="8" calcext:value-type="float">
            <text:p>8</text:p>
          </table:table-cell>
          <table:table-cell table:number-columns-repeated="52"/>
        </table:table-row>
        <table:table-row table:style-name="ro1" table:number-rows-repeated="8">
          <table:table-cell table:number-columns-repeated="101"/>
        </table:table-row>
        <table:table-row table:style-name="ro1">
          <table:table-cell office:value-type="string" calcext:value-type="string">
            <text:p>Inicio Gy</text:p>
          </table:table-cell>
          <table:table-cell table:number-columns-repeated="100"/>
        </table:table-row>
        <table:table-row table:style-name="ro1">
          <table:table-cell/>
          <table:table-cell table:style-name="ce2" table:formula="of:= ABS( ([.C1]+[.A1])*(-1)+[.B1]*(-2)+([.A3]+[.C3])+[.B3]*2 )" office:value-type="float" office:value="0" calcext:value-type="float">
            <text:p>0</text:p>
          </table:table-cell>
          <table:table-cell table:style-name="ce2" table:formula="of:= ABS( ([.D1]+[.B1])*(-1)+[.C1]*(-2)+([.B3]+[.D3])+[.C3]*2 )" office:value-type="float" office:value="0" calcext:value-type="float">
            <text:p>0</text:p>
          </table:table-cell>
          <table:table-cell table:style-name="ce2" table:formula="of:= ABS( ([.E1]+[.C1])*(-1)+[.D1]*(-2)+([.C3]+[.E3])+[.D3]*2 )" office:value-type="float" office:value="0" calcext:value-type="float">
            <text:p>0</text:p>
          </table:table-cell>
          <table:table-cell table:style-name="ce2" table:formula="of:= ABS( ([.F1]+[.D1])*(-1)+[.E1]*(-2)+([.D3]+[.F3])+[.E3]*2 )" office:value-type="float" office:value="0" calcext:value-type="float">
            <text:p>0</text:p>
          </table:table-cell>
          <table:table-cell table:style-name="ce2" table:formula="of:= ABS( ([.G1]+[.E1])*(-1)+[.F1]*(-2)+([.E3]+[.G3])+[.F3]*2 )" office:value-type="float" office:value="0" calcext:value-type="float">
            <text:p>0</text:p>
          </table:table-cell>
          <table:table-cell table:style-name="ce2" table:formula="of:= ABS( ([.H1]+[.F1])*(-1)+[.G1]*(-2)+([.F3]+[.H3])+[.G3]*2 )" office:value-type="float" office:value="0" calcext:value-type="float">
            <text:p>0</text:p>
          </table:table-cell>
          <table:table-cell table:style-name="ce2" table:formula="of:= ABS( ([.I1]+[.G1])*(-1)+[.H1]*(-2)+([.G3]+[.I3])+[.H3]*2 )" office:value-type="float" office:value="0" calcext:value-type="float">
            <text:p>0</text:p>
          </table:table-cell>
          <table:table-cell table:style-name="ce2" table:formula="of:= ABS( ([.J1]+[.H1])*(-1)+[.I1]*(-2)+([.H3]+[.J3])+[.I3]*2 )" office:value-type="float" office:value="0" calcext:value-type="float">
            <text:p>0</text:p>
          </table:table-cell>
          <table:table-cell table:style-name="ce2" table:formula="of:= ABS( ([.K1]+[.I1])*(-1)+[.J1]*(-2)+([.I3]+[.K3])+[.J3]*2 )" office:value-type="float" office:value="0" calcext:value-type="float">
            <text:p>0</text:p>
          </table:table-cell>
          <table:table-cell table:style-name="ce2" table:formula="of:= ABS( ([.L1]+[.J1])*(-1)+[.K1]*(-2)+([.J3]+[.L3])+[.K3]*2 )" office:value-type="float" office:value="0" calcext:value-type="float">
            <text:p>0</text:p>
          </table:table-cell>
          <table:table-cell table:style-name="ce2" table:formula="of:= ABS( ([.M1]+[.K1])*(-1)+[.L1]*(-2)+([.K3]+[.M3])+[.L3]*2 )" office:value-type="float" office:value="0" calcext:value-type="float">
            <text:p>0</text:p>
          </table:table-cell>
          <table:table-cell table:style-name="ce2" table:formula="of:= ABS( ([.N1]+[.L1])*(-1)+[.M1]*(-2)+([.L3]+[.N3])+[.M3]*2 )" office:value-type="float" office:value="0" calcext:value-type="float">
            <text:p>0</text:p>
          </table:table-cell>
          <table:table-cell table:style-name="ce2" table:formula="of:= ABS( ([.O1]+[.M1])*(-1)+[.N1]*(-2)+([.M3]+[.O3])+[.N3]*2 )" office:value-type="float" office:value="0" calcext:value-type="float">
            <text:p>0</text:p>
          </table:table-cell>
          <table:table-cell table:style-name="ce2" table:formula="of:= ABS( ([.P1]+[.N1])*(-1)+[.O1]*(-2)+([.N3]+[.P3])+[.O3]*2 )" office:value-type="float" office:value="0" calcext:value-type="float">
            <text:p>0</text:p>
          </table:table-cell>
          <table:table-cell table:style-name="ce2" table:formula="of:= ABS( ([.Q1]+[.O1])*(-1)+[.P1]*(-2)+([.O3]+[.Q3])+[.P3]*2 )" office:value-type="float" office:value="0" calcext:value-type="float">
            <text:p>0</text:p>
          </table:table-cell>
          <table:table-cell table:style-name="ce2" table:formula="of:= ABS( ([.R1]+[.P1])*(-1)+[.Q1]*(-2)+([.P3]+[.R3])+[.Q3]*2 )" office:value-type="float" office:value="0" calcext:value-type="float">
            <text:p>0</text:p>
          </table:table-cell>
          <table:table-cell table:style-name="ce2" table:formula="of:= ABS( ([.S1]+[.Q1])*(-1)+[.R1]*(-2)+([.Q3]+[.S3])+[.R3]*2 )" office:value-type="float" office:value="0" calcext:value-type="float">
            <text:p>0</text:p>
          </table:table-cell>
          <table:table-cell table:style-name="ce2" table:formula="of:= ABS( ([.T1]+[.R1])*(-1)+[.S1]*(-2)+([.R3]+[.T3])+[.S3]*2 )" office:value-type="float" office:value="0" calcext:value-type="float">
            <text:p>0</text:p>
          </table:table-cell>
          <table:table-cell table:style-name="ce2" table:formula="of:= ABS( ([.U1]+[.S1])*(-1)+[.T1]*(-2)+([.S3]+[.U3])+[.T3]*2 )" office:value-type="float" office:value="0" calcext:value-type="float">
            <text:p>0</text:p>
          </table:table-cell>
          <table:table-cell table:style-name="ce2" table:formula="of:= ABS( ([.V1]+[.T1])*(-1)+[.U1]*(-2)+([.T3]+[.V3])+[.U3]*2 )" office:value-type="float" office:value="0" calcext:value-type="float">
            <text:p>0</text:p>
          </table:table-cell>
          <table:table-cell table:style-name="ce2" table:formula="of:= ABS( ([.W1]+[.U1])*(-1)+[.V1]*(-2)+([.U3]+[.W3])+[.V3]*2 )" office:value-type="float" office:value="0" calcext:value-type="float">
            <text:p>0</text:p>
          </table:table-cell>
          <table:table-cell table:style-name="ce2" table:formula="of:= ABS( ([.X1]+[.V1])*(-1)+[.W1]*(-2)+([.V3]+[.X3])+[.W3]*2 )" office:value-type="float" office:value="0" calcext:value-type="float">
            <text:p>0</text:p>
          </table:table-cell>
          <table:table-cell table:style-name="ce2" table:formula="of:= ABS( ([.Y1]+[.W1])*(-1)+[.X1]*(-2)+([.W3]+[.Y3])+[.X3]*2 )" office:value-type="float" office:value="0" calcext:value-type="float">
            <text:p>0</text:p>
          </table:table-cell>
          <table:table-cell table:style-name="ce2" table:formula="of:= ABS( ([.Z1]+[.X1])*(-1)+[.Y1]*(-2)+([.X3]+[.Z3])+[.Y3]*2 )" office:value-type="float" office:value="0" calcext:value-type="float">
            <text:p>0</text:p>
          </table:table-cell>
          <table:table-cell table:style-name="ce2" table:formula="of:= ABS( ([.AA1]+[.Y1])*(-1)+[.Z1]*(-2)+([.Y3]+[.AA3])+[.Z3]*2 )" office:value-type="float" office:value="0" calcext:value-type="float">
            <text:p>0</text:p>
          </table:table-cell>
          <table:table-cell table:style-name="ce2" table:formula="of:= ABS( ([.AB1]+[.Z1])*(-1)+[.AA1]*(-2)+([.Z3]+[.AB3])+[.AA3]*2 )" office:value-type="float" office:value="0" calcext:value-type="float">
            <text:p>0</text:p>
          </table:table-cell>
          <table:table-cell table:style-name="ce2" table:formula="of:= ABS( ([.AC1]+[.AA1])*(-1)+[.AB1]*(-2)+([.AA3]+[.AC3])+[.AB3]*2 )" office:value-type="float" office:value="0" calcext:value-type="float">
            <text:p>0</text:p>
          </table:table-cell>
          <table:table-cell table:style-name="ce2" table:formula="of:= ABS( ([.AD1]+[.AB1])*(-1)+[.AC1]*(-2)+([.AB3]+[.AD3])+[.AC3]*2 )" office:value-type="float" office:value="0" calcext:value-type="float">
            <text:p>0</text:p>
          </table:table-cell>
          <table:table-cell table:style-name="ce2" table:formula="of:= ABS( ([.AE1]+[.AC1])*(-1)+[.AD1]*(-2)+([.AC3]+[.AE3])+[.AD3]*2 )" office:value-type="float" office:value="0" calcext:value-type="float">
            <text:p>0</text:p>
          </table:table-cell>
          <table:table-cell table:style-name="ce2" table:formula="of:= ABS( ([.AF1]+[.AD1])*(-1)+[.AE1]*(-2)+([.AD3]+[.AF3])+[.AE3]*2 )" office:value-type="float" office:value="0" calcext:value-type="float">
            <text:p>0</text:p>
          </table:table-cell>
          <table:table-cell table:style-name="ce2" table:formula="of:= ABS( ([.AG1]+[.AE1])*(-1)+[.AF1]*(-2)+([.AE3]+[.AG3])+[.AF3]*2 )" office:value-type="float" office:value="0" calcext:value-type="float">
            <text:p>0</text:p>
          </table:table-cell>
          <table:table-cell table:style-name="ce2" table:formula="of:= ABS( ([.AH1]+[.AF1])*(-1)+[.AG1]*(-2)+([.AF3]+[.AH3])+[.AG3]*2 )" office:value-type="float" office:value="0" calcext:value-type="float">
            <text:p>0</text:p>
          </table:table-cell>
          <table:table-cell table:style-name="ce2" table:formula="of:= ABS( ([.AI1]+[.AG1])*(-1)+[.AH1]*(-2)+([.AG3]+[.AI3])+[.AH3]*2 )" office:value-type="float" office:value="0" calcext:value-type="float">
            <text:p>0</text:p>
          </table:table-cell>
          <table:table-cell table:style-name="ce2" table:formula="of:= ABS( ([.AJ1]+[.AH1])*(-1)+[.AI1]*(-2)+([.AH3]+[.AJ3])+[.AI3]*2 )" office:value-type="float" office:value="0" calcext:value-type="float">
            <text:p>0</text:p>
          </table:table-cell>
          <table:table-cell table:style-name="ce2" table:formula="of:= ABS( ([.AK1]+[.AI1])*(-1)+[.AJ1]*(-2)+([.AI3]+[.AK3])+[.AJ3]*2 )" office:value-type="float" office:value="0" calcext:value-type="float">
            <text:p>0</text:p>
          </table:table-cell>
          <table:table-cell table:style-name="ce2" table:formula="of:= ABS( ([.AL1]+[.AJ1])*(-1)+[.AK1]*(-2)+([.AJ3]+[.AL3])+[.AK3]*2 )" office:value-type="float" office:value="0" calcext:value-type="float">
            <text:p>0</text:p>
          </table:table-cell>
          <table:table-cell table:style-name="ce2" table:formula="of:= ABS( ([.AM1]+[.AK1])*(-1)+[.AL1]*(-2)+([.AK3]+[.AM3])+[.AL3]*2 )" office:value-type="float" office:value="0" calcext:value-type="float">
            <text:p>0</text:p>
          </table:table-cell>
          <table:table-cell table:style-name="ce2" table:formula="of:= ABS( ([.AN1]+[.AL1])*(-1)+[.AM1]*(-2)+([.AL3]+[.AN3])+[.AM3]*2 )" office:value-type="float" office:value="0" calcext:value-type="float">
            <text:p>0</text:p>
          </table:table-cell>
          <table:table-cell table:style-name="ce2" table:formula="of:= ABS( ([.AO1]+[.AM1])*(-1)+[.AN1]*(-2)+([.AM3]+[.AO3])+[.AN3]*2 )" office:value-type="float" office:value="0" calcext:value-type="float">
            <text:p>0</text:p>
          </table:table-cell>
          <table:table-cell table:style-name="ce2" table:formula="of:= ABS( ([.AP1]+[.AN1])*(-1)+[.AO1]*(-2)+([.AN3]+[.AP3])+[.AO3]*2 )" office:value-type="float" office:value="0" calcext:value-type="float">
            <text:p>0</text:p>
          </table:table-cell>
          <table:table-cell table:style-name="ce2" table:formula="of:= ABS( ([.AQ1]+[.AO1])*(-1)+[.AP1]*(-2)+([.AO3]+[.AQ3])+[.AP3]*2 )" office:value-type="float" office:value="0" calcext:value-type="float">
            <text:p>0</text:p>
          </table:table-cell>
          <table:table-cell table:style-name="ce2" table:formula="of:= ABS( ([.AR1]+[.AP1])*(-1)+[.AQ1]*(-2)+([.AP3]+[.AR3])+[.AQ3]*2 )" office:value-type="float" office:value="0" calcext:value-type="float">
            <text:p>0</text:p>
          </table:table-cell>
          <table:table-cell table:style-name="ce2" table:formula="of:= ABS( ([.AS1]+[.AQ1])*(-1)+[.AR1]*(-2)+([.AQ3]+[.AS3])+[.AR3]*2 )" office:value-type="float" office:value="0" calcext:value-type="float">
            <text:p>0</text:p>
          </table:table-cell>
          <table:table-cell table:style-name="ce2" table:formula="of:= ABS( ([.AT1]+[.AR1])*(-1)+[.AS1]*(-2)+([.AR3]+[.AT3])+[.AS3]*2 )" office:value-type="float" office:value="0" calcext:value-type="float">
            <text:p>0</text:p>
          </table:table-cell>
          <table:table-cell table:style-name="ce2" table:formula="of:= ABS( ([.AU1]+[.AS1])*(-1)+[.AT1]*(-2)+([.AS3]+[.AU3])+[.AT3]*2 )" office:value-type="float" office:value="0" calcext:value-type="float">
            <text:p>0</text:p>
          </table:table-cell>
          <table:table-cell table:style-name="ce2" table:formula="of:= ABS( ([.AV1]+[.AT1])*(-1)+[.AU1]*(-2)+([.AT3]+[.AV3])+[.AU3]*2 )" office:value-type="float" office:value="0" calcext:value-type="float">
            <text:p>0</text:p>
          </table:table-cell>
          <table:table-cell table:style-name="ce2" table:formula="of:= ABS( ([.AW1]+[.AU1])*(-1)+[.AV1]*(-2)+([.AU3]+[.AW3])+[.AV3]*2 )" office:value-type="float" office:value="0" calcext:value-type="float">
            <text:p>0</text:p>
          </table:table-cell>
          <table:table-cell table:style-name="ce2" table:formula="of:= ABS( ([.AX1]+[.AV1])*(-1)+[.AW1]*(-2)+([.AV3]+[.AX3])+[.AW3]*2 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table:style-name="ce2" table:formula="of:= ABS( ([.C2]+[.A2])*(-1)+[.B2]*(-2)+([.A4]+[.C4])+[.B4]*2 )" office:value-type="float" office:value="0" calcext:value-type="float">
            <text:p>0</text:p>
          </table:table-cell>
          <table:table-cell table:style-name="ce2" table:formula="of:= ABS( ([.D2]+[.B2])*(-1)+[.C2]*(-2)+([.B4]+[.D4])+[.C4]*2 )" office:value-type="float" office:value="0" calcext:value-type="float">
            <text:p>0</text:p>
          </table:table-cell>
          <table:table-cell table:style-name="ce2" table:formula="of:= ABS( ([.E2]+[.C2])*(-1)+[.D2]*(-2)+([.C4]+[.E4])+[.D4]*2 )" office:value-type="float" office:value="0" calcext:value-type="float">
            <text:p>0</text:p>
          </table:table-cell>
          <table:table-cell table:style-name="ce2" table:formula="of:= ABS( ([.F2]+[.D2])*(-1)+[.E2]*(-2)+([.D4]+[.F4])+[.E4]*2 )" office:value-type="float" office:value="0" calcext:value-type="float">
            <text:p>0</text:p>
          </table:table-cell>
          <table:table-cell table:style-name="ce2" table:formula="of:= ABS( ([.G2]+[.E2])*(-1)+[.F2]*(-2)+([.E4]+[.G4])+[.F4]*2 )" office:value-type="float" office:value="0" calcext:value-type="float">
            <text:p>0</text:p>
          </table:table-cell>
          <table:table-cell table:style-name="ce2" table:formula="of:= ABS( ([.H2]+[.F2])*(-1)+[.G2]*(-2)+([.F4]+[.H4])+[.G4]*2 )" office:value-type="float" office:value="0" calcext:value-type="float">
            <text:p>0</text:p>
          </table:table-cell>
          <table:table-cell table:style-name="ce2" table:formula="of:= ABS( ([.I2]+[.G2])*(-1)+[.H2]*(-2)+([.G4]+[.I4])+[.H4]*2 )" office:value-type="float" office:value="0" calcext:value-type="float">
            <text:p>0</text:p>
          </table:table-cell>
          <table:table-cell table:style-name="ce2" table:formula="of:= ABS( ([.J2]+[.H2])*(-1)+[.I2]*(-2)+([.H4]+[.J4])+[.I4]*2 )" office:value-type="float" office:value="0" calcext:value-type="float">
            <text:p>0</text:p>
          </table:table-cell>
          <table:table-cell table:style-name="ce2" table:formula="of:= ABS( ([.K2]+[.I2])*(-1)+[.J2]*(-2)+([.I4]+[.K4])+[.J4]*2 )" office:value-type="float" office:value="0" calcext:value-type="float">
            <text:p>0</text:p>
          </table:table-cell>
          <table:table-cell table:style-name="ce2" table:formula="of:= ABS( ([.L2]+[.J2])*(-1)+[.K2]*(-2)+([.J4]+[.L4])+[.K4]*2 )" office:value-type="float" office:value="0" calcext:value-type="float">
            <text:p>0</text:p>
          </table:table-cell>
          <table:table-cell table:style-name="ce2" table:formula="of:= ABS( ([.M2]+[.K2])*(-1)+[.L2]*(-2)+([.K4]+[.M4])+[.L4]*2 )" office:value-type="float" office:value="0" calcext:value-type="float">
            <text:p>0</text:p>
          </table:table-cell>
          <table:table-cell table:style-name="ce2" table:formula="of:= ABS( ([.N2]+[.L2])*(-1)+[.M2]*(-2)+([.L4]+[.N4])+[.M4]*2 )" office:value-type="float" office:value="0" calcext:value-type="float">
            <text:p>0</text:p>
          </table:table-cell>
          <table:table-cell table:style-name="ce2" table:formula="of:= ABS( ([.O2]+[.M2])*(-1)+[.N2]*(-2)+([.M4]+[.O4])+[.N4]*2 )" office:value-type="float" office:value="0" calcext:value-type="float">
            <text:p>0</text:p>
          </table:table-cell>
          <table:table-cell table:style-name="ce2" table:formula="of:= ABS( ([.P2]+[.N2])*(-1)+[.O2]*(-2)+([.N4]+[.P4])+[.O4]*2 )" office:value-type="float" office:value="0" calcext:value-type="float">
            <text:p>0</text:p>
          </table:table-cell>
          <table:table-cell table:style-name="ce2" table:formula="of:= ABS( ([.Q2]+[.O2])*(-1)+[.P2]*(-2)+([.O4]+[.Q4])+[.P4]*2 )" office:value-type="float" office:value="0" calcext:value-type="float">
            <text:p>0</text:p>
          </table:table-cell>
          <table:table-cell table:style-name="ce2" table:formula="of:= ABS( ([.R2]+[.P2])*(-1)+[.Q2]*(-2)+([.P4]+[.R4])+[.Q4]*2 )" office:value-type="float" office:value="0" calcext:value-type="float">
            <text:p>0</text:p>
          </table:table-cell>
          <table:table-cell table:style-name="ce2" table:formula="of:= ABS( ([.S2]+[.Q2])*(-1)+[.R2]*(-2)+([.Q4]+[.S4])+[.R4]*2 )" office:value-type="float" office:value="0" calcext:value-type="float">
            <text:p>0</text:p>
          </table:table-cell>
          <table:table-cell table:style-name="ce2" table:formula="of:= ABS( ([.T2]+[.R2])*(-1)+[.S2]*(-2)+([.R4]+[.T4])+[.S4]*2 )" office:value-type="float" office:value="0" calcext:value-type="float">
            <text:p>0</text:p>
          </table:table-cell>
          <table:table-cell table:style-name="ce2" table:formula="of:= ABS( ([.U2]+[.S2])*(-1)+[.T2]*(-2)+([.S4]+[.U4])+[.T4]*2 )" office:value-type="float" office:value="0" calcext:value-type="float">
            <text:p>0</text:p>
          </table:table-cell>
          <table:table-cell table:style-name="ce2" table:formula="of:= ABS( ([.V2]+[.T2])*(-1)+[.U2]*(-2)+([.T4]+[.V4])+[.U4]*2 )" office:value-type="float" office:value="0" calcext:value-type="float">
            <text:p>0</text:p>
          </table:table-cell>
          <table:table-cell table:style-name="ce2" table:formula="of:= ABS( ([.W2]+[.U2])*(-1)+[.V2]*(-2)+([.U4]+[.W4])+[.V4]*2 )" office:value-type="float" office:value="0" calcext:value-type="float">
            <text:p>0</text:p>
          </table:table-cell>
          <table:table-cell table:style-name="ce2" table:formula="of:= ABS( ([.X2]+[.V2])*(-1)+[.W2]*(-2)+([.V4]+[.X4])+[.W4]*2 )" office:value-type="float" office:value="0" calcext:value-type="float">
            <text:p>0</text:p>
          </table:table-cell>
          <table:table-cell table:style-name="ce2" table:formula="of:= ABS( ([.Y2]+[.W2])*(-1)+[.X2]*(-2)+([.W4]+[.Y4])+[.X4]*2 )" office:value-type="float" office:value="0" calcext:value-type="float">
            <text:p>0</text:p>
          </table:table-cell>
          <table:table-cell table:style-name="ce2" table:formula="of:= ABS( ([.Z2]+[.X2])*(-1)+[.Y2]*(-2)+([.X4]+[.Z4])+[.Y4]*2 )" office:value-type="float" office:value="0" calcext:value-type="float">
            <text:p>0</text:p>
          </table:table-cell>
          <table:table-cell table:style-name="ce2" table:formula="of:= ABS( ([.AA2]+[.Y2])*(-1)+[.Z2]*(-2)+([.Y4]+[.AA4])+[.Z4]*2 )" office:value-type="float" office:value="0" calcext:value-type="float">
            <text:p>0</text:p>
          </table:table-cell>
          <table:table-cell table:style-name="ce2" table:formula="of:= ABS( ([.AB2]+[.Z2])*(-1)+[.AA2]*(-2)+([.Z4]+[.AB4])+[.AA4]*2 )" office:value-type="float" office:value="0" calcext:value-type="float">
            <text:p>0</text:p>
          </table:table-cell>
          <table:table-cell table:style-name="ce2" table:formula="of:= ABS( ([.AC2]+[.AA2])*(-1)+[.AB2]*(-2)+([.AA4]+[.AC4])+[.AB4]*2 )" office:value-type="float" office:value="0" calcext:value-type="float">
            <text:p>0</text:p>
          </table:table-cell>
          <table:table-cell table:style-name="ce2" table:formula="of:= ABS( ([.AD2]+[.AB2])*(-1)+[.AC2]*(-2)+([.AB4]+[.AD4])+[.AC4]*2 )" office:value-type="float" office:value="0" calcext:value-type="float">
            <text:p>0</text:p>
          </table:table-cell>
          <table:table-cell table:style-name="ce2" table:formula="of:= ABS( ([.AE2]+[.AC2])*(-1)+[.AD2]*(-2)+([.AC4]+[.AE4])+[.AD4]*2 )" office:value-type="float" office:value="0" calcext:value-type="float">
            <text:p>0</text:p>
          </table:table-cell>
          <table:table-cell table:style-name="ce2" table:formula="of:= ABS( ([.AF2]+[.AD2])*(-1)+[.AE2]*(-2)+([.AD4]+[.AF4])+[.AE4]*2 )" office:value-type="float" office:value="0" calcext:value-type="float">
            <text:p>0</text:p>
          </table:table-cell>
          <table:table-cell table:style-name="ce2" table:formula="of:= ABS( ([.AG2]+[.AE2])*(-1)+[.AF2]*(-2)+([.AE4]+[.AG4])+[.AF4]*2 )" office:value-type="float" office:value="0" calcext:value-type="float">
            <text:p>0</text:p>
          </table:table-cell>
          <table:table-cell table:style-name="ce2" table:formula="of:= ABS( ([.AH2]+[.AF2])*(-1)+[.AG2]*(-2)+([.AF4]+[.AH4])+[.AG4]*2 )" office:value-type="float" office:value="0" calcext:value-type="float">
            <text:p>0</text:p>
          </table:table-cell>
          <table:table-cell table:style-name="ce2" table:formula="of:= ABS( ([.AI2]+[.AG2])*(-1)+[.AH2]*(-2)+([.AG4]+[.AI4])+[.AH4]*2 )" office:value-type="float" office:value="0" calcext:value-type="float">
            <text:p>0</text:p>
          </table:table-cell>
          <table:table-cell table:style-name="ce2" table:formula="of:= ABS( ([.AJ2]+[.AH2])*(-1)+[.AI2]*(-2)+([.AH4]+[.AJ4])+[.AI4]*2 )" office:value-type="float" office:value="0" calcext:value-type="float">
            <text:p>0</text:p>
          </table:table-cell>
          <table:table-cell table:style-name="ce2" table:formula="of:= ABS( ([.AK2]+[.AI2])*(-1)+[.AJ2]*(-2)+([.AI4]+[.AK4])+[.AJ4]*2 )" office:value-type="float" office:value="0" calcext:value-type="float">
            <text:p>0</text:p>
          </table:table-cell>
          <table:table-cell table:style-name="ce2" table:formula="of:= ABS( ([.AL2]+[.AJ2])*(-1)+[.AK2]*(-2)+([.AJ4]+[.AL4])+[.AK4]*2 )" office:value-type="float" office:value="0" calcext:value-type="float">
            <text:p>0</text:p>
          </table:table-cell>
          <table:table-cell table:style-name="ce2" table:formula="of:= ABS( ([.AM2]+[.AK2])*(-1)+[.AL2]*(-2)+([.AK4]+[.AM4])+[.AL4]*2 )" office:value-type="float" office:value="0" calcext:value-type="float">
            <text:p>0</text:p>
          </table:table-cell>
          <table:table-cell table:style-name="ce2" table:formula="of:= ABS( ([.AN2]+[.AL2])*(-1)+[.AM2]*(-2)+([.AL4]+[.AN4])+[.AM4]*2 )" office:value-type="float" office:value="0" calcext:value-type="float">
            <text:p>0</text:p>
          </table:table-cell>
          <table:table-cell table:style-name="ce2" table:formula="of:= ABS( ([.AO2]+[.AM2])*(-1)+[.AN2]*(-2)+([.AM4]+[.AO4])+[.AN4]*2 )" office:value-type="float" office:value="0" calcext:value-type="float">
            <text:p>0</text:p>
          </table:table-cell>
          <table:table-cell table:style-name="ce2" table:formula="of:= ABS( ([.AP2]+[.AN2])*(-1)+[.AO2]*(-2)+([.AN4]+[.AP4])+[.AO4]*2 )" office:value-type="float" office:value="0" calcext:value-type="float">
            <text:p>0</text:p>
          </table:table-cell>
          <table:table-cell table:style-name="ce2" table:formula="of:= ABS( ([.AQ2]+[.AO2])*(-1)+[.AP2]*(-2)+([.AO4]+[.AQ4])+[.AP4]*2 )" office:value-type="float" office:value="0" calcext:value-type="float">
            <text:p>0</text:p>
          </table:table-cell>
          <table:table-cell table:style-name="ce2" table:formula="of:= ABS( ([.AR2]+[.AP2])*(-1)+[.AQ2]*(-2)+([.AP4]+[.AR4])+[.AQ4]*2 )" office:value-type="float" office:value="0" calcext:value-type="float">
            <text:p>0</text:p>
          </table:table-cell>
          <table:table-cell table:style-name="ce2" table:formula="of:= ABS( ([.AS2]+[.AQ2])*(-1)+[.AR2]*(-2)+([.AQ4]+[.AS4])+[.AR4]*2 )" office:value-type="float" office:value="0" calcext:value-type="float">
            <text:p>0</text:p>
          </table:table-cell>
          <table:table-cell table:style-name="ce2" table:formula="of:= ABS( ([.AT2]+[.AR2])*(-1)+[.AS2]*(-2)+([.AR4]+[.AT4])+[.AS4]*2 )" office:value-type="float" office:value="0" calcext:value-type="float">
            <text:p>0</text:p>
          </table:table-cell>
          <table:table-cell table:style-name="ce2" table:formula="of:= ABS( ([.AU2]+[.AS2])*(-1)+[.AT2]*(-2)+([.AS4]+[.AU4])+[.AT4]*2 )" office:value-type="float" office:value="0" calcext:value-type="float">
            <text:p>0</text:p>
          </table:table-cell>
          <table:table-cell table:style-name="ce2" table:formula="of:= ABS( ([.AV2]+[.AT2])*(-1)+[.AU2]*(-2)+([.AT4]+[.AV4])+[.AU4]*2 )" office:value-type="float" office:value="0" calcext:value-type="float">
            <text:p>0</text:p>
          </table:table-cell>
          <table:table-cell table:style-name="ce2" table:formula="of:= ABS( ([.AW2]+[.AU2])*(-1)+[.AV2]*(-2)+([.AU4]+[.AW4])+[.AV4]*2 )" office:value-type="float" office:value="0" calcext:value-type="float">
            <text:p>0</text:p>
          </table:table-cell>
          <table:table-cell table:style-name="ce2" table:formula="of:= ABS( ([.AX2]+[.AV2])*(-1)+[.AW2]*(-2)+([.AV4]+[.AX4])+[.AW4]*2 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table:style-name="ce2" table:formula="of:= ABS( ([.C3]+[.A3])*(-1)+[.B3]*(-2)+([.A5]+[.C5])+[.B5]*2 )" office:value-type="float" office:value="196" calcext:value-type="float">
            <text:p>196</text:p>
          </table:table-cell>
          <table:table-cell table:style-name="ce2" table:formula="of:= ABS( ([.D3]+[.B3])*(-1)+[.C3]*(-2)+([.B5]+[.D5])+[.C5]*2 )" office:value-type="float" office:value="192" calcext:value-type="float">
            <text:p>192</text:p>
          </table:table-cell>
          <table:table-cell table:style-name="ce2" table:formula="of:= ABS( ([.E3]+[.C3])*(-1)+[.D3]*(-2)+([.C5]+[.E5])+[.D5]*2 )" office:value-type="float" office:value="188" calcext:value-type="float">
            <text:p>188</text:p>
          </table:table-cell>
          <table:table-cell table:style-name="ce2" table:formula="of:= ABS( ([.F3]+[.D3])*(-1)+[.E3]*(-2)+([.D5]+[.F5])+[.E5]*2 )" office:value-type="float" office:value="184" calcext:value-type="float">
            <text:p>184</text:p>
          </table:table-cell>
          <table:table-cell table:style-name="ce2" table:formula="of:= ABS( ([.G3]+[.E3])*(-1)+[.F3]*(-2)+([.E5]+[.G5])+[.F5]*2 )" office:value-type="float" office:value="180" calcext:value-type="float">
            <text:p>180</text:p>
          </table:table-cell>
          <table:table-cell table:style-name="ce2" table:formula="of:= ABS( ([.H3]+[.F3])*(-1)+[.G3]*(-2)+([.F5]+[.H5])+[.G5]*2 )" office:value-type="float" office:value="176" calcext:value-type="float">
            <text:p>176</text:p>
          </table:table-cell>
          <table:table-cell table:style-name="ce2" table:formula="of:= ABS( ([.I3]+[.G3])*(-1)+[.H3]*(-2)+([.G5]+[.I5])+[.H5]*2 )" office:value-type="float" office:value="172" calcext:value-type="float">
            <text:p>172</text:p>
          </table:table-cell>
          <table:table-cell table:style-name="ce2" table:formula="of:= ABS( ([.J3]+[.H3])*(-1)+[.I3]*(-2)+([.H5]+[.J5])+[.I5]*2 )" office:value-type="float" office:value="168" calcext:value-type="float">
            <text:p>168</text:p>
          </table:table-cell>
          <table:table-cell table:style-name="ce2" table:formula="of:= ABS( ([.K3]+[.I3])*(-1)+[.J3]*(-2)+([.I5]+[.K5])+[.J5]*2 )" office:value-type="float" office:value="174" calcext:value-type="float">
            <text:p>174</text:p>
          </table:table-cell>
          <table:table-cell table:style-name="ce2" table:formula="of:= ABS( ([.L3]+[.J3])*(-1)+[.K3]*(-2)+([.J5]+[.L5])+[.K5]*2 )" office:value-type="float" office:value="190" calcext:value-type="float">
            <text:p>190</text:p>
          </table:table-cell>
          <table:table-cell table:style-name="ce2" table:formula="of:= ABS( ([.M3]+[.K3])*(-1)+[.L3]*(-2)+([.K5]+[.M5])+[.L5]*2 )" office:value-type="float" office:value="196" calcext:value-type="float">
            <text:p>196</text:p>
          </table:table-cell>
          <table:table-cell table:style-name="ce2" table:formula="of:= ABS( ([.N3]+[.L3])*(-1)+[.M3]*(-2)+([.L5]+[.N5])+[.M5]*2 )" office:value-type="float" office:value="192" calcext:value-type="float">
            <text:p>192</text:p>
          </table:table-cell>
          <table:table-cell table:style-name="ce2" table:formula="of:= ABS( ([.O3]+[.M3])*(-1)+[.N3]*(-2)+([.M5]+[.O5])+[.N5]*2 )" office:value-type="float" office:value="188" calcext:value-type="float">
            <text:p>188</text:p>
          </table:table-cell>
          <table:table-cell table:style-name="ce2" table:formula="of:= ABS( ([.P3]+[.N3])*(-1)+[.O3]*(-2)+([.N5]+[.P5])+[.O5]*2 )" office:value-type="float" office:value="184" calcext:value-type="float">
            <text:p>184</text:p>
          </table:table-cell>
          <table:table-cell table:style-name="ce2" table:formula="of:= ABS( ([.Q3]+[.O3])*(-1)+[.P3]*(-2)+([.O5]+[.Q5])+[.P5]*2 )" office:value-type="float" office:value="180" calcext:value-type="float">
            <text:p>180</text:p>
          </table:table-cell>
          <table:table-cell table:style-name="ce2" table:formula="of:= ABS( ([.R3]+[.P3])*(-1)+[.Q3]*(-2)+([.P5]+[.R5])+[.Q5]*2 )" office:value-type="float" office:value="176" calcext:value-type="float">
            <text:p>176</text:p>
          </table:table-cell>
          <table:table-cell table:style-name="ce2" table:formula="of:= ABS( ([.S3]+[.Q3])*(-1)+[.R3]*(-2)+([.Q5]+[.S5])+[.R5]*2 )" office:value-type="float" office:value="172" calcext:value-type="float">
            <text:p>172</text:p>
          </table:table-cell>
          <table:table-cell table:style-name="ce2" table:formula="of:= ABS( ([.T3]+[.R3])*(-1)+[.S3]*(-2)+([.R5]+[.T5])+[.S5]*2 )" office:value-type="float" office:value="168" calcext:value-type="float">
            <text:p>168</text:p>
          </table:table-cell>
          <table:table-cell table:style-name="ce2" table:formula="of:= ABS( ([.U3]+[.S3])*(-1)+[.T3]*(-2)+([.S5]+[.U5])+[.T5]*2 )" office:value-type="float" office:value="174" calcext:value-type="float">
            <text:p>174</text:p>
          </table:table-cell>
          <table:table-cell table:style-name="ce2" table:formula="of:= ABS( ([.V3]+[.T3])*(-1)+[.U3]*(-2)+([.T5]+[.V5])+[.U5]*2 )" office:value-type="float" office:value="190" calcext:value-type="float">
            <text:p>190</text:p>
          </table:table-cell>
          <table:table-cell table:style-name="ce2" table:formula="of:= ABS( ([.W3]+[.U3])*(-1)+[.V3]*(-2)+([.U5]+[.W5])+[.V5]*2 )" office:value-type="float" office:value="196" calcext:value-type="float">
            <text:p>196</text:p>
          </table:table-cell>
          <table:table-cell table:style-name="ce2" table:formula="of:= ABS( ([.X3]+[.V3])*(-1)+[.W3]*(-2)+([.V5]+[.X5])+[.W5]*2 )" office:value-type="float" office:value="192" calcext:value-type="float">
            <text:p>192</text:p>
          </table:table-cell>
          <table:table-cell table:style-name="ce2" table:formula="of:= ABS( ([.Y3]+[.W3])*(-1)+[.X3]*(-2)+([.W5]+[.Y5])+[.X5]*2 )" office:value-type="float" office:value="188" calcext:value-type="float">
            <text:p>188</text:p>
          </table:table-cell>
          <table:table-cell table:style-name="ce2" table:formula="of:= ABS( ([.Z3]+[.X3])*(-1)+[.Y3]*(-2)+([.X5]+[.Z5])+[.Y5]*2 )" office:value-type="float" office:value="184" calcext:value-type="float">
            <text:p>184</text:p>
          </table:table-cell>
          <table:table-cell table:style-name="ce2" table:formula="of:= ABS( ([.AA3]+[.Y3])*(-1)+[.Z3]*(-2)+([.Y5]+[.AA5])+[.Z5]*2 )" office:value-type="float" office:value="180" calcext:value-type="float">
            <text:p>180</text:p>
          </table:table-cell>
          <table:table-cell table:style-name="ce2" table:formula="of:= ABS( ([.AB3]+[.Z3])*(-1)+[.AA3]*(-2)+([.Z5]+[.AB5])+[.AA5]*2 )" office:value-type="float" office:value="176" calcext:value-type="float">
            <text:p>176</text:p>
          </table:table-cell>
          <table:table-cell table:style-name="ce2" table:formula="of:= ABS( ([.AC3]+[.AA3])*(-1)+[.AB3]*(-2)+([.AA5]+[.AC5])+[.AB5]*2 )" office:value-type="float" office:value="172" calcext:value-type="float">
            <text:p>172</text:p>
          </table:table-cell>
          <table:table-cell table:style-name="ce2" table:formula="of:= ABS( ([.AD3]+[.AB3])*(-1)+[.AC3]*(-2)+([.AB5]+[.AD5])+[.AC5]*2 )" office:value-type="float" office:value="168" calcext:value-type="float">
            <text:p>168</text:p>
          </table:table-cell>
          <table:table-cell table:style-name="ce2" table:formula="of:= ABS( ([.AE3]+[.AC3])*(-1)+[.AD3]*(-2)+([.AC5]+[.AE5])+[.AD5]*2 )" office:value-type="float" office:value="174" calcext:value-type="float">
            <text:p>174</text:p>
          </table:table-cell>
          <table:table-cell table:style-name="ce2" table:formula="of:= ABS( ([.AF3]+[.AD3])*(-1)+[.AE3]*(-2)+([.AD5]+[.AF5])+[.AE5]*2 )" office:value-type="float" office:value="190" calcext:value-type="float">
            <text:p>190</text:p>
          </table:table-cell>
          <table:table-cell table:style-name="ce2" table:formula="of:= ABS( ([.AG3]+[.AE3])*(-1)+[.AF3]*(-2)+([.AE5]+[.AG5])+[.AF5]*2 )" office:value-type="float" office:value="196" calcext:value-type="float">
            <text:p>196</text:p>
          </table:table-cell>
          <table:table-cell table:style-name="ce2" table:formula="of:= ABS( ([.AH3]+[.AF3])*(-1)+[.AG3]*(-2)+([.AF5]+[.AH5])+[.AG5]*2 )" office:value-type="float" office:value="192" calcext:value-type="float">
            <text:p>192</text:p>
          </table:table-cell>
          <table:table-cell table:style-name="ce2" table:formula="of:= ABS( ([.AI3]+[.AG3])*(-1)+[.AH3]*(-2)+([.AG5]+[.AI5])+[.AH5]*2 )" office:value-type="float" office:value="188" calcext:value-type="float">
            <text:p>188</text:p>
          </table:table-cell>
          <table:table-cell table:style-name="ce2" table:formula="of:= ABS( ([.AJ3]+[.AH3])*(-1)+[.AI3]*(-2)+([.AH5]+[.AJ5])+[.AI5]*2 )" office:value-type="float" office:value="184" calcext:value-type="float">
            <text:p>184</text:p>
          </table:table-cell>
          <table:table-cell table:style-name="ce2" table:formula="of:= ABS( ([.AK3]+[.AI3])*(-1)+[.AJ3]*(-2)+([.AI5]+[.AK5])+[.AJ5]*2 )" office:value-type="float" office:value="180" calcext:value-type="float">
            <text:p>180</text:p>
          </table:table-cell>
          <table:table-cell table:style-name="ce2" table:formula="of:= ABS( ([.AL3]+[.AJ3])*(-1)+[.AK3]*(-2)+([.AJ5]+[.AL5])+[.AK5]*2 )" office:value-type="float" office:value="176" calcext:value-type="float">
            <text:p>176</text:p>
          </table:table-cell>
          <table:table-cell table:style-name="ce2" table:formula="of:= ABS( ([.AM3]+[.AK3])*(-1)+[.AL3]*(-2)+([.AK5]+[.AM5])+[.AL5]*2 )" office:value-type="float" office:value="172" calcext:value-type="float">
            <text:p>172</text:p>
          </table:table-cell>
          <table:table-cell table:style-name="ce2" table:formula="of:= ABS( ([.AN3]+[.AL3])*(-1)+[.AM3]*(-2)+([.AL5]+[.AN5])+[.AM5]*2 )" office:value-type="float" office:value="168" calcext:value-type="float">
            <text:p>168</text:p>
          </table:table-cell>
          <table:table-cell table:style-name="ce2" table:formula="of:= ABS( ([.AO3]+[.AM3])*(-1)+[.AN3]*(-2)+([.AM5]+[.AO5])+[.AN5]*2 )" office:value-type="float" office:value="174" calcext:value-type="float">
            <text:p>174</text:p>
          </table:table-cell>
          <table:table-cell table:style-name="ce2" table:formula="of:= ABS( ([.AP3]+[.AN3])*(-1)+[.AO3]*(-2)+([.AN5]+[.AP5])+[.AO5]*2 )" office:value-type="float" office:value="190" calcext:value-type="float">
            <text:p>190</text:p>
          </table:table-cell>
          <table:table-cell table:style-name="ce2" table:formula="of:= ABS( ([.AQ3]+[.AO3])*(-1)+[.AP3]*(-2)+([.AO5]+[.AQ5])+[.AP5]*2 )" office:value-type="float" office:value="196" calcext:value-type="float">
            <text:p>196</text:p>
          </table:table-cell>
          <table:table-cell table:style-name="ce2" table:formula="of:= ABS( ([.AR3]+[.AP3])*(-1)+[.AQ3]*(-2)+([.AP5]+[.AR5])+[.AQ5]*2 )" office:value-type="float" office:value="192" calcext:value-type="float">
            <text:p>192</text:p>
          </table:table-cell>
          <table:table-cell table:style-name="ce2" table:formula="of:= ABS( ([.AS3]+[.AQ3])*(-1)+[.AR3]*(-2)+([.AQ5]+[.AS5])+[.AR5]*2 )" office:value-type="float" office:value="188" calcext:value-type="float">
            <text:p>188</text:p>
          </table:table-cell>
          <table:table-cell table:style-name="ce2" table:formula="of:= ABS( ([.AT3]+[.AR3])*(-1)+[.AS3]*(-2)+([.AR5]+[.AT5])+[.AS5]*2 )" office:value-type="float" office:value="184" calcext:value-type="float">
            <text:p>184</text:p>
          </table:table-cell>
          <table:table-cell table:style-name="ce2" table:formula="of:= ABS( ([.AU3]+[.AS3])*(-1)+[.AT3]*(-2)+([.AS5]+[.AU5])+[.AT5]*2 )" office:value-type="float" office:value="180" calcext:value-type="float">
            <text:p>180</text:p>
          </table:table-cell>
          <table:table-cell table:style-name="ce2" table:formula="of:= ABS( ([.AV3]+[.AT3])*(-1)+[.AU3]*(-2)+([.AT5]+[.AV5])+[.AU5]*2 )" office:value-type="float" office:value="176" calcext:value-type="float">
            <text:p>176</text:p>
          </table:table-cell>
          <table:table-cell table:style-name="ce2" table:formula="of:= ABS( ([.AW3]+[.AU3])*(-1)+[.AV3]*(-2)+([.AU5]+[.AW5])+[.AV5]*2 )" office:value-type="float" office:value="172" calcext:value-type="float">
            <text:p>172</text:p>
          </table:table-cell>
          <table:table-cell table:style-name="ce2" table:formula="of:= ABS( ([.AX3]+[.AV3])*(-1)+[.AW3]*(-2)+([.AV5]+[.AX5])+[.AW5]*2 )" office:value-type="float" office:value="168" calcext:value-type="float">
            <text:p>168</text:p>
          </table:table-cell>
          <table:table-cell table:number-columns-repeated="52"/>
        </table:table-row>
        <table:table-row table:style-name="ro1">
          <table:table-cell/>
          <table:table-cell table:style-name="ce2" table:formula="of:= ABS( ([.C4]+[.A4])*(-1)+[.B4]*(-2)+([.A6]+[.C6])+[.B6]*2 )" office:value-type="float" office:value="0" calcext:value-type="float">
            <text:p>0</text:p>
          </table:table-cell>
          <table:table-cell table:style-name="ce2" table:formula="of:= ABS( ([.D4]+[.B4])*(-1)+[.C4]*(-2)+([.B6]+[.D6])+[.C6]*2 )" office:value-type="float" office:value="0" calcext:value-type="float">
            <text:p>0</text:p>
          </table:table-cell>
          <table:table-cell table:style-name="ce2" table:formula="of:= ABS( ([.E4]+[.C4])*(-1)+[.D4]*(-2)+([.C6]+[.E6])+[.D6]*2 )" office:value-type="float" office:value="0" calcext:value-type="float">
            <text:p>0</text:p>
          </table:table-cell>
          <table:table-cell table:style-name="ce2" table:formula="of:= ABS( ([.F4]+[.D4])*(-1)+[.E4]*(-2)+([.D6]+[.F6])+[.E6]*2 )" office:value-type="float" office:value="0" calcext:value-type="float">
            <text:p>0</text:p>
          </table:table-cell>
          <table:table-cell table:style-name="ce2" table:formula="of:= ABS( ([.G4]+[.E4])*(-1)+[.F4]*(-2)+([.E6]+[.G6])+[.F6]*2 )" office:value-type="float" office:value="0" calcext:value-type="float">
            <text:p>0</text:p>
          </table:table-cell>
          <table:table-cell table:style-name="ce2" table:formula="of:= ABS( ([.H4]+[.F4])*(-1)+[.G4]*(-2)+([.F6]+[.H6])+[.G6]*2 )" office:value-type="float" office:value="0" calcext:value-type="float">
            <text:p>0</text:p>
          </table:table-cell>
          <table:table-cell table:style-name="ce2" table:formula="of:= ABS( ([.I4]+[.G4])*(-1)+[.H4]*(-2)+([.G6]+[.I6])+[.H6]*2 )" office:value-type="float" office:value="0" calcext:value-type="float">
            <text:p>0</text:p>
          </table:table-cell>
          <table:table-cell table:style-name="ce2" table:formula="of:= ABS( ([.J4]+[.H4])*(-1)+[.I4]*(-2)+([.H6]+[.J6])+[.I6]*2 )" office:value-type="float" office:value="0" calcext:value-type="float">
            <text:p>0</text:p>
          </table:table-cell>
          <table:table-cell table:style-name="ce2" table:formula="of:= ABS( ([.K4]+[.I4])*(-1)+[.J4]*(-2)+([.I6]+[.K6])+[.J6]*2 )" office:value-type="float" office:value="0" calcext:value-type="float">
            <text:p>0</text:p>
          </table:table-cell>
          <table:table-cell table:style-name="ce2" table:formula="of:= ABS( ([.L4]+[.J4])*(-1)+[.K4]*(-2)+([.J6]+[.L6])+[.K6]*2 )" office:value-type="float" office:value="0" calcext:value-type="float">
            <text:p>0</text:p>
          </table:table-cell>
          <table:table-cell table:style-name="ce2" table:formula="of:= ABS( ([.M4]+[.K4])*(-1)+[.L4]*(-2)+([.K6]+[.M6])+[.L6]*2 )" office:value-type="float" office:value="0" calcext:value-type="float">
            <text:p>0</text:p>
          </table:table-cell>
          <table:table-cell table:style-name="ce2" table:formula="of:= ABS( ([.N4]+[.L4])*(-1)+[.M4]*(-2)+([.L6]+[.N6])+[.M6]*2 )" office:value-type="float" office:value="0" calcext:value-type="float">
            <text:p>0</text:p>
          </table:table-cell>
          <table:table-cell table:style-name="ce2" table:formula="of:= ABS( ([.O4]+[.M4])*(-1)+[.N4]*(-2)+([.M6]+[.O6])+[.N6]*2 )" office:value-type="float" office:value="0" calcext:value-type="float">
            <text:p>0</text:p>
          </table:table-cell>
          <table:table-cell table:style-name="ce2" table:formula="of:= ABS( ([.P4]+[.N4])*(-1)+[.O4]*(-2)+([.N6]+[.P6])+[.O6]*2 )" office:value-type="float" office:value="0" calcext:value-type="float">
            <text:p>0</text:p>
          </table:table-cell>
          <table:table-cell table:style-name="ce2" table:formula="of:= ABS( ([.Q4]+[.O4])*(-1)+[.P4]*(-2)+([.O6]+[.Q6])+[.P6]*2 )" office:value-type="float" office:value="0" calcext:value-type="float">
            <text:p>0</text:p>
          </table:table-cell>
          <table:table-cell table:style-name="ce2" table:formula="of:= ABS( ([.R4]+[.P4])*(-1)+[.Q4]*(-2)+([.P6]+[.R6])+[.Q6]*2 )" office:value-type="float" office:value="0" calcext:value-type="float">
            <text:p>0</text:p>
          </table:table-cell>
          <table:table-cell table:style-name="ce2" table:formula="of:= ABS( ([.S4]+[.Q4])*(-1)+[.R4]*(-2)+([.Q6]+[.S6])+[.R6]*2 )" office:value-type="float" office:value="0" calcext:value-type="float">
            <text:p>0</text:p>
          </table:table-cell>
          <table:table-cell table:style-name="ce2" table:formula="of:= ABS( ([.T4]+[.R4])*(-1)+[.S4]*(-2)+([.R6]+[.T6])+[.S6]*2 )" office:value-type="float" office:value="0" calcext:value-type="float">
            <text:p>0</text:p>
          </table:table-cell>
          <table:table-cell table:style-name="ce2" table:formula="of:= ABS( ([.U4]+[.S4])*(-1)+[.T4]*(-2)+([.S6]+[.U6])+[.T6]*2 )" office:value-type="float" office:value="0" calcext:value-type="float">
            <text:p>0</text:p>
          </table:table-cell>
          <table:table-cell table:style-name="ce2" table:formula="of:= ABS( ([.V4]+[.T4])*(-1)+[.U4]*(-2)+([.T6]+[.V6])+[.U6]*2 )" office:value-type="float" office:value="0" calcext:value-type="float">
            <text:p>0</text:p>
          </table:table-cell>
          <table:table-cell table:style-name="ce2" table:formula="of:= ABS( ([.W4]+[.U4])*(-1)+[.V4]*(-2)+([.U6]+[.W6])+[.V6]*2 )" office:value-type="float" office:value="0" calcext:value-type="float">
            <text:p>0</text:p>
          </table:table-cell>
          <table:table-cell table:style-name="ce2" table:formula="of:= ABS( ([.X4]+[.V4])*(-1)+[.W4]*(-2)+([.V6]+[.X6])+[.W6]*2 )" office:value-type="float" office:value="0" calcext:value-type="float">
            <text:p>0</text:p>
          </table:table-cell>
          <table:table-cell table:style-name="ce2" table:formula="of:= ABS( ([.Y4]+[.W4])*(-1)+[.X4]*(-2)+([.W6]+[.Y6])+[.X6]*2 )" office:value-type="float" office:value="0" calcext:value-type="float">
            <text:p>0</text:p>
          </table:table-cell>
          <table:table-cell table:style-name="ce2" table:formula="of:= ABS( ([.Z4]+[.X4])*(-1)+[.Y4]*(-2)+([.X6]+[.Z6])+[.Y6]*2 )" office:value-type="float" office:value="0" calcext:value-type="float">
            <text:p>0</text:p>
          </table:table-cell>
          <table:table-cell table:style-name="ce2" table:formula="of:= ABS( ([.AA4]+[.Y4])*(-1)+[.Z4]*(-2)+([.Y6]+[.AA6])+[.Z6]*2 )" office:value-type="float" office:value="0" calcext:value-type="float">
            <text:p>0</text:p>
          </table:table-cell>
          <table:table-cell table:style-name="ce2" table:formula="of:= ABS( ([.AB4]+[.Z4])*(-1)+[.AA4]*(-2)+([.Z6]+[.AB6])+[.AA6]*2 )" office:value-type="float" office:value="0" calcext:value-type="float">
            <text:p>0</text:p>
          </table:table-cell>
          <table:table-cell table:style-name="ce2" table:formula="of:= ABS( ([.AC4]+[.AA4])*(-1)+[.AB4]*(-2)+([.AA6]+[.AC6])+[.AB6]*2 )" office:value-type="float" office:value="0" calcext:value-type="float">
            <text:p>0</text:p>
          </table:table-cell>
          <table:table-cell table:style-name="ce2" table:formula="of:= ABS( ([.AD4]+[.AB4])*(-1)+[.AC4]*(-2)+([.AB6]+[.AD6])+[.AC6]*2 )" office:value-type="float" office:value="0" calcext:value-type="float">
            <text:p>0</text:p>
          </table:table-cell>
          <table:table-cell table:style-name="ce2" table:formula="of:= ABS( ([.AE4]+[.AC4])*(-1)+[.AD4]*(-2)+([.AC6]+[.AE6])+[.AD6]*2 )" office:value-type="float" office:value="0" calcext:value-type="float">
            <text:p>0</text:p>
          </table:table-cell>
          <table:table-cell table:style-name="ce2" table:formula="of:= ABS( ([.AF4]+[.AD4])*(-1)+[.AE4]*(-2)+([.AD6]+[.AF6])+[.AE6]*2 )" office:value-type="float" office:value="0" calcext:value-type="float">
            <text:p>0</text:p>
          </table:table-cell>
          <table:table-cell table:style-name="ce2" table:formula="of:= ABS( ([.AG4]+[.AE4])*(-1)+[.AF4]*(-2)+([.AE6]+[.AG6])+[.AF6]*2 )" office:value-type="float" office:value="0" calcext:value-type="float">
            <text:p>0</text:p>
          </table:table-cell>
          <table:table-cell table:style-name="ce2" table:formula="of:= ABS( ([.AH4]+[.AF4])*(-1)+[.AG4]*(-2)+([.AF6]+[.AH6])+[.AG6]*2 )" office:value-type="float" office:value="0" calcext:value-type="float">
            <text:p>0</text:p>
          </table:table-cell>
          <table:table-cell table:style-name="ce2" table:formula="of:= ABS( ([.AI4]+[.AG4])*(-1)+[.AH4]*(-2)+([.AG6]+[.AI6])+[.AH6]*2 )" office:value-type="float" office:value="0" calcext:value-type="float">
            <text:p>0</text:p>
          </table:table-cell>
          <table:table-cell table:style-name="ce2" table:formula="of:= ABS( ([.AJ4]+[.AH4])*(-1)+[.AI4]*(-2)+([.AH6]+[.AJ6])+[.AI6]*2 )" office:value-type="float" office:value="0" calcext:value-type="float">
            <text:p>0</text:p>
          </table:table-cell>
          <table:table-cell table:style-name="ce2" table:formula="of:= ABS( ([.AK4]+[.AI4])*(-1)+[.AJ4]*(-2)+([.AI6]+[.AK6])+[.AJ6]*2 )" office:value-type="float" office:value="0" calcext:value-type="float">
            <text:p>0</text:p>
          </table:table-cell>
          <table:table-cell table:style-name="ce2" table:formula="of:= ABS( ([.AL4]+[.AJ4])*(-1)+[.AK4]*(-2)+([.AJ6]+[.AL6])+[.AK6]*2 )" office:value-type="float" office:value="0" calcext:value-type="float">
            <text:p>0</text:p>
          </table:table-cell>
          <table:table-cell table:style-name="ce2" table:formula="of:= ABS( ([.AM4]+[.AK4])*(-1)+[.AL4]*(-2)+([.AK6]+[.AM6])+[.AL6]*2 )" office:value-type="float" office:value="0" calcext:value-type="float">
            <text:p>0</text:p>
          </table:table-cell>
          <table:table-cell table:style-name="ce2" table:formula="of:= ABS( ([.AN4]+[.AL4])*(-1)+[.AM4]*(-2)+([.AL6]+[.AN6])+[.AM6]*2 )" office:value-type="float" office:value="0" calcext:value-type="float">
            <text:p>0</text:p>
          </table:table-cell>
          <table:table-cell table:style-name="ce2" table:formula="of:= ABS( ([.AO4]+[.AM4])*(-1)+[.AN4]*(-2)+([.AM6]+[.AO6])+[.AN6]*2 )" office:value-type="float" office:value="0" calcext:value-type="float">
            <text:p>0</text:p>
          </table:table-cell>
          <table:table-cell table:style-name="ce2" table:formula="of:= ABS( ([.AP4]+[.AN4])*(-1)+[.AO4]*(-2)+([.AN6]+[.AP6])+[.AO6]*2 )" office:value-type="float" office:value="0" calcext:value-type="float">
            <text:p>0</text:p>
          </table:table-cell>
          <table:table-cell table:style-name="ce2" table:formula="of:= ABS( ([.AQ4]+[.AO4])*(-1)+[.AP4]*(-2)+([.AO6]+[.AQ6])+[.AP6]*2 )" office:value-type="float" office:value="0" calcext:value-type="float">
            <text:p>0</text:p>
          </table:table-cell>
          <table:table-cell table:style-name="ce2" table:formula="of:= ABS( ([.AR4]+[.AP4])*(-1)+[.AQ4]*(-2)+([.AP6]+[.AR6])+[.AQ6]*2 )" office:value-type="float" office:value="0" calcext:value-type="float">
            <text:p>0</text:p>
          </table:table-cell>
          <table:table-cell table:style-name="ce2" table:formula="of:= ABS( ([.AS4]+[.AQ4])*(-1)+[.AR4]*(-2)+([.AQ6]+[.AS6])+[.AR6]*2 )" office:value-type="float" office:value="0" calcext:value-type="float">
            <text:p>0</text:p>
          </table:table-cell>
          <table:table-cell table:style-name="ce2" table:formula="of:= ABS( ([.AT4]+[.AR4])*(-1)+[.AS4]*(-2)+([.AR6]+[.AT6])+[.AS6]*2 )" office:value-type="float" office:value="0" calcext:value-type="float">
            <text:p>0</text:p>
          </table:table-cell>
          <table:table-cell table:style-name="ce2" table:formula="of:= ABS( ([.AU4]+[.AS4])*(-1)+[.AT4]*(-2)+([.AS6]+[.AU6])+[.AT6]*2 )" office:value-type="float" office:value="0" calcext:value-type="float">
            <text:p>0</text:p>
          </table:table-cell>
          <table:table-cell table:style-name="ce2" table:formula="of:= ABS( ([.AV4]+[.AT4])*(-1)+[.AU4]*(-2)+([.AT6]+[.AV6])+[.AU6]*2 )" office:value-type="float" office:value="0" calcext:value-type="float">
            <text:p>0</text:p>
          </table:table-cell>
          <table:table-cell table:style-name="ce2" table:formula="of:= ABS( ([.AW4]+[.AU4])*(-1)+[.AV4]*(-2)+([.AU6]+[.AW6])+[.AV6]*2 )" office:value-type="float" office:value="0" calcext:value-type="float">
            <text:p>0</text:p>
          </table:table-cell>
          <table:table-cell table:style-name="ce2" table:formula="of:= ABS( ([.AX4]+[.AV4])*(-1)+[.AW4]*(-2)+([.AV6]+[.AX6])+[.AW6]*2 )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table:style-name="ce2" table:formula="of:= ABS( ([.C5]+[.A5])*(-1)+[.B5]*(-2)+([.A7]+[.C7])+[.B7]*2 )" office:value-type="float" office:value="196" calcext:value-type="float">
            <text:p>196</text:p>
          </table:table-cell>
          <table:table-cell table:style-name="ce2" table:formula="of:= ABS( ([.D5]+[.B5])*(-1)+[.C5]*(-2)+([.B7]+[.D7])+[.C7]*2 )" office:value-type="float" office:value="192" calcext:value-type="float">
            <text:p>192</text:p>
          </table:table-cell>
          <table:table-cell table:style-name="ce2" table:formula="of:= ABS( ([.E5]+[.C5])*(-1)+[.D5]*(-2)+([.C7]+[.E7])+[.D7]*2 )" office:value-type="float" office:value="188" calcext:value-type="float">
            <text:p>188</text:p>
          </table:table-cell>
          <table:table-cell table:style-name="ce2" table:formula="of:= ABS( ([.F5]+[.D5])*(-1)+[.E5]*(-2)+([.D7]+[.F7])+[.E7]*2 )" office:value-type="float" office:value="184" calcext:value-type="float">
            <text:p>184</text:p>
          </table:table-cell>
          <table:table-cell table:style-name="ce2" table:formula="of:= ABS( ([.G5]+[.E5])*(-1)+[.F5]*(-2)+([.E7]+[.G7])+[.F7]*2 )" office:value-type="float" office:value="180" calcext:value-type="float">
            <text:p>180</text:p>
          </table:table-cell>
          <table:table-cell table:style-name="ce2" table:formula="of:= ABS( ([.H5]+[.F5])*(-1)+[.G5]*(-2)+([.F7]+[.H7])+[.G7]*2 )" office:value-type="float" office:value="176" calcext:value-type="float">
            <text:p>176</text:p>
          </table:table-cell>
          <table:table-cell table:style-name="ce2" table:formula="of:= ABS( ([.I5]+[.G5])*(-1)+[.H5]*(-2)+([.G7]+[.I7])+[.H7]*2 )" office:value-type="float" office:value="172" calcext:value-type="float">
            <text:p>172</text:p>
          </table:table-cell>
          <table:table-cell table:style-name="ce2" table:formula="of:= ABS( ([.J5]+[.H5])*(-1)+[.I5]*(-2)+([.H7]+[.J7])+[.I7]*2 )" office:value-type="float" office:value="168" calcext:value-type="float">
            <text:p>168</text:p>
          </table:table-cell>
          <table:table-cell table:style-name="ce2" table:formula="of:= ABS( ([.K5]+[.I5])*(-1)+[.J5]*(-2)+([.I7]+[.K7])+[.J7]*2 )" office:value-type="float" office:value="174" calcext:value-type="float">
            <text:p>174</text:p>
          </table:table-cell>
          <table:table-cell table:style-name="ce2" table:formula="of:= ABS( ([.L5]+[.J5])*(-1)+[.K5]*(-2)+([.J7]+[.L7])+[.K7]*2 )" office:value-type="float" office:value="190" calcext:value-type="float">
            <text:p>190</text:p>
          </table:table-cell>
          <table:table-cell table:style-name="ce2" table:formula="of:= ABS( ([.M5]+[.K5])*(-1)+[.L5]*(-2)+([.K7]+[.M7])+[.L7]*2 )" office:value-type="float" office:value="196" calcext:value-type="float">
            <text:p>196</text:p>
          </table:table-cell>
          <table:table-cell table:style-name="ce2" table:formula="of:= ABS( ([.N5]+[.L5])*(-1)+[.M5]*(-2)+([.L7]+[.N7])+[.M7]*2 )" office:value-type="float" office:value="192" calcext:value-type="float">
            <text:p>192</text:p>
          </table:table-cell>
          <table:table-cell table:style-name="ce2" table:formula="of:= ABS( ([.O5]+[.M5])*(-1)+[.N5]*(-2)+([.M7]+[.O7])+[.N7]*2 )" office:value-type="float" office:value="188" calcext:value-type="float">
            <text:p>188</text:p>
          </table:table-cell>
          <table:table-cell table:style-name="ce2" table:formula="of:= ABS( ([.P5]+[.N5])*(-1)+[.O5]*(-2)+([.N7]+[.P7])+[.O7]*2 )" office:value-type="float" office:value="184" calcext:value-type="float">
            <text:p>184</text:p>
          </table:table-cell>
          <table:table-cell table:style-name="ce2" table:formula="of:= ABS( ([.Q5]+[.O5])*(-1)+[.P5]*(-2)+([.O7]+[.Q7])+[.P7]*2 )" office:value-type="float" office:value="180" calcext:value-type="float">
            <text:p>180</text:p>
          </table:table-cell>
          <table:table-cell table:style-name="ce2" table:formula="of:= ABS( ([.R5]+[.P5])*(-1)+[.Q5]*(-2)+([.P7]+[.R7])+[.Q7]*2 )" office:value-type="float" office:value="176" calcext:value-type="float">
            <text:p>176</text:p>
          </table:table-cell>
          <table:table-cell table:style-name="ce2" table:formula="of:= ABS( ([.S5]+[.Q5])*(-1)+[.R5]*(-2)+([.Q7]+[.S7])+[.R7]*2 )" office:value-type="float" office:value="172" calcext:value-type="float">
            <text:p>172</text:p>
          </table:table-cell>
          <table:table-cell table:style-name="ce2" table:formula="of:= ABS( ([.T5]+[.R5])*(-1)+[.S5]*(-2)+([.R7]+[.T7])+[.S7]*2 )" office:value-type="float" office:value="168" calcext:value-type="float">
            <text:p>168</text:p>
          </table:table-cell>
          <table:table-cell table:style-name="ce2" table:formula="of:= ABS( ([.U5]+[.S5])*(-1)+[.T5]*(-2)+([.S7]+[.U7])+[.T7]*2 )" office:value-type="float" office:value="174" calcext:value-type="float">
            <text:p>174</text:p>
          </table:table-cell>
          <table:table-cell table:style-name="ce2" table:formula="of:= ABS( ([.V5]+[.T5])*(-1)+[.U5]*(-2)+([.T7]+[.V7])+[.U7]*2 )" office:value-type="float" office:value="190" calcext:value-type="float">
            <text:p>190</text:p>
          </table:table-cell>
          <table:table-cell table:style-name="ce2" table:formula="of:= ABS( ([.W5]+[.U5])*(-1)+[.V5]*(-2)+([.U7]+[.W7])+[.V7]*2 )" office:value-type="float" office:value="196" calcext:value-type="float">
            <text:p>196</text:p>
          </table:table-cell>
          <table:table-cell table:style-name="ce2" table:formula="of:= ABS( ([.X5]+[.V5])*(-1)+[.W5]*(-2)+([.V7]+[.X7])+[.W7]*2 )" office:value-type="float" office:value="192" calcext:value-type="float">
            <text:p>192</text:p>
          </table:table-cell>
          <table:table-cell table:style-name="ce2" table:formula="of:= ABS( ([.Y5]+[.W5])*(-1)+[.X5]*(-2)+([.W7]+[.Y7])+[.X7]*2 )" office:value-type="float" office:value="188" calcext:value-type="float">
            <text:p>188</text:p>
          </table:table-cell>
          <table:table-cell table:style-name="ce2" table:formula="of:= ABS( ([.Z5]+[.X5])*(-1)+[.Y5]*(-2)+([.X7]+[.Z7])+[.Y7]*2 )" office:value-type="float" office:value="184" calcext:value-type="float">
            <text:p>184</text:p>
          </table:table-cell>
          <table:table-cell table:style-name="ce2" table:formula="of:= ABS( ([.AA5]+[.Y5])*(-1)+[.Z5]*(-2)+([.Y7]+[.AA7])+[.Z7]*2 )" office:value-type="float" office:value="180" calcext:value-type="float">
            <text:p>180</text:p>
          </table:table-cell>
          <table:table-cell table:style-name="ce2" table:formula="of:= ABS( ([.AB5]+[.Z5])*(-1)+[.AA5]*(-2)+([.Z7]+[.AB7])+[.AA7]*2 )" office:value-type="float" office:value="176" calcext:value-type="float">
            <text:p>176</text:p>
          </table:table-cell>
          <table:table-cell table:style-name="ce2" table:formula="of:= ABS( ([.AC5]+[.AA5])*(-1)+[.AB5]*(-2)+([.AA7]+[.AC7])+[.AB7]*2 )" office:value-type="float" office:value="172" calcext:value-type="float">
            <text:p>172</text:p>
          </table:table-cell>
          <table:table-cell table:style-name="ce2" table:formula="of:= ABS( ([.AD5]+[.AB5])*(-1)+[.AC5]*(-2)+([.AB7]+[.AD7])+[.AC7]*2 )" office:value-type="float" office:value="168" calcext:value-type="float">
            <text:p>168</text:p>
          </table:table-cell>
          <table:table-cell table:style-name="ce2" table:formula="of:= ABS( ([.AE5]+[.AC5])*(-1)+[.AD5]*(-2)+([.AC7]+[.AE7])+[.AD7]*2 )" office:value-type="float" office:value="174" calcext:value-type="float">
            <text:p>174</text:p>
          </table:table-cell>
          <table:table-cell table:style-name="ce2" table:formula="of:= ABS( ([.AF5]+[.AD5])*(-1)+[.AE5]*(-2)+([.AD7]+[.AF7])+[.AE7]*2 )" office:value-type="float" office:value="190" calcext:value-type="float">
            <text:p>190</text:p>
          </table:table-cell>
          <table:table-cell table:style-name="ce2" table:formula="of:= ABS( ([.AG5]+[.AE5])*(-1)+[.AF5]*(-2)+([.AE7]+[.AG7])+[.AF7]*2 )" office:value-type="float" office:value="196" calcext:value-type="float">
            <text:p>196</text:p>
          </table:table-cell>
          <table:table-cell table:style-name="ce2" table:formula="of:= ABS( ([.AH5]+[.AF5])*(-1)+[.AG5]*(-2)+([.AF7]+[.AH7])+[.AG7]*2 )" office:value-type="float" office:value="192" calcext:value-type="float">
            <text:p>192</text:p>
          </table:table-cell>
          <table:table-cell table:style-name="ce2" table:formula="of:= ABS( ([.AI5]+[.AG5])*(-1)+[.AH5]*(-2)+([.AG7]+[.AI7])+[.AH7]*2 )" office:value-type="float" office:value="188" calcext:value-type="float">
            <text:p>188</text:p>
          </table:table-cell>
          <table:table-cell table:style-name="ce2" table:formula="of:= ABS( ([.AJ5]+[.AH5])*(-1)+[.AI5]*(-2)+([.AH7]+[.AJ7])+[.AI7]*2 )" office:value-type="float" office:value="184" calcext:value-type="float">
            <text:p>184</text:p>
          </table:table-cell>
          <table:table-cell table:style-name="ce2" table:formula="of:= ABS( ([.AK5]+[.AI5])*(-1)+[.AJ5]*(-2)+([.AI7]+[.AK7])+[.AJ7]*2 )" office:value-type="float" office:value="180" calcext:value-type="float">
            <text:p>180</text:p>
          </table:table-cell>
          <table:table-cell table:style-name="ce2" table:formula="of:= ABS( ([.AL5]+[.AJ5])*(-1)+[.AK5]*(-2)+([.AJ7]+[.AL7])+[.AK7]*2 )" office:value-type="float" office:value="176" calcext:value-type="float">
            <text:p>176</text:p>
          </table:table-cell>
          <table:table-cell table:style-name="ce2" table:formula="of:= ABS( ([.AM5]+[.AK5])*(-1)+[.AL5]*(-2)+([.AK7]+[.AM7])+[.AL7]*2 )" office:value-type="float" office:value="172" calcext:value-type="float">
            <text:p>172</text:p>
          </table:table-cell>
          <table:table-cell table:style-name="ce2" table:formula="of:= ABS( ([.AN5]+[.AL5])*(-1)+[.AM5]*(-2)+([.AL7]+[.AN7])+[.AM7]*2 )" office:value-type="float" office:value="168" calcext:value-type="float">
            <text:p>168</text:p>
          </table:table-cell>
          <table:table-cell table:style-name="ce2" table:formula="of:= ABS( ([.AO5]+[.AM5])*(-1)+[.AN5]*(-2)+([.AM7]+[.AO7])+[.AN7]*2 )" office:value-type="float" office:value="174" calcext:value-type="float">
            <text:p>174</text:p>
          </table:table-cell>
          <table:table-cell table:style-name="ce2" table:formula="of:= ABS( ([.AP5]+[.AN5])*(-1)+[.AO5]*(-2)+([.AN7]+[.AP7])+[.AO7]*2 )" office:value-type="float" office:value="190" calcext:value-type="float">
            <text:p>190</text:p>
          </table:table-cell>
          <table:table-cell table:style-name="ce2" table:formula="of:= ABS( ([.AQ5]+[.AO5])*(-1)+[.AP5]*(-2)+([.AO7]+[.AQ7])+[.AP7]*2 )" office:value-type="float" office:value="196" calcext:value-type="float">
            <text:p>196</text:p>
          </table:table-cell>
          <table:table-cell table:style-name="ce2" table:formula="of:= ABS( ([.AR5]+[.AP5])*(-1)+[.AQ5]*(-2)+([.AP7]+[.AR7])+[.AQ7]*2 )" office:value-type="float" office:value="192" calcext:value-type="float">
            <text:p>192</text:p>
          </table:table-cell>
          <table:table-cell table:style-name="ce2" table:formula="of:= ABS( ([.AS5]+[.AQ5])*(-1)+[.AR5]*(-2)+([.AQ7]+[.AS7])+[.AR7]*2 )" office:value-type="float" office:value="188" calcext:value-type="float">
            <text:p>188</text:p>
          </table:table-cell>
          <table:table-cell table:style-name="ce2" table:formula="of:= ABS( ([.AT5]+[.AR5])*(-1)+[.AS5]*(-2)+([.AR7]+[.AT7])+[.AS7]*2 )" office:value-type="float" office:value="184" calcext:value-type="float">
            <text:p>184</text:p>
          </table:table-cell>
          <table:table-cell table:style-name="ce2" table:formula="of:= ABS( ([.AU5]+[.AS5])*(-1)+[.AT5]*(-2)+([.AS7]+[.AU7])+[.AT7]*2 )" office:value-type="float" office:value="180" calcext:value-type="float">
            <text:p>180</text:p>
          </table:table-cell>
          <table:table-cell table:style-name="ce2" table:formula="of:= ABS( ([.AV5]+[.AT5])*(-1)+[.AU5]*(-2)+([.AT7]+[.AV7])+[.AU7]*2 )" office:value-type="float" office:value="176" calcext:value-type="float">
            <text:p>176</text:p>
          </table:table-cell>
          <table:table-cell table:style-name="ce2" table:formula="of:= ABS( ([.AW5]+[.AU5])*(-1)+[.AV5]*(-2)+([.AU7]+[.AW7])+[.AV7]*2 )" office:value-type="float" office:value="172" calcext:value-type="float">
            <text:p>172</text:p>
          </table:table-cell>
          <table:table-cell table:style-name="ce2" table:formula="of:= ABS( ([.AX5]+[.AV5])*(-1)+[.AW5]*(-2)+([.AV7]+[.AX7])+[.AW7]*2 )" office:value-type="float" office:value="168" calcext:value-type="float">
            <text:p>168</text:p>
          </table:table-cell>
          <table:table-cell table:number-columns-repeated="52"/>
        </table:table-row>
        <table:table-row table:style-name="ro1">
          <table:table-cell/>
          <table:table-cell table:style-name="ce2" table:formula="of:= ABS( ([.C6]+[.A6])*(-1)+[.B6]*(-2)+([.A8]+[.C8])+[.B8]*2 )" office:value-type="float" office:value="0" calcext:value-type="float">
            <text:p>0</text:p>
          </table:table-cell>
          <table:table-cell table:style-name="ce2" table:formula="of:= ABS( ([.D6]+[.B6])*(-1)+[.C6]*(-2)+([.B8]+[.D8])+[.C8]*2 )" office:value-type="float" office:value="0" calcext:value-type="float">
            <text:p>0</text:p>
          </table:table-cell>
          <table:table-cell table:style-name="ce2" table:formula="of:= ABS( ([.E6]+[.C6])*(-1)+[.D6]*(-2)+([.C8]+[.E8])+[.D8]*2 )" office:value-type="float" office:value="0" calcext:value-type="float">
            <text:p>0</text:p>
          </table:table-cell>
          <table:table-cell table:style-name="ce2" table:formula="of:= ABS( ([.F6]+[.D6])*(-1)+[.E6]*(-2)+([.D8]+[.F8])+[.E8]*2 )" office:value-type="float" office:value="0" calcext:value-type="float">
            <text:p>0</text:p>
          </table:table-cell>
          <table:table-cell table:style-name="ce2" table:formula="of:= ABS( ([.G6]+[.E6])*(-1)+[.F6]*(-2)+([.E8]+[.G8])+[.F8]*2 )" office:value-type="float" office:value="0" calcext:value-type="float">
            <text:p>0</text:p>
          </table:table-cell>
          <table:table-cell table:style-name="ce2" table:formula="of:= ABS( ([.H6]+[.F6])*(-1)+[.G6]*(-2)+([.F8]+[.H8])+[.G8]*2 )" office:value-type="float" office:value="0" calcext:value-type="float">
            <text:p>0</text:p>
          </table:table-cell>
          <table:table-cell table:style-name="ce2" table:formula="of:= ABS( ([.I6]+[.G6])*(-1)+[.H6]*(-2)+([.G8]+[.I8])+[.H8]*2 )" office:value-type="float" office:value="0" calcext:value-type="float">
            <text:p>0</text:p>
          </table:table-cell>
          <table:table-cell table:style-name="ce2" table:formula="of:= ABS( ([.J6]+[.H6])*(-1)+[.I6]*(-2)+([.H8]+[.J8])+[.I8]*2 )" office:value-type="float" office:value="0" calcext:value-type="float">
            <text:p>0</text:p>
          </table:table-cell>
          <table:table-cell table:style-name="ce2" table:formula="of:= ABS( ([.K6]+[.I6])*(-1)+[.J6]*(-2)+([.I8]+[.K8])+[.J8]*2 )" office:value-type="float" office:value="0" calcext:value-type="float">
            <text:p>0</text:p>
          </table:table-cell>
          <table:table-cell table:style-name="ce2" table:formula="of:= ABS( ([.L6]+[.J6])*(-1)+[.K6]*(-2)+([.J8]+[.L8])+[.K8]*2 )" office:value-type="float" office:value="0" calcext:value-type="float">
            <text:p>0</text:p>
          </table:table-cell>
          <table:table-cell table:style-name="ce2" table:formula="of:= ABS( ([.M6]+[.K6])*(-1)+[.L6]*(-2)+([.K8]+[.M8])+[.L8]*2 )" office:value-type="float" office:value="0" calcext:value-type="float">
            <text:p>0</text:p>
          </table:table-cell>
          <table:table-cell table:style-name="ce2" table:formula="of:= ABS( ([.N6]+[.L6])*(-1)+[.M6]*(-2)+([.L8]+[.N8])+[.M8]*2 )" office:value-type="float" office:value="0" calcext:value-type="float">
            <text:p>0</text:p>
          </table:table-cell>
          <table:table-cell table:style-name="ce2" table:formula="of:= ABS( ([.O6]+[.M6])*(-1)+[.N6]*(-2)+([.M8]+[.O8])+[.N8]*2 )" office:value-type="float" office:value="0" calcext:value-type="float">
            <text:p>0</text:p>
          </table:table-cell>
          <table:table-cell table:style-name="ce2" table:formula="of:= ABS( ([.P6]+[.N6])*(-1)+[.O6]*(-2)+([.N8]+[.P8])+[.O8]*2 )" office:value-type="float" office:value="0" calcext:value-type="float">
            <text:p>0</text:p>
          </table:table-cell>
          <table:table-cell table:style-name="ce2" table:formula="of:= ABS( ([.Q6]+[.O6])*(-1)+[.P6]*(-2)+([.O8]+[.Q8])+[.P8]*2 )" office:value-type="float" office:value="0" calcext:value-type="float">
            <text:p>0</text:p>
          </table:table-cell>
          <table:table-cell table:style-name="ce2" table:formula="of:= ABS( ([.R6]+[.P6])*(-1)+[.Q6]*(-2)+([.P8]+[.R8])+[.Q8]*2 )" office:value-type="float" office:value="0" calcext:value-type="float">
            <text:p>0</text:p>
          </table:table-cell>
          <table:table-cell table:style-name="ce2" table:formula="of:= ABS( ([.S6]+[.Q6])*(-1)+[.R6]*(-2)+([.Q8]+[.S8])+[.R8]*2 )" office:value-type="float" office:value="0" calcext:value-type="float">
            <text:p>0</text:p>
          </table:table-cell>
          <table:table-cell table:style-name="ce2" table:formula="of:= ABS( ([.T6]+[.R6])*(-1)+[.S6]*(-2)+([.R8]+[.T8])+[.S8]*2 )" office:value-type="float" office:value="0" calcext:value-type="float">
            <text:p>0</text:p>
          </table:table-cell>
          <table:table-cell table:style-name="ce2" table:formula="of:= ABS( ([.U6]+[.S6])*(-1)+[.T6]*(-2)+([.S8]+[.U8])+[.T8]*2 )" office:value-type="float" office:value="0" calcext:value-type="float">
            <text:p>0</text:p>
          </table:table-cell>
          <table:table-cell table:style-name="ce2" table:formula="of:= ABS( ([.V6]+[.T6])*(-1)+[.U6]*(-2)+([.T8]+[.V8])+[.U8]*2 )" office:value-type="float" office:value="0" calcext:value-type="float">
            <text:p>0</text:p>
          </table:table-cell>
          <table:table-cell table:style-name="ce2" table:formula="of:= ABS( ([.W6]+[.U6])*(-1)+[.V6]*(-2)+([.U8]+[.W8])+[.V8]*2 )" office:value-type="float" office:value="0" calcext:value-type="float">
            <text:p>0</text:p>
          </table:table-cell>
          <table:table-cell table:style-name="ce2" table:formula="of:= ABS( ([.X6]+[.V6])*(-1)+[.W6]*(-2)+([.V8]+[.X8])+[.W8]*2 )" office:value-type="float" office:value="0" calcext:value-type="float">
            <text:p>0</text:p>
          </table:table-cell>
          <table:table-cell table:style-name="ce2" table:formula="of:= ABS( ([.Y6]+[.W6])*(-1)+[.X6]*(-2)+([.W8]+[.Y8])+[.X8]*2 )" office:value-type="float" office:value="0" calcext:value-type="float">
            <text:p>0</text:p>
          </table:table-cell>
          <table:table-cell table:style-name="ce2" table:formula="of:= ABS( ([.Z6]+[.X6])*(-1)+[.Y6]*(-2)+([.X8]+[.Z8])+[.Y8]*2 )" office:value-type="float" office:value="0" calcext:value-type="float">
            <text:p>0</text:p>
          </table:table-cell>
          <table:table-cell table:style-name="ce2" table:formula="of:= ABS( ([.AA6]+[.Y6])*(-1)+[.Z6]*(-2)+([.Y8]+[.AA8])+[.Z8]*2 )" office:value-type="float" office:value="0" calcext:value-type="float">
            <text:p>0</text:p>
          </table:table-cell>
          <table:table-cell table:style-name="ce2" table:formula="of:= ABS( ([.AB6]+[.Z6])*(-1)+[.AA6]*(-2)+([.Z8]+[.AB8])+[.AA8]*2 )" office:value-type="float" office:value="0" calcext:value-type="float">
            <text:p>0</text:p>
          </table:table-cell>
          <table:table-cell table:style-name="ce2" table:formula="of:= ABS( ([.AC6]+[.AA6])*(-1)+[.AB6]*(-2)+([.AA8]+[.AC8])+[.AB8]*2 )" office:value-type="float" office:value="0" calcext:value-type="float">
            <text:p>0</text:p>
          </table:table-cell>
          <table:table-cell table:style-name="ce2" table:formula="of:= ABS( ([.AD6]+[.AB6])*(-1)+[.AC6]*(-2)+([.AB8]+[.AD8])+[.AC8]*2 )" office:value-type="float" office:value="0" calcext:value-type="float">
            <text:p>0</text:p>
          </table:table-cell>
          <table:table-cell table:style-name="ce2" table:formula="of:= ABS( ([.AE6]+[.AC6])*(-1)+[.AD6]*(-2)+([.AC8]+[.AE8])+[.AD8]*2 )" office:value-type="float" office:value="0" calcext:value-type="float">
            <text:p>0</text:p>
          </table:table-cell>
          <table:table-cell table:style-name="ce2" table:formula="of:= ABS( ([.AF6]+[.AD6])*(-1)+[.AE6]*(-2)+([.AD8]+[.AF8])+[.AE8]*2 )" office:value-type="float" office:value="0" calcext:value-type="float">
            <text:p>0</text:p>
          </table:table-cell>
          <table:table-cell table:style-name="ce2" table:formula="of:= ABS( ([.AG6]+[.AE6])*(-1)+[.AF6]*(-2)+([.AE8]+[.AG8])+[.AF8]*2 )" office:value-type="float" office:value="0" calcext:value-type="float">
            <text:p>0</text:p>
          </table:table-cell>
          <table:table-cell table:style-name="ce2" table:formula="of:= ABS( ([.AH6]+[.AF6])*(-1)+[.AG6]*(-2)+([.AF8]+[.AH8])+[.AG8]*2 )" office:value-type="float" office:value="0" calcext:value-type="float">
            <text:p>0</text:p>
          </table:table-cell>
          <table:table-cell table:style-name="ce2" table:formula="of:= ABS( ([.AI6]+[.AG6])*(-1)+[.AH6]*(-2)+([.AG8]+[.AI8])+[.AH8]*2 )" office:value-type="float" office:value="0" calcext:value-type="float">
            <text:p>0</text:p>
          </table:table-cell>
          <table:table-cell table:style-name="ce2" table:formula="of:= ABS( ([.AJ6]+[.AH6])*(-1)+[.AI6]*(-2)+([.AH8]+[.AJ8])+[.AI8]*2 )" office:value-type="float" office:value="0" calcext:value-type="float">
            <text:p>0</text:p>
          </table:table-cell>
          <table:table-cell table:style-name="ce2" table:formula="of:= ABS( ([.AK6]+[.AI6])*(-1)+[.AJ6]*(-2)+([.AI8]+[.AK8])+[.AJ8]*2 )" office:value-type="float" office:value="0" calcext:value-type="float">
            <text:p>0</text:p>
          </table:table-cell>
          <table:table-cell table:style-name="ce2" table:formula="of:= ABS( ([.AL6]+[.AJ6])*(-1)+[.AK6]*(-2)+([.AJ8]+[.AL8])+[.AK8]*2 )" office:value-type="float" office:value="0" calcext:value-type="float">
            <text:p>0</text:p>
          </table:table-cell>
          <table:table-cell table:style-name="ce2" table:formula="of:= ABS( ([.AM6]+[.AK6])*(-1)+[.AL6]*(-2)+([.AK8]+[.AM8])+[.AL8]*2 )" office:value-type="float" office:value="0" calcext:value-type="float">
            <text:p>0</text:p>
          </table:table-cell>
          <table:table-cell table:style-name="ce2" table:formula="of:= ABS( ([.AN6]+[.AL6])*(-1)+[.AM6]*(-2)+([.AL8]+[.AN8])+[.AM8]*2 )" office:value-type="float" office:value="0" calcext:value-type="float">
            <text:p>0</text:p>
          </table:table-cell>
          <table:table-cell table:style-name="ce2" table:formula="of:= ABS( ([.AO6]+[.AM6])*(-1)+[.AN6]*(-2)+([.AM8]+[.AO8])+[.AN8]*2 )" office:value-type="float" office:value="0" calcext:value-type="float">
            <text:p>0</text:p>
          </table:table-cell>
          <table:table-cell table:style-name="ce2" table:formula="of:= ABS( ([.AP6]+[.AN6])*(-1)+[.AO6]*(-2)+([.AN8]+[.AP8])+[.AO8]*2 )" office:value-type="float" office:value="0" calcext:value-type="float">
            <text:p>0</text:p>
          </table:table-cell>
          <table:table-cell table:style-name="ce2" table:formula="of:= ABS( ([.AQ6]+[.AO6])*(-1)+[.AP6]*(-2)+([.AO8]+[.AQ8])+[.AP8]*2 )" office:value-type="float" office:value="0" calcext:value-type="float">
            <text:p>0</text:p>
          </table:table-cell>
          <table:table-cell table:style-name="ce2" table:formula="of:= ABS( ([.AR6]+[.AP6])*(-1)+[.AQ6]*(-2)+([.AP8]+[.AR8])+[.AQ8]*2 )" office:value-type="float" office:value="0" calcext:value-type="float">
            <text:p>0</text:p>
          </table:table-cell>
          <table:table-cell table:style-name="ce2" table:formula="of:= ABS( ([.AS6]+[.AQ6])*(-1)+[.AR6]*(-2)+([.AQ8]+[.AS8])+[.AR8]*2 )" office:value-type="float" office:value="0" calcext:value-type="float">
            <text:p>0</text:p>
          </table:table-cell>
          <table:table-cell table:style-name="ce2" table:formula="of:= ABS( ([.AT6]+[.AR6])*(-1)+[.AS6]*(-2)+([.AR8]+[.AT8])+[.AS8]*2 )" office:value-type="float" office:value="0" calcext:value-type="float">
            <text:p>0</text:p>
          </table:table-cell>
          <table:table-cell table:style-name="ce2" table:formula="of:= ABS( ([.AU6]+[.AS6])*(-1)+[.AT6]*(-2)+([.AS8]+[.AU8])+[.AT8]*2 )" office:value-type="float" office:value="0" calcext:value-type="float">
            <text:p>0</text:p>
          </table:table-cell>
          <table:table-cell table:style-name="ce2" table:formula="of:= ABS( ([.AV6]+[.AT6])*(-1)+[.AU6]*(-2)+([.AT8]+[.AV8])+[.AU8]*2 )" office:value-type="float" office:value="0" calcext:value-type="float">
            <text:p>0</text:p>
          </table:table-cell>
          <table:table-cell table:style-name="ce2" table:formula="of:= ABS( ([.AW6]+[.AU6])*(-1)+[.AV6]*(-2)+([.AU8]+[.AW8])+[.AV8]*2 )" office:value-type="float" office:value="0" calcext:value-type="float">
            <text:p>0</text:p>
          </table:table-cell>
          <table:table-cell table:style-name="ce2" table:formula="of:= ABS( ([.AX6]+[.AV6])*(-1)+[.AW6]*(-2)+([.AV8]+[.AX8])+[.AW8]*2 )" office:value-type="float" office:value="0" calcext:value-type="float">
            <text:p>0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ce2" table:number-columns-repeated="9"/>
          <table:table-cell table:number-columns-repeated="91"/>
        </table:table-row>
        <table:table-row table:style-name="ro1">
          <table:table-cell table:number-columns-repeated="9"/>
          <table:table-cell table:style-name="ce2"/>
          <table:table-cell table:number-columns-repeated="91"/>
        </table:table-row>
        <table:table-row table:style-name="ro1" table:number-rows-repeated="7">
          <table:table-cell table:number-columns-repeated="101"/>
        </table:table-row>
        <table:table-row table:style-name="ro1">
          <table:table-cell office:value-type="string" calcext:value-type="string">
            <text:p>Resultado</text:p>
          </table:table-cell>
          <table:table-cell table:number-columns-repeated="100"/>
        </table:table-row>
        <table:table-row table:style-name="ro1">
          <table:table-cell/>
          <table:table-cell table:style-name="ce2" table:formula="of:=[.B14]+[.B29]" office:value-type="float" office:value="8" calcext:value-type="float">
            <text:p>8</text:p>
          </table:table-cell>
          <table:table-cell table:style-name="ce2" table:formula="of:=[.C14]+[.C29]" office:value-type="float" office:value="8" calcext:value-type="float">
            <text:p>8</text:p>
          </table:table-cell>
          <table:table-cell table:style-name="ce2" table:formula="of:=[.D14]+[.D29]" office:value-type="float" office:value="8" calcext:value-type="float">
            <text:p>8</text:p>
          </table:table-cell>
          <table:table-cell table:style-name="ce2" table:formula="of:=[.E14]+[.E29]" office:value-type="float" office:value="8" calcext:value-type="float">
            <text:p>8</text:p>
          </table:table-cell>
          <table:table-cell table:style-name="ce2" table:formula="of:=[.F14]+[.F29]" office:value-type="float" office:value="8" calcext:value-type="float">
            <text:p>8</text:p>
          </table:table-cell>
          <table:table-cell table:style-name="ce2" table:formula="of:=[.G14]+[.G29]" office:value-type="float" office:value="8" calcext:value-type="float">
            <text:p>8</text:p>
          </table:table-cell>
          <table:table-cell table:style-name="ce2" table:formula="of:=[.H14]+[.H29]" office:value-type="float" office:value="8" calcext:value-type="float">
            <text:p>8</text:p>
          </table:table-cell>
          <table:table-cell table:style-name="ce2" table:formula="of:=[.I14]+[.I29]" office:value-type="float" office:value="8" calcext:value-type="float">
            <text:p>8</text:p>
          </table:table-cell>
          <table:table-cell table:style-name="ce2" table:formula="of:=[.J14]+[.J29]" office:value-type="float" office:value="32" calcext:value-type="float">
            <text:p>32</text:p>
          </table:table-cell>
          <table:table-cell table:style-name="ce2" table:formula="of:=[.K14]+[.K29]" office:value-type="float" office:value="32" calcext:value-type="float">
            <text:p>32</text:p>
          </table:table-cell>
          <table:table-cell table:style-name="ce2" table:formula="of:=[.L14]+[.L29]" office:value-type="float" office:value="8" calcext:value-type="float">
            <text:p>8</text:p>
          </table:table-cell>
          <table:table-cell table:style-name="ce2" table:formula="of:=[.M14]+[.M29]" office:value-type="float" office:value="8" calcext:value-type="float">
            <text:p>8</text:p>
          </table:table-cell>
          <table:table-cell table:style-name="ce2" table:formula="of:=[.N14]+[.N29]" office:value-type="float" office:value="8" calcext:value-type="float">
            <text:p>8</text:p>
          </table:table-cell>
          <table:table-cell table:style-name="ce2" table:formula="of:=[.O14]+[.O29]" office:value-type="float" office:value="8" calcext:value-type="float">
            <text:p>8</text:p>
          </table:table-cell>
          <table:table-cell table:style-name="ce2" table:formula="of:=[.P14]+[.P29]" office:value-type="float" office:value="8" calcext:value-type="float">
            <text:p>8</text:p>
          </table:table-cell>
          <table:table-cell table:style-name="ce2" table:formula="of:=[.Q14]+[.Q29]" office:value-type="float" office:value="8" calcext:value-type="float">
            <text:p>8</text:p>
          </table:table-cell>
          <table:table-cell table:style-name="ce2" table:formula="of:=[.R14]+[.R29]" office:value-type="float" office:value="8" calcext:value-type="float">
            <text:p>8</text:p>
          </table:table-cell>
          <table:table-cell table:style-name="ce2" table:formula="of:=[.S14]+[.S29]" office:value-type="float" office:value="8" calcext:value-type="float">
            <text:p>8</text:p>
          </table:table-cell>
          <table:table-cell table:style-name="ce2" table:formula="of:=[.T14]+[.T29]" office:value-type="float" office:value="32" calcext:value-type="float">
            <text:p>32</text:p>
          </table:table-cell>
          <table:table-cell table:style-name="ce2" table:formula="of:=[.U14]+[.U29]" office:value-type="float" office:value="32" calcext:value-type="float">
            <text:p>32</text:p>
          </table:table-cell>
          <table:table-cell table:style-name="ce2" table:formula="of:=[.V14]+[.V29]" office:value-type="float" office:value="8" calcext:value-type="float">
            <text:p>8</text:p>
          </table:table-cell>
          <table:table-cell table:style-name="ce2" table:formula="of:=[.W14]+[.W29]" office:value-type="float" office:value="8" calcext:value-type="float">
            <text:p>8</text:p>
          </table:table-cell>
          <table:table-cell table:style-name="ce2" table:formula="of:=[.X14]+[.X29]" office:value-type="float" office:value="8" calcext:value-type="float">
            <text:p>8</text:p>
          </table:table-cell>
          <table:table-cell table:style-name="ce2" table:formula="of:=[.Y14]+[.Y29]" office:value-type="float" office:value="8" calcext:value-type="float">
            <text:p>8</text:p>
          </table:table-cell>
          <table:table-cell table:style-name="ce2" table:formula="of:=[.Z14]+[.Z29]" office:value-type="float" office:value="8" calcext:value-type="float">
            <text:p>8</text:p>
          </table:table-cell>
          <table:table-cell table:style-name="ce2" table:formula="of:=[.AA14]+[.AA29]" office:value-type="float" office:value="8" calcext:value-type="float">
            <text:p>8</text:p>
          </table:table-cell>
          <table:table-cell table:style-name="ce2" table:formula="of:=[.AB14]+[.AB29]" office:value-type="float" office:value="8" calcext:value-type="float">
            <text:p>8</text:p>
          </table:table-cell>
          <table:table-cell table:style-name="ce2" table:formula="of:=[.AC14]+[.AC29]" office:value-type="float" office:value="8" calcext:value-type="float">
            <text:p>8</text:p>
          </table:table-cell>
          <table:table-cell table:style-name="ce2" table:formula="of:=[.AD14]+[.AD29]" office:value-type="float" office:value="32" calcext:value-type="float">
            <text:p>32</text:p>
          </table:table-cell>
          <table:table-cell table:style-name="ce2" table:formula="of:=[.AE14]+[.AE29]" office:value-type="float" office:value="32" calcext:value-type="float">
            <text:p>32</text:p>
          </table:table-cell>
          <table:table-cell table:style-name="ce2" table:formula="of:=[.AF14]+[.AF29]" office:value-type="float" office:value="8" calcext:value-type="float">
            <text:p>8</text:p>
          </table:table-cell>
          <table:table-cell table:style-name="ce2" table:formula="of:=[.AG14]+[.AG29]" office:value-type="float" office:value="8" calcext:value-type="float">
            <text:p>8</text:p>
          </table:table-cell>
          <table:table-cell table:style-name="ce2" table:formula="of:=[.AH14]+[.AH29]" office:value-type="float" office:value="8" calcext:value-type="float">
            <text:p>8</text:p>
          </table:table-cell>
          <table:table-cell table:style-name="ce2" table:formula="of:=[.AI14]+[.AI29]" office:value-type="float" office:value="8" calcext:value-type="float">
            <text:p>8</text:p>
          </table:table-cell>
          <table:table-cell table:style-name="ce2" table:formula="of:=[.AJ14]+[.AJ29]" office:value-type="float" office:value="8" calcext:value-type="float">
            <text:p>8</text:p>
          </table:table-cell>
          <table:table-cell table:style-name="ce2" table:formula="of:=[.AK14]+[.AK29]" office:value-type="float" office:value="8" calcext:value-type="float">
            <text:p>8</text:p>
          </table:table-cell>
          <table:table-cell table:style-name="ce2" table:formula="of:=[.AL14]+[.AL29]" office:value-type="float" office:value="8" calcext:value-type="float">
            <text:p>8</text:p>
          </table:table-cell>
          <table:table-cell table:style-name="ce2" table:formula="of:=[.AM14]+[.AM29]" office:value-type="float" office:value="8" calcext:value-type="float">
            <text:p>8</text:p>
          </table:table-cell>
          <table:table-cell table:style-name="ce2" table:formula="of:=[.AN14]+[.AN29]" office:value-type="float" office:value="32" calcext:value-type="float">
            <text:p>32</text:p>
          </table:table-cell>
          <table:table-cell table:style-name="ce2" table:formula="of:=[.AO14]+[.AO29]" office:value-type="float" office:value="32" calcext:value-type="float">
            <text:p>32</text:p>
          </table:table-cell>
          <table:table-cell table:style-name="ce2" table:formula="of:=[.AP14]+[.AP29]" office:value-type="float" office:value="8" calcext:value-type="float">
            <text:p>8</text:p>
          </table:table-cell>
          <table:table-cell table:style-name="ce2" table:formula="of:=[.AQ14]+[.AQ29]" office:value-type="float" office:value="8" calcext:value-type="float">
            <text:p>8</text:p>
          </table:table-cell>
          <table:table-cell table:style-name="ce2" table:formula="of:=[.AR14]+[.AR29]" office:value-type="float" office:value="8" calcext:value-type="float">
            <text:p>8</text:p>
          </table:table-cell>
          <table:table-cell table:style-name="ce2" table:formula="of:=[.AS14]+[.AS29]" office:value-type="float" office:value="8" calcext:value-type="float">
            <text:p>8</text:p>
          </table:table-cell>
          <table:table-cell table:style-name="ce2" table:formula="of:=[.AT14]+[.AT29]" office:value-type="float" office:value="8" calcext:value-type="float">
            <text:p>8</text:p>
          </table:table-cell>
          <table:table-cell table:style-name="ce2" table:formula="of:=[.AU14]+[.AU29]" office:value-type="float" office:value="8" calcext:value-type="float">
            <text:p>8</text:p>
          </table:table-cell>
          <table:table-cell table:style-name="ce2" table:formula="of:=[.AV14]+[.AV29]" office:value-type="float" office:value="8" calcext:value-type="float">
            <text:p>8</text:p>
          </table:table-cell>
          <table:table-cell table:style-name="ce2" table:formula="of:=[.AW14]+[.AW29]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/>
          <table:table-cell table:style-name="ce2" table:formula="of:=[.B15]+[.B30]" office:value-type="float" office:value="8" calcext:value-type="float">
            <text:p>8</text:p>
          </table:table-cell>
          <table:table-cell table:style-name="ce2" table:formula="of:=[.C15]+[.C30]" office:value-type="float" office:value="8" calcext:value-type="float">
            <text:p>8</text:p>
          </table:table-cell>
          <table:table-cell table:style-name="ce2" table:formula="of:=[.D15]+[.D30]" office:value-type="float" office:value="8" calcext:value-type="float">
            <text:p>8</text:p>
          </table:table-cell>
          <table:table-cell table:style-name="ce2" table:formula="of:=[.E15]+[.E30]" office:value-type="float" office:value="8" calcext:value-type="float">
            <text:p>8</text:p>
          </table:table-cell>
          <table:table-cell table:style-name="ce2" table:formula="of:=[.F15]+[.F30]" office:value-type="float" office:value="8" calcext:value-type="float">
            <text:p>8</text:p>
          </table:table-cell>
          <table:table-cell table:style-name="ce2" table:formula="of:=[.G15]+[.G30]" office:value-type="float" office:value="8" calcext:value-type="float">
            <text:p>8</text:p>
          </table:table-cell>
          <table:table-cell table:style-name="ce2" table:formula="of:=[.H15]+[.H30]" office:value-type="float" office:value="8" calcext:value-type="float">
            <text:p>8</text:p>
          </table:table-cell>
          <table:table-cell table:style-name="ce2" table:formula="of:=[.I15]+[.I30]" office:value-type="float" office:value="8" calcext:value-type="float">
            <text:p>8</text:p>
          </table:table-cell>
          <table:table-cell table:style-name="ce2" table:formula="of:=[.J15]+[.J30]" office:value-type="float" office:value="32" calcext:value-type="float">
            <text:p>32</text:p>
          </table:table-cell>
          <table:table-cell table:style-name="ce2" table:formula="of:=[.K15]+[.K30]" office:value-type="float" office:value="32" calcext:value-type="float">
            <text:p>32</text:p>
          </table:table-cell>
          <table:table-cell table:style-name="ce2" table:formula="of:=[.L15]+[.L30]" office:value-type="float" office:value="8" calcext:value-type="float">
            <text:p>8</text:p>
          </table:table-cell>
          <table:table-cell table:style-name="ce2" table:formula="of:=[.M15]+[.M30]" office:value-type="float" office:value="8" calcext:value-type="float">
            <text:p>8</text:p>
          </table:table-cell>
          <table:table-cell table:style-name="ce2" table:formula="of:=[.N15]+[.N30]" office:value-type="float" office:value="8" calcext:value-type="float">
            <text:p>8</text:p>
          </table:table-cell>
          <table:table-cell table:style-name="ce2" table:formula="of:=[.O15]+[.O30]" office:value-type="float" office:value="8" calcext:value-type="float">
            <text:p>8</text:p>
          </table:table-cell>
          <table:table-cell table:style-name="ce2" table:formula="of:=[.P15]+[.P30]" office:value-type="float" office:value="8" calcext:value-type="float">
            <text:p>8</text:p>
          </table:table-cell>
          <table:table-cell table:style-name="ce2" table:formula="of:=[.Q15]+[.Q30]" office:value-type="float" office:value="8" calcext:value-type="float">
            <text:p>8</text:p>
          </table:table-cell>
          <table:table-cell table:style-name="ce2" table:formula="of:=[.R15]+[.R30]" office:value-type="float" office:value="8" calcext:value-type="float">
            <text:p>8</text:p>
          </table:table-cell>
          <table:table-cell table:style-name="ce2" table:formula="of:=[.S15]+[.S30]" office:value-type="float" office:value="8" calcext:value-type="float">
            <text:p>8</text:p>
          </table:table-cell>
          <table:table-cell table:style-name="ce2" table:formula="of:=[.T15]+[.T30]" office:value-type="float" office:value="32" calcext:value-type="float">
            <text:p>32</text:p>
          </table:table-cell>
          <table:table-cell table:style-name="ce2" table:formula="of:=[.U15]+[.U30]" office:value-type="float" office:value="32" calcext:value-type="float">
            <text:p>32</text:p>
          </table:table-cell>
          <table:table-cell table:style-name="ce2" table:formula="of:=[.V15]+[.V30]" office:value-type="float" office:value="8" calcext:value-type="float">
            <text:p>8</text:p>
          </table:table-cell>
          <table:table-cell table:style-name="ce2" table:formula="of:=[.W15]+[.W30]" office:value-type="float" office:value="8" calcext:value-type="float">
            <text:p>8</text:p>
          </table:table-cell>
          <table:table-cell table:style-name="ce2" table:formula="of:=[.X15]+[.X30]" office:value-type="float" office:value="8" calcext:value-type="float">
            <text:p>8</text:p>
          </table:table-cell>
          <table:table-cell table:style-name="ce2" table:formula="of:=[.Y15]+[.Y30]" office:value-type="float" office:value="8" calcext:value-type="float">
            <text:p>8</text:p>
          </table:table-cell>
          <table:table-cell table:style-name="ce2" table:formula="of:=[.Z15]+[.Z30]" office:value-type="float" office:value="8" calcext:value-type="float">
            <text:p>8</text:p>
          </table:table-cell>
          <table:table-cell table:style-name="ce2" table:formula="of:=[.AA15]+[.AA30]" office:value-type="float" office:value="8" calcext:value-type="float">
            <text:p>8</text:p>
          </table:table-cell>
          <table:table-cell table:style-name="ce2" table:formula="of:=[.AB15]+[.AB30]" office:value-type="float" office:value="8" calcext:value-type="float">
            <text:p>8</text:p>
          </table:table-cell>
          <table:table-cell table:style-name="ce2" table:formula="of:=[.AC15]+[.AC30]" office:value-type="float" office:value="8" calcext:value-type="float">
            <text:p>8</text:p>
          </table:table-cell>
          <table:table-cell table:style-name="ce2" table:formula="of:=[.AD15]+[.AD30]" office:value-type="float" office:value="32" calcext:value-type="float">
            <text:p>32</text:p>
          </table:table-cell>
          <table:table-cell table:style-name="ce2" table:formula="of:=[.AE15]+[.AE30]" office:value-type="float" office:value="32" calcext:value-type="float">
            <text:p>32</text:p>
          </table:table-cell>
          <table:table-cell table:style-name="ce2" table:formula="of:=[.AF15]+[.AF30]" office:value-type="float" office:value="8" calcext:value-type="float">
            <text:p>8</text:p>
          </table:table-cell>
          <table:table-cell table:style-name="ce2" table:formula="of:=[.AG15]+[.AG30]" office:value-type="float" office:value="8" calcext:value-type="float">
            <text:p>8</text:p>
          </table:table-cell>
          <table:table-cell table:style-name="ce2" table:formula="of:=[.AH15]+[.AH30]" office:value-type="float" office:value="8" calcext:value-type="float">
            <text:p>8</text:p>
          </table:table-cell>
          <table:table-cell table:style-name="ce2" table:formula="of:=[.AI15]+[.AI30]" office:value-type="float" office:value="8" calcext:value-type="float">
            <text:p>8</text:p>
          </table:table-cell>
          <table:table-cell table:style-name="ce2" table:formula="of:=[.AJ15]+[.AJ30]" office:value-type="float" office:value="8" calcext:value-type="float">
            <text:p>8</text:p>
          </table:table-cell>
          <table:table-cell table:style-name="ce2" table:formula="of:=[.AK15]+[.AK30]" office:value-type="float" office:value="8" calcext:value-type="float">
            <text:p>8</text:p>
          </table:table-cell>
          <table:table-cell table:style-name="ce2" table:formula="of:=[.AL15]+[.AL30]" office:value-type="float" office:value="8" calcext:value-type="float">
            <text:p>8</text:p>
          </table:table-cell>
          <table:table-cell table:style-name="ce2" table:formula="of:=[.AM15]+[.AM30]" office:value-type="float" office:value="8" calcext:value-type="float">
            <text:p>8</text:p>
          </table:table-cell>
          <table:table-cell table:style-name="ce2" table:formula="of:=[.AN15]+[.AN30]" office:value-type="float" office:value="32" calcext:value-type="float">
            <text:p>32</text:p>
          </table:table-cell>
          <table:table-cell table:style-name="ce2" table:formula="of:=[.AO15]+[.AO30]" office:value-type="float" office:value="32" calcext:value-type="float">
            <text:p>32</text:p>
          </table:table-cell>
          <table:table-cell table:style-name="ce2" table:formula="of:=[.AP15]+[.AP30]" office:value-type="float" office:value="8" calcext:value-type="float">
            <text:p>8</text:p>
          </table:table-cell>
          <table:table-cell table:style-name="ce2" table:formula="of:=[.AQ15]+[.AQ30]" office:value-type="float" office:value="8" calcext:value-type="float">
            <text:p>8</text:p>
          </table:table-cell>
          <table:table-cell table:style-name="ce2" table:formula="of:=[.AR15]+[.AR30]" office:value-type="float" office:value="8" calcext:value-type="float">
            <text:p>8</text:p>
          </table:table-cell>
          <table:table-cell table:style-name="ce2" table:formula="of:=[.AS15]+[.AS30]" office:value-type="float" office:value="8" calcext:value-type="float">
            <text:p>8</text:p>
          </table:table-cell>
          <table:table-cell table:style-name="ce2" table:formula="of:=[.AT15]+[.AT30]" office:value-type="float" office:value="8" calcext:value-type="float">
            <text:p>8</text:p>
          </table:table-cell>
          <table:table-cell table:style-name="ce2" table:formula="of:=[.AU15]+[.AU30]" office:value-type="float" office:value="8" calcext:value-type="float">
            <text:p>8</text:p>
          </table:table-cell>
          <table:table-cell table:style-name="ce2" table:formula="of:=[.AV15]+[.AV30]" office:value-type="float" office:value="8" calcext:value-type="float">
            <text:p>8</text:p>
          </table:table-cell>
          <table:table-cell table:style-name="ce2" table:formula="of:=[.AW15]+[.AW30]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/>
          <table:table-cell table:style-name="ce2" table:formula="of:=[.B16]+[.B31]" office:value-type="float" office:value="202" calcext:value-type="float">
            <text:p>202</text:p>
          </table:table-cell>
          <table:table-cell table:style-name="ce2" table:formula="of:=[.C16]+[.C31]" office:value-type="float" office:value="198" calcext:value-type="float">
            <text:p>198</text:p>
          </table:table-cell>
          <table:table-cell table:style-name="ce2" table:formula="of:=[.D16]+[.D31]" office:value-type="float" office:value="194" calcext:value-type="float">
            <text:p>194</text:p>
          </table:table-cell>
          <table:table-cell table:style-name="ce2" table:formula="of:=[.E16]+[.E31]" office:value-type="float" office:value="190" calcext:value-type="float">
            <text:p>190</text:p>
          </table:table-cell>
          <table:table-cell table:style-name="ce2" table:formula="of:=[.F16]+[.F31]" office:value-type="float" office:value="186" calcext:value-type="float">
            <text:p>186</text:p>
          </table:table-cell>
          <table:table-cell table:style-name="ce2" table:formula="of:=[.G16]+[.G31]" office:value-type="float" office:value="182" calcext:value-type="float">
            <text:p>182</text:p>
          </table:table-cell>
          <table:table-cell table:style-name="ce2" table:formula="of:=[.H16]+[.H31]" office:value-type="float" office:value="178" calcext:value-type="float">
            <text:p>178</text:p>
          </table:table-cell>
          <table:table-cell table:style-name="ce2" table:formula="of:=[.I16]+[.I31]" office:value-type="float" office:value="174" calcext:value-type="float">
            <text:p>174</text:p>
          </table:table-cell>
          <table:table-cell table:style-name="ce2" table:formula="of:=[.J16]+[.J31]" office:value-type="float" office:value="198" calcext:value-type="float">
            <text:p>198</text:p>
          </table:table-cell>
          <table:table-cell table:style-name="ce2" table:formula="of:=[.K16]+[.K31]" office:value-type="float" office:value="214" calcext:value-type="float">
            <text:p>214</text:p>
          </table:table-cell>
          <table:table-cell table:style-name="ce2" table:formula="of:=[.L16]+[.L31]" office:value-type="float" office:value="202" calcext:value-type="float">
            <text:p>202</text:p>
          </table:table-cell>
          <table:table-cell table:style-name="ce2" table:formula="of:=[.M16]+[.M31]" office:value-type="float" office:value="198" calcext:value-type="float">
            <text:p>198</text:p>
          </table:table-cell>
          <table:table-cell table:style-name="ce2" table:formula="of:=[.N16]+[.N31]" office:value-type="float" office:value="194" calcext:value-type="float">
            <text:p>194</text:p>
          </table:table-cell>
          <table:table-cell table:style-name="ce2" table:formula="of:=[.O16]+[.O31]" office:value-type="float" office:value="190" calcext:value-type="float">
            <text:p>190</text:p>
          </table:table-cell>
          <table:table-cell table:style-name="ce2" table:formula="of:=[.P16]+[.P31]" office:value-type="float" office:value="186" calcext:value-type="float">
            <text:p>186</text:p>
          </table:table-cell>
          <table:table-cell table:style-name="ce2" table:formula="of:=[.Q16]+[.Q31]" office:value-type="float" office:value="182" calcext:value-type="float">
            <text:p>182</text:p>
          </table:table-cell>
          <table:table-cell table:style-name="ce2" table:formula="of:=[.R16]+[.R31]" office:value-type="float" office:value="178" calcext:value-type="float">
            <text:p>178</text:p>
          </table:table-cell>
          <table:table-cell table:style-name="ce2" table:formula="of:=[.S16]+[.S31]" office:value-type="float" office:value="174" calcext:value-type="float">
            <text:p>174</text:p>
          </table:table-cell>
          <table:table-cell table:style-name="ce2" table:formula="of:=[.T16]+[.T31]" office:value-type="float" office:value="198" calcext:value-type="float">
            <text:p>198</text:p>
          </table:table-cell>
          <table:table-cell table:style-name="ce2" table:formula="of:=[.U16]+[.U31]" office:value-type="float" office:value="214" calcext:value-type="float">
            <text:p>214</text:p>
          </table:table-cell>
          <table:table-cell table:style-name="ce2" table:formula="of:=[.V16]+[.V31]" office:value-type="float" office:value="202" calcext:value-type="float">
            <text:p>202</text:p>
          </table:table-cell>
          <table:table-cell table:style-name="ce2" table:formula="of:=[.W16]+[.W31]" office:value-type="float" office:value="198" calcext:value-type="float">
            <text:p>198</text:p>
          </table:table-cell>
          <table:table-cell table:style-name="ce2" table:formula="of:=[.X16]+[.X31]" office:value-type="float" office:value="194" calcext:value-type="float">
            <text:p>194</text:p>
          </table:table-cell>
          <table:table-cell table:style-name="ce2" table:formula="of:=[.Y16]+[.Y31]" office:value-type="float" office:value="190" calcext:value-type="float">
            <text:p>190</text:p>
          </table:table-cell>
          <table:table-cell table:style-name="ce2" table:formula="of:=[.Z16]+[.Z31]" office:value-type="float" office:value="186" calcext:value-type="float">
            <text:p>186</text:p>
          </table:table-cell>
          <table:table-cell table:style-name="ce2" table:formula="of:=[.AA16]+[.AA31]" office:value-type="float" office:value="182" calcext:value-type="float">
            <text:p>182</text:p>
          </table:table-cell>
          <table:table-cell table:style-name="ce2" table:formula="of:=[.AB16]+[.AB31]" office:value-type="float" office:value="178" calcext:value-type="float">
            <text:p>178</text:p>
          </table:table-cell>
          <table:table-cell table:style-name="ce2" table:formula="of:=[.AC16]+[.AC31]" office:value-type="float" office:value="174" calcext:value-type="float">
            <text:p>174</text:p>
          </table:table-cell>
          <table:table-cell table:style-name="ce2" table:formula="of:=[.AD16]+[.AD31]" office:value-type="float" office:value="198" calcext:value-type="float">
            <text:p>198</text:p>
          </table:table-cell>
          <table:table-cell table:style-name="ce2" table:formula="of:=[.AE16]+[.AE31]" office:value-type="float" office:value="214" calcext:value-type="float">
            <text:p>214</text:p>
          </table:table-cell>
          <table:table-cell table:style-name="ce2" table:formula="of:=[.AF16]+[.AF31]" office:value-type="float" office:value="202" calcext:value-type="float">
            <text:p>202</text:p>
          </table:table-cell>
          <table:table-cell table:style-name="ce2" table:formula="of:=[.AG16]+[.AG31]" office:value-type="float" office:value="198" calcext:value-type="float">
            <text:p>198</text:p>
          </table:table-cell>
          <table:table-cell table:style-name="ce2" table:formula="of:=[.AH16]+[.AH31]" office:value-type="float" office:value="194" calcext:value-type="float">
            <text:p>194</text:p>
          </table:table-cell>
          <table:table-cell table:style-name="ce2" table:formula="of:=[.AI16]+[.AI31]" office:value-type="float" office:value="190" calcext:value-type="float">
            <text:p>190</text:p>
          </table:table-cell>
          <table:table-cell table:style-name="ce2" table:formula="of:=[.AJ16]+[.AJ31]" office:value-type="float" office:value="186" calcext:value-type="float">
            <text:p>186</text:p>
          </table:table-cell>
          <table:table-cell table:style-name="ce2" table:formula="of:=[.AK16]+[.AK31]" office:value-type="float" office:value="182" calcext:value-type="float">
            <text:p>182</text:p>
          </table:table-cell>
          <table:table-cell table:style-name="ce2" table:formula="of:=[.AL16]+[.AL31]" office:value-type="float" office:value="178" calcext:value-type="float">
            <text:p>178</text:p>
          </table:table-cell>
          <table:table-cell table:style-name="ce2" table:formula="of:=[.AM16]+[.AM31]" office:value-type="float" office:value="174" calcext:value-type="float">
            <text:p>174</text:p>
          </table:table-cell>
          <table:table-cell table:style-name="ce2" table:formula="of:=[.AN16]+[.AN31]" office:value-type="float" office:value="198" calcext:value-type="float">
            <text:p>198</text:p>
          </table:table-cell>
          <table:table-cell table:style-name="ce2" table:formula="of:=[.AO16]+[.AO31]" office:value-type="float" office:value="214" calcext:value-type="float">
            <text:p>214</text:p>
          </table:table-cell>
          <table:table-cell table:style-name="ce2" table:formula="of:=[.AP16]+[.AP31]" office:value-type="float" office:value="202" calcext:value-type="float">
            <text:p>202</text:p>
          </table:table-cell>
          <table:table-cell table:style-name="ce2" table:formula="of:=[.AQ16]+[.AQ31]" office:value-type="float" office:value="198" calcext:value-type="float">
            <text:p>198</text:p>
          </table:table-cell>
          <table:table-cell table:style-name="ce2" table:formula="of:=[.AR16]+[.AR31]" office:value-type="float" office:value="194" calcext:value-type="float">
            <text:p>194</text:p>
          </table:table-cell>
          <table:table-cell table:style-name="ce2" table:formula="of:=[.AS16]+[.AS31]" office:value-type="float" office:value="190" calcext:value-type="float">
            <text:p>190</text:p>
          </table:table-cell>
          <table:table-cell table:style-name="ce2" table:formula="of:=[.AT16]+[.AT31]" office:value-type="float" office:value="186" calcext:value-type="float">
            <text:p>186</text:p>
          </table:table-cell>
          <table:table-cell table:style-name="ce2" table:formula="of:=[.AU16]+[.AU31]" office:value-type="float" office:value="182" calcext:value-type="float">
            <text:p>182</text:p>
          </table:table-cell>
          <table:table-cell table:style-name="ce2" table:formula="of:=[.AV16]+[.AV31]" office:value-type="float" office:value="178" calcext:value-type="float">
            <text:p>178</text:p>
          </table:table-cell>
          <table:table-cell table:style-name="ce2" table:formula="of:=[.AW16]+[.AW31]" office:value-type="float" office:value="174" calcext:value-type="float">
            <text:p>174</text:p>
          </table:table-cell>
          <table:table-cell table:number-columns-repeated="52"/>
        </table:table-row>
        <table:table-row table:style-name="ro1">
          <table:table-cell/>
          <table:table-cell table:style-name="ce2" table:formula="of:=[.B17]+[.B32]" office:value-type="float" office:value="4" calcext:value-type="float">
            <text:p>4</text:p>
          </table:table-cell>
          <table:table-cell table:style-name="ce2" table:formula="of:=[.C17]+[.C32]" office:value-type="float" office:value="4" calcext:value-type="float">
            <text:p>4</text:p>
          </table:table-cell>
          <table:table-cell table:style-name="ce2" table:formula="of:=[.D17]+[.D32]" office:value-type="float" office:value="4" calcext:value-type="float">
            <text:p>4</text:p>
          </table:table-cell>
          <table:table-cell table:style-name="ce2" table:formula="of:=[.E17]+[.E32]" office:value-type="float" office:value="4" calcext:value-type="float">
            <text:p>4</text:p>
          </table:table-cell>
          <table:table-cell table:style-name="ce2" table:formula="of:=[.F17]+[.F32]" office:value-type="float" office:value="4" calcext:value-type="float">
            <text:p>4</text:p>
          </table:table-cell>
          <table:table-cell table:style-name="ce2" table:formula="of:=[.G17]+[.G32]" office:value-type="float" office:value="4" calcext:value-type="float">
            <text:p>4</text:p>
          </table:table-cell>
          <table:table-cell table:style-name="ce2" table:formula="of:=[.H17]+[.H32]" office:value-type="float" office:value="4" calcext:value-type="float">
            <text:p>4</text:p>
          </table:table-cell>
          <table:table-cell table:style-name="ce2" table:formula="of:=[.I17]+[.I32]" office:value-type="float" office:value="4" calcext:value-type="float">
            <text:p>4</text:p>
          </table:table-cell>
          <table:table-cell table:style-name="ce2" table:formula="of:=[.J17]+[.J32]" office:value-type="float" office:value="16" calcext:value-type="float">
            <text:p>16</text:p>
          </table:table-cell>
          <table:table-cell table:style-name="ce2" table:formula="of:=[.K17]+[.K32]" office:value-type="float" office:value="16" calcext:value-type="float">
            <text:p>16</text:p>
          </table:table-cell>
          <table:table-cell table:style-name="ce2" table:formula="of:=[.L17]+[.L32]" office:value-type="float" office:value="4" calcext:value-type="float">
            <text:p>4</text:p>
          </table:table-cell>
          <table:table-cell table:style-name="ce2" table:formula="of:=[.M17]+[.M32]" office:value-type="float" office:value="4" calcext:value-type="float">
            <text:p>4</text:p>
          </table:table-cell>
          <table:table-cell table:style-name="ce2" table:formula="of:=[.N17]+[.N32]" office:value-type="float" office:value="4" calcext:value-type="float">
            <text:p>4</text:p>
          </table:table-cell>
          <table:table-cell table:style-name="ce2" table:formula="of:=[.O17]+[.O32]" office:value-type="float" office:value="4" calcext:value-type="float">
            <text:p>4</text:p>
          </table:table-cell>
          <table:table-cell table:style-name="ce2" table:formula="of:=[.P17]+[.P32]" office:value-type="float" office:value="4" calcext:value-type="float">
            <text:p>4</text:p>
          </table:table-cell>
          <table:table-cell table:style-name="ce2" table:formula="of:=[.Q17]+[.Q32]" office:value-type="float" office:value="4" calcext:value-type="float">
            <text:p>4</text:p>
          </table:table-cell>
          <table:table-cell table:style-name="ce2" table:formula="of:=[.R17]+[.R32]" office:value-type="float" office:value="4" calcext:value-type="float">
            <text:p>4</text:p>
          </table:table-cell>
          <table:table-cell table:style-name="ce2" table:formula="of:=[.S17]+[.S32]" office:value-type="float" office:value="4" calcext:value-type="float">
            <text:p>4</text:p>
          </table:table-cell>
          <table:table-cell table:style-name="ce2" table:formula="of:=[.T17]+[.T32]" office:value-type="float" office:value="16" calcext:value-type="float">
            <text:p>16</text:p>
          </table:table-cell>
          <table:table-cell table:style-name="ce2" table:formula="of:=[.U17]+[.U32]" office:value-type="float" office:value="16" calcext:value-type="float">
            <text:p>16</text:p>
          </table:table-cell>
          <table:table-cell table:style-name="ce2" table:formula="of:=[.V17]+[.V32]" office:value-type="float" office:value="4" calcext:value-type="float">
            <text:p>4</text:p>
          </table:table-cell>
          <table:table-cell table:style-name="ce2" table:formula="of:=[.W17]+[.W32]" office:value-type="float" office:value="4" calcext:value-type="float">
            <text:p>4</text:p>
          </table:table-cell>
          <table:table-cell table:style-name="ce2" table:formula="of:=[.X17]+[.X32]" office:value-type="float" office:value="4" calcext:value-type="float">
            <text:p>4</text:p>
          </table:table-cell>
          <table:table-cell table:style-name="ce2" table:formula="of:=[.Y17]+[.Y32]" office:value-type="float" office:value="4" calcext:value-type="float">
            <text:p>4</text:p>
          </table:table-cell>
          <table:table-cell table:style-name="ce2" table:formula="of:=[.Z17]+[.Z32]" office:value-type="float" office:value="4" calcext:value-type="float">
            <text:p>4</text:p>
          </table:table-cell>
          <table:table-cell table:style-name="ce2" table:formula="of:=[.AA17]+[.AA32]" office:value-type="float" office:value="4" calcext:value-type="float">
            <text:p>4</text:p>
          </table:table-cell>
          <table:table-cell table:style-name="ce2" table:formula="of:=[.AB17]+[.AB32]" office:value-type="float" office:value="4" calcext:value-type="float">
            <text:p>4</text:p>
          </table:table-cell>
          <table:table-cell table:style-name="ce2" table:formula="of:=[.AC17]+[.AC32]" office:value-type="float" office:value="4" calcext:value-type="float">
            <text:p>4</text:p>
          </table:table-cell>
          <table:table-cell table:style-name="ce2" table:formula="of:=[.AD17]+[.AD32]" office:value-type="float" office:value="16" calcext:value-type="float">
            <text:p>16</text:p>
          </table:table-cell>
          <table:table-cell table:style-name="ce2" table:formula="of:=[.AE17]+[.AE32]" office:value-type="float" office:value="16" calcext:value-type="float">
            <text:p>16</text:p>
          </table:table-cell>
          <table:table-cell table:style-name="ce2" table:formula="of:=[.AF17]+[.AF32]" office:value-type="float" office:value="4" calcext:value-type="float">
            <text:p>4</text:p>
          </table:table-cell>
          <table:table-cell table:style-name="ce2" table:formula="of:=[.AG17]+[.AG32]" office:value-type="float" office:value="4" calcext:value-type="float">
            <text:p>4</text:p>
          </table:table-cell>
          <table:table-cell table:style-name="ce2" table:formula="of:=[.AH17]+[.AH32]" office:value-type="float" office:value="4" calcext:value-type="float">
            <text:p>4</text:p>
          </table:table-cell>
          <table:table-cell table:style-name="ce2" table:formula="of:=[.AI17]+[.AI32]" office:value-type="float" office:value="4" calcext:value-type="float">
            <text:p>4</text:p>
          </table:table-cell>
          <table:table-cell table:style-name="ce2" table:formula="of:=[.AJ17]+[.AJ32]" office:value-type="float" office:value="4" calcext:value-type="float">
            <text:p>4</text:p>
          </table:table-cell>
          <table:table-cell table:style-name="ce2" table:formula="of:=[.AK17]+[.AK32]" office:value-type="float" office:value="4" calcext:value-type="float">
            <text:p>4</text:p>
          </table:table-cell>
          <table:table-cell table:style-name="ce2" table:formula="of:=[.AL17]+[.AL32]" office:value-type="float" office:value="4" calcext:value-type="float">
            <text:p>4</text:p>
          </table:table-cell>
          <table:table-cell table:style-name="ce2" table:formula="of:=[.AM17]+[.AM32]" office:value-type="float" office:value="4" calcext:value-type="float">
            <text:p>4</text:p>
          </table:table-cell>
          <table:table-cell table:style-name="ce2" table:formula="of:=[.AN17]+[.AN32]" office:value-type="float" office:value="16" calcext:value-type="float">
            <text:p>16</text:p>
          </table:table-cell>
          <table:table-cell table:style-name="ce2" table:formula="of:=[.AO17]+[.AO32]" office:value-type="float" office:value="16" calcext:value-type="float">
            <text:p>16</text:p>
          </table:table-cell>
          <table:table-cell table:style-name="ce2" table:formula="of:=[.AP17]+[.AP32]" office:value-type="float" office:value="4" calcext:value-type="float">
            <text:p>4</text:p>
          </table:table-cell>
          <table:table-cell table:style-name="ce2" table:formula="of:=[.AQ17]+[.AQ32]" office:value-type="float" office:value="4" calcext:value-type="float">
            <text:p>4</text:p>
          </table:table-cell>
          <table:table-cell table:style-name="ce2" table:formula="of:=[.AR17]+[.AR32]" office:value-type="float" office:value="4" calcext:value-type="float">
            <text:p>4</text:p>
          </table:table-cell>
          <table:table-cell table:style-name="ce2" table:formula="of:=[.AS17]+[.AS32]" office:value-type="float" office:value="4" calcext:value-type="float">
            <text:p>4</text:p>
          </table:table-cell>
          <table:table-cell table:style-name="ce2" table:formula="of:=[.AT17]+[.AT32]" office:value-type="float" office:value="4" calcext:value-type="float">
            <text:p>4</text:p>
          </table:table-cell>
          <table:table-cell table:style-name="ce2" table:formula="of:=[.AU17]+[.AU32]" office:value-type="float" office:value="4" calcext:value-type="float">
            <text:p>4</text:p>
          </table:table-cell>
          <table:table-cell table:style-name="ce2" table:formula="of:=[.AV17]+[.AV32]" office:value-type="float" office:value="4" calcext:value-type="float">
            <text:p>4</text:p>
          </table:table-cell>
          <table:table-cell table:style-name="ce2" table:formula="of:=[.AW17]+[.AW32]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/>
          <table:table-cell table:style-name="ce2" table:formula="of:=[.B18]+[.B33]" office:value-type="float" office:value="202" calcext:value-type="float">
            <text:p>202</text:p>
          </table:table-cell>
          <table:table-cell table:style-name="ce2" table:formula="of:=[.C18]+[.C33]" office:value-type="float" office:value="198" calcext:value-type="float">
            <text:p>198</text:p>
          </table:table-cell>
          <table:table-cell table:style-name="ce2" table:formula="of:=[.D18]+[.D33]" office:value-type="float" office:value="194" calcext:value-type="float">
            <text:p>194</text:p>
          </table:table-cell>
          <table:table-cell table:style-name="ce2" table:formula="of:=[.E18]+[.E33]" office:value-type="float" office:value="190" calcext:value-type="float">
            <text:p>190</text:p>
          </table:table-cell>
          <table:table-cell table:style-name="ce2" table:formula="of:=[.F18]+[.F33]" office:value-type="float" office:value="186" calcext:value-type="float">
            <text:p>186</text:p>
          </table:table-cell>
          <table:table-cell table:style-name="ce2" table:formula="of:=[.G18]+[.G33]" office:value-type="float" office:value="182" calcext:value-type="float">
            <text:p>182</text:p>
          </table:table-cell>
          <table:table-cell table:style-name="ce2" table:formula="of:=[.H18]+[.H33]" office:value-type="float" office:value="178" calcext:value-type="float">
            <text:p>178</text:p>
          </table:table-cell>
          <table:table-cell table:style-name="ce2" table:formula="of:=[.I18]+[.I33]" office:value-type="float" office:value="174" calcext:value-type="float">
            <text:p>174</text:p>
          </table:table-cell>
          <table:table-cell table:style-name="ce2" table:formula="of:=[.J18]+[.J33]" office:value-type="float" office:value="198" calcext:value-type="float">
            <text:p>198</text:p>
          </table:table-cell>
          <table:table-cell table:style-name="ce2" table:formula="of:=[.K18]+[.K33]" office:value-type="float" office:value="214" calcext:value-type="float">
            <text:p>214</text:p>
          </table:table-cell>
          <table:table-cell table:style-name="ce2" table:formula="of:=[.L18]+[.L33]" office:value-type="float" office:value="202" calcext:value-type="float">
            <text:p>202</text:p>
          </table:table-cell>
          <table:table-cell table:style-name="ce2" table:formula="of:=[.M18]+[.M33]" office:value-type="float" office:value="198" calcext:value-type="float">
            <text:p>198</text:p>
          </table:table-cell>
          <table:table-cell table:style-name="ce2" table:formula="of:=[.N18]+[.N33]" office:value-type="float" office:value="194" calcext:value-type="float">
            <text:p>194</text:p>
          </table:table-cell>
          <table:table-cell table:style-name="ce2" table:formula="of:=[.O18]+[.O33]" office:value-type="float" office:value="190" calcext:value-type="float">
            <text:p>190</text:p>
          </table:table-cell>
          <table:table-cell table:style-name="ce2" table:formula="of:=[.P18]+[.P33]" office:value-type="float" office:value="186" calcext:value-type="float">
            <text:p>186</text:p>
          </table:table-cell>
          <table:table-cell table:style-name="ce2" table:formula="of:=[.Q18]+[.Q33]" office:value-type="float" office:value="182" calcext:value-type="float">
            <text:p>182</text:p>
          </table:table-cell>
          <table:table-cell table:style-name="ce2" table:formula="of:=[.R18]+[.R33]" office:value-type="float" office:value="178" calcext:value-type="float">
            <text:p>178</text:p>
          </table:table-cell>
          <table:table-cell table:style-name="ce2" table:formula="of:=[.S18]+[.S33]" office:value-type="float" office:value="174" calcext:value-type="float">
            <text:p>174</text:p>
          </table:table-cell>
          <table:table-cell table:style-name="ce2" table:formula="of:=[.T18]+[.T33]" office:value-type="float" office:value="198" calcext:value-type="float">
            <text:p>198</text:p>
          </table:table-cell>
          <table:table-cell table:style-name="ce2" table:formula="of:=[.U18]+[.U33]" office:value-type="float" office:value="214" calcext:value-type="float">
            <text:p>214</text:p>
          </table:table-cell>
          <table:table-cell table:style-name="ce2" table:formula="of:=[.V18]+[.V33]" office:value-type="float" office:value="202" calcext:value-type="float">
            <text:p>202</text:p>
          </table:table-cell>
          <table:table-cell table:style-name="ce2" table:formula="of:=[.W18]+[.W33]" office:value-type="float" office:value="198" calcext:value-type="float">
            <text:p>198</text:p>
          </table:table-cell>
          <table:table-cell table:style-name="ce2" table:formula="of:=[.X18]+[.X33]" office:value-type="float" office:value="194" calcext:value-type="float">
            <text:p>194</text:p>
          </table:table-cell>
          <table:table-cell table:style-name="ce2" table:formula="of:=[.Y18]+[.Y33]" office:value-type="float" office:value="190" calcext:value-type="float">
            <text:p>190</text:p>
          </table:table-cell>
          <table:table-cell table:style-name="ce2" table:formula="of:=[.Z18]+[.Z33]" office:value-type="float" office:value="186" calcext:value-type="float">
            <text:p>186</text:p>
          </table:table-cell>
          <table:table-cell table:style-name="ce2" table:formula="of:=[.AA18]+[.AA33]" office:value-type="float" office:value="182" calcext:value-type="float">
            <text:p>182</text:p>
          </table:table-cell>
          <table:table-cell table:style-name="ce2" table:formula="of:=[.AB18]+[.AB33]" office:value-type="float" office:value="178" calcext:value-type="float">
            <text:p>178</text:p>
          </table:table-cell>
          <table:table-cell table:style-name="ce2" table:formula="of:=[.AC18]+[.AC33]" office:value-type="float" office:value="174" calcext:value-type="float">
            <text:p>174</text:p>
          </table:table-cell>
          <table:table-cell table:style-name="ce2" table:formula="of:=[.AD18]+[.AD33]" office:value-type="float" office:value="198" calcext:value-type="float">
            <text:p>198</text:p>
          </table:table-cell>
          <table:table-cell table:style-name="ce2" table:formula="of:=[.AE18]+[.AE33]" office:value-type="float" office:value="214" calcext:value-type="float">
            <text:p>214</text:p>
          </table:table-cell>
          <table:table-cell table:style-name="ce2" table:formula="of:=[.AF18]+[.AF33]" office:value-type="float" office:value="202" calcext:value-type="float">
            <text:p>202</text:p>
          </table:table-cell>
          <table:table-cell table:style-name="ce2" table:formula="of:=[.AG18]+[.AG33]" office:value-type="float" office:value="198" calcext:value-type="float">
            <text:p>198</text:p>
          </table:table-cell>
          <table:table-cell table:style-name="ce2" table:formula="of:=[.AH18]+[.AH33]" office:value-type="float" office:value="194" calcext:value-type="float">
            <text:p>194</text:p>
          </table:table-cell>
          <table:table-cell table:style-name="ce2" table:formula="of:=[.AI18]+[.AI33]" office:value-type="float" office:value="190" calcext:value-type="float">
            <text:p>190</text:p>
          </table:table-cell>
          <table:table-cell table:style-name="ce2" table:formula="of:=[.AJ18]+[.AJ33]" office:value-type="float" office:value="186" calcext:value-type="float">
            <text:p>186</text:p>
          </table:table-cell>
          <table:table-cell table:style-name="ce2" table:formula="of:=[.AK18]+[.AK33]" office:value-type="float" office:value="182" calcext:value-type="float">
            <text:p>182</text:p>
          </table:table-cell>
          <table:table-cell table:style-name="ce2" table:formula="of:=[.AL18]+[.AL33]" office:value-type="float" office:value="178" calcext:value-type="float">
            <text:p>178</text:p>
          </table:table-cell>
          <table:table-cell table:style-name="ce2" table:formula="of:=[.AM18]+[.AM33]" office:value-type="float" office:value="174" calcext:value-type="float">
            <text:p>174</text:p>
          </table:table-cell>
          <table:table-cell table:style-name="ce2" table:formula="of:=[.AN18]+[.AN33]" office:value-type="float" office:value="198" calcext:value-type="float">
            <text:p>198</text:p>
          </table:table-cell>
          <table:table-cell table:style-name="ce2" table:formula="of:=[.AO18]+[.AO33]" office:value-type="float" office:value="214" calcext:value-type="float">
            <text:p>214</text:p>
          </table:table-cell>
          <table:table-cell table:style-name="ce2" table:formula="of:=[.AP18]+[.AP33]" office:value-type="float" office:value="202" calcext:value-type="float">
            <text:p>202</text:p>
          </table:table-cell>
          <table:table-cell table:style-name="ce2" table:formula="of:=[.AQ18]+[.AQ33]" office:value-type="float" office:value="198" calcext:value-type="float">
            <text:p>198</text:p>
          </table:table-cell>
          <table:table-cell table:style-name="ce2" table:formula="of:=[.AR18]+[.AR33]" office:value-type="float" office:value="194" calcext:value-type="float">
            <text:p>194</text:p>
          </table:table-cell>
          <table:table-cell table:style-name="ce2" table:formula="of:=[.AS18]+[.AS33]" office:value-type="float" office:value="190" calcext:value-type="float">
            <text:p>190</text:p>
          </table:table-cell>
          <table:table-cell table:style-name="ce2" table:formula="of:=[.AT18]+[.AT33]" office:value-type="float" office:value="186" calcext:value-type="float">
            <text:p>186</text:p>
          </table:table-cell>
          <table:table-cell table:style-name="ce2" table:formula="of:=[.AU18]+[.AU33]" office:value-type="float" office:value="182" calcext:value-type="float">
            <text:p>182</text:p>
          </table:table-cell>
          <table:table-cell table:style-name="ce2" table:formula="of:=[.AV18]+[.AV33]" office:value-type="float" office:value="178" calcext:value-type="float">
            <text:p>178</text:p>
          </table:table-cell>
          <table:table-cell table:style-name="ce2" table:formula="of:=[.AW18]+[.AW33]" office:value-type="float" office:value="174" calcext:value-type="float">
            <text:p>174</text:p>
          </table:table-cell>
          <table:table-cell table:number-columns-repeated="52"/>
        </table:table-row>
        <table:table-row table:style-name="ro1">
          <table:table-cell/>
          <table:table-cell table:style-name="ce2" table:formula="of:=[.B19]+[.B34]" office:value-type="float" office:value="8" calcext:value-type="float">
            <text:p>8</text:p>
          </table:table-cell>
          <table:table-cell table:style-name="ce2" table:formula="of:=[.C19]+[.C34]" office:value-type="float" office:value="8" calcext:value-type="float">
            <text:p>8</text:p>
          </table:table-cell>
          <table:table-cell table:style-name="ce2" table:formula="of:=[.D19]+[.D34]" office:value-type="float" office:value="8" calcext:value-type="float">
            <text:p>8</text:p>
          </table:table-cell>
          <table:table-cell table:style-name="ce2" table:formula="of:=[.E19]+[.E34]" office:value-type="float" office:value="8" calcext:value-type="float">
            <text:p>8</text:p>
          </table:table-cell>
          <table:table-cell table:style-name="ce2" table:formula="of:=[.F19]+[.F34]" office:value-type="float" office:value="8" calcext:value-type="float">
            <text:p>8</text:p>
          </table:table-cell>
          <table:table-cell table:style-name="ce2" table:formula="of:=[.G19]+[.G34]" office:value-type="float" office:value="8" calcext:value-type="float">
            <text:p>8</text:p>
          </table:table-cell>
          <table:table-cell table:style-name="ce2" table:formula="of:=[.H19]+[.H34]" office:value-type="float" office:value="8" calcext:value-type="float">
            <text:p>8</text:p>
          </table:table-cell>
          <table:table-cell table:style-name="ce2" table:formula="of:=[.I19]+[.I34]" office:value-type="float" office:value="8" calcext:value-type="float">
            <text:p>8</text:p>
          </table:table-cell>
          <table:table-cell table:style-name="ce2" table:formula="of:=[.J19]+[.J34]" office:value-type="float" office:value="32" calcext:value-type="float">
            <text:p>32</text:p>
          </table:table-cell>
          <table:table-cell table:style-name="ce2" table:formula="of:=[.K19]+[.K34]" office:value-type="float" office:value="32" calcext:value-type="float">
            <text:p>32</text:p>
          </table:table-cell>
          <table:table-cell table:style-name="ce2" table:formula="of:=[.L19]+[.L34]" office:value-type="float" office:value="8" calcext:value-type="float">
            <text:p>8</text:p>
          </table:table-cell>
          <table:table-cell table:style-name="ce2" table:formula="of:=[.M19]+[.M34]" office:value-type="float" office:value="8" calcext:value-type="float">
            <text:p>8</text:p>
          </table:table-cell>
          <table:table-cell table:style-name="ce2" table:formula="of:=[.N19]+[.N34]" office:value-type="float" office:value="8" calcext:value-type="float">
            <text:p>8</text:p>
          </table:table-cell>
          <table:table-cell table:style-name="ce2" table:formula="of:=[.O19]+[.O34]" office:value-type="float" office:value="8" calcext:value-type="float">
            <text:p>8</text:p>
          </table:table-cell>
          <table:table-cell table:style-name="ce2" table:formula="of:=[.P19]+[.P34]" office:value-type="float" office:value="8" calcext:value-type="float">
            <text:p>8</text:p>
          </table:table-cell>
          <table:table-cell table:style-name="ce2" table:formula="of:=[.Q19]+[.Q34]" office:value-type="float" office:value="8" calcext:value-type="float">
            <text:p>8</text:p>
          </table:table-cell>
          <table:table-cell table:style-name="ce2" table:formula="of:=[.R19]+[.R34]" office:value-type="float" office:value="8" calcext:value-type="float">
            <text:p>8</text:p>
          </table:table-cell>
          <table:table-cell table:style-name="ce2" table:formula="of:=[.S19]+[.S34]" office:value-type="float" office:value="8" calcext:value-type="float">
            <text:p>8</text:p>
          </table:table-cell>
          <table:table-cell table:style-name="ce2" table:formula="of:=[.T19]+[.T34]" office:value-type="float" office:value="32" calcext:value-type="float">
            <text:p>32</text:p>
          </table:table-cell>
          <table:table-cell table:style-name="ce2" table:formula="of:=[.U19]+[.U34]" office:value-type="float" office:value="32" calcext:value-type="float">
            <text:p>32</text:p>
          </table:table-cell>
          <table:table-cell table:style-name="ce2" table:formula="of:=[.V19]+[.V34]" office:value-type="float" office:value="8" calcext:value-type="float">
            <text:p>8</text:p>
          </table:table-cell>
          <table:table-cell table:style-name="ce2" table:formula="of:=[.W19]+[.W34]" office:value-type="float" office:value="8" calcext:value-type="float">
            <text:p>8</text:p>
          </table:table-cell>
          <table:table-cell table:style-name="ce2" table:formula="of:=[.X19]+[.X34]" office:value-type="float" office:value="8" calcext:value-type="float">
            <text:p>8</text:p>
          </table:table-cell>
          <table:table-cell table:style-name="ce2" table:formula="of:=[.Y19]+[.Y34]" office:value-type="float" office:value="8" calcext:value-type="float">
            <text:p>8</text:p>
          </table:table-cell>
          <table:table-cell table:style-name="ce2" table:formula="of:=[.Z19]+[.Z34]" office:value-type="float" office:value="8" calcext:value-type="float">
            <text:p>8</text:p>
          </table:table-cell>
          <table:table-cell table:style-name="ce2" table:formula="of:=[.AA19]+[.AA34]" office:value-type="float" office:value="8" calcext:value-type="float">
            <text:p>8</text:p>
          </table:table-cell>
          <table:table-cell table:style-name="ce2" table:formula="of:=[.AB19]+[.AB34]" office:value-type="float" office:value="8" calcext:value-type="float">
            <text:p>8</text:p>
          </table:table-cell>
          <table:table-cell table:style-name="ce2" table:formula="of:=[.AC19]+[.AC34]" office:value-type="float" office:value="8" calcext:value-type="float">
            <text:p>8</text:p>
          </table:table-cell>
          <table:table-cell table:style-name="ce2" table:formula="of:=[.AD19]+[.AD34]" office:value-type="float" office:value="32" calcext:value-type="float">
            <text:p>32</text:p>
          </table:table-cell>
          <table:table-cell table:style-name="ce2" table:formula="of:=[.AE19]+[.AE34]" office:value-type="float" office:value="32" calcext:value-type="float">
            <text:p>32</text:p>
          </table:table-cell>
          <table:table-cell table:style-name="ce2" table:formula="of:=[.AF19]+[.AF34]" office:value-type="float" office:value="8" calcext:value-type="float">
            <text:p>8</text:p>
          </table:table-cell>
          <table:table-cell table:style-name="ce2" table:formula="of:=[.AG19]+[.AG34]" office:value-type="float" office:value="8" calcext:value-type="float">
            <text:p>8</text:p>
          </table:table-cell>
          <table:table-cell table:style-name="ce2" table:formula="of:=[.AH19]+[.AH34]" office:value-type="float" office:value="8" calcext:value-type="float">
            <text:p>8</text:p>
          </table:table-cell>
          <table:table-cell table:style-name="ce2" table:formula="of:=[.AI19]+[.AI34]" office:value-type="float" office:value="8" calcext:value-type="float">
            <text:p>8</text:p>
          </table:table-cell>
          <table:table-cell table:style-name="ce2" table:formula="of:=[.AJ19]+[.AJ34]" office:value-type="float" office:value="8" calcext:value-type="float">
            <text:p>8</text:p>
          </table:table-cell>
          <table:table-cell table:style-name="ce2" table:formula="of:=[.AK19]+[.AK34]" office:value-type="float" office:value="8" calcext:value-type="float">
            <text:p>8</text:p>
          </table:table-cell>
          <table:table-cell table:style-name="ce2" table:formula="of:=[.AL19]+[.AL34]" office:value-type="float" office:value="8" calcext:value-type="float">
            <text:p>8</text:p>
          </table:table-cell>
          <table:table-cell table:style-name="ce2" table:formula="of:=[.AM19]+[.AM34]" office:value-type="float" office:value="8" calcext:value-type="float">
            <text:p>8</text:p>
          </table:table-cell>
          <table:table-cell table:style-name="ce2" table:formula="of:=[.AN19]+[.AN34]" office:value-type="float" office:value="32" calcext:value-type="float">
            <text:p>32</text:p>
          </table:table-cell>
          <table:table-cell table:style-name="ce2" table:formula="of:=[.AO19]+[.AO34]" office:value-type="float" office:value="32" calcext:value-type="float">
            <text:p>32</text:p>
          </table:table-cell>
          <table:table-cell table:style-name="ce2" table:formula="of:=[.AP19]+[.AP34]" office:value-type="float" office:value="8" calcext:value-type="float">
            <text:p>8</text:p>
          </table:table-cell>
          <table:table-cell table:style-name="ce2" table:formula="of:=[.AQ19]+[.AQ34]" office:value-type="float" office:value="8" calcext:value-type="float">
            <text:p>8</text:p>
          </table:table-cell>
          <table:table-cell table:style-name="ce2" table:formula="of:=[.AR19]+[.AR34]" office:value-type="float" office:value="8" calcext:value-type="float">
            <text:p>8</text:p>
          </table:table-cell>
          <table:table-cell table:style-name="ce2" table:formula="of:=[.AS19]+[.AS34]" office:value-type="float" office:value="8" calcext:value-type="float">
            <text:p>8</text:p>
          </table:table-cell>
          <table:table-cell table:style-name="ce2" table:formula="of:=[.AT19]+[.AT34]" office:value-type="float" office:value="8" calcext:value-type="float">
            <text:p>8</text:p>
          </table:table-cell>
          <table:table-cell table:style-name="ce2" table:formula="of:=[.AU19]+[.AU34]" office:value-type="float" office:value="8" calcext:value-type="float">
            <text:p>8</text:p>
          </table:table-cell>
          <table:table-cell table:style-name="ce2" table:formula="of:=[.AV19]+[.AV34]" office:value-type="float" office:value="8" calcext:value-type="float">
            <text:p>8</text:p>
          </table:table-cell>
          <table:table-cell table:style-name="ce2" table:formula="of:=[.AW19]+[.AW34]" office:value-type="float" office:value="8" calcext:value-type="float">
            <text:p>8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Inicio Gx</text:p>
          </table:table-cell>
          <table:table-cell table:number-columns-repeated="11"/>
          <table:table-cell office:value-type="string" calcext:value-type="string">
            <text:p>Inicio Gy</text:p>
          </table:table-cell>
          <table:table-cell table:number-columns-repeated="10"/>
          <table:table-cell office:value-type="string" calcext:value-type="string">
            <text:p>Resultado</text:p>
          </table:table-cell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formula="of:=ABS (([.A56]+[.A54])*(-1)+[.A55]*(-2)+([.C54]+[.C56])+[.C55]*2)" office:value-type="float" office:value="8" calcext:value-type="float">
            <text:p>8</text:p>
          </table:table-cell>
          <table:table-cell table:formula="of:=ABS (([.B56]+[.B54])*(-1)+[.B55]*(-2)+([.D54]+[.D56])+[.D55]*2)" office:value-type="float" office:value="8" calcext:value-type="float">
            <text:p>8</text:p>
          </table:table-cell>
          <table:table-cell table:formula="of:=ABS (([.C56]+[.C54])*(-1)+[.C55]*(-2)+([.E54]+[.E56])+[.E55]*2)" office:value-type="float" office:value="8" calcext:value-type="float">
            <text:p>8</text:p>
          </table:table-cell>
          <table:table-cell table:formula="of:=ABS (([.D56]+[.D54])*(-1)+[.D55]*(-2)+([.F54]+[.F56])+[.F55]*2)" office:value-type="float" office:value="8" calcext:value-type="float">
            <text:p>8</text:p>
          </table:table-cell>
          <table:table-cell table:formula="of:=ABS (([.E56]+[.E54])*(-1)+[.E55]*(-2)+([.G54]+[.G56])+[.G55]*2)" office:value-type="float" office:value="8" calcext:value-type="float">
            <text:p>8</text:p>
          </table:table-cell>
          <table:table-cell table:formula="of:=ABS (([.F56]+[.F54])*(-1)+[.F55]*(-2)+([.H54]+[.H56])+[.H55]*2)" office:value-type="float" office:value="8" calcext:value-type="float">
            <text:p>8</text:p>
          </table:table-cell>
          <table:table-cell table:formula="of:=ABS (([.G56]+[.G54])*(-1)+[.G55]*(-2)+([.I54]+[.I56])+[.I55]*2)" office:value-type="float" office:value="8" calcext:value-type="float">
            <text:p>8</text:p>
          </table:table-cell>
          <table:table-cell table:formula="of:=ABS (([.H56]+[.H54])*(-1)+[.H55]*(-2)+([.J54]+[.J56])+[.J55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54]+[.A54])*(-1)+[.B54]*(-2)+([.C56]+[.A56])+[.B56]*2)" office:value-type="float" office:value="80" calcext:value-type="float">
            <text:p>80</text:p>
          </table:table-cell>
          <table:table-cell table:style-name="ce2" table:formula="of:=ABS (([.D54]+[.B54])*(-1)+[.C54]*(-2)+([.D56]+[.B56])+[.C56]*2)" office:value-type="float" office:value="80" calcext:value-type="float">
            <text:p>80</text:p>
          </table:table-cell>
          <table:table-cell table:style-name="ce2" table:formula="of:=ABS (([.E54]+[.C54])*(-1)+[.D54]*(-2)+([.E56]+[.C56])+[.D56]*2)" office:value-type="float" office:value="80" calcext:value-type="float">
            <text:p>80</text:p>
          </table:table-cell>
          <table:table-cell table:style-name="ce2" table:formula="of:=ABS (([.F54]+[.D54])*(-1)+[.E54]*(-2)+([.F56]+[.D56])+[.E56]*2)" office:value-type="float" office:value="80" calcext:value-type="float">
            <text:p>80</text:p>
          </table:table-cell>
          <table:table-cell table:style-name="ce2" table:formula="of:=ABS (([.G54]+[.E54])*(-1)+[.F54]*(-2)+([.G56]+[.E56])+[.F56]*2)" office:value-type="float" office:value="80" calcext:value-type="float">
            <text:p>80</text:p>
          </table:table-cell>
          <table:table-cell table:style-name="ce2" table:formula="of:=ABS (([.H54]+[.F54])*(-1)+[.G54]*(-2)+([.H56]+[.F56])+[.G56]*2)" office:value-type="float" office:value="80" calcext:value-type="float">
            <text:p>80</text:p>
          </table:table-cell>
          <table:table-cell table:style-name="ce2" table:formula="of:=ABS (([.I54]+[.G54])*(-1)+[.H54]*(-2)+([.I56]+[.G56])+[.H56]*2)" office:value-type="float" office:value="80" calcext:value-type="float">
            <text:p>80</text:p>
          </table:table-cell>
          <table:table-cell table:style-name="ce2" table:formula="of:=ABS (([.J54]+[.H54])*(-1)+[.I54]*(-2)+([.J56]+[.H56])+[.I56]*2)" office:value-type="float" office:value="80" calcext:value-type="float">
            <text:p>80</text:p>
          </table:table-cell>
          <table:table-cell table:number-columns-repeated="2"/>
          <table:table-cell table:formula="of:=[.O55]+[.AA55]" office:value-type="float" office:value="88" calcext:value-type="float">
            <text:p>88</text:p>
          </table:table-cell>
          <table:table-cell table:formula="of:=[.P55]+[.AB55]" office:value-type="float" office:value="88" calcext:value-type="float">
            <text:p>88</text:p>
          </table:table-cell>
          <table:table-cell table:formula="of:=[.Q55]+[.AC55]" office:value-type="float" office:value="88" calcext:value-type="float">
            <text:p>88</text:p>
          </table:table-cell>
          <table:table-cell table:formula="of:=[.R55]+[.AD55]" office:value-type="float" office:value="88" calcext:value-type="float">
            <text:p>88</text:p>
          </table:table-cell>
          <table:table-cell table:formula="of:=[.S55]+[.AE55]" office:value-type="float" office:value="88" calcext:value-type="float">
            <text:p>88</text:p>
          </table:table-cell>
          <table:table-cell table:formula="of:=[.T55]+[.AF55]" office:value-type="float" office:value="88" calcext:value-type="float">
            <text:p>88</text:p>
          </table:table-cell>
          <table:table-cell table:formula="of:=[.U55]+[.AG55]" office:value-type="float" office:value="88" calcext:value-type="float">
            <text:p>88</text:p>
          </table:table-cell>
          <table:table-cell table:formula="of:=[.V55]+[.AH55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formula="of:=ABS (([.A57]+[.A55])*(-1)+[.A56]*(-2)+([.C55]+[.C57])+[.C56]*2)" office:value-type="float" office:value="8" calcext:value-type="float">
            <text:p>8</text:p>
          </table:table-cell>
          <table:table-cell table:formula="of:=ABS (([.B57]+[.B55])*(-1)+[.B56]*(-2)+([.D55]+[.D57])+[.D56]*2)" office:value-type="float" office:value="8" calcext:value-type="float">
            <text:p>8</text:p>
          </table:table-cell>
          <table:table-cell table:formula="of:=ABS (([.C57]+[.C55])*(-1)+[.C56]*(-2)+([.E55]+[.E57])+[.E56]*2)" office:value-type="float" office:value="8" calcext:value-type="float">
            <text:p>8</text:p>
          </table:table-cell>
          <table:table-cell table:formula="of:=ABS (([.D57]+[.D55])*(-1)+[.D56]*(-2)+([.F55]+[.F57])+[.F56]*2)" office:value-type="float" office:value="8" calcext:value-type="float">
            <text:p>8</text:p>
          </table:table-cell>
          <table:table-cell table:formula="of:=ABS (([.E57]+[.E55])*(-1)+[.E56]*(-2)+([.G55]+[.G57])+[.G56]*2)" office:value-type="float" office:value="8" calcext:value-type="float">
            <text:p>8</text:p>
          </table:table-cell>
          <table:table-cell table:formula="of:=ABS (([.F57]+[.F55])*(-1)+[.F56]*(-2)+([.H55]+[.H57])+[.H56]*2)" office:value-type="float" office:value="8" calcext:value-type="float">
            <text:p>8</text:p>
          </table:table-cell>
          <table:table-cell table:formula="of:=ABS (([.G57]+[.G55])*(-1)+[.G56]*(-2)+([.I55]+[.I57])+[.I56]*2)" office:value-type="float" office:value="8" calcext:value-type="float">
            <text:p>8</text:p>
          </table:table-cell>
          <table:table-cell table:formula="of:=ABS (([.H57]+[.H55])*(-1)+[.H56]*(-2)+([.J55]+[.J57])+[.J56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55]+[.A55])*(-1)+[.B55]*(-2)+([.C57]+[.A57])+[.B57]*2)" office:value-type="float" office:value="80" calcext:value-type="float">
            <text:p>80</text:p>
          </table:table-cell>
          <table:table-cell table:style-name="ce2" table:formula="of:=ABS (([.D55]+[.B55])*(-1)+[.C55]*(-2)+([.D57]+[.B57])+[.C57]*2)" office:value-type="float" office:value="80" calcext:value-type="float">
            <text:p>80</text:p>
          </table:table-cell>
          <table:table-cell table:style-name="ce2" table:formula="of:=ABS (([.E55]+[.C55])*(-1)+[.D55]*(-2)+([.E57]+[.C57])+[.D57]*2)" office:value-type="float" office:value="80" calcext:value-type="float">
            <text:p>80</text:p>
          </table:table-cell>
          <table:table-cell table:style-name="ce2" table:formula="of:=ABS (([.F55]+[.D55])*(-1)+[.E55]*(-2)+([.F57]+[.D57])+[.E57]*2)" office:value-type="float" office:value="80" calcext:value-type="float">
            <text:p>80</text:p>
          </table:table-cell>
          <table:table-cell table:style-name="ce2" table:formula="of:=ABS (([.G55]+[.E55])*(-1)+[.F55]*(-2)+([.G57]+[.E57])+[.F57]*2)" office:value-type="float" office:value="80" calcext:value-type="float">
            <text:p>80</text:p>
          </table:table-cell>
          <table:table-cell table:style-name="ce2" table:formula="of:=ABS (([.H55]+[.F55])*(-1)+[.G55]*(-2)+([.H57]+[.F57])+[.G57]*2)" office:value-type="float" office:value="80" calcext:value-type="float">
            <text:p>80</text:p>
          </table:table-cell>
          <table:table-cell table:style-name="ce2" table:formula="of:=ABS (([.I55]+[.G55])*(-1)+[.H55]*(-2)+([.I57]+[.G57])+[.H57]*2)" office:value-type="float" office:value="80" calcext:value-type="float">
            <text:p>80</text:p>
          </table:table-cell>
          <table:table-cell table:style-name="ce2" table:formula="of:=ABS (([.J55]+[.H55])*(-1)+[.I55]*(-2)+([.J57]+[.H57])+[.I57]*2)" office:value-type="float" office:value="80" calcext:value-type="float">
            <text:p>80</text:p>
          </table:table-cell>
          <table:table-cell table:number-columns-repeated="2"/>
          <table:table-cell table:formula="of:=[.O56]+[.AA56]" office:value-type="float" office:value="88" calcext:value-type="float">
            <text:p>88</text:p>
          </table:table-cell>
          <table:table-cell table:formula="of:=[.P56]+[.AB56]" office:value-type="float" office:value="88" calcext:value-type="float">
            <text:p>88</text:p>
          </table:table-cell>
          <table:table-cell table:formula="of:=[.Q56]+[.AC56]" office:value-type="float" office:value="88" calcext:value-type="float">
            <text:p>88</text:p>
          </table:table-cell>
          <table:table-cell table:formula="of:=[.R56]+[.AD56]" office:value-type="float" office:value="88" calcext:value-type="float">
            <text:p>88</text:p>
          </table:table-cell>
          <table:table-cell table:formula="of:=[.S56]+[.AE56]" office:value-type="float" office:value="88" calcext:value-type="float">
            <text:p>88</text:p>
          </table:table-cell>
          <table:table-cell table:formula="of:=[.T56]+[.AF56]" office:value-type="float" office:value="88" calcext:value-type="float">
            <text:p>88</text:p>
          </table:table-cell>
          <table:table-cell table:formula="of:=[.U56]+[.AG56]" office:value-type="float" office:value="88" calcext:value-type="float">
            <text:p>88</text:p>
          </table:table-cell>
          <table:table-cell table:formula="of:=[.V56]+[.AH56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formula="of:=ABS (([.A58]+[.A56])*(-1)+[.A57]*(-2)+([.C56]+[.C58])+[.C57]*2)" office:value-type="float" office:value="8" calcext:value-type="float">
            <text:p>8</text:p>
          </table:table-cell>
          <table:table-cell table:formula="of:=ABS (([.B58]+[.B56])*(-1)+[.B57]*(-2)+([.D56]+[.D58])+[.D57]*2)" office:value-type="float" office:value="8" calcext:value-type="float">
            <text:p>8</text:p>
          </table:table-cell>
          <table:table-cell table:formula="of:=ABS (([.C58]+[.C56])*(-1)+[.C57]*(-2)+([.E56]+[.E58])+[.E57]*2)" office:value-type="float" office:value="8" calcext:value-type="float">
            <text:p>8</text:p>
          </table:table-cell>
          <table:table-cell table:formula="of:=ABS (([.D58]+[.D56])*(-1)+[.D57]*(-2)+([.F56]+[.F58])+[.F57]*2)" office:value-type="float" office:value="8" calcext:value-type="float">
            <text:p>8</text:p>
          </table:table-cell>
          <table:table-cell table:formula="of:=ABS (([.E58]+[.E56])*(-1)+[.E57]*(-2)+([.G56]+[.G58])+[.G57]*2)" office:value-type="float" office:value="8" calcext:value-type="float">
            <text:p>8</text:p>
          </table:table-cell>
          <table:table-cell table:formula="of:=ABS (([.F58]+[.F56])*(-1)+[.F57]*(-2)+([.H56]+[.H58])+[.H57]*2)" office:value-type="float" office:value="8" calcext:value-type="float">
            <text:p>8</text:p>
          </table:table-cell>
          <table:table-cell table:formula="of:=ABS (([.G58]+[.G56])*(-1)+[.G57]*(-2)+([.I56]+[.I58])+[.I57]*2)" office:value-type="float" office:value="8" calcext:value-type="float">
            <text:p>8</text:p>
          </table:table-cell>
          <table:table-cell table:formula="of:=ABS (([.H58]+[.H56])*(-1)+[.H57]*(-2)+([.J56]+[.J58])+[.J57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56]+[.A56])*(-1)+[.B56]*(-2)+([.C58]+[.A58])+[.B58]*2)" office:value-type="float" office:value="80" calcext:value-type="float">
            <text:p>80</text:p>
          </table:table-cell>
          <table:table-cell table:style-name="ce2" table:formula="of:=ABS (([.D56]+[.B56])*(-1)+[.C56]*(-2)+([.D58]+[.B58])+[.C58]*2)" office:value-type="float" office:value="80" calcext:value-type="float">
            <text:p>80</text:p>
          </table:table-cell>
          <table:table-cell table:style-name="ce2" table:formula="of:=ABS (([.E56]+[.C56])*(-1)+[.D56]*(-2)+([.E58]+[.C58])+[.D58]*2)" office:value-type="float" office:value="80" calcext:value-type="float">
            <text:p>80</text:p>
          </table:table-cell>
          <table:table-cell table:style-name="ce2" table:formula="of:=ABS (([.F56]+[.D56])*(-1)+[.E56]*(-2)+([.F58]+[.D58])+[.E58]*2)" office:value-type="float" office:value="80" calcext:value-type="float">
            <text:p>80</text:p>
          </table:table-cell>
          <table:table-cell table:style-name="ce2" table:formula="of:=ABS (([.G56]+[.E56])*(-1)+[.F56]*(-2)+([.G58]+[.E58])+[.F58]*2)" office:value-type="float" office:value="80" calcext:value-type="float">
            <text:p>80</text:p>
          </table:table-cell>
          <table:table-cell table:style-name="ce2" table:formula="of:=ABS (([.H56]+[.F56])*(-1)+[.G56]*(-2)+([.H58]+[.F58])+[.G58]*2)" office:value-type="float" office:value="80" calcext:value-type="float">
            <text:p>80</text:p>
          </table:table-cell>
          <table:table-cell table:style-name="ce2" table:formula="of:=ABS (([.I56]+[.G56])*(-1)+[.H56]*(-2)+([.I58]+[.G58])+[.H58]*2)" office:value-type="float" office:value="80" calcext:value-type="float">
            <text:p>80</text:p>
          </table:table-cell>
          <table:table-cell table:style-name="ce2" table:formula="of:=ABS (([.J56]+[.H56])*(-1)+[.I56]*(-2)+([.J58]+[.H58])+[.I58]*2)" office:value-type="float" office:value="80" calcext:value-type="float">
            <text:p>80</text:p>
          </table:table-cell>
          <table:table-cell table:number-columns-repeated="2"/>
          <table:table-cell table:formula="of:=[.O57]+[.AA57]" office:value-type="float" office:value="88" calcext:value-type="float">
            <text:p>88</text:p>
          </table:table-cell>
          <table:table-cell table:formula="of:=[.P57]+[.AB57]" office:value-type="float" office:value="88" calcext:value-type="float">
            <text:p>88</text:p>
          </table:table-cell>
          <table:table-cell table:formula="of:=[.Q57]+[.AC57]" office:value-type="float" office:value="88" calcext:value-type="float">
            <text:p>88</text:p>
          </table:table-cell>
          <table:table-cell table:formula="of:=[.R57]+[.AD57]" office:value-type="float" office:value="88" calcext:value-type="float">
            <text:p>88</text:p>
          </table:table-cell>
          <table:table-cell table:formula="of:=[.S57]+[.AE57]" office:value-type="float" office:value="88" calcext:value-type="float">
            <text:p>88</text:p>
          </table:table-cell>
          <table:table-cell table:formula="of:=[.T57]+[.AF57]" office:value-type="float" office:value="88" calcext:value-type="float">
            <text:p>88</text:p>
          </table:table-cell>
          <table:table-cell table:formula="of:=[.U57]+[.AG57]" office:value-type="float" office:value="88" calcext:value-type="float">
            <text:p>88</text:p>
          </table:table-cell>
          <table:table-cell table:formula="of:=[.V57]+[.AH57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formula="of:=ABS (([.A59]+[.A57])*(-1)+[.A58]*(-2)+([.C57]+[.C59])+[.C58]*2)" office:value-type="float" office:value="8" calcext:value-type="float">
            <text:p>8</text:p>
          </table:table-cell>
          <table:table-cell table:formula="of:=ABS (([.B59]+[.B57])*(-1)+[.B58]*(-2)+([.D57]+[.D59])+[.D58]*2)" office:value-type="float" office:value="8" calcext:value-type="float">
            <text:p>8</text:p>
          </table:table-cell>
          <table:table-cell table:formula="of:=ABS (([.C59]+[.C57])*(-1)+[.C58]*(-2)+([.E57]+[.E59])+[.E58]*2)" office:value-type="float" office:value="8" calcext:value-type="float">
            <text:p>8</text:p>
          </table:table-cell>
          <table:table-cell table:formula="of:=ABS (([.D59]+[.D57])*(-1)+[.D58]*(-2)+([.F57]+[.F59])+[.F58]*2)" office:value-type="float" office:value="8" calcext:value-type="float">
            <text:p>8</text:p>
          </table:table-cell>
          <table:table-cell table:formula="of:=ABS (([.E59]+[.E57])*(-1)+[.E58]*(-2)+([.G57]+[.G59])+[.G58]*2)" office:value-type="float" office:value="8" calcext:value-type="float">
            <text:p>8</text:p>
          </table:table-cell>
          <table:table-cell table:formula="of:=ABS (([.F59]+[.F57])*(-1)+[.F58]*(-2)+([.H57]+[.H59])+[.H58]*2)" office:value-type="float" office:value="8" calcext:value-type="float">
            <text:p>8</text:p>
          </table:table-cell>
          <table:table-cell table:formula="of:=ABS (([.G59]+[.G57])*(-1)+[.G58]*(-2)+([.I57]+[.I59])+[.I58]*2)" office:value-type="float" office:value="8" calcext:value-type="float">
            <text:p>8</text:p>
          </table:table-cell>
          <table:table-cell table:formula="of:=ABS (([.H59]+[.H57])*(-1)+[.H58]*(-2)+([.J57]+[.J59])+[.J58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57]+[.A57])*(-1)+[.B57]*(-2)+([.C59]+[.A59])+[.B59]*2)" office:value-type="float" office:value="120" calcext:value-type="float">
            <text:p>120</text:p>
          </table:table-cell>
          <table:table-cell table:style-name="ce2" table:formula="of:=ABS (([.D57]+[.B57])*(-1)+[.C57]*(-2)+([.D59]+[.B59])+[.C59]*2)" office:value-type="float" office:value="120" calcext:value-type="float">
            <text:p>120</text:p>
          </table:table-cell>
          <table:table-cell table:style-name="ce2" table:formula="of:=ABS (([.E57]+[.C57])*(-1)+[.D57]*(-2)+([.E59]+[.C59])+[.D59]*2)" office:value-type="float" office:value="120" calcext:value-type="float">
            <text:p>120</text:p>
          </table:table-cell>
          <table:table-cell table:style-name="ce2" table:formula="of:=ABS (([.F57]+[.D57])*(-1)+[.E57]*(-2)+([.F59]+[.D59])+[.E59]*2)" office:value-type="float" office:value="120" calcext:value-type="float">
            <text:p>120</text:p>
          </table:table-cell>
          <table:table-cell table:style-name="ce2" table:formula="of:=ABS (([.G57]+[.E57])*(-1)+[.F57]*(-2)+([.G59]+[.E59])+[.F59]*2)" office:value-type="float" office:value="120" calcext:value-type="float">
            <text:p>120</text:p>
          </table:table-cell>
          <table:table-cell table:style-name="ce2" table:formula="of:=ABS (([.H57]+[.F57])*(-1)+[.G57]*(-2)+([.H59]+[.F59])+[.G59]*2)" office:value-type="float" office:value="120" calcext:value-type="float">
            <text:p>120</text:p>
          </table:table-cell>
          <table:table-cell table:style-name="ce2" table:formula="of:=ABS (([.I57]+[.G57])*(-1)+[.H57]*(-2)+([.I59]+[.G59])+[.H59]*2)" office:value-type="float" office:value="120" calcext:value-type="float">
            <text:p>120</text:p>
          </table:table-cell>
          <table:table-cell table:style-name="ce2" table:formula="of:=ABS (([.J57]+[.H57])*(-1)+[.I57]*(-2)+([.J59]+[.H59])+[.I59]*2)" office:value-type="float" office:value="120" calcext:value-type="float">
            <text:p>120</text:p>
          </table:table-cell>
          <table:table-cell table:number-columns-repeated="2"/>
          <table:table-cell table:formula="of:=[.O58]+[.AA58]" office:value-type="float" office:value="128" calcext:value-type="float">
            <text:p>128</text:p>
          </table:table-cell>
          <table:table-cell table:formula="of:=[.P58]+[.AB58]" office:value-type="float" office:value="128" calcext:value-type="float">
            <text:p>128</text:p>
          </table:table-cell>
          <table:table-cell table:formula="of:=[.Q58]+[.AC58]" office:value-type="float" office:value="128" calcext:value-type="float">
            <text:p>128</text:p>
          </table:table-cell>
          <table:table-cell table:formula="of:=[.R58]+[.AD58]" office:value-type="float" office:value="128" calcext:value-type="float">
            <text:p>128</text:p>
          </table:table-cell>
          <table:table-cell table:formula="of:=[.S58]+[.AE58]" office:value-type="float" office:value="128" calcext:value-type="float">
            <text:p>128</text:p>
          </table:table-cell>
          <table:table-cell table:formula="of:=[.T58]+[.AF58]" office:value-type="float" office:value="128" calcext:value-type="float">
            <text:p>128</text:p>
          </table:table-cell>
          <table:table-cell table:formula="of:=[.U58]+[.AG58]" office:value-type="float" office:value="128" calcext:value-type="float">
            <text:p>128</text:p>
          </table:table-cell>
          <table:table-cell table:formula="of:=[.V58]+[.AH58]" office:value-type="float" office:value="128" calcext:value-type="float">
            <text:p>128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ABS (([.A60]+[.A58])*(-1)+[.A59]*(-2)+([.C58]+[.C60])+[.C59]*2)" office:value-type="float" office:value="8" calcext:value-type="float">
            <text:p>8</text:p>
          </table:table-cell>
          <table:table-cell table:formula="of:=ABS (([.B60]+[.B58])*(-1)+[.B59]*(-2)+([.D58]+[.D60])+[.D59]*2)" office:value-type="float" office:value="8" calcext:value-type="float">
            <text:p>8</text:p>
          </table:table-cell>
          <table:table-cell table:formula="of:=ABS (([.C60]+[.C58])*(-1)+[.C59]*(-2)+([.E58]+[.E60])+[.E59]*2)" office:value-type="float" office:value="8" calcext:value-type="float">
            <text:p>8</text:p>
          </table:table-cell>
          <table:table-cell table:formula="of:=ABS (([.D60]+[.D58])*(-1)+[.D59]*(-2)+([.F58]+[.F60])+[.F59]*2)" office:value-type="float" office:value="8" calcext:value-type="float">
            <text:p>8</text:p>
          </table:table-cell>
          <table:table-cell table:formula="of:=ABS (([.E60]+[.E58])*(-1)+[.E59]*(-2)+([.G58]+[.G60])+[.G59]*2)" office:value-type="float" office:value="8" calcext:value-type="float">
            <text:p>8</text:p>
          </table:table-cell>
          <table:table-cell table:formula="of:=ABS (([.F60]+[.F58])*(-1)+[.F59]*(-2)+([.H58]+[.H60])+[.H59]*2)" office:value-type="float" office:value="8" calcext:value-type="float">
            <text:p>8</text:p>
          </table:table-cell>
          <table:table-cell table:formula="of:=ABS (([.G60]+[.G58])*(-1)+[.G59]*(-2)+([.I58]+[.I60])+[.I59]*2)" office:value-type="float" office:value="8" calcext:value-type="float">
            <text:p>8</text:p>
          </table:table-cell>
          <table:table-cell table:formula="of:=ABS (([.H60]+[.H58])*(-1)+[.H59]*(-2)+([.J58]+[.J60])+[.J59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58]+[.A58])*(-1)+[.B58]*(-2)+([.C60]+[.A60])+[.B60]*2)" office:value-type="float" office:value="120" calcext:value-type="float">
            <text:p>120</text:p>
          </table:table-cell>
          <table:table-cell table:style-name="ce2" table:formula="of:=ABS (([.D58]+[.B58])*(-1)+[.C58]*(-2)+([.D60]+[.B60])+[.C60]*2)" office:value-type="float" office:value="120" calcext:value-type="float">
            <text:p>120</text:p>
          </table:table-cell>
          <table:table-cell table:style-name="ce2" table:formula="of:=ABS (([.E58]+[.C58])*(-1)+[.D58]*(-2)+([.E60]+[.C60])+[.D60]*2)" office:value-type="float" office:value="120" calcext:value-type="float">
            <text:p>120</text:p>
          </table:table-cell>
          <table:table-cell table:style-name="ce2" table:formula="of:=ABS (([.F58]+[.D58])*(-1)+[.E58]*(-2)+([.F60]+[.D60])+[.E60]*2)" office:value-type="float" office:value="120" calcext:value-type="float">
            <text:p>120</text:p>
          </table:table-cell>
          <table:table-cell table:style-name="ce2" table:formula="of:=ABS (([.G58]+[.E58])*(-1)+[.F58]*(-2)+([.G60]+[.E60])+[.F60]*2)" office:value-type="float" office:value="120" calcext:value-type="float">
            <text:p>120</text:p>
          </table:table-cell>
          <table:table-cell table:style-name="ce2" table:formula="of:=ABS (([.H58]+[.F58])*(-1)+[.G58]*(-2)+([.H60]+[.F60])+[.G60]*2)" office:value-type="float" office:value="120" calcext:value-type="float">
            <text:p>120</text:p>
          </table:table-cell>
          <table:table-cell table:style-name="ce2" table:formula="of:=ABS (([.I58]+[.G58])*(-1)+[.H58]*(-2)+([.I60]+[.G60])+[.H60]*2)" office:value-type="float" office:value="120" calcext:value-type="float">
            <text:p>120</text:p>
          </table:table-cell>
          <table:table-cell table:style-name="ce2" table:formula="of:=ABS (([.J58]+[.H58])*(-1)+[.I58]*(-2)+([.J60]+[.H60])+[.I60]*2)" office:value-type="float" office:value="120" calcext:value-type="float">
            <text:p>120</text:p>
          </table:table-cell>
          <table:table-cell table:number-columns-repeated="2"/>
          <table:table-cell table:formula="of:=[.O59]+[.AA59]" office:value-type="float" office:value="128" calcext:value-type="float">
            <text:p>128</text:p>
          </table:table-cell>
          <table:table-cell table:formula="of:=[.P59]+[.AB59]" office:value-type="float" office:value="128" calcext:value-type="float">
            <text:p>128</text:p>
          </table:table-cell>
          <table:table-cell table:formula="of:=[.Q59]+[.AC59]" office:value-type="float" office:value="128" calcext:value-type="float">
            <text:p>128</text:p>
          </table:table-cell>
          <table:table-cell table:formula="of:=[.R59]+[.AD59]" office:value-type="float" office:value="128" calcext:value-type="float">
            <text:p>128</text:p>
          </table:table-cell>
          <table:table-cell table:formula="of:=[.S59]+[.AE59]" office:value-type="float" office:value="128" calcext:value-type="float">
            <text:p>128</text:p>
          </table:table-cell>
          <table:table-cell table:formula="of:=[.T59]+[.AF59]" office:value-type="float" office:value="128" calcext:value-type="float">
            <text:p>128</text:p>
          </table:table-cell>
          <table:table-cell table:formula="of:=[.U59]+[.AG59]" office:value-type="float" office:value="128" calcext:value-type="float">
            <text:p>128</text:p>
          </table:table-cell>
          <table:table-cell table:formula="of:=[.V59]+[.AH59]" office:value-type="float" office:value="128" calcext:value-type="float">
            <text:p>128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formula="of:=ABS (([.A61]+[.A59])*(-1)+[.A60]*(-2)+([.C59]+[.C61])+[.C60]*2)" office:value-type="float" office:value="8" calcext:value-type="float">
            <text:p>8</text:p>
          </table:table-cell>
          <table:table-cell table:formula="of:=ABS (([.B61]+[.B59])*(-1)+[.B60]*(-2)+([.D59]+[.D61])+[.D60]*2)" office:value-type="float" office:value="8" calcext:value-type="float">
            <text:p>8</text:p>
          </table:table-cell>
          <table:table-cell table:formula="of:=ABS (([.C61]+[.C59])*(-1)+[.C60]*(-2)+([.E59]+[.E61])+[.E60]*2)" office:value-type="float" office:value="8" calcext:value-type="float">
            <text:p>8</text:p>
          </table:table-cell>
          <table:table-cell table:formula="of:=ABS (([.D61]+[.D59])*(-1)+[.D60]*(-2)+([.F59]+[.F61])+[.F60]*2)" office:value-type="float" office:value="8" calcext:value-type="float">
            <text:p>8</text:p>
          </table:table-cell>
          <table:table-cell table:formula="of:=ABS (([.E61]+[.E59])*(-1)+[.E60]*(-2)+([.G59]+[.G61])+[.G60]*2)" office:value-type="float" office:value="8" calcext:value-type="float">
            <text:p>8</text:p>
          </table:table-cell>
          <table:table-cell table:formula="of:=ABS (([.F61]+[.F59])*(-1)+[.F60]*(-2)+([.H59]+[.H61])+[.H60]*2)" office:value-type="float" office:value="8" calcext:value-type="float">
            <text:p>8</text:p>
          </table:table-cell>
          <table:table-cell table:formula="of:=ABS (([.G61]+[.G59])*(-1)+[.G60]*(-2)+([.I59]+[.I61])+[.I60]*2)" office:value-type="float" office:value="8" calcext:value-type="float">
            <text:p>8</text:p>
          </table:table-cell>
          <table:table-cell table:formula="of:=ABS (([.H61]+[.H59])*(-1)+[.H60]*(-2)+([.J59]+[.J61])+[.J60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59]+[.A59])*(-1)+[.B59]*(-2)+([.C61]+[.A61])+[.B61]*2)" office:value-type="float" office:value="80" calcext:value-type="float">
            <text:p>80</text:p>
          </table:table-cell>
          <table:table-cell table:style-name="ce2" table:formula="of:=ABS (([.D59]+[.B59])*(-1)+[.C59]*(-2)+([.D61]+[.B61])+[.C61]*2)" office:value-type="float" office:value="80" calcext:value-type="float">
            <text:p>80</text:p>
          </table:table-cell>
          <table:table-cell table:style-name="ce2" table:formula="of:=ABS (([.E59]+[.C59])*(-1)+[.D59]*(-2)+([.E61]+[.C61])+[.D61]*2)" office:value-type="float" office:value="80" calcext:value-type="float">
            <text:p>80</text:p>
          </table:table-cell>
          <table:table-cell table:style-name="ce2" table:formula="of:=ABS (([.F59]+[.D59])*(-1)+[.E59]*(-2)+([.F61]+[.D61])+[.E61]*2)" office:value-type="float" office:value="80" calcext:value-type="float">
            <text:p>80</text:p>
          </table:table-cell>
          <table:table-cell table:style-name="ce2" table:formula="of:=ABS (([.G59]+[.E59])*(-1)+[.F59]*(-2)+([.G61]+[.E61])+[.F61]*2)" office:value-type="float" office:value="80" calcext:value-type="float">
            <text:p>80</text:p>
          </table:table-cell>
          <table:table-cell table:style-name="ce2" table:formula="of:=ABS (([.H59]+[.F59])*(-1)+[.G59]*(-2)+([.H61]+[.F61])+[.G61]*2)" office:value-type="float" office:value="80" calcext:value-type="float">
            <text:p>80</text:p>
          </table:table-cell>
          <table:table-cell table:style-name="ce2" table:formula="of:=ABS (([.I59]+[.G59])*(-1)+[.H59]*(-2)+([.I61]+[.G61])+[.H61]*2)" office:value-type="float" office:value="80" calcext:value-type="float">
            <text:p>80</text:p>
          </table:table-cell>
          <table:table-cell table:style-name="ce2" table:formula="of:=ABS (([.J59]+[.H59])*(-1)+[.I59]*(-2)+([.J61]+[.H61])+[.I61]*2)" office:value-type="float" office:value="80" calcext:value-type="float">
            <text:p>80</text:p>
          </table:table-cell>
          <table:table-cell table:number-columns-repeated="2"/>
          <table:table-cell table:formula="of:=[.O60]+[.AA60]" office:value-type="float" office:value="88" calcext:value-type="float">
            <text:p>88</text:p>
          </table:table-cell>
          <table:table-cell table:formula="of:=[.P60]+[.AB60]" office:value-type="float" office:value="88" calcext:value-type="float">
            <text:p>88</text:p>
          </table:table-cell>
          <table:table-cell table:formula="of:=[.Q60]+[.AC60]" office:value-type="float" office:value="88" calcext:value-type="float">
            <text:p>88</text:p>
          </table:table-cell>
          <table:table-cell table:formula="of:=[.R60]+[.AD60]" office:value-type="float" office:value="88" calcext:value-type="float">
            <text:p>88</text:p>
          </table:table-cell>
          <table:table-cell table:formula="of:=[.S60]+[.AE60]" office:value-type="float" office:value="88" calcext:value-type="float">
            <text:p>88</text:p>
          </table:table-cell>
          <table:table-cell table:formula="of:=[.T60]+[.AF60]" office:value-type="float" office:value="88" calcext:value-type="float">
            <text:p>88</text:p>
          </table:table-cell>
          <table:table-cell table:formula="of:=[.U60]+[.AG60]" office:value-type="float" office:value="88" calcext:value-type="float">
            <text:p>88</text:p>
          </table:table-cell>
          <table:table-cell table:formula="of:=[.V60]+[.AH60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formula="of:=ABS (([.A62]+[.A60])*(-1)+[.A61]*(-2)+([.C60]+[.C62])+[.C61]*2)" office:value-type="float" office:value="8" calcext:value-type="float">
            <text:p>8</text:p>
          </table:table-cell>
          <table:table-cell table:formula="of:=ABS (([.B62]+[.B60])*(-1)+[.B61]*(-2)+([.D60]+[.D62])+[.D61]*2)" office:value-type="float" office:value="8" calcext:value-type="float">
            <text:p>8</text:p>
          </table:table-cell>
          <table:table-cell table:formula="of:=ABS (([.C62]+[.C60])*(-1)+[.C61]*(-2)+([.E60]+[.E62])+[.E61]*2)" office:value-type="float" office:value="8" calcext:value-type="float">
            <text:p>8</text:p>
          </table:table-cell>
          <table:table-cell table:formula="of:=ABS (([.D62]+[.D60])*(-1)+[.D61]*(-2)+([.F60]+[.F62])+[.F61]*2)" office:value-type="float" office:value="8" calcext:value-type="float">
            <text:p>8</text:p>
          </table:table-cell>
          <table:table-cell table:formula="of:=ABS (([.E62]+[.E60])*(-1)+[.E61]*(-2)+([.G60]+[.G62])+[.G61]*2)" office:value-type="float" office:value="8" calcext:value-type="float">
            <text:p>8</text:p>
          </table:table-cell>
          <table:table-cell table:formula="of:=ABS (([.F62]+[.F60])*(-1)+[.F61]*(-2)+([.H60]+[.H62])+[.H61]*2)" office:value-type="float" office:value="8" calcext:value-type="float">
            <text:p>8</text:p>
          </table:table-cell>
          <table:table-cell table:formula="of:=ABS (([.G62]+[.G60])*(-1)+[.G61]*(-2)+([.I60]+[.I62])+[.I61]*2)" office:value-type="float" office:value="8" calcext:value-type="float">
            <text:p>8</text:p>
          </table:table-cell>
          <table:table-cell table:formula="of:=ABS (([.H62]+[.H60])*(-1)+[.H61]*(-2)+([.J60]+[.J62])+[.J61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60]+[.A60])*(-1)+[.B60]*(-2)+([.C62]+[.A62])+[.B62]*2)" office:value-type="float" office:value="80" calcext:value-type="float">
            <text:p>80</text:p>
          </table:table-cell>
          <table:table-cell table:style-name="ce2" table:formula="of:=ABS (([.D60]+[.B60])*(-1)+[.C60]*(-2)+([.D62]+[.B62])+[.C62]*2)" office:value-type="float" office:value="80" calcext:value-type="float">
            <text:p>80</text:p>
          </table:table-cell>
          <table:table-cell table:style-name="ce2" table:formula="of:=ABS (([.E60]+[.C60])*(-1)+[.D60]*(-2)+([.E62]+[.C62])+[.D62]*2)" office:value-type="float" office:value="80" calcext:value-type="float">
            <text:p>80</text:p>
          </table:table-cell>
          <table:table-cell table:style-name="ce2" table:formula="of:=ABS (([.F60]+[.D60])*(-1)+[.E60]*(-2)+([.F62]+[.D62])+[.E62]*2)" office:value-type="float" office:value="80" calcext:value-type="float">
            <text:p>80</text:p>
          </table:table-cell>
          <table:table-cell table:style-name="ce2" table:formula="of:=ABS (([.G60]+[.E60])*(-1)+[.F60]*(-2)+([.G62]+[.E62])+[.F62]*2)" office:value-type="float" office:value="80" calcext:value-type="float">
            <text:p>80</text:p>
          </table:table-cell>
          <table:table-cell table:style-name="ce2" table:formula="of:=ABS (([.H60]+[.F60])*(-1)+[.G60]*(-2)+([.H62]+[.F62])+[.G62]*2)" office:value-type="float" office:value="80" calcext:value-type="float">
            <text:p>80</text:p>
          </table:table-cell>
          <table:table-cell table:style-name="ce2" table:formula="of:=ABS (([.I60]+[.G60])*(-1)+[.H60]*(-2)+([.I62]+[.G62])+[.H62]*2)" office:value-type="float" office:value="80" calcext:value-type="float">
            <text:p>80</text:p>
          </table:table-cell>
          <table:table-cell table:style-name="ce2" table:formula="of:=ABS (([.J60]+[.H60])*(-1)+[.I60]*(-2)+([.J62]+[.H62])+[.I62]*2)" office:value-type="float" office:value="80" calcext:value-type="float">
            <text:p>80</text:p>
          </table:table-cell>
          <table:table-cell table:number-columns-repeated="2"/>
          <table:table-cell table:formula="of:=[.O61]+[.AA61]" office:value-type="float" office:value="88" calcext:value-type="float">
            <text:p>88</text:p>
          </table:table-cell>
          <table:table-cell table:formula="of:=[.P61]+[.AB61]" office:value-type="float" office:value="88" calcext:value-type="float">
            <text:p>88</text:p>
          </table:table-cell>
          <table:table-cell table:formula="of:=[.Q61]+[.AC61]" office:value-type="float" office:value="88" calcext:value-type="float">
            <text:p>88</text:p>
          </table:table-cell>
          <table:table-cell table:formula="of:=[.R61]+[.AD61]" office:value-type="float" office:value="88" calcext:value-type="float">
            <text:p>88</text:p>
          </table:table-cell>
          <table:table-cell table:formula="of:=[.S61]+[.AE61]" office:value-type="float" office:value="88" calcext:value-type="float">
            <text:p>88</text:p>
          </table:table-cell>
          <table:table-cell table:formula="of:=[.T61]+[.AF61]" office:value-type="float" office:value="88" calcext:value-type="float">
            <text:p>88</text:p>
          </table:table-cell>
          <table:table-cell table:formula="of:=[.U61]+[.AG61]" office:value-type="float" office:value="88" calcext:value-type="float">
            <text:p>88</text:p>
          </table:table-cell>
          <table:table-cell table:formula="of:=[.V61]+[.AH61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formula="of:=ABS (([.A63]+[.A61])*(-1)+[.A62]*(-2)+([.C61]+[.C63])+[.C62]*2)" office:value-type="float" office:value="8" calcext:value-type="float">
            <text:p>8</text:p>
          </table:table-cell>
          <table:table-cell table:formula="of:=ABS (([.B63]+[.B61])*(-1)+[.B62]*(-2)+([.D61]+[.D63])+[.D62]*2)" office:value-type="float" office:value="8" calcext:value-type="float">
            <text:p>8</text:p>
          </table:table-cell>
          <table:table-cell table:formula="of:=ABS (([.C63]+[.C61])*(-1)+[.C62]*(-2)+([.E61]+[.E63])+[.E62]*2)" office:value-type="float" office:value="8" calcext:value-type="float">
            <text:p>8</text:p>
          </table:table-cell>
          <table:table-cell table:formula="of:=ABS (([.D63]+[.D61])*(-1)+[.D62]*(-2)+([.F61]+[.F63])+[.F62]*2)" office:value-type="float" office:value="8" calcext:value-type="float">
            <text:p>8</text:p>
          </table:table-cell>
          <table:table-cell table:formula="of:=ABS (([.E63]+[.E61])*(-1)+[.E62]*(-2)+([.G61]+[.G63])+[.G62]*2)" office:value-type="float" office:value="8" calcext:value-type="float">
            <text:p>8</text:p>
          </table:table-cell>
          <table:table-cell table:formula="of:=ABS (([.F63]+[.F61])*(-1)+[.F62]*(-2)+([.H61]+[.H63])+[.H62]*2)" office:value-type="float" office:value="8" calcext:value-type="float">
            <text:p>8</text:p>
          </table:table-cell>
          <table:table-cell table:formula="of:=ABS (([.G63]+[.G61])*(-1)+[.G62]*(-2)+([.I61]+[.I63])+[.I62]*2)" office:value-type="float" office:value="8" calcext:value-type="float">
            <text:p>8</text:p>
          </table:table-cell>
          <table:table-cell table:formula="of:=ABS (([.H63]+[.H61])*(-1)+[.H62]*(-2)+([.J61]+[.J63])+[.J62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61]+[.A61])*(-1)+[.B61]*(-2)+([.C63]+[.A63])+[.B63]*2)" office:value-type="float" office:value="80" calcext:value-type="float">
            <text:p>80</text:p>
          </table:table-cell>
          <table:table-cell table:style-name="ce2" table:formula="of:=ABS (([.D61]+[.B61])*(-1)+[.C61]*(-2)+([.D63]+[.B63])+[.C63]*2)" office:value-type="float" office:value="80" calcext:value-type="float">
            <text:p>80</text:p>
          </table:table-cell>
          <table:table-cell table:style-name="ce2" table:formula="of:=ABS (([.E61]+[.C61])*(-1)+[.D61]*(-2)+([.E63]+[.C63])+[.D63]*2)" office:value-type="float" office:value="80" calcext:value-type="float">
            <text:p>80</text:p>
          </table:table-cell>
          <table:table-cell table:style-name="ce2" table:formula="of:=ABS (([.F61]+[.D61])*(-1)+[.E61]*(-2)+([.F63]+[.D63])+[.E63]*2)" office:value-type="float" office:value="80" calcext:value-type="float">
            <text:p>80</text:p>
          </table:table-cell>
          <table:table-cell table:style-name="ce2" table:formula="of:=ABS (([.G61]+[.E61])*(-1)+[.F61]*(-2)+([.G63]+[.E63])+[.F63]*2)" office:value-type="float" office:value="80" calcext:value-type="float">
            <text:p>80</text:p>
          </table:table-cell>
          <table:table-cell table:style-name="ce2" table:formula="of:=ABS (([.H61]+[.F61])*(-1)+[.G61]*(-2)+([.H63]+[.F63])+[.G63]*2)" office:value-type="float" office:value="80" calcext:value-type="float">
            <text:p>80</text:p>
          </table:table-cell>
          <table:table-cell table:style-name="ce2" table:formula="of:=ABS (([.I61]+[.G61])*(-1)+[.H61]*(-2)+([.I63]+[.G63])+[.H63]*2)" office:value-type="float" office:value="80" calcext:value-type="float">
            <text:p>80</text:p>
          </table:table-cell>
          <table:table-cell table:style-name="ce2" table:formula="of:=ABS (([.J61]+[.H61])*(-1)+[.I61]*(-2)+([.J63]+[.H63])+[.I63]*2)" office:value-type="float" office:value="80" calcext:value-type="float">
            <text:p>80</text:p>
          </table:table-cell>
          <table:table-cell table:number-columns-repeated="2"/>
          <table:table-cell table:formula="of:=[.O62]+[.AA62]" office:value-type="float" office:value="88" calcext:value-type="float">
            <text:p>88</text:p>
          </table:table-cell>
          <table:table-cell table:formula="of:=[.P62]+[.AB62]" office:value-type="float" office:value="88" calcext:value-type="float">
            <text:p>88</text:p>
          </table:table-cell>
          <table:table-cell table:formula="of:=[.Q62]+[.AC62]" office:value-type="float" office:value="88" calcext:value-type="float">
            <text:p>88</text:p>
          </table:table-cell>
          <table:table-cell table:formula="of:=[.R62]+[.AD62]" office:value-type="float" office:value="88" calcext:value-type="float">
            <text:p>88</text:p>
          </table:table-cell>
          <table:table-cell table:formula="of:=[.S62]+[.AE62]" office:value-type="float" office:value="88" calcext:value-type="float">
            <text:p>88</text:p>
          </table:table-cell>
          <table:table-cell table:formula="of:=[.T62]+[.AF62]" office:value-type="float" office:value="88" calcext:value-type="float">
            <text:p>88</text:p>
          </table:table-cell>
          <table:table-cell table:formula="of:=[.U62]+[.AG62]" office:value-type="float" office:value="88" calcext:value-type="float">
            <text:p>88</text:p>
          </table:table-cell>
          <table:table-cell table:formula="of:=[.V62]+[.AH62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formula="of:=ABS (([.A64]+[.A62])*(-1)+[.A63]*(-2)+([.C62]+[.C64])+[.C63]*2)" office:value-type="float" office:value="8" calcext:value-type="float">
            <text:p>8</text:p>
          </table:table-cell>
          <table:table-cell table:formula="of:=ABS (([.B64]+[.B62])*(-1)+[.B63]*(-2)+([.D62]+[.D64])+[.D63]*2)" office:value-type="float" office:value="8" calcext:value-type="float">
            <text:p>8</text:p>
          </table:table-cell>
          <table:table-cell table:formula="of:=ABS (([.C64]+[.C62])*(-1)+[.C63]*(-2)+([.E62]+[.E64])+[.E63]*2)" office:value-type="float" office:value="8" calcext:value-type="float">
            <text:p>8</text:p>
          </table:table-cell>
          <table:table-cell table:formula="of:=ABS (([.D64]+[.D62])*(-1)+[.D63]*(-2)+([.F62]+[.F64])+[.F63]*2)" office:value-type="float" office:value="8" calcext:value-type="float">
            <text:p>8</text:p>
          </table:table-cell>
          <table:table-cell table:formula="of:=ABS (([.E64]+[.E62])*(-1)+[.E63]*(-2)+([.G62]+[.G64])+[.G63]*2)" office:value-type="float" office:value="8" calcext:value-type="float">
            <text:p>8</text:p>
          </table:table-cell>
          <table:table-cell table:formula="of:=ABS (([.F64]+[.F62])*(-1)+[.F63]*(-2)+([.H62]+[.H64])+[.H63]*2)" office:value-type="float" office:value="8" calcext:value-type="float">
            <text:p>8</text:p>
          </table:table-cell>
          <table:table-cell table:formula="of:=ABS (([.G64]+[.G62])*(-1)+[.G63]*(-2)+([.I62]+[.I64])+[.I63]*2)" office:value-type="float" office:value="8" calcext:value-type="float">
            <text:p>8</text:p>
          </table:table-cell>
          <table:table-cell table:formula="of:=ABS (([.H64]+[.H62])*(-1)+[.H63]*(-2)+([.J62]+[.J64])+[.J63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62]+[.A62])*(-1)+[.B62]*(-2)+([.C64]+[.A64])+[.B64]*2)" office:value-type="float" office:value="120" calcext:value-type="float">
            <text:p>120</text:p>
          </table:table-cell>
          <table:table-cell table:style-name="ce2" table:formula="of:=ABS (([.D62]+[.B62])*(-1)+[.C62]*(-2)+([.D64]+[.B64])+[.C64]*2)" office:value-type="float" office:value="120" calcext:value-type="float">
            <text:p>120</text:p>
          </table:table-cell>
          <table:table-cell table:style-name="ce2" table:formula="of:=ABS (([.E62]+[.C62])*(-1)+[.D62]*(-2)+([.E64]+[.C64])+[.D64]*2)" office:value-type="float" office:value="120" calcext:value-type="float">
            <text:p>120</text:p>
          </table:table-cell>
          <table:table-cell table:style-name="ce2" table:formula="of:=ABS (([.F62]+[.D62])*(-1)+[.E62]*(-2)+([.F64]+[.D64])+[.E64]*2)" office:value-type="float" office:value="120" calcext:value-type="float">
            <text:p>120</text:p>
          </table:table-cell>
          <table:table-cell table:style-name="ce2" table:formula="of:=ABS (([.G62]+[.E62])*(-1)+[.F62]*(-2)+([.G64]+[.E64])+[.F64]*2)" office:value-type="float" office:value="120" calcext:value-type="float">
            <text:p>120</text:p>
          </table:table-cell>
          <table:table-cell table:style-name="ce2" table:formula="of:=ABS (([.H62]+[.F62])*(-1)+[.G62]*(-2)+([.H64]+[.F64])+[.G64]*2)" office:value-type="float" office:value="120" calcext:value-type="float">
            <text:p>120</text:p>
          </table:table-cell>
          <table:table-cell table:style-name="ce2" table:formula="of:=ABS (([.I62]+[.G62])*(-1)+[.H62]*(-2)+([.I64]+[.G64])+[.H64]*2)" office:value-type="float" office:value="120" calcext:value-type="float">
            <text:p>120</text:p>
          </table:table-cell>
          <table:table-cell table:style-name="ce2" table:formula="of:=ABS (([.J62]+[.H62])*(-1)+[.I62]*(-2)+([.J64]+[.H64])+[.I64]*2)" office:value-type="float" office:value="120" calcext:value-type="float">
            <text:p>120</text:p>
          </table:table-cell>
          <table:table-cell table:number-columns-repeated="2"/>
          <table:table-cell table:formula="of:=[.O63]+[.AA63]" office:value-type="float" office:value="128" calcext:value-type="float">
            <text:p>128</text:p>
          </table:table-cell>
          <table:table-cell table:formula="of:=[.P63]+[.AB63]" office:value-type="float" office:value="128" calcext:value-type="float">
            <text:p>128</text:p>
          </table:table-cell>
          <table:table-cell table:formula="of:=[.Q63]+[.AC63]" office:value-type="float" office:value="128" calcext:value-type="float">
            <text:p>128</text:p>
          </table:table-cell>
          <table:table-cell table:formula="of:=[.R63]+[.AD63]" office:value-type="float" office:value="128" calcext:value-type="float">
            <text:p>128</text:p>
          </table:table-cell>
          <table:table-cell table:formula="of:=[.S63]+[.AE63]" office:value-type="float" office:value="128" calcext:value-type="float">
            <text:p>128</text:p>
          </table:table-cell>
          <table:table-cell table:formula="of:=[.T63]+[.AF63]" office:value-type="float" office:value="128" calcext:value-type="float">
            <text:p>128</text:p>
          </table:table-cell>
          <table:table-cell table:formula="of:=[.U63]+[.AG63]" office:value-type="float" office:value="128" calcext:value-type="float">
            <text:p>128</text:p>
          </table:table-cell>
          <table:table-cell table:formula="of:=[.V63]+[.AH63]" office:value-type="float" office:value="128" calcext:value-type="float">
            <text:p>128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ABS (([.A65]+[.A63])*(-1)+[.A64]*(-2)+([.C63]+[.C65])+[.C64]*2)" office:value-type="float" office:value="8" calcext:value-type="float">
            <text:p>8</text:p>
          </table:table-cell>
          <table:table-cell table:formula="of:=ABS (([.B65]+[.B63])*(-1)+[.B64]*(-2)+([.D63]+[.D65])+[.D64]*2)" office:value-type="float" office:value="8" calcext:value-type="float">
            <text:p>8</text:p>
          </table:table-cell>
          <table:table-cell table:formula="of:=ABS (([.C65]+[.C63])*(-1)+[.C64]*(-2)+([.E63]+[.E65])+[.E64]*2)" office:value-type="float" office:value="8" calcext:value-type="float">
            <text:p>8</text:p>
          </table:table-cell>
          <table:table-cell table:formula="of:=ABS (([.D65]+[.D63])*(-1)+[.D64]*(-2)+([.F63]+[.F65])+[.F64]*2)" office:value-type="float" office:value="8" calcext:value-type="float">
            <text:p>8</text:p>
          </table:table-cell>
          <table:table-cell table:formula="of:=ABS (([.E65]+[.E63])*(-1)+[.E64]*(-2)+([.G63]+[.G65])+[.G64]*2)" office:value-type="float" office:value="8" calcext:value-type="float">
            <text:p>8</text:p>
          </table:table-cell>
          <table:table-cell table:formula="of:=ABS (([.F65]+[.F63])*(-1)+[.F64]*(-2)+([.H63]+[.H65])+[.H64]*2)" office:value-type="float" office:value="8" calcext:value-type="float">
            <text:p>8</text:p>
          </table:table-cell>
          <table:table-cell table:formula="of:=ABS (([.G65]+[.G63])*(-1)+[.G64]*(-2)+([.I63]+[.I65])+[.I64]*2)" office:value-type="float" office:value="8" calcext:value-type="float">
            <text:p>8</text:p>
          </table:table-cell>
          <table:table-cell table:formula="of:=ABS (([.H65]+[.H63])*(-1)+[.H64]*(-2)+([.J63]+[.J65])+[.J64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63]+[.A63])*(-1)+[.B63]*(-2)+([.C65]+[.A65])+[.B65]*2)" office:value-type="float" office:value="120" calcext:value-type="float">
            <text:p>120</text:p>
          </table:table-cell>
          <table:table-cell table:style-name="ce2" table:formula="of:=ABS (([.D63]+[.B63])*(-1)+[.C63]*(-2)+([.D65]+[.B65])+[.C65]*2)" office:value-type="float" office:value="120" calcext:value-type="float">
            <text:p>120</text:p>
          </table:table-cell>
          <table:table-cell table:style-name="ce2" table:formula="of:=ABS (([.E63]+[.C63])*(-1)+[.D63]*(-2)+([.E65]+[.C65])+[.D65]*2)" office:value-type="float" office:value="120" calcext:value-type="float">
            <text:p>120</text:p>
          </table:table-cell>
          <table:table-cell table:style-name="ce2" table:formula="of:=ABS (([.F63]+[.D63])*(-1)+[.E63]*(-2)+([.F65]+[.D65])+[.E65]*2)" office:value-type="float" office:value="120" calcext:value-type="float">
            <text:p>120</text:p>
          </table:table-cell>
          <table:table-cell table:style-name="ce2" table:formula="of:=ABS (([.G63]+[.E63])*(-1)+[.F63]*(-2)+([.G65]+[.E65])+[.F65]*2)" office:value-type="float" office:value="120" calcext:value-type="float">
            <text:p>120</text:p>
          </table:table-cell>
          <table:table-cell table:style-name="ce2" table:formula="of:=ABS (([.H63]+[.F63])*(-1)+[.G63]*(-2)+([.H65]+[.F65])+[.G65]*2)" office:value-type="float" office:value="120" calcext:value-type="float">
            <text:p>120</text:p>
          </table:table-cell>
          <table:table-cell table:style-name="ce2" table:formula="of:=ABS (([.I63]+[.G63])*(-1)+[.H63]*(-2)+([.I65]+[.G65])+[.H65]*2)" office:value-type="float" office:value="120" calcext:value-type="float">
            <text:p>120</text:p>
          </table:table-cell>
          <table:table-cell table:style-name="ce2" table:formula="of:=ABS (([.J63]+[.H63])*(-1)+[.I63]*(-2)+([.J65]+[.H65])+[.I65]*2)" office:value-type="float" office:value="120" calcext:value-type="float">
            <text:p>120</text:p>
          </table:table-cell>
          <table:table-cell table:number-columns-repeated="2"/>
          <table:table-cell table:formula="of:=[.O64]+[.AA64]" office:value-type="float" office:value="128" calcext:value-type="float">
            <text:p>128</text:p>
          </table:table-cell>
          <table:table-cell table:formula="of:=[.P64]+[.AB64]" office:value-type="float" office:value="128" calcext:value-type="float">
            <text:p>128</text:p>
          </table:table-cell>
          <table:table-cell table:formula="of:=[.Q64]+[.AC64]" office:value-type="float" office:value="128" calcext:value-type="float">
            <text:p>128</text:p>
          </table:table-cell>
          <table:table-cell table:formula="of:=[.R64]+[.AD64]" office:value-type="float" office:value="128" calcext:value-type="float">
            <text:p>128</text:p>
          </table:table-cell>
          <table:table-cell table:formula="of:=[.S64]+[.AE64]" office:value-type="float" office:value="128" calcext:value-type="float">
            <text:p>128</text:p>
          </table:table-cell>
          <table:table-cell table:formula="of:=[.T64]+[.AF64]" office:value-type="float" office:value="128" calcext:value-type="float">
            <text:p>128</text:p>
          </table:table-cell>
          <table:table-cell table:formula="of:=[.U64]+[.AG64]" office:value-type="float" office:value="128" calcext:value-type="float">
            <text:p>128</text:p>
          </table:table-cell>
          <table:table-cell table:formula="of:=[.V64]+[.AH64]" office:value-type="float" office:value="128" calcext:value-type="float">
            <text:p>128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formula="of:=ABS (([.A66]+[.A64])*(-1)+[.A65]*(-2)+([.C64]+[.C66])+[.C65]*2)" office:value-type="float" office:value="8" calcext:value-type="float">
            <text:p>8</text:p>
          </table:table-cell>
          <table:table-cell table:formula="of:=ABS (([.B66]+[.B64])*(-1)+[.B65]*(-2)+([.D64]+[.D66])+[.D65]*2)" office:value-type="float" office:value="8" calcext:value-type="float">
            <text:p>8</text:p>
          </table:table-cell>
          <table:table-cell table:formula="of:=ABS (([.C66]+[.C64])*(-1)+[.C65]*(-2)+([.E64]+[.E66])+[.E65]*2)" office:value-type="float" office:value="8" calcext:value-type="float">
            <text:p>8</text:p>
          </table:table-cell>
          <table:table-cell table:formula="of:=ABS (([.D66]+[.D64])*(-1)+[.D65]*(-2)+([.F64]+[.F66])+[.F65]*2)" office:value-type="float" office:value="8" calcext:value-type="float">
            <text:p>8</text:p>
          </table:table-cell>
          <table:table-cell table:formula="of:=ABS (([.E66]+[.E64])*(-1)+[.E65]*(-2)+([.G64]+[.G66])+[.G65]*2)" office:value-type="float" office:value="8" calcext:value-type="float">
            <text:p>8</text:p>
          </table:table-cell>
          <table:table-cell table:formula="of:=ABS (([.F66]+[.F64])*(-1)+[.F65]*(-2)+([.H64]+[.H66])+[.H65]*2)" office:value-type="float" office:value="8" calcext:value-type="float">
            <text:p>8</text:p>
          </table:table-cell>
          <table:table-cell table:formula="of:=ABS (([.G66]+[.G64])*(-1)+[.G65]*(-2)+([.I64]+[.I66])+[.I65]*2)" office:value-type="float" office:value="8" calcext:value-type="float">
            <text:p>8</text:p>
          </table:table-cell>
          <table:table-cell table:formula="of:=ABS (([.H66]+[.H64])*(-1)+[.H65]*(-2)+([.J64]+[.J66])+[.J65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64]+[.A64])*(-1)+[.B64]*(-2)+([.C66]+[.A66])+[.B66]*2)" office:value-type="float" office:value="80" calcext:value-type="float">
            <text:p>80</text:p>
          </table:table-cell>
          <table:table-cell table:style-name="ce2" table:formula="of:=ABS (([.D64]+[.B64])*(-1)+[.C64]*(-2)+([.D66]+[.B66])+[.C66]*2)" office:value-type="float" office:value="80" calcext:value-type="float">
            <text:p>80</text:p>
          </table:table-cell>
          <table:table-cell table:style-name="ce2" table:formula="of:=ABS (([.E64]+[.C64])*(-1)+[.D64]*(-2)+([.E66]+[.C66])+[.D66]*2)" office:value-type="float" office:value="80" calcext:value-type="float">
            <text:p>80</text:p>
          </table:table-cell>
          <table:table-cell table:style-name="ce2" table:formula="of:=ABS (([.F64]+[.D64])*(-1)+[.E64]*(-2)+([.F66]+[.D66])+[.E66]*2)" office:value-type="float" office:value="80" calcext:value-type="float">
            <text:p>80</text:p>
          </table:table-cell>
          <table:table-cell table:style-name="ce2" table:formula="of:=ABS (([.G64]+[.E64])*(-1)+[.F64]*(-2)+([.G66]+[.E66])+[.F66]*2)" office:value-type="float" office:value="80" calcext:value-type="float">
            <text:p>80</text:p>
          </table:table-cell>
          <table:table-cell table:style-name="ce2" table:formula="of:=ABS (([.H64]+[.F64])*(-1)+[.G64]*(-2)+([.H66]+[.F66])+[.G66]*2)" office:value-type="float" office:value="80" calcext:value-type="float">
            <text:p>80</text:p>
          </table:table-cell>
          <table:table-cell table:style-name="ce2" table:formula="of:=ABS (([.I64]+[.G64])*(-1)+[.H64]*(-2)+([.I66]+[.G66])+[.H66]*2)" office:value-type="float" office:value="80" calcext:value-type="float">
            <text:p>80</text:p>
          </table:table-cell>
          <table:table-cell table:style-name="ce2" table:formula="of:=ABS (([.J64]+[.H64])*(-1)+[.I64]*(-2)+([.J66]+[.H66])+[.I66]*2)" office:value-type="float" office:value="80" calcext:value-type="float">
            <text:p>80</text:p>
          </table:table-cell>
          <table:table-cell table:number-columns-repeated="2"/>
          <table:table-cell table:formula="of:=[.O65]+[.AA65]" office:value-type="float" office:value="88" calcext:value-type="float">
            <text:p>88</text:p>
          </table:table-cell>
          <table:table-cell table:formula="of:=[.P65]+[.AB65]" office:value-type="float" office:value="88" calcext:value-type="float">
            <text:p>88</text:p>
          </table:table-cell>
          <table:table-cell table:formula="of:=[.Q65]+[.AC65]" office:value-type="float" office:value="88" calcext:value-type="float">
            <text:p>88</text:p>
          </table:table-cell>
          <table:table-cell table:formula="of:=[.R65]+[.AD65]" office:value-type="float" office:value="88" calcext:value-type="float">
            <text:p>88</text:p>
          </table:table-cell>
          <table:table-cell table:formula="of:=[.S65]+[.AE65]" office:value-type="float" office:value="88" calcext:value-type="float">
            <text:p>88</text:p>
          </table:table-cell>
          <table:table-cell table:formula="of:=[.T65]+[.AF65]" office:value-type="float" office:value="88" calcext:value-type="float">
            <text:p>88</text:p>
          </table:table-cell>
          <table:table-cell table:formula="of:=[.U65]+[.AG65]" office:value-type="float" office:value="88" calcext:value-type="float">
            <text:p>88</text:p>
          </table:table-cell>
          <table:table-cell table:formula="of:=[.V65]+[.AH65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formula="of:=ABS (([.A67]+[.A65])*(-1)+[.A66]*(-2)+([.C65]+[.C67])+[.C66]*2)" office:value-type="float" office:value="8" calcext:value-type="float">
            <text:p>8</text:p>
          </table:table-cell>
          <table:table-cell table:formula="of:=ABS (([.B67]+[.B65])*(-1)+[.B66]*(-2)+([.D65]+[.D67])+[.D66]*2)" office:value-type="float" office:value="8" calcext:value-type="float">
            <text:p>8</text:p>
          </table:table-cell>
          <table:table-cell table:formula="of:=ABS (([.C67]+[.C65])*(-1)+[.C66]*(-2)+([.E65]+[.E67])+[.E66]*2)" office:value-type="float" office:value="8" calcext:value-type="float">
            <text:p>8</text:p>
          </table:table-cell>
          <table:table-cell table:formula="of:=ABS (([.D67]+[.D65])*(-1)+[.D66]*(-2)+([.F65]+[.F67])+[.F66]*2)" office:value-type="float" office:value="8" calcext:value-type="float">
            <text:p>8</text:p>
          </table:table-cell>
          <table:table-cell table:formula="of:=ABS (([.E67]+[.E65])*(-1)+[.E66]*(-2)+([.G65]+[.G67])+[.G66]*2)" office:value-type="float" office:value="8" calcext:value-type="float">
            <text:p>8</text:p>
          </table:table-cell>
          <table:table-cell table:formula="of:=ABS (([.F67]+[.F65])*(-1)+[.F66]*(-2)+([.H65]+[.H67])+[.H66]*2)" office:value-type="float" office:value="8" calcext:value-type="float">
            <text:p>8</text:p>
          </table:table-cell>
          <table:table-cell table:formula="of:=ABS (([.G67]+[.G65])*(-1)+[.G66]*(-2)+([.I65]+[.I67])+[.I66]*2)" office:value-type="float" office:value="8" calcext:value-type="float">
            <text:p>8</text:p>
          </table:table-cell>
          <table:table-cell table:formula="of:=ABS (([.H67]+[.H65])*(-1)+[.H66]*(-2)+([.J65]+[.J67])+[.J66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65]+[.A65])*(-1)+[.B65]*(-2)+([.C67]+[.A67])+[.B67]*2)" office:value-type="float" office:value="80" calcext:value-type="float">
            <text:p>80</text:p>
          </table:table-cell>
          <table:table-cell table:style-name="ce2" table:formula="of:=ABS (([.D65]+[.B65])*(-1)+[.C65]*(-2)+([.D67]+[.B67])+[.C67]*2)" office:value-type="float" office:value="80" calcext:value-type="float">
            <text:p>80</text:p>
          </table:table-cell>
          <table:table-cell table:style-name="ce2" table:formula="of:=ABS (([.E65]+[.C65])*(-1)+[.D65]*(-2)+([.E67]+[.C67])+[.D67]*2)" office:value-type="float" office:value="80" calcext:value-type="float">
            <text:p>80</text:p>
          </table:table-cell>
          <table:table-cell table:style-name="ce2" table:formula="of:=ABS (([.F65]+[.D65])*(-1)+[.E65]*(-2)+([.F67]+[.D67])+[.E67]*2)" office:value-type="float" office:value="80" calcext:value-type="float">
            <text:p>80</text:p>
          </table:table-cell>
          <table:table-cell table:style-name="ce2" table:formula="of:=ABS (([.G65]+[.E65])*(-1)+[.F65]*(-2)+([.G67]+[.E67])+[.F67]*2)" office:value-type="float" office:value="80" calcext:value-type="float">
            <text:p>80</text:p>
          </table:table-cell>
          <table:table-cell table:style-name="ce2" table:formula="of:=ABS (([.H65]+[.F65])*(-1)+[.G65]*(-2)+([.H67]+[.F67])+[.G67]*2)" office:value-type="float" office:value="80" calcext:value-type="float">
            <text:p>80</text:p>
          </table:table-cell>
          <table:table-cell table:style-name="ce2" table:formula="of:=ABS (([.I65]+[.G65])*(-1)+[.H65]*(-2)+([.I67]+[.G67])+[.H67]*2)" office:value-type="float" office:value="80" calcext:value-type="float">
            <text:p>80</text:p>
          </table:table-cell>
          <table:table-cell table:style-name="ce2" table:formula="of:=ABS (([.J65]+[.H65])*(-1)+[.I65]*(-2)+([.J67]+[.H67])+[.I67]*2)" office:value-type="float" office:value="80" calcext:value-type="float">
            <text:p>80</text:p>
          </table:table-cell>
          <table:table-cell table:number-columns-repeated="2"/>
          <table:table-cell table:formula="of:=[.O66]+[.AA66]" office:value-type="float" office:value="88" calcext:value-type="float">
            <text:p>88</text:p>
          </table:table-cell>
          <table:table-cell table:formula="of:=[.P66]+[.AB66]" office:value-type="float" office:value="88" calcext:value-type="float">
            <text:p>88</text:p>
          </table:table-cell>
          <table:table-cell table:formula="of:=[.Q66]+[.AC66]" office:value-type="float" office:value="88" calcext:value-type="float">
            <text:p>88</text:p>
          </table:table-cell>
          <table:table-cell table:formula="of:=[.R66]+[.AD66]" office:value-type="float" office:value="88" calcext:value-type="float">
            <text:p>88</text:p>
          </table:table-cell>
          <table:table-cell table:formula="of:=[.S66]+[.AE66]" office:value-type="float" office:value="88" calcext:value-type="float">
            <text:p>88</text:p>
          </table:table-cell>
          <table:table-cell table:formula="of:=[.T66]+[.AF66]" office:value-type="float" office:value="88" calcext:value-type="float">
            <text:p>88</text:p>
          </table:table-cell>
          <table:table-cell table:formula="of:=[.U66]+[.AG66]" office:value-type="float" office:value="88" calcext:value-type="float">
            <text:p>88</text:p>
          </table:table-cell>
          <table:table-cell table:formula="of:=[.V66]+[.AH66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formula="of:=ABS (([.A68]+[.A66])*(-1)+[.A67]*(-2)+([.C66]+[.C68])+[.C67]*2)" office:value-type="float" office:value="8" calcext:value-type="float">
            <text:p>8</text:p>
          </table:table-cell>
          <table:table-cell table:formula="of:=ABS (([.B68]+[.B66])*(-1)+[.B67]*(-2)+([.D66]+[.D68])+[.D67]*2)" office:value-type="float" office:value="8" calcext:value-type="float">
            <text:p>8</text:p>
          </table:table-cell>
          <table:table-cell table:formula="of:=ABS (([.C68]+[.C66])*(-1)+[.C67]*(-2)+([.E66]+[.E68])+[.E67]*2)" office:value-type="float" office:value="8" calcext:value-type="float">
            <text:p>8</text:p>
          </table:table-cell>
          <table:table-cell table:formula="of:=ABS (([.D68]+[.D66])*(-1)+[.D67]*(-2)+([.F66]+[.F68])+[.F67]*2)" office:value-type="float" office:value="8" calcext:value-type="float">
            <text:p>8</text:p>
          </table:table-cell>
          <table:table-cell table:formula="of:=ABS (([.E68]+[.E66])*(-1)+[.E67]*(-2)+([.G66]+[.G68])+[.G67]*2)" office:value-type="float" office:value="8" calcext:value-type="float">
            <text:p>8</text:p>
          </table:table-cell>
          <table:table-cell table:formula="of:=ABS (([.F68]+[.F66])*(-1)+[.F67]*(-2)+([.H66]+[.H68])+[.H67]*2)" office:value-type="float" office:value="8" calcext:value-type="float">
            <text:p>8</text:p>
          </table:table-cell>
          <table:table-cell table:formula="of:=ABS (([.G68]+[.G66])*(-1)+[.G67]*(-2)+([.I66]+[.I68])+[.I67]*2)" office:value-type="float" office:value="8" calcext:value-type="float">
            <text:p>8</text:p>
          </table:table-cell>
          <table:table-cell table:formula="of:=ABS (([.H68]+[.H66])*(-1)+[.H67]*(-2)+([.J66]+[.J68])+[.J67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66]+[.A66])*(-1)+[.B66]*(-2)+([.C68]+[.A68])+[.B68]*2)" office:value-type="float" office:value="80" calcext:value-type="float">
            <text:p>80</text:p>
          </table:table-cell>
          <table:table-cell table:style-name="ce2" table:formula="of:=ABS (([.D66]+[.B66])*(-1)+[.C66]*(-2)+([.D68]+[.B68])+[.C68]*2)" office:value-type="float" office:value="80" calcext:value-type="float">
            <text:p>80</text:p>
          </table:table-cell>
          <table:table-cell table:style-name="ce2" table:formula="of:=ABS (([.E66]+[.C66])*(-1)+[.D66]*(-2)+([.E68]+[.C68])+[.D68]*2)" office:value-type="float" office:value="80" calcext:value-type="float">
            <text:p>80</text:p>
          </table:table-cell>
          <table:table-cell table:style-name="ce2" table:formula="of:=ABS (([.F66]+[.D66])*(-1)+[.E66]*(-2)+([.F68]+[.D68])+[.E68]*2)" office:value-type="float" office:value="80" calcext:value-type="float">
            <text:p>80</text:p>
          </table:table-cell>
          <table:table-cell table:style-name="ce2" table:formula="of:=ABS (([.G66]+[.E66])*(-1)+[.F66]*(-2)+([.G68]+[.E68])+[.F68]*2)" office:value-type="float" office:value="80" calcext:value-type="float">
            <text:p>80</text:p>
          </table:table-cell>
          <table:table-cell table:style-name="ce2" table:formula="of:=ABS (([.H66]+[.F66])*(-1)+[.G66]*(-2)+([.H68]+[.F68])+[.G68]*2)" office:value-type="float" office:value="80" calcext:value-type="float">
            <text:p>80</text:p>
          </table:table-cell>
          <table:table-cell table:style-name="ce2" table:formula="of:=ABS (([.I66]+[.G66])*(-1)+[.H66]*(-2)+([.I68]+[.G68])+[.H68]*2)" office:value-type="float" office:value="80" calcext:value-type="float">
            <text:p>80</text:p>
          </table:table-cell>
          <table:table-cell table:style-name="ce2" table:formula="of:=ABS (([.J66]+[.H66])*(-1)+[.I66]*(-2)+([.J68]+[.H68])+[.I68]*2)" office:value-type="float" office:value="80" calcext:value-type="float">
            <text:p>80</text:p>
          </table:table-cell>
          <table:table-cell table:number-columns-repeated="2"/>
          <table:table-cell table:formula="of:=[.O67]+[.AA67]" office:value-type="float" office:value="88" calcext:value-type="float">
            <text:p>88</text:p>
          </table:table-cell>
          <table:table-cell table:formula="of:=[.P67]+[.AB67]" office:value-type="float" office:value="88" calcext:value-type="float">
            <text:p>88</text:p>
          </table:table-cell>
          <table:table-cell table:formula="of:=[.Q67]+[.AC67]" office:value-type="float" office:value="88" calcext:value-type="float">
            <text:p>88</text:p>
          </table:table-cell>
          <table:table-cell table:formula="of:=[.R67]+[.AD67]" office:value-type="float" office:value="88" calcext:value-type="float">
            <text:p>88</text:p>
          </table:table-cell>
          <table:table-cell table:formula="of:=[.S67]+[.AE67]" office:value-type="float" office:value="88" calcext:value-type="float">
            <text:p>88</text:p>
          </table:table-cell>
          <table:table-cell table:formula="of:=[.T67]+[.AF67]" office:value-type="float" office:value="88" calcext:value-type="float">
            <text:p>88</text:p>
          </table:table-cell>
          <table:table-cell table:formula="of:=[.U67]+[.AG67]" office:value-type="float" office:value="88" calcext:value-type="float">
            <text:p>88</text:p>
          </table:table-cell>
          <table:table-cell table:formula="of:=[.V67]+[.AH67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formula="of:=ABS (([.A69]+[.A67])*(-1)+[.A68]*(-2)+([.C67]+[.C69])+[.C68]*2)" office:value-type="float" office:value="8" calcext:value-type="float">
            <text:p>8</text:p>
          </table:table-cell>
          <table:table-cell table:formula="of:=ABS (([.B69]+[.B67])*(-1)+[.B68]*(-2)+([.D67]+[.D69])+[.D68]*2)" office:value-type="float" office:value="8" calcext:value-type="float">
            <text:p>8</text:p>
          </table:table-cell>
          <table:table-cell table:formula="of:=ABS (([.C69]+[.C67])*(-1)+[.C68]*(-2)+([.E67]+[.E69])+[.E68]*2)" office:value-type="float" office:value="8" calcext:value-type="float">
            <text:p>8</text:p>
          </table:table-cell>
          <table:table-cell table:formula="of:=ABS (([.D69]+[.D67])*(-1)+[.D68]*(-2)+([.F67]+[.F69])+[.F68]*2)" office:value-type="float" office:value="8" calcext:value-type="float">
            <text:p>8</text:p>
          </table:table-cell>
          <table:table-cell table:formula="of:=ABS (([.E69]+[.E67])*(-1)+[.E68]*(-2)+([.G67]+[.G69])+[.G68]*2)" office:value-type="float" office:value="8" calcext:value-type="float">
            <text:p>8</text:p>
          </table:table-cell>
          <table:table-cell table:formula="of:=ABS (([.F69]+[.F67])*(-1)+[.F68]*(-2)+([.H67]+[.H69])+[.H68]*2)" office:value-type="float" office:value="8" calcext:value-type="float">
            <text:p>8</text:p>
          </table:table-cell>
          <table:table-cell table:formula="of:=ABS (([.G69]+[.G67])*(-1)+[.G68]*(-2)+([.I67]+[.I69])+[.I68]*2)" office:value-type="float" office:value="8" calcext:value-type="float">
            <text:p>8</text:p>
          </table:table-cell>
          <table:table-cell table:formula="of:=ABS (([.H69]+[.H67])*(-1)+[.H68]*(-2)+([.J67]+[.J69])+[.J68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67]+[.A67])*(-1)+[.B67]*(-2)+([.C69]+[.A69])+[.B69]*2)" office:value-type="float" office:value="120" calcext:value-type="float">
            <text:p>120</text:p>
          </table:table-cell>
          <table:table-cell table:style-name="ce2" table:formula="of:=ABS (([.D67]+[.B67])*(-1)+[.C67]*(-2)+([.D69]+[.B69])+[.C69]*2)" office:value-type="float" office:value="120" calcext:value-type="float">
            <text:p>120</text:p>
          </table:table-cell>
          <table:table-cell table:style-name="ce2" table:formula="of:=ABS (([.E67]+[.C67])*(-1)+[.D67]*(-2)+([.E69]+[.C69])+[.D69]*2)" office:value-type="float" office:value="120" calcext:value-type="float">
            <text:p>120</text:p>
          </table:table-cell>
          <table:table-cell table:style-name="ce2" table:formula="of:=ABS (([.F67]+[.D67])*(-1)+[.E67]*(-2)+([.F69]+[.D69])+[.E69]*2)" office:value-type="float" office:value="120" calcext:value-type="float">
            <text:p>120</text:p>
          </table:table-cell>
          <table:table-cell table:style-name="ce2" table:formula="of:=ABS (([.G67]+[.E67])*(-1)+[.F67]*(-2)+([.G69]+[.E69])+[.F69]*2)" office:value-type="float" office:value="120" calcext:value-type="float">
            <text:p>120</text:p>
          </table:table-cell>
          <table:table-cell table:style-name="ce2" table:formula="of:=ABS (([.H67]+[.F67])*(-1)+[.G67]*(-2)+([.H69]+[.F69])+[.G69]*2)" office:value-type="float" office:value="120" calcext:value-type="float">
            <text:p>120</text:p>
          </table:table-cell>
          <table:table-cell table:style-name="ce2" table:formula="of:=ABS (([.I67]+[.G67])*(-1)+[.H67]*(-2)+([.I69]+[.G69])+[.H69]*2)" office:value-type="float" office:value="120" calcext:value-type="float">
            <text:p>120</text:p>
          </table:table-cell>
          <table:table-cell table:style-name="ce2" table:formula="of:=ABS (([.J67]+[.H67])*(-1)+[.I67]*(-2)+([.J69]+[.H69])+[.I69]*2)" office:value-type="float" office:value="120" calcext:value-type="float">
            <text:p>120</text:p>
          </table:table-cell>
          <table:table-cell table:number-columns-repeated="2"/>
          <table:table-cell table:formula="of:=[.O68]+[.AA68]" office:value-type="float" office:value="128" calcext:value-type="float">
            <text:p>128</text:p>
          </table:table-cell>
          <table:table-cell table:formula="of:=[.P68]+[.AB68]" office:value-type="float" office:value="128" calcext:value-type="float">
            <text:p>128</text:p>
          </table:table-cell>
          <table:table-cell table:formula="of:=[.Q68]+[.AC68]" office:value-type="float" office:value="128" calcext:value-type="float">
            <text:p>128</text:p>
          </table:table-cell>
          <table:table-cell table:formula="of:=[.R68]+[.AD68]" office:value-type="float" office:value="128" calcext:value-type="float">
            <text:p>128</text:p>
          </table:table-cell>
          <table:table-cell table:formula="of:=[.S68]+[.AE68]" office:value-type="float" office:value="128" calcext:value-type="float">
            <text:p>128</text:p>
          </table:table-cell>
          <table:table-cell table:formula="of:=[.T68]+[.AF68]" office:value-type="float" office:value="128" calcext:value-type="float">
            <text:p>128</text:p>
          </table:table-cell>
          <table:table-cell table:formula="of:=[.U68]+[.AG68]" office:value-type="float" office:value="128" calcext:value-type="float">
            <text:p>128</text:p>
          </table:table-cell>
          <table:table-cell table:formula="of:=[.V68]+[.AH68]" office:value-type="float" office:value="128" calcext:value-type="float">
            <text:p>128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ABS (([.A70]+[.A68])*(-1)+[.A69]*(-2)+([.C68]+[.C70])+[.C69]*2)" office:value-type="float" office:value="8" calcext:value-type="float">
            <text:p>8</text:p>
          </table:table-cell>
          <table:table-cell table:formula="of:=ABS (([.B70]+[.B68])*(-1)+[.B69]*(-2)+([.D68]+[.D70])+[.D69]*2)" office:value-type="float" office:value="8" calcext:value-type="float">
            <text:p>8</text:p>
          </table:table-cell>
          <table:table-cell table:formula="of:=ABS (([.C70]+[.C68])*(-1)+[.C69]*(-2)+([.E68]+[.E70])+[.E69]*2)" office:value-type="float" office:value="8" calcext:value-type="float">
            <text:p>8</text:p>
          </table:table-cell>
          <table:table-cell table:formula="of:=ABS (([.D70]+[.D68])*(-1)+[.D69]*(-2)+([.F68]+[.F70])+[.F69]*2)" office:value-type="float" office:value="8" calcext:value-type="float">
            <text:p>8</text:p>
          </table:table-cell>
          <table:table-cell table:formula="of:=ABS (([.E70]+[.E68])*(-1)+[.E69]*(-2)+([.G68]+[.G70])+[.G69]*2)" office:value-type="float" office:value="8" calcext:value-type="float">
            <text:p>8</text:p>
          </table:table-cell>
          <table:table-cell table:formula="of:=ABS (([.F70]+[.F68])*(-1)+[.F69]*(-2)+([.H68]+[.H70])+[.H69]*2)" office:value-type="float" office:value="8" calcext:value-type="float">
            <text:p>8</text:p>
          </table:table-cell>
          <table:table-cell table:formula="of:=ABS (([.G70]+[.G68])*(-1)+[.G69]*(-2)+([.I68]+[.I70])+[.I69]*2)" office:value-type="float" office:value="8" calcext:value-type="float">
            <text:p>8</text:p>
          </table:table-cell>
          <table:table-cell table:formula="of:=ABS (([.H70]+[.H68])*(-1)+[.H69]*(-2)+([.J68]+[.J70])+[.J69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68]+[.A68])*(-1)+[.B68]*(-2)+([.C70]+[.A70])+[.B70]*2)" office:value-type="float" office:value="120" calcext:value-type="float">
            <text:p>120</text:p>
          </table:table-cell>
          <table:table-cell table:style-name="ce2" table:formula="of:=ABS (([.D68]+[.B68])*(-1)+[.C68]*(-2)+([.D70]+[.B70])+[.C70]*2)" office:value-type="float" office:value="120" calcext:value-type="float">
            <text:p>120</text:p>
          </table:table-cell>
          <table:table-cell table:style-name="ce2" table:formula="of:=ABS (([.E68]+[.C68])*(-1)+[.D68]*(-2)+([.E70]+[.C70])+[.D70]*2)" office:value-type="float" office:value="120" calcext:value-type="float">
            <text:p>120</text:p>
          </table:table-cell>
          <table:table-cell table:style-name="ce2" table:formula="of:=ABS (([.F68]+[.D68])*(-1)+[.E68]*(-2)+([.F70]+[.D70])+[.E70]*2)" office:value-type="float" office:value="120" calcext:value-type="float">
            <text:p>120</text:p>
          </table:table-cell>
          <table:table-cell table:style-name="ce2" table:formula="of:=ABS (([.G68]+[.E68])*(-1)+[.F68]*(-2)+([.G70]+[.E70])+[.F70]*2)" office:value-type="float" office:value="120" calcext:value-type="float">
            <text:p>120</text:p>
          </table:table-cell>
          <table:table-cell table:style-name="ce2" table:formula="of:=ABS (([.H68]+[.F68])*(-1)+[.G68]*(-2)+([.H70]+[.F70])+[.G70]*2)" office:value-type="float" office:value="120" calcext:value-type="float">
            <text:p>120</text:p>
          </table:table-cell>
          <table:table-cell table:style-name="ce2" table:formula="of:=ABS (([.I68]+[.G68])*(-1)+[.H68]*(-2)+([.I70]+[.G70])+[.H70]*2)" office:value-type="float" office:value="120" calcext:value-type="float">
            <text:p>120</text:p>
          </table:table-cell>
          <table:table-cell table:style-name="ce2" table:formula="of:=ABS (([.J68]+[.H68])*(-1)+[.I68]*(-2)+([.J70]+[.H70])+[.I70]*2)" office:value-type="float" office:value="120" calcext:value-type="float">
            <text:p>120</text:p>
          </table:table-cell>
          <table:table-cell table:number-columns-repeated="2"/>
          <table:table-cell table:formula="of:=[.O69]+[.AA69]" office:value-type="float" office:value="128" calcext:value-type="float">
            <text:p>128</text:p>
          </table:table-cell>
          <table:table-cell table:formula="of:=[.P69]+[.AB69]" office:value-type="float" office:value="128" calcext:value-type="float">
            <text:p>128</text:p>
          </table:table-cell>
          <table:table-cell table:formula="of:=[.Q69]+[.AC69]" office:value-type="float" office:value="128" calcext:value-type="float">
            <text:p>128</text:p>
          </table:table-cell>
          <table:table-cell table:formula="of:=[.R69]+[.AD69]" office:value-type="float" office:value="128" calcext:value-type="float">
            <text:p>128</text:p>
          </table:table-cell>
          <table:table-cell table:formula="of:=[.S69]+[.AE69]" office:value-type="float" office:value="128" calcext:value-type="float">
            <text:p>128</text:p>
          </table:table-cell>
          <table:table-cell table:formula="of:=[.T69]+[.AF69]" office:value-type="float" office:value="128" calcext:value-type="float">
            <text:p>128</text:p>
          </table:table-cell>
          <table:table-cell table:formula="of:=[.U69]+[.AG69]" office:value-type="float" office:value="128" calcext:value-type="float">
            <text:p>128</text:p>
          </table:table-cell>
          <table:table-cell table:formula="of:=[.V69]+[.AH69]" office:value-type="float" office:value="128" calcext:value-type="float">
            <text:p>128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formula="of:=ABS (([.A71]+[.A69])*(-1)+[.A70]*(-2)+([.C69]+[.C71])+[.C70]*2)" office:value-type="float" office:value="8" calcext:value-type="float">
            <text:p>8</text:p>
          </table:table-cell>
          <table:table-cell table:formula="of:=ABS (([.B71]+[.B69])*(-1)+[.B70]*(-2)+([.D69]+[.D71])+[.D70]*2)" office:value-type="float" office:value="8" calcext:value-type="float">
            <text:p>8</text:p>
          </table:table-cell>
          <table:table-cell table:formula="of:=ABS (([.C71]+[.C69])*(-1)+[.C70]*(-2)+([.E69]+[.E71])+[.E70]*2)" office:value-type="float" office:value="8" calcext:value-type="float">
            <text:p>8</text:p>
          </table:table-cell>
          <table:table-cell table:formula="of:=ABS (([.D71]+[.D69])*(-1)+[.D70]*(-2)+([.F69]+[.F71])+[.F70]*2)" office:value-type="float" office:value="8" calcext:value-type="float">
            <text:p>8</text:p>
          </table:table-cell>
          <table:table-cell table:formula="of:=ABS (([.E71]+[.E69])*(-1)+[.E70]*(-2)+([.G69]+[.G71])+[.G70]*2)" office:value-type="float" office:value="8" calcext:value-type="float">
            <text:p>8</text:p>
          </table:table-cell>
          <table:table-cell table:formula="of:=ABS (([.F71]+[.F69])*(-1)+[.F70]*(-2)+([.H69]+[.H71])+[.H70]*2)" office:value-type="float" office:value="8" calcext:value-type="float">
            <text:p>8</text:p>
          </table:table-cell>
          <table:table-cell table:formula="of:=ABS (([.G71]+[.G69])*(-1)+[.G70]*(-2)+([.I69]+[.I71])+[.I70]*2)" office:value-type="float" office:value="8" calcext:value-type="float">
            <text:p>8</text:p>
          </table:table-cell>
          <table:table-cell table:formula="of:=ABS (([.H71]+[.H69])*(-1)+[.H70]*(-2)+([.J69]+[.J71])+[.J70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69]+[.A69])*(-1)+[.B69]*(-2)+([.C71]+[.A71])+[.B71]*2)" office:value-type="float" office:value="80" calcext:value-type="float">
            <text:p>80</text:p>
          </table:table-cell>
          <table:table-cell table:style-name="ce2" table:formula="of:=ABS (([.D69]+[.B69])*(-1)+[.C69]*(-2)+([.D71]+[.B71])+[.C71]*2)" office:value-type="float" office:value="80" calcext:value-type="float">
            <text:p>80</text:p>
          </table:table-cell>
          <table:table-cell table:style-name="ce2" table:formula="of:=ABS (([.E69]+[.C69])*(-1)+[.D69]*(-2)+([.E71]+[.C71])+[.D71]*2)" office:value-type="float" office:value="80" calcext:value-type="float">
            <text:p>80</text:p>
          </table:table-cell>
          <table:table-cell table:style-name="ce2" table:formula="of:=ABS (([.F69]+[.D69])*(-1)+[.E69]*(-2)+([.F71]+[.D71])+[.E71]*2)" office:value-type="float" office:value="80" calcext:value-type="float">
            <text:p>80</text:p>
          </table:table-cell>
          <table:table-cell table:style-name="ce2" table:formula="of:=ABS (([.G69]+[.E69])*(-1)+[.F69]*(-2)+([.G71]+[.E71])+[.F71]*2)" office:value-type="float" office:value="80" calcext:value-type="float">
            <text:p>80</text:p>
          </table:table-cell>
          <table:table-cell table:style-name="ce2" table:formula="of:=ABS (([.H69]+[.F69])*(-1)+[.G69]*(-2)+([.H71]+[.F71])+[.G71]*2)" office:value-type="float" office:value="80" calcext:value-type="float">
            <text:p>80</text:p>
          </table:table-cell>
          <table:table-cell table:style-name="ce2" table:formula="of:=ABS (([.I69]+[.G69])*(-1)+[.H69]*(-2)+([.I71]+[.G71])+[.H71]*2)" office:value-type="float" office:value="80" calcext:value-type="float">
            <text:p>80</text:p>
          </table:table-cell>
          <table:table-cell table:style-name="ce2" table:formula="of:=ABS (([.J69]+[.H69])*(-1)+[.I69]*(-2)+([.J71]+[.H71])+[.I71]*2)" office:value-type="float" office:value="80" calcext:value-type="float">
            <text:p>80</text:p>
          </table:table-cell>
          <table:table-cell table:number-columns-repeated="2"/>
          <table:table-cell table:formula="of:=[.O70]+[.AA70]" office:value-type="float" office:value="88" calcext:value-type="float">
            <text:p>88</text:p>
          </table:table-cell>
          <table:table-cell table:formula="of:=[.P70]+[.AB70]" office:value-type="float" office:value="88" calcext:value-type="float">
            <text:p>88</text:p>
          </table:table-cell>
          <table:table-cell table:formula="of:=[.Q70]+[.AC70]" office:value-type="float" office:value="88" calcext:value-type="float">
            <text:p>88</text:p>
          </table:table-cell>
          <table:table-cell table:formula="of:=[.R70]+[.AD70]" office:value-type="float" office:value="88" calcext:value-type="float">
            <text:p>88</text:p>
          </table:table-cell>
          <table:table-cell table:formula="of:=[.S70]+[.AE70]" office:value-type="float" office:value="88" calcext:value-type="float">
            <text:p>88</text:p>
          </table:table-cell>
          <table:table-cell table:formula="of:=[.T70]+[.AF70]" office:value-type="float" office:value="88" calcext:value-type="float">
            <text:p>88</text:p>
          </table:table-cell>
          <table:table-cell table:formula="of:=[.U70]+[.AG70]" office:value-type="float" office:value="88" calcext:value-type="float">
            <text:p>88</text:p>
          </table:table-cell>
          <table:table-cell table:formula="of:=[.V70]+[.AH70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formula="of:=ABS (([.A72]+[.A70])*(-1)+[.A71]*(-2)+([.C70]+[.C72])+[.C71]*2)" office:value-type="float" office:value="8" calcext:value-type="float">
            <text:p>8</text:p>
          </table:table-cell>
          <table:table-cell table:formula="of:=ABS (([.B72]+[.B70])*(-1)+[.B71]*(-2)+([.D70]+[.D72])+[.D71]*2)" office:value-type="float" office:value="8" calcext:value-type="float">
            <text:p>8</text:p>
          </table:table-cell>
          <table:table-cell table:formula="of:=ABS (([.C72]+[.C70])*(-1)+[.C71]*(-2)+([.E70]+[.E72])+[.E71]*2)" office:value-type="float" office:value="8" calcext:value-type="float">
            <text:p>8</text:p>
          </table:table-cell>
          <table:table-cell table:formula="of:=ABS (([.D72]+[.D70])*(-1)+[.D71]*(-2)+([.F70]+[.F72])+[.F71]*2)" office:value-type="float" office:value="8" calcext:value-type="float">
            <text:p>8</text:p>
          </table:table-cell>
          <table:table-cell table:formula="of:=ABS (([.E72]+[.E70])*(-1)+[.E71]*(-2)+([.G70]+[.G72])+[.G71]*2)" office:value-type="float" office:value="8" calcext:value-type="float">
            <text:p>8</text:p>
          </table:table-cell>
          <table:table-cell table:formula="of:=ABS (([.F72]+[.F70])*(-1)+[.F71]*(-2)+([.H70]+[.H72])+[.H71]*2)" office:value-type="float" office:value="8" calcext:value-type="float">
            <text:p>8</text:p>
          </table:table-cell>
          <table:table-cell table:formula="of:=ABS (([.G72]+[.G70])*(-1)+[.G71]*(-2)+([.I70]+[.I72])+[.I71]*2)" office:value-type="float" office:value="8" calcext:value-type="float">
            <text:p>8</text:p>
          </table:table-cell>
          <table:table-cell table:formula="of:=ABS (([.H72]+[.H70])*(-1)+[.H71]*(-2)+([.J70]+[.J72])+[.J71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70]+[.A70])*(-1)+[.B70]*(-2)+([.C72]+[.A72])+[.B72]*2)" office:value-type="float" office:value="80" calcext:value-type="float">
            <text:p>80</text:p>
          </table:table-cell>
          <table:table-cell table:style-name="ce2" table:formula="of:=ABS (([.D70]+[.B70])*(-1)+[.C70]*(-2)+([.D72]+[.B72])+[.C72]*2)" office:value-type="float" office:value="80" calcext:value-type="float">
            <text:p>80</text:p>
          </table:table-cell>
          <table:table-cell table:style-name="ce2" table:formula="of:=ABS (([.E70]+[.C70])*(-1)+[.D70]*(-2)+([.E72]+[.C72])+[.D72]*2)" office:value-type="float" office:value="80" calcext:value-type="float">
            <text:p>80</text:p>
          </table:table-cell>
          <table:table-cell table:style-name="ce2" table:formula="of:=ABS (([.F70]+[.D70])*(-1)+[.E70]*(-2)+([.F72]+[.D72])+[.E72]*2)" office:value-type="float" office:value="80" calcext:value-type="float">
            <text:p>80</text:p>
          </table:table-cell>
          <table:table-cell table:style-name="ce2" table:formula="of:=ABS (([.G70]+[.E70])*(-1)+[.F70]*(-2)+([.G72]+[.E72])+[.F72]*2)" office:value-type="float" office:value="80" calcext:value-type="float">
            <text:p>80</text:p>
          </table:table-cell>
          <table:table-cell table:style-name="ce2" table:formula="of:=ABS (([.H70]+[.F70])*(-1)+[.G70]*(-2)+([.H72]+[.F72])+[.G72]*2)" office:value-type="float" office:value="80" calcext:value-type="float">
            <text:p>80</text:p>
          </table:table-cell>
          <table:table-cell table:style-name="ce2" table:formula="of:=ABS (([.I70]+[.G70])*(-1)+[.H70]*(-2)+([.I72]+[.G72])+[.H72]*2)" office:value-type="float" office:value="80" calcext:value-type="float">
            <text:p>80</text:p>
          </table:table-cell>
          <table:table-cell table:style-name="ce2" table:formula="of:=ABS (([.J70]+[.H70])*(-1)+[.I70]*(-2)+([.J72]+[.H72])+[.I72]*2)" office:value-type="float" office:value="80" calcext:value-type="float">
            <text:p>80</text:p>
          </table:table-cell>
          <table:table-cell table:number-columns-repeated="2"/>
          <table:table-cell table:formula="of:=[.O71]+[.AA71]" office:value-type="float" office:value="88" calcext:value-type="float">
            <text:p>88</text:p>
          </table:table-cell>
          <table:table-cell table:formula="of:=[.P71]+[.AB71]" office:value-type="float" office:value="88" calcext:value-type="float">
            <text:p>88</text:p>
          </table:table-cell>
          <table:table-cell table:formula="of:=[.Q71]+[.AC71]" office:value-type="float" office:value="88" calcext:value-type="float">
            <text:p>88</text:p>
          </table:table-cell>
          <table:table-cell table:formula="of:=[.R71]+[.AD71]" office:value-type="float" office:value="88" calcext:value-type="float">
            <text:p>88</text:p>
          </table:table-cell>
          <table:table-cell table:formula="of:=[.S71]+[.AE71]" office:value-type="float" office:value="88" calcext:value-type="float">
            <text:p>88</text:p>
          </table:table-cell>
          <table:table-cell table:formula="of:=[.T71]+[.AF71]" office:value-type="float" office:value="88" calcext:value-type="float">
            <text:p>88</text:p>
          </table:table-cell>
          <table:table-cell table:formula="of:=[.U71]+[.AG71]" office:value-type="float" office:value="88" calcext:value-type="float">
            <text:p>88</text:p>
          </table:table-cell>
          <table:table-cell table:formula="of:=[.V71]+[.AH71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formula="of:=ABS (([.A73]+[.A71])*(-1)+[.A72]*(-2)+([.C71]+[.C73])+[.C72]*2)" office:value-type="float" office:value="8" calcext:value-type="float">
            <text:p>8</text:p>
          </table:table-cell>
          <table:table-cell table:formula="of:=ABS (([.B73]+[.B71])*(-1)+[.B72]*(-2)+([.D71]+[.D73])+[.D72]*2)" office:value-type="float" office:value="8" calcext:value-type="float">
            <text:p>8</text:p>
          </table:table-cell>
          <table:table-cell table:formula="of:=ABS (([.C73]+[.C71])*(-1)+[.C72]*(-2)+([.E71]+[.E73])+[.E72]*2)" office:value-type="float" office:value="8" calcext:value-type="float">
            <text:p>8</text:p>
          </table:table-cell>
          <table:table-cell table:formula="of:=ABS (([.D73]+[.D71])*(-1)+[.D72]*(-2)+([.F71]+[.F73])+[.F72]*2)" office:value-type="float" office:value="8" calcext:value-type="float">
            <text:p>8</text:p>
          </table:table-cell>
          <table:table-cell table:formula="of:=ABS (([.E73]+[.E71])*(-1)+[.E72]*(-2)+([.G71]+[.G73])+[.G72]*2)" office:value-type="float" office:value="8" calcext:value-type="float">
            <text:p>8</text:p>
          </table:table-cell>
          <table:table-cell table:formula="of:=ABS (([.F73]+[.F71])*(-1)+[.F72]*(-2)+([.H71]+[.H73])+[.H72]*2)" office:value-type="float" office:value="8" calcext:value-type="float">
            <text:p>8</text:p>
          </table:table-cell>
          <table:table-cell table:formula="of:=ABS (([.G73]+[.G71])*(-1)+[.G72]*(-2)+([.I71]+[.I73])+[.I72]*2)" office:value-type="float" office:value="8" calcext:value-type="float">
            <text:p>8</text:p>
          </table:table-cell>
          <table:table-cell table:formula="of:=ABS (([.H73]+[.H71])*(-1)+[.H72]*(-2)+([.J71]+[.J73])+[.J72]*2)" office:value-type="float" office:value="8" calcext:value-type="float">
            <text:p>8</text:p>
          </table:table-cell>
          <table:table-cell table:number-columns-repeated="4"/>
          <table:table-cell table:style-name="ce2" table:formula="of:=ABS (([.C71]+[.A71])*(-1)+[.B71]*(-2)+([.C73]+[.A73])+[.B73]*2)" office:value-type="float" office:value="80" calcext:value-type="float">
            <text:p>80</text:p>
          </table:table-cell>
          <table:table-cell table:style-name="ce2" table:formula="of:=ABS (([.D71]+[.B71])*(-1)+[.C71]*(-2)+([.D73]+[.B73])+[.C73]*2)" office:value-type="float" office:value="80" calcext:value-type="float">
            <text:p>80</text:p>
          </table:table-cell>
          <table:table-cell table:style-name="ce2" table:formula="of:=ABS (([.E71]+[.C71])*(-1)+[.D71]*(-2)+([.E73]+[.C73])+[.D73]*2)" office:value-type="float" office:value="80" calcext:value-type="float">
            <text:p>80</text:p>
          </table:table-cell>
          <table:table-cell table:style-name="ce2" table:formula="of:=ABS (([.F71]+[.D71])*(-1)+[.E71]*(-2)+([.F73]+[.D73])+[.E73]*2)" office:value-type="float" office:value="80" calcext:value-type="float">
            <text:p>80</text:p>
          </table:table-cell>
          <table:table-cell table:style-name="ce2" table:formula="of:=ABS (([.G71]+[.E71])*(-1)+[.F71]*(-2)+([.G73]+[.E73])+[.F73]*2)" office:value-type="float" office:value="80" calcext:value-type="float">
            <text:p>80</text:p>
          </table:table-cell>
          <table:table-cell table:style-name="ce2" table:formula="of:=ABS (([.H71]+[.F71])*(-1)+[.G71]*(-2)+([.H73]+[.F73])+[.G73]*2)" office:value-type="float" office:value="80" calcext:value-type="float">
            <text:p>80</text:p>
          </table:table-cell>
          <table:table-cell table:style-name="ce2" table:formula="of:=ABS (([.I71]+[.G71])*(-1)+[.H71]*(-2)+([.I73]+[.G73])+[.H73]*2)" office:value-type="float" office:value="80" calcext:value-type="float">
            <text:p>80</text:p>
          </table:table-cell>
          <table:table-cell table:style-name="ce2" table:formula="of:=ABS (([.J71]+[.H71])*(-1)+[.I71]*(-2)+([.J73]+[.H73])+[.I73]*2)" office:value-type="float" office:value="80" calcext:value-type="float">
            <text:p>80</text:p>
          </table:table-cell>
          <table:table-cell table:number-columns-repeated="2"/>
          <table:table-cell table:formula="of:=[.O72]+[.AA72]" office:value-type="float" office:value="88" calcext:value-type="float">
            <text:p>88</text:p>
          </table:table-cell>
          <table:table-cell table:formula="of:=[.P72]+[.AB72]" office:value-type="float" office:value="88" calcext:value-type="float">
            <text:p>88</text:p>
          </table:table-cell>
          <table:table-cell table:formula="of:=[.Q72]+[.AC72]" office:value-type="float" office:value="88" calcext:value-type="float">
            <text:p>88</text:p>
          </table:table-cell>
          <table:table-cell table:formula="of:=[.R72]+[.AD72]" office:value-type="float" office:value="88" calcext:value-type="float">
            <text:p>88</text:p>
          </table:table-cell>
          <table:table-cell table:formula="of:=[.S72]+[.AE72]" office:value-type="float" office:value="88" calcext:value-type="float">
            <text:p>88</text:p>
          </table:table-cell>
          <table:table-cell table:formula="of:=[.T72]+[.AF72]" office:value-type="float" office:value="88" calcext:value-type="float">
            <text:p>88</text:p>
          </table:table-cell>
          <table:table-cell table:formula="of:=[.U72]+[.AG72]" office:value-type="float" office:value="88" calcext:value-type="float">
            <text:p>88</text:p>
          </table:table-cell>
          <table:table-cell table:formula="of:=[.V72]+[.AH72]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12:18:08.5136613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7:49:39.514156988</meta:creation-date>
    <dc:date>2019-06-19T17:02:13.562609670</dc:date>
    <meta:editing-duration>PT3H37M44S</meta:editing-duration>
    <meta:editing-cycles>5</meta:editing-cycles>
    <meta:generator>LibreOffice/5.1.6.2$Linux_X86_64 LibreOffice_project/10m0$Build-2</meta:generator>
    <meta:document-statistic meta:table-count="2" meta:cell-count="2605" meta:object-count="0"/>
  </office:meta>
</office:document-meta>
</file>